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Pictures/100000010000002B0000002F96F67F8A7B8D38E0.png" manifest:media-type="image/png"/>
  <manifest:file-entry manifest:full-path="Pictures/100000010000002B0000002F0D19B1CA3E5FF515.png" manifest:media-type="image/png"/>
  <manifest:file-entry manifest:full-path="Pictures/100000010000002B0000002F1C05E8548E1117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Chancery" svg:font-family="'Apple Chancery'" style:font-adornments="Gra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Bitstream Vera Sans" svg:font-family="'Bitstream Vera Sans'" style:font-adornments="Roman" style:font-family-generic="swis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1" svg:font-family="'Bitstream Vera Sans'"/>
    <style:font-face style:name="Bitstream Vera Sans2" svg:font-family="'Bitstream Vera Sans'" style:font-adornments="Roman"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Bold Oblique" style:font-family-generic="swiss"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adornments="Oblique" style:font-pitch="variable" style:font-charset="x-symbol"/>
    <style:font-face style:name="OpenSymbol3" svg:font-family="OpenSymbol" style:font-pitch="variable" style:font-charset="x-symbol"/>
    <style:font-face style:name="OpenSymbol4" svg:font-family="OpenSymbol" style:font-adornments="Normal" style:font-pitch="variable" style:font-charset="x-symbol"/>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family-generic="system" style:font-pitch="variable"/>
    <style:font-face style:name="Tahoma1" svg:font-family="Tahoma" style:font-pitch="variable"/>
    <style:font-face style:name="Tahoma2" svg:font-family="Tahoma"/>
    <style:font-face style:name="Times New Roman" svg:font-family="'Times New Roman'" style:font-family-generic="roman" style:font-pitch="variable"/>
    <style:font-face style:name="Times New Roman1" svg:font-family="'Times New Roman'" style:font-pitch="variable" style:font-charset="x-symbol"/>
    <style:font-face style:name="Times New Roman2" svg:font-family="'Times New Roman'" style:font-family-generic="modern" style:font-pitch="variable"/>
    <style:font-face style:name="Times New Roman3" svg:font-family="'Times New Roman'" style:font-family-generic="swiss" style:font-pitch="variable"/>
    <style:font-face style:name="Times New Roman4" svg:font-family="'Times New Roman'" style:font-family-generic="roman" style:font-pitch="variable" style:font-charset="x-symbol"/>
    <style:font-face style:name="Times New Roman5" svg:font-family="'Times New Roman'" style:font-pitch="variable"/>
    <style:font-face style:name="Times New Roman6" svg:font-family="'Times New Roman'" style:font-family-generic="roman"/>
    <style:font-face style:name="Times New Roman7" svg:font-family="'Times New Roman'" style:font-adornments="Italique" style:font-family-generic="roman" style:font-pitch="variable"/>
    <style:font-face style:name="Verdana" svg:font-family="Verdana" style:font-adornments="Oblique" style:font-family-generic="swiss"/>
  </office:font-face-decls>
  <office:automatic-styles>
    <style:style style:name="P1" style:family="paragraph" style:parent-style-name="Standard">
      <style:text-properties fo:font-size="2pt" style:font-size-asian="2pt" style:font-size-complex="2pt"/>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1"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6"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master-page-name="">
      <style:paragraph-properties fo:margin-top="0cm" fo:margin-bottom="0cm" style:contextual-spacing="false" style:page-number="auto" fo:break-before="auto" fo:break-after="auto"/>
      <style:text-properties style:font-name="Bitstream Vera Sans4" fo:font-size="10pt" officeooo:paragraph-rsid="0052b52b" style:font-size-asian="10pt" style:font-size-complex="10pt"/>
    </style:style>
    <style:style style:name="P20" style:family="paragraph" style:parent-style-name="Frame_20_contents">
      <style:paragraph-properties fo:margin-top="0cm" fo:margin-bottom="0.101cm" style:contextual-spacing="false" fo:line-height="0.43cm"/>
      <style:text-properties style:font-name="Bitstream Vera Sans4" fo:font-size="10pt" officeooo:paragraph-rsid="0069072c" style:font-size-asian="10pt" style:font-size-complex="10pt"/>
    </style:style>
    <style:style style:name="P21" style:family="paragraph" style:parent-style-name="Frame_20_contents" style:master-page-name="">
      <loext:graphic-properties draw:fill="none"/>
      <style:paragraph-properties fo:margin-left="0.349cm" fo:margin-right="0cm" fo:margin-top="0cm" fo:margin-bottom="0.212cm" style:contextual-spacing="false" fo:line-height="0.43cm" fo:text-indent="0cm" style:auto-text-indent="false" style:page-number="auto" fo:background-color="transparent"/>
      <style:text-properties style:font-name="Bitstream Vera Sans4" fo:font-size="10pt" officeooo:paragraph-rsid="0069072c" style:font-size-asian="10pt" style:font-size-complex="10pt"/>
    </style:style>
    <style:style style:name="P22" style:family="paragraph" style:parent-style-name="Standard">
      <style:text-properties fo:font-size="6pt" style:font-size-asian="6pt" style:font-size-complex="6pt"/>
    </style:style>
    <style:style style:name="P23" style:family="paragraph" style:parent-style-name="_5f_En-tête">
      <style:text-properties officeooo:paragraph-rsid="0048beca"/>
    </style:style>
    <style:style style:name="P24" style:family="paragraph" style:parent-style-name="Footer">
      <style:text-properties officeooo:rsid="00178920" officeooo:paragraph-rsid="00178920"/>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ooter">
      <style:text-properties officeooo:paragraph-rsid="002aa84d"/>
    </style:style>
    <style:style style:name="P27" style:family="paragraph" style:parent-style-name="Header">
      <style:text-properties fo:font-size="14pt" style:font-size-asian="14pt" style:font-size-complex="14pt"/>
    </style:style>
    <style:style style:name="P28" style:family="paragraph" style:parent-style-name="Header">
      <style:paragraph-properties fo:text-align="end" style:justify-single-word="false"/>
      <style:text-properties fo:font-size="12pt" style:font-size-asian="12pt" style:font-size-complex="12pt"/>
    </style:style>
    <style:style style:name="P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9ec5eb" officeooo:paragraph-rsid="0069072c"/>
    </style:style>
    <style:style style:name="P30" style:family="paragraph" style:parent-style-name="Standard">
      <style:paragraph-properties fo:margin-top="0.199cm" fo:margin-bottom="0cm" style:contextual-spacing="false" fo:text-align="center" style:justify-single-word="false"/>
      <style:text-properties officeooo:rsid="009ec5eb" officeooo:paragraph-rsid="0069072c"/>
    </style:style>
    <style:style style:name="P31" style:family="paragraph" style:parent-style-name="Standard">
      <style:paragraph-properties fo:margin-top="0.199cm" fo:margin-bottom="0.101cm" style:contextual-spacing="false"/>
      <style:text-properties officeooo:rsid="009ec5eb" officeooo:paragraph-rsid="0069072c"/>
    </style:style>
    <style:style style:name="P32" style:family="paragraph" style:parent-style-name="Standard" style:master-page-name="">
      <style:paragraph-properties fo:margin-top="0cm" fo:margin-bottom="0cm" style:contextual-spacing="false" fo:line-height="100%" fo:text-align="start" style:justify-single-word="false" style:page-number="auto" fo:break-before="auto" fo:break-after="auto"/>
      <style:text-properties style:use-window-font-color="true" loext:opacity="0%" style:font-name="Bitstream Vera Sans1" fo:font-size="10pt" fo:font-weight="normal" officeooo:paragraph-rsid="0069072c" fo:background-color="transparent" style:font-name-asian="Bitstream Vera Sans1" style:font-name-complex="Bitstream Vera Sans1"/>
    </style:style>
    <style:style style:name="P33" style:family="paragraph" style:parent-style-name="Standard" style:master-page-name="">
      <style:paragraph-properties fo:margin-top="0cm" fo:margin-bottom="0cm" style:contextual-spacing="false" style:line-height-at-least="0.801cm" fo:text-align="start" style:justify-single-word="false" style:page-number="auto"/>
      <style:text-properties officeooo:paragraph-rsid="0083802e"/>
    </style:style>
    <style:style style:name="P34" style:family="paragraph" style:parent-style-name="Standard">
      <style:paragraph-properties fo:margin-top="0cm" fo:margin-bottom="0cm" style:contextual-spacing="false" style:line-height-at-least="0.801cm" fo:text-align="start" style:justify-single-word="false"/>
      <style:text-properties officeooo:paragraph-rsid="0083802e"/>
    </style:style>
    <style:style style:name="P35" style:family="paragraph" style:parent-style-name="_5f_Paragraphe_20_livret_20_">
      <style:paragraph-properties fo:margin-top="0cm" fo:margin-bottom="0cm" style:contextual-spacing="false" style:line-height-at-least="0.801cm"/>
      <style:text-properties officeooo:paragraph-rsid="008612dc"/>
    </style:style>
    <style:style style:name="P36" style:family="paragraph" style:parent-style-name="Standard">
      <style:paragraph-properties fo:margin-top="0cm" fo:margin-bottom="0cm" style:contextual-spacing="false" fo:line-height="100%" fo:text-align="start" style:justify-single-word="false"/>
      <style:text-properties fo:color="#000000" loext:opacity="100%" style:font-name="Bitstream Vera Sans4" fo:font-size="10pt" fo:font-style="normal" fo:font-weight="bold" officeooo:paragraph-rsid="0069072c" fo:background-color="transparent" style:font-name-asian="Times New Roman" style:font-size-asian="10pt" style:font-style-asian="normal" style:font-weight-asian="bold" style:font-name-complex="Times New Roman" style:font-size-complex="10pt" style:font-style-complex="normal" style:font-weight-complex="bold"/>
    </style:style>
    <style:style style:name="P37" style:family="paragraph" style:parent-style-name="_5f_Paragraphe_20_livret_20_">
      <style:paragraph-properties fo:margin-top="0cm" fo:margin-bottom="0cm" style:contextual-spacing="false"/>
    </style:style>
    <style:style style:name="P38" style:family="paragraph" style:parent-style-name="_5f_Paragraphe_20_livret_20_">
      <style:paragraph-properties fo:margin-top="0.499cm" fo:margin-bottom="0cm" style:contextual-spacing="false" fo:text-align="justify" style:justify-single-word="false"/>
      <style:text-properties officeooo:paragraph-rsid="0069072c"/>
    </style:style>
    <style:style style:name="P39" style:family="paragraph" style:parent-style-name="_5f_Paragraphe_20_livret_20_">
      <style:paragraph-properties fo:margin-top="0.6cm" fo:margin-bottom="0cm" style:contextual-spacing="false" fo:text-align="justify" style:justify-single-word="false"/>
      <style:text-properties officeooo:paragraph-rsid="0069072c"/>
    </style:style>
    <style:style style:name="P40" style:family="paragraph" style:parent-style-name="_5f_Paragraphe_20_livret_20_">
      <style:paragraph-properties fo:margin-top="0.199cm" fo:margin-bottom="0cm" style:contextual-spacing="false" fo:text-align="start" style:justify-single-word="false"/>
      <style:text-properties officeooo:paragraph-rsid="0069072c"/>
    </style:style>
    <style:style style:name="P41" style:family="paragraph" style:parent-style-name="_5f_Paragraphe_20_livret_20_" style:master-page-name="">
      <loext:graphic-properties draw:fill="none"/>
      <style:paragraph-properties fo:margin-left="0cm" fo:margin-right="4.6cm" fo:margin-top="0cm" fo:margin-bottom="0cm" style:contextual-spacing="false" fo:text-align="start" style:justify-single-word="false" fo:text-indent="0cm" style:auto-text-indent="false" style:page-number="auto" fo:background-color="transparent" style:shadow="none">
        <style:tab-stops/>
      </style:paragraph-properties>
      <style:text-properties officeooo:paragraph-rsid="007c35eb"/>
    </style:style>
    <style:style style:name="P42" style:family="paragraph" style:parent-style-name="_5f_Paragraphe_20_livret_20_" style:master-page-name="">
      <style:paragraph-properties fo:margin-top="0.9cm" fo:margin-bottom="0cm" style:contextual-spacing="false" fo:text-align="start" style:justify-single-word="false" style:page-number="auto">
        <style:tab-stops>
          <style:tab-stop style:position="4.551cm"/>
        </style:tab-stops>
      </style:paragraph-properties>
      <style:text-properties officeooo:paragraph-rsid="0086855f"/>
    </style:style>
    <style:style style:name="P43" style:family="paragraph" style:parent-style-name="_5f_Paragraphe_20_livret_20_">
      <style:paragraph-properties fo:margin-top="0.4cm" fo:margin-bottom="0cm" style:contextual-spacing="false" fo:text-align="start" style:justify-single-word="false">
        <style:tab-stops>
          <style:tab-stop style:position="4.551cm"/>
        </style:tab-stops>
      </style:paragraph-properties>
      <style:text-properties officeooo:paragraph-rsid="0086855f"/>
    </style:style>
    <style:style style:name="P44" style:family="paragraph" style:parent-style-name="_5f_Paragraphe_20_livret">
      <style:text-properties officeooo:paragraph-rsid="0069072c"/>
    </style:style>
    <style:style style:name="P45" style:family="paragraph" style:parent-style-name="_5f_Paragraphe_20_livret_20_">
      <style:text-properties officeooo:paragraph-rsid="0069072c"/>
    </style:style>
    <style:style style:name="P46" style:family="paragraph" style:parent-style-name="_5f_Paragraphe_20_livret_20_">
      <style:paragraph-properties fo:margin-top="0.101cm" fo:margin-bottom="0.499cm" style:contextual-spacing="false"/>
      <style:text-properties officeooo:paragraph-rsid="0069072c"/>
    </style:style>
    <style:style style:name="P47" style:family="paragraph" style:parent-style-name="_5f_Paragraphe_20_livret">
      <style:text-properties officeooo:rsid="008ca09f" officeooo:paragraph-rsid="008ca09f"/>
    </style:style>
    <style:style style:name="P48" style:family="paragraph" style:parent-style-name="_5f_Paragraphe_20_livret_20_">
      <style:paragraph-properties fo:margin-top="0cm" fo:margin-bottom="0.011cm" style:contextual-spacing="false"/>
    </style:style>
    <style:style style:name="P49" style:family="paragraph" style:parent-style-name="_5f_Paragraphe_20_livret_20_réponse_20_élève">
      <loext:graphic-properties draw:fill="none" draw:fill-color="#729fcf"/>
      <style:paragraph-properties fo:margin-left="0cm" fo:margin-right="3.2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83802e"/>
    </style:style>
    <style:style style:name="P50" style:family="paragraph" style:parent-style-name="_5f_Paragraphe_20_livret_20_réponse_20_élève" style:master-page-name="">
      <loext:graphic-properties draw:fill="none" draw:fill-color="#729fcf"/>
      <style:paragraph-properties fo:margin-left="0cm" fo:margin-right="2.101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83802e"/>
    </style:style>
    <style:style style:name="P51" style:family="paragraph" style:parent-style-name="FILET_5f_POINTILLES" style:master-page-name="">
      <loext:graphic-properties draw:fill="none" draw:fill-color="#729fcf"/>
      <style:paragraph-properties fo:margin-left="0cm" fo:margin-right="4.001cm" fo:margin-top="0cm" fo:margin-bottom="0cm" style:contextual-spacing="false" style:line-height-at-least="0.706cm" fo:text-align="start"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officeooo:paragraph-rsid="006cf1a4"/>
    </style:style>
    <style:style style:name="P52" style:family="paragraph" style:parent-style-name="Exo_5f_Num" style:list-style-name="Num_5f_Exo">
      <style:paragraph-properties fo:margin-top="0.7cm" fo:margin-bottom="0.101cm" style:contextual-spacing="false"/>
      <style:text-properties officeooo:paragraph-rsid="0069072c"/>
    </style:style>
    <style:style style:name="P53" style:family="paragraph" style:parent-style-name="Exo_5f_Num" style:list-style-name="Num_5f_Exo">
      <style:paragraph-properties fo:margin-top="0.499cm" fo:margin-bottom="0cm" style:contextual-spacing="false"/>
      <style:text-properties officeooo:paragraph-rsid="0069072c"/>
    </style:style>
    <style:style style:name="P54" style:family="paragraph" style:parent-style-name="Exo_5f_Num" style:list-style-name="Num_5f_Exo">
      <style:paragraph-properties fo:margin-top="0cm" fo:margin-bottom="0cm" style:contextual-spacing="false"/>
      <style:text-properties officeooo:paragraph-rsid="0069072c"/>
    </style:style>
    <style:style style:name="P55" style:family="paragraph" style:parent-style-name="Exo_5f_Num" style:list-style-name="Num_5f_Exo" style:master-page-name="">
      <style:paragraph-properties style:page-number="auto"/>
      <style:text-properties officeooo:paragraph-rsid="0069072c"/>
    </style:style>
    <style:style style:name="P56" style:family="paragraph" style:parent-style-name="Exo_5f_Num" style:list-style-name="Num_5f_Exo">
      <style:paragraph-properties fo:margin-top="0.82cm" fo:margin-bottom="0.101cm" style:contextual-spacing="false"/>
      <style:text-properties officeooo:paragraph-rsid="0069072c"/>
    </style:style>
    <style:style style:name="P57" style:family="paragraph" style:parent-style-name="Exo_5f_Num" style:list-style-name="Num_5f_Exo">
      <style:paragraph-properties fo:margin-top="0.801cm" fo:margin-bottom="0.101cm" style:contextual-spacing="false"/>
      <style:text-properties officeooo:paragraph-rsid="0069072c"/>
    </style:style>
    <style:style style:name="P58" style:family="paragraph" style:parent-style-name="Exo_5f_Num" style:list-style-name="Num_5f_Exo">
      <style:text-properties officeooo:paragraph-rsid="0069072c"/>
    </style:style>
    <style:style style:name="P59" style:family="paragraph" style:parent-style-name="Exo_5f_Num" style:list-style-name="Num_5f_Exo">
      <style:paragraph-properties fo:margin-top="0.499cm" fo:margin-bottom="0.101cm" style:contextual-spacing="false"/>
      <style:text-properties officeooo:paragraph-rsid="0069072c"/>
    </style:style>
    <style:style style:name="P60" style:family="paragraph" style:parent-style-name="Exo_5f_Num" style:list-style-name="Num_5f_Exo">
      <style:paragraph-properties fo:margin-top="0.45cm" fo:margin-bottom="0.101cm" style:contextual-spacing="false"/>
      <style:text-properties officeooo:paragraph-rsid="0069072c"/>
    </style:style>
    <style:style style:name="P61" style:family="paragraph" style:parent-style-name="Exo_5f_Num" style:list-style-name="Num_5f_Exo">
      <style:paragraph-properties fo:margin-top="1cm" fo:margin-bottom="0.101cm" style:contextual-spacing="false"/>
      <style:text-properties officeooo:paragraph-rsid="0069072c"/>
    </style:style>
    <style:style style:name="P62" style:family="paragraph" style:parent-style-name="Exo_5f_Num" style:list-style-name="Num_5f_Exo">
      <style:paragraph-properties fo:margin-top="0.58cm" fo:margin-bottom="0.101cm" style:contextual-spacing="false"/>
      <style:text-properties officeooo:paragraph-rsid="0069072c"/>
    </style:style>
    <style:style style:name="P63" style:family="paragraph" style:parent-style-name="Exo_5f_Num" style:list-style-name="Num_5f_Exo">
      <style:paragraph-properties fo:margin-top="0.628cm" fo:margin-bottom="0cm" style:contextual-spacing="false"/>
      <style:text-properties officeooo:paragraph-rsid="0069072c"/>
    </style:style>
    <style:style style:name="P64" style:family="paragraph" style:parent-style-name="Exo_5f_Num" style:list-style-name="Num_5f_Exo">
      <style:paragraph-properties fo:margin-top="0.52cm" fo:margin-bottom="0cm" style:contextual-spacing="false"/>
      <style:text-properties officeooo:paragraph-rsid="0069072c"/>
    </style:style>
    <style:style style:name="P65" style:family="paragraph" style:parent-style-name="Exo_5f_Num" style:list-style-name="Num_5f_Exo">
      <style:paragraph-properties fo:margin-top="0.499cm" fo:margin-bottom="0cm" style:contextual-spacing="false"/>
      <style:text-properties officeooo:paragraph-rsid="00777f3d"/>
    </style:style>
    <style:style style:name="P66" style:family="paragraph" style:parent-style-name="Exo_5f_Num" style:list-style-name="Num_5f_Exo">
      <loext:graphic-properties draw:fill="none"/>
      <style:paragraph-properties fo:margin-left="0cm" fo:margin-right="5.001cm" fo:margin-top="0.7cm" fo:margin-bottom="0cm" style:contextual-spacing="false" fo:line-height="100%" fo:text-align="start" style:justify-single-word="false" fo:text-indent="0cm" style:auto-text-indent="false" fo:background-color="transparent" fo:keep-with-next="auto">
        <style:tab-stops/>
      </style:paragraph-properties>
      <style:text-properties officeooo:paragraph-rsid="0069072c"/>
    </style:style>
    <style:style style:name="P67" style:family="paragraph" style:parent-style-name="FILET_5f_POINTILLES" style:list-style-name="Num_5f_Exo">
      <style:paragraph-properties style:line-height-at-least="0.4cm"/>
      <style:text-properties fo:color="#b3b3b3" loext:opacity="100%" style:text-position="0% 100%" style:font-name="Bitstream Vera Sans5" fo:font-size="10pt" fo:font-style="normal" officeooo:paragraph-rsid="0069072c" fo:background-color="transparent" style:font-name-asian="OpenSymbol3" style:font-style-asian="normal" style:font-name-complex="OpenSymbol3" style:font-style-complex="normal"/>
    </style:style>
    <style:style style:name="P68" style:family="paragraph" style:parent-style-name="FILET_5f_POINTILLES" style:list-style-name="Num_5f_Exo">
      <style:paragraph-properties fo:margin-top="0cm" fo:margin-bottom="0.101cm" style:contextual-spacing="false" style:line-height-at-least="0.801cm"/>
      <style:text-properties fo:color="#b3b3b3" loext:opacity="100%" officeooo:paragraph-rsid="00821569"/>
    </style:style>
    <style:style style:name="P69" style:family="paragraph" style:parent-style-name="FILET_5f_POINTILLES" style:list-style-name="Num_5f_Exo">
      <style:paragraph-properties fo:margin-top="0.48cm" fo:margin-bottom="0.101cm" style:contextual-spacing="false" fo:line-height="100%"/>
      <style:text-properties fo:color="#b3b3b3" loext:opacity="100%" officeooo:paragraph-rsid="0069072c"/>
    </style:style>
    <style:style style:name="P70" style:family="paragraph" style:parent-style-name="FILET_5f_POINTILLES" style:list-style-name="Num_5f_Exo">
      <style:paragraph-properties fo:margin-top="0cm" fo:margin-bottom="0cm" style:contextual-spacing="false" style:line-height-at-least="0.706cm"/>
      <style:text-properties officeooo:paragraph-rsid="0069072c"/>
    </style:style>
    <style:style style:name="P71" style:family="paragraph" style:parent-style-name="FILET_5f_POINTILLES" style:list-style-name="Num_5f_Exo" style:master-page-name="">
      <loext:graphic-properties draw:fill="none" draw:fill-color="#729fcf"/>
      <style:paragraph-properties fo:margin-left="4.8cm" fo:margin-right="-0.4cm" fo:margin-top="0.199cm" fo:margin-bottom="0cm" style:contextual-spacing="false" style:line-height-at-least="0.706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9028ac"/>
    </style:style>
    <style:style style:name="P72" style:family="paragraph" style:parent-style-name="FILET_5f_POINTILLES" style:list-style-name="Num_5f_Exo">
      <loext:graphic-properties draw:fill="none" draw:fill-color="#729fcf"/>
      <style:paragraph-properties fo:margin-left="4.8cm" fo:margin-right="0cm" fo:margin-top="0.199cm" fo:margin-bottom="0cm" style:contextual-spacing="false" style:line-height-at-least="0.706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9028ac"/>
    </style:style>
    <style:style style:name="P73" style:family="paragraph" style:parent-style-name="FILET_5f_POINTILLES" style:list-style-name="Num_5f_Exo" style:master-page-name="">
      <loext:graphic-properties draw:fill="none" draw:fill-color="#729fcf"/>
      <style:paragraph-properties fo:margin-left="0cm" fo:margin-right="4.3cm" fo:margin-top="0.4cm" fo:margin-bottom="0cm" style:contextual-spacing="false" fo:line-height="100%" fo:text-align="start" style:justify-single-word="false" fo:text-indent="0cm" style:auto-text-indent="false" style:page-number="auto" fo:background-color="transparent" style:shadow="none">
        <style:tab-stops>
          <style:tab-stop style:position="3.649cm" style:type="right" style:leader-style="dotted" style:leader-text="."/>
        </style:tab-stops>
      </style:paragraph-properties>
      <style:text-properties officeooo:paragraph-rsid="009028ac"/>
    </style:style>
    <style:style style:name="P74" style:family="paragraph" style:parent-style-name="FILET_5f_POINTILLES" style:list-style-name="Num_5f_Exo">
      <loext:graphic-properties draw:fill="none" draw:fill-color="#729fcf"/>
      <style:paragraph-properties fo:margin-left="0cm" fo:margin-right="4.3cm" fo:margin-top="0.4cm" fo:margin-bottom="0cm" style:contextual-spacing="false" fo:line-height="100%" fo:text-align="start" style:justify-single-word="false" fo:text-indent="0cm" style:auto-text-indent="false" fo:background-color="transparent" style:shadow="none">
        <style:tab-stops>
          <style:tab-stop style:position="3.649cm" style:type="right" style:leader-style="dotted" style:leader-text="."/>
        </style:tab-stops>
      </style:paragraph-properties>
      <style:text-properties officeooo:paragraph-rsid="009028ac"/>
    </style:style>
    <style:style style:name="P75" style:family="paragraph" style:parent-style-name="Frame_20_contents" style:list-style-name="liste_5f_puce_5f_exemple" style:master-page-name="">
      <style:paragraph-properties fo:margin-top="0.101cm" fo:margin-bottom="0cm" style:contextual-spacing="false" fo:line-height="0.43cm" style:page-number="auto"/>
      <style:text-properties style:font-name="Bitstream Vera Sans4" fo:font-size="10pt" fo:font-weight="normal" officeooo:rsid="00d8a100" officeooo:paragraph-rsid="0069072c" style:font-size-asian="10pt" style:font-weight-asian="normal" style:font-size-complex="10pt" style:font-weight-complex="normal"/>
    </style:style>
    <style:style style:name="P76" style:family="paragraph" style:parent-style-name="Frame_20_contents" style:list-style-name="liste_5f_puce_5f_exemple">
      <style:paragraph-properties fo:line-height="0.43cm"/>
      <style:text-properties style:font-name="Bitstream Vera Sans4" fo:font-size="10pt" officeooo:paragraph-rsid="0069072c" style:font-size-asian="10pt" style:font-size-complex="10pt"/>
    </style:style>
    <style:style style:name="P77" style:family="paragraph" style:parent-style-name="Frame_20_contents" style:list-style-name="Num_5f_Exo" style:master-page-name="">
      <loext:graphic-properties draw:fill="none" draw:fill-color="#729fcf"/>
      <style:paragraph-properties fo:margin-left="0cm" fo:margin-right="4.001cm" fo:margin-top="0.199cm" fo:margin-bottom="0cm" style:contextual-spacing="false" fo:line-height="0.43cm" fo:text-align="start"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style:font-name="Bitstream Vera Sans4" fo:font-size="10pt" officeooo:paragraph-rsid="00818878" style:font-size-asian="10pt" style:font-size-complex="10pt"/>
    </style:style>
    <style:style style:name="P78" style:family="paragraph" style:parent-style-name="Frame_20_contents" style:list-style-name="Num_5f_Exo">
      <loext:graphic-properties draw:fill="none" draw:fill-color="#729fcf"/>
      <style:paragraph-properties fo:margin-left="0cm" fo:margin-right="4.001cm" fo:margin-top="0.199cm" fo:margin-bottom="0cm" style:contextual-spacing="false" fo:line-height="0.43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font-name="Bitstream Vera Sans4" fo:font-size="10pt" officeooo:paragraph-rsid="00818878" style:font-size-asian="10pt" style:font-size-complex="10pt"/>
    </style:style>
    <style:style style:name="P79" style:family="paragraph" style:parent-style-name="Frame_20_contents" style:list-style-name="Num_5f_Exo" style:master-page-name="">
      <loext:graphic-properties draw:fill="none" draw:fill-color="#729fcf"/>
      <style:paragraph-properties fo:margin-left="0.349cm" fo:margin-right="0cm" fo:margin-top="0cm" fo:margin-bottom="0cm" style:contextual-spacing="false" fo:line-height="150%"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style:font-name="Bitstream Vera Sans4" fo:font-size="10pt" officeooo:rsid="009ec5eb" officeooo:paragraph-rsid="0095d129" style:font-size-asian="10pt" style:font-size-complex="10pt"/>
    </style:style>
    <style:style style:name="P80" style:family="paragraph" style:parent-style-name="Frame_20_contents" style:list-style-name="Num_5f_Exo">
      <loext:graphic-properties draw:fill="none" draw:fill-color="#729fcf"/>
      <style:paragraph-properties fo:margin-left="0.349cm" fo:margin-right="0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font-name="Bitstream Vera Sans4" fo:font-size="10pt" officeooo:rsid="009ec5eb" officeooo:paragraph-rsid="00839f42" style:font-size-asian="10pt" style:font-size-complex="10pt"/>
    </style:style>
    <style:style style:name="P81" style:family="paragraph" style:parent-style-name="Standard" style:master-page-name="_5f_Fiche_20_éditeur_20_série_20_2_20_une_20_colonne_20_impaire_20__28_G_29_">
      <style:paragraph-properties fo:margin-top="0cm" fo:margin-bottom="0cm" style:contextual-spacing="false" style:page-number="79" fo:break-before="auto" fo:break-after="auto"/>
      <style:text-properties fo:color="#000000" loext:opacity="100%" style:font-name="Bitstream Vera Sans4" fo:font-size="10pt" fo:font-weight="normal" officeooo:rsid="00951988" officeooo:paragraph-rsid="005daece" style:font-size-asian="10pt" style:font-weight-asian="normal" style:font-size-complex="10pt" style:font-weight-complex="normal"/>
    </style:style>
    <style:style style:name="P82" style:family="paragraph" style:parent-style-name="Standard" style:list-style-name="Num_5f_Exo">
      <style:paragraph-properties fo:margin-top="0cm" fo:margin-bottom="0cm" style:contextual-spacing="false"/>
      <style:text-properties officeooo:paragraph-rsid="0069072c"/>
    </style:style>
    <style:style style:name="P83" style:family="paragraph" style:parent-style-name="Standard" style:list-style-name="Num_5f_Exo" style:master-page-name="">
      <loext:graphic-properties draw:fill="none" draw:fill-color="#729fcf"/>
      <style:paragraph-properties fo:margin-left="0cm" fo:margin-right="4.399cm" fo:margin-top="0.499cm" fo:margin-bottom="0cm" style:contextual-spacing="false" style:line-height-at-least="0.706cm" fo:text-align="justify" style:justify-single-word="false" fo:text-indent="0cm" style:auto-text-indent="false" style:page-number="auto" fo:break-before="auto" fo:break-after="auto" fo:background-color="transparent" style:shadow="none">
        <style:tab-stops>
          <style:tab-stop style:position="9.2cm" style:type="right" style:leader-style="dotted" style:leader-text="."/>
        </style:tab-stops>
      </style:paragraph-properties>
      <style:text-properties officeooo:paragraph-rsid="00825650"/>
    </style:style>
    <style:style style:name="P84" style:family="paragraph" style:parent-style-name="Text_20_body" style:list-style-name="Num_5f_Exo">
      <style:paragraph-properties fo:margin-top="0.101cm" fo:margin-bottom="0cm" style:contextual-spacing="false" fo:text-align="center" style:justify-single-word="false"/>
      <style:text-properties officeooo:paragraph-rsid="0069072c"/>
    </style:style>
    <style:style style:name="P85" style:family="paragraph" style:parent-style-name="_5f_Paragraphe_20_livret_20_" style:list-style-name="Num_5f_Exo">
      <style:paragraph-properties fo:margin-top="0.199cm" fo:margin-bottom="0cm" style:contextual-spacing="false"/>
      <style:text-properties officeooo:paragraph-rsid="0069072c"/>
    </style:style>
    <style:style style:name="P86" style:family="paragraph" style:parent-style-name="_5f_Paragraphe_20_livret_20_" style:list-style-name="Num_5f_Exo">
      <style:paragraph-properties fo:margin-top="0.31cm" fo:margin-bottom="0.31cm" style:contextual-spacing="false" fo:text-align="center" style:justify-single-word="false"/>
      <style:text-properties officeooo:paragraph-rsid="0069072c"/>
    </style:style>
    <style:style style:name="P87" style:family="paragraph" style:parent-style-name="_5f_Paragraphe_20_livret_20_" style:list-style-name="Num_5f_Exo">
      <style:paragraph-properties fo:margin-top="0.101cm" fo:margin-bottom="0.101cm" style:contextual-spacing="false" fo:text-align="start" style:justify-single-word="false"/>
      <style:text-properties officeooo:paragraph-rsid="008a19f2"/>
    </style:style>
    <style:style style:name="P88" style:family="paragraph" style:parent-style-name="_5f_Paragraphe_20_livret_20_" style:list-style-name="Num_5f_Exo">
      <style:paragraph-properties fo:margin-top="0.101cm" fo:margin-bottom="0.101cm" style:contextual-spacing="false" fo:text-align="start" style:justify-single-word="false"/>
      <style:text-properties officeooo:paragraph-rsid="008c0d80"/>
    </style:style>
    <style:style style:name="P89" style:family="paragraph" style:parent-style-name="_5f_Paragraphe_20_livret_20_" style:list-style-name="Num_5f_Exo">
      <style:paragraph-properties fo:margin-top="0.101cm" fo:margin-bottom="0.101cm" style:contextual-spacing="false" fo:text-align="start" style:justify-single-word="false"/>
      <style:text-properties officeooo:paragraph-rsid="0094057f"/>
    </style:style>
    <style:style style:name="P90" style:family="paragraph" style:parent-style-name="_5f_Paragraphe_20_livret_20_" style:list-style-name="liste_5f_abc">
      <style:paragraph-properties fo:margin-top="0.101cm" fo:margin-bottom="0.101cm" style:contextual-spacing="false"/>
      <style:text-properties officeooo:paragraph-rsid="008a19f2"/>
    </style:style>
    <style:style style:name="P91" style:family="paragraph" style:parent-style-name="_5f_Paragraphe_20_livret_20_" style:list-style-name="liste_5f_abc">
      <style:paragraph-properties fo:margin-top="0.101cm" fo:margin-bottom="0.101cm" style:contextual-spacing="false"/>
      <style:text-properties officeooo:paragraph-rsid="0095248e"/>
    </style:style>
    <style:style style:name="P92" style:family="paragraph" style:parent-style-name="_5f_Paragraphe_20_livret_20_" style:list-style-name="liste_5f_abc">
      <style:text-properties officeooo:paragraph-rsid="0095248e"/>
    </style:style>
    <style:style style:name="P93" style:family="paragraph" style:parent-style-name="_5f_Paragraphe_20_livret_20_" style:list-style-name="liste_5f_abc">
      <style:paragraph-properties fo:margin-top="0cm" fo:margin-bottom="0cm" style:contextual-spacing="false" style:line-height-at-least="0.6cm" fo:text-align="start" style:justify-single-word="false"/>
      <style:text-properties officeooo:paragraph-rsid="0095248e"/>
    </style:style>
    <style:style style:name="P94" style:family="paragraph" style:parent-style-name="_5f_Paragraphe_20_livret_20_réponse_20_élève" style:list-style-name="Num_5f_Exo">
      <loext:graphic-properties draw:fill="none"/>
      <style:paragraph-properties fo:margin-left="0cm" fo:margin-right="0cm" fo:margin-top="0cm" fo:margin-bottom="0cm" style:contextual-spacing="false" style:line-height-at-least="0.801cm" fo:text-align="start" style:justify-single-word="false" fo:text-indent="0cm" style:auto-text-indent="false" fo:background-color="transparent">
        <style:tab-stops/>
      </style:paragraph-properties>
      <style:text-properties officeooo:paragraph-rsid="00821569"/>
    </style:style>
    <style:style style:name="P95" style:family="paragraph" style:parent-style-name="_5f_Paragraphe_20_livret_20_réponse_20_élève" style:list-style-name="Num_5f_Exo" style:master-page-name="">
      <loext:graphic-properties draw:fill="none"/>
      <style:paragraph-properties fo:margin-left="0cm" fo:margin-right="0cm" fo:margin-top="0cm" fo:margin-bottom="0cm" style:contextual-spacing="false" style:line-height-at-least="0.801cm" fo:text-align="start" style:justify-single-word="false" fo:text-indent="0.7cm" style:auto-text-indent="false" style:page-number="auto" fo:background-color="transparent">
        <style:tab-stops/>
      </style:paragraph-properties>
      <style:text-properties officeooo:paragraph-rsid="00821569"/>
    </style:style>
    <style:style style:name="P96" style:family="paragraph" style:parent-style-name="_5f_Paragraphe_20_livret_20_réponse_20_élève" style:list-style-name="_5f_Numérotation_20_des_20_exercices_20_livrets">
      <style:paragraph-properties fo:margin-top="0cm" fo:margin-bottom="0cm" style:contextual-spacing="false" style:line-height-at-least="0.6cm"/>
      <style:text-properties officeooo:paragraph-rsid="008612dc"/>
    </style:style>
    <style:style style:name="P97" style:family="paragraph" style:parent-style-name="_5f_Paragraphe_20_livret_20_réponse_20_élève" style:list-style-name="_5f_Numérotation_20_des_20_exercices_20_livrets">
      <style:paragraph-properties fo:margin-top="0cm" fo:margin-bottom="0cm" style:contextual-spacing="false" style:line-height-at-least="0.6cm" fo:text-align="start" style:justify-single-word="false"/>
      <style:text-properties officeooo:paragraph-rsid="008612dc"/>
    </style:style>
    <style:style style:name="P98" style:family="paragraph" style:parent-style-name="_5f_Paragraphe_20_livret_20_réponse_20_élève" style:list-style-name="liste_5f_abc">
      <style:paragraph-properties fo:margin-top="0cm" fo:margin-bottom="0cm" style:contextual-spacing="false" style:line-height-at-least="0.7cm"/>
      <style:text-properties officeooo:paragraph-rsid="00882a78"/>
    </style:style>
    <style:style style:name="P99" style:family="paragraph" style:parent-style-name="_5f_Paragraphe_20_livret_20_réponse_20_élève" style:list-style-name="liste_5f_abc">
      <style:paragraph-properties fo:margin-top="0cm" fo:margin-bottom="0cm" style:contextual-spacing="false" style:line-height-at-least="0.7cm"/>
      <style:text-properties officeooo:paragraph-rsid="00993179"/>
    </style:style>
    <style:style style:name="P100" style:family="paragraph" style:parent-style-name="_5f_Paragraphe_20_livret_20_réponse_20_élève" style:list-style-name="_5f_Numérotation_20_des_20_exercices_20_livrets">
      <style:paragraph-properties fo:line-height="100%" fo:text-align="start" style:justify-single-word="false"/>
      <style:text-properties officeooo:paragraph-rsid="008875e1"/>
    </style:style>
    <style:style style:name="P101" style:family="paragraph" style:parent-style-name="_5f_Paragraphe_20_livret_20_réponse_20_élève" style:list-style-name="_5f_Numérotation_20_des_20_exercices_20_livrets" style:master-page-name="">
      <loext:graphic-properties draw:fill="none" draw:fill-color="#729fcf"/>
      <style:paragraph-properties fo:margin-left="0cm" fo:margin-right="0.101cm" fo:margin-top="0cm" fo:margin-bottom="0cm" style:contextual-spacing="false" fo:line-height="100%" fo:text-align="start" style:justify-single-word="false" fo:text-indent="0cm" style:auto-text-indent="false" style:page-number="auto"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officeooo:paragraph-rsid="008875e1"/>
    </style:style>
    <style:style style:name="P102" style:family="paragraph" style:parent-style-name="_5f_Paragraphe_20_livret_20_réponse_20_élève" style:list-style-name="_5f_Numérotation_20_des_20_exercices_20_livrets">
      <loext:graphic-properties draw:fill="none" draw:fill-color="#729fcf"/>
      <style:paragraph-properties fo:margin-left="0cm" fo:margin-right="0.101cm" fo:margin-top="0cm" fo:margin-bottom="0cm" style:contextual-spacing="false" fo:line-height="100%" fo:text-align="start" style:justify-single-word="false" fo:text-indent="0cm" style:auto-text-indent="false"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officeooo:paragraph-rsid="008875e1"/>
    </style:style>
    <style:style style:name="P103" style:family="paragraph" style:parent-style-name="_5f_Pied_20_de_20_page" style:list-style-name="">
      <style:paragraph-properties fo:text-align="end" style:justify-single-word="false"/>
    </style:style>
    <style:style style:name="P104" style:family="paragraph" style:parent-style-name="_5f_Pied_20_de_20_page">
      <style:paragraph-properties fo:text-align="end" style:justify-single-word="false"/>
    </style:style>
    <style:style style:name="P105" style:family="paragraph" style:parent-style-name="_5f_Pied_20_de_20_page" style:list-style-name=""/>
    <style:style style:name="P10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7" style:family="paragraph" style:parent-style-name="_5f_Titre_20_d_27_exercices_20_livret_20_sans_20_titre" style:list-style-name="Num_5f_Exo" style:master-page-name="">
      <loext:graphic-properties draw:fill="none"/>
      <style:paragraph-properties fo:margin-left="0cm" fo:margin-right="4.001cm" fo:margin-top="0.7cm" fo:margin-bottom="0cm" style:contextual-spacing="false" fo:text-align="justify" style:justify-single-word="false" fo:text-indent="0cm" style:auto-text-indent="false" style:page-number="auto" fo:break-before="auto" fo:break-after="auto" fo:background-color="transparent" style:shadow="none">
        <style:tab-stops/>
      </style:paragraph-properties>
      <style:text-properties officeooo:paragraph-rsid="0069072c"/>
    </style:style>
    <style:style style:name="P108" style:family="paragraph" style:parent-style-name="_5f_num_5f_abcd" style:list-style-name="liste_5f_abc">
      <style:paragraph-properties fo:margin-top="0.3cm" fo:margin-bottom="0cm" style:contextual-spacing="false"/>
      <style:text-properties officeooo:paragraph-rsid="00858bb5"/>
    </style:style>
    <style:style style:name="P109" style:family="paragraph" style:parent-style-name="_5f_num_5f_abcd" style:list-style-name="liste_5f_abc">
      <style:paragraph-properties fo:margin-top="0.3cm" fo:margin-bottom="0cm" style:contextual-spacing="false"/>
      <style:text-properties officeooo:paragraph-rsid="0086855f"/>
    </style:style>
    <style:style style:name="P110" style:family="paragraph" style:parent-style-name="_5f_num_5f_abcd" style:list-style-name="liste_5f_abc">
      <style:paragraph-properties fo:margin-top="0.4cm" fo:margin-bottom="0cm" style:contextual-spacing="false"/>
      <style:text-properties officeooo:paragraph-rsid="00882a78"/>
    </style:style>
    <style:style style:name="P111" style:family="paragraph" style:parent-style-name="_5f_num_5f_abcd" style:list-style-name="liste_5f_abc">
      <style:text-properties officeooo:paragraph-rsid="00777f3d"/>
    </style:style>
    <style:style style:name="P112" style:family="paragraph" style:parent-style-name="_5f_num_5f_abcd" style:list-style-name="">
      <style:paragraph-properties fo:margin-top="0.3cm" fo:margin-bottom="0cm" style:contextual-spacing="false"/>
      <style:text-properties officeooo:paragraph-rsid="00858bb5"/>
    </style:style>
    <style:style style:name="P113" style:family="paragraph" style:parent-style-name="_5f_num_5f_abcd" style:list-style-name="liste_5f_abc">
      <style:paragraph-properties fo:margin-top="0.3cm" fo:margin-bottom="0.101cm" style:contextual-spacing="false" style:line-height-at-least="0.7cm"/>
      <style:text-properties officeooo:paragraph-rsid="0086855f"/>
    </style:style>
    <style:style style:name="P114" style:family="paragraph" style:parent-style-name="_5f_num_5f_abcd" style:list-style-name="liste_5f_abc">
      <style:paragraph-properties fo:margin-top="0cm" fo:margin-bottom="0.101cm" style:contextual-spacing="false" style:line-height-at-least="0.7cm"/>
      <style:text-properties officeooo:paragraph-rsid="0086855f"/>
    </style:style>
    <style:style style:name="P115" style:family="paragraph" style:parent-style-name="_5f_num_5f_abcd" style:list-style-name="Num_5f_Exo">
      <style:paragraph-properties fo:margin-top="0.3cm" fo:margin-bottom="0cm" style:contextual-spacing="false" style:line-height-at-least="0.7cm"/>
      <style:text-properties officeooo:paragraph-rsid="0092dbcc"/>
    </style:style>
    <style:style style:name="P116" style:family="paragraph" style:parent-style-name="_5f_num_5f_abcd">
      <style:paragraph-properties fo:margin-top="0.199cm" fo:margin-bottom="0cm" style:contextual-spacing="false"/>
    </style:style>
    <style:style style:name="P117" style:family="paragraph" style:parent-style-name="_5f_num_5f_abcd" style:list-style-name="Num_5f_Exo">
      <style:paragraph-properties fo:margin-top="0.3cm" fo:margin-bottom="0cm" style:contextual-spacing="false" fo:line-height="100%"/>
      <style:text-properties officeooo:paragraph-rsid="008e9d84"/>
    </style:style>
    <style:style style:name="P118" style:family="paragraph" style:parent-style-name="_5f_num_5f_abcd">
      <style:paragraph-properties fo:margin-top="0.3cm" fo:margin-bottom="0cm" style:contextual-spacing="false"/>
    </style:style>
    <style:style style:name="P119" style:family="paragraph" style:parent-style-name="_5f_num_5f_abcd">
      <style:paragraph-properties fo:margin-top="0cm" fo:margin-bottom="0cm" style:contextual-spacing="false"/>
    </style:style>
    <style:style style:name="P120" style:family="paragraph" style:parent-style-name="_5f_paragraphre_20_fiche_20__20_livret" style:list-style-name="_5f_Numérotation_20_des_20_exercices_20_livrets" style:master-page-name="">
      <loext:graphic-properties draw:fill="none" draw:fill-color="#99ccff"/>
      <style:paragraph-properties fo:margin-left="0cm" fo:margin-right="4.2cm" fo:margin-top="0.199cm" fo:margin-bottom="0.199cm" style:contextual-spacing="false" fo:text-align="start" style:justify-single-word="false" fo:text-indent="0cm" style:auto-text-indent="false" style:page-number="auto" fo:background-color="transparent" style:shadow="none">
        <style:tab-stops/>
      </style:paragraph-properties>
      <style:text-properties officeooo:paragraph-rsid="008875e1"/>
    </style:style>
    <style:style style:name="P121" style:family="paragraph" style:parent-style-name="_5f_paragraphre_20_fiche_20__20_livret" style:list-style-name="_5f_Numérotation_20_des_20_exercices_20_livrets">
      <loext:graphic-properties draw:fill="none" draw:fill-color="#99ccff"/>
      <style:paragraph-properties fo:margin-left="0cm" fo:margin-right="4.2cm" fo:margin-top="0.199cm" fo:margin-bottom="0.199cm" style:contextual-spacing="false" fo:text-align="start" style:justify-single-word="false" fo:text-indent="0cm" style:auto-text-indent="false" fo:background-color="transparent" style:shadow="none">
        <style:tab-stops/>
      </style:paragraph-properties>
      <style:text-properties officeooo:paragraph-rsid="008875e1"/>
    </style:style>
    <style:style style:name="P122" style:family="paragraph">
      <style:paragraph-properties fo:margin-left="0cm" fo:margin-right="0cm" fo:margin-top="0cm" fo:margin-bottom="0cm" fo:line-height="100%" fo:text-align="center" fo:text-indent="0cm" style:writing-mode="lr-tb"/>
    </style:style>
    <style:style style:name="P12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9pt" fo:font-style="normal" fo:text-shadow="none" style:text-underline-style="none" fo:font-weight="normal" style:letter-kerning="true" fo:background-color="#ffff00"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ff00" draw:opacity="4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ff6600" draw:opacity="3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writing-mode="lr-tb"/>
    </style:style>
    <style:style style:name="P13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3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0" style:family="paragraph">
      <loext:graphic-properties draw:fill="solid" draw:fill-color="#e340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2" style:family="paragraph">
      <loext:graphic-properties draw:fill="solid" draw:fill-color="#246b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3" style:family="paragraph">
      <loext:graphic-properties draw:fill="solid" draw:fill-color="#9d0f89"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4" style:family="paragraph">
      <loext:graphic-properties draw:fill="solid" draw:fill-color="#cc99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4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4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P14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0"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justify" fo:text-indent="0cm" style:writing-mode="lr-tb"/>
    </style:style>
    <style:style style:name="P15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7"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5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text-overline-style="none" style:text-overline-color="font-color" fo:hyphenate="false"/>
    </style:style>
    <style:style style:name="P16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text-overline-style="none" style:text-overline-color="font-color" fo:hyphenate="false"/>
    </style:style>
    <style:style style:name="P161" style:family="paragraph">
      <loext:graphic-properties draw:fill="solid" draw:fill-color="#7fb24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style>
    <style:style style:name="P16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66"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7" style:family="paragraph">
      <loext:graphic-properties draw:fill="solid" draw:fill-color="#e8f2a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8" style:family="paragraph">
      <loext:graphic-properties draw:fill="solid" draw:fill-color="#ffa6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9"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1" style:family="paragraph">
      <loext:graphic-properties draw:fill="none" draw:fill-color="#ffffff"/>
      <style:paragraph-properties style:writing-mode="lr-tb"/>
    </style:style>
    <style:style style:name="P17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7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17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75" style:family="paragraph">
      <loext:graphic-properties draw:fill="solid" draw:fill-color="#a9ce7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7" style:family="paragraph">
      <loext:graphic-properties draw:fill="solid" draw:fill-color="#a9ce7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add9e0"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0" style:family="paragraph">
      <style:paragraph-properties fo:margin-top="0cm" fo:margin-bottom="0cm"/>
    </style:style>
    <style:style style:name="P1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e8c32a" loext:opacity="100%" style:text-outline="false" style:text-line-through-style="none" style:text-line-through-type="none" style:font-name="Bitstream Vera Sans4"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2" style:family="paragraph">
      <loext:graphic-properties draw:fill="solid" draw:fill-color="#ead68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c0c0c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4"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5" style:family="paragraph">
      <loext:graphic-properties draw:fill="none" draw:fill-color="#ffffff"/>
      <style:paragraph-properties fo:margin-left="0cm" fo:margin-right="0cm" fo:margin-top="0cm" fo:margin-bottom="0cm" fo:line-height="100%" fo:text-indent="0cm" style:writing-mode="lr-tb"/>
      <style:text-properties fo:color="#e8c32a" loext:opacity="100%" style:text-outline="false" style:text-line-through-style="none" style:text-line-through-type="none" style:font-name="Bitstream Vera Sans4" fo:font-size="10pt" fo:font-style="normal" fo:text-shadow="none" style:text-underline-style="none" fo:font-weight="bold"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86" style:family="paragraph">
      <loext:graphic-properties draw:fill="solid" draw:fill-color="#9d0f8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7"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88" style:family="paragraph">
      <loext:graphic-properties draw:fill="solid" draw:fill-color="#7fb24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8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fo:hyphenate="false"/>
    </style:style>
    <style:style style:name="P19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fo:hyphenate="false"/>
    </style:style>
    <style:style style:name="P191"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192" style:family="paragraph">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93" style:family="paragraph">
      <loext:graphic-properties draw:fill-color="#e8c32a"/>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94" style:family="paragraph">
      <style:paragraph-properties fo:text-align="center"/>
    </style:style>
    <style:style style:name="P195"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96" style:family="paragraph">
      <loext:graphic-properties draw:fill="solid" draw:fill-color="#7fb241"/>
    </style:style>
    <style:style style:name="P19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7fb241" loext:opacity="100%" style:font-name="Bitstream Vera Sans4" fo:font-size="16pt" fo:font-style="normal" fo:text-shadow="none" fo:font-weight="bold" officeooo:rsid="004fea2e" style:font-size-asian="16pt" style:font-style-asian="normal" style:font-size-complex="16pt" style:font-style-complex="normal"/>
    </style:style>
    <style:style style:name="T6" style:family="text">
      <style:text-properties fo:font-variant="normal" fo:text-transform="none" fo:color="#7fb241" loext:opacity="100%" style:font-name="Bitstream Vera Sans4" fo:font-size="16pt" fo:font-style="normal" fo:text-shadow="none" fo:font-weight="bold" officeooo:rsid="0048beca" style:font-size-asian="16pt" style:font-style-asian="normal" style:font-size-complex="16pt" style:font-style-complex="normal"/>
    </style:style>
    <style:style style:name="T7" style:family="text">
      <style:text-properties fo:font-variant="normal" fo:text-transform="none" fo:color="#7fb241" loext:opacity="100%" style:font-name="Bitstream Vera Sans4" fo:font-size="16pt" fo:font-style="normal" fo:text-shadow="none" fo:font-weight="bold" officeooo:rsid="005daece" style:font-size-asian="16pt" style:font-style-asian="normal" style:font-size-complex="16pt" style:font-style-complex="normal"/>
    </style:style>
    <style:style style:name="T8" style:family="text">
      <style:text-properties fo:font-variant="normal" fo:text-transform="none" fo:color="#7fb241" loext:opacity="100%" style:font-name="Bitstream Vera Sans4" fo:font-size="16pt" fo:font-style="normal" fo:text-shadow="none" fo:font-weight="bold" officeooo:rsid="00671b2a" style:font-size-asian="16pt" style:font-style-asian="normal" style:font-size-complex="16pt" style:font-style-complex="normal"/>
    </style:style>
    <style:style style:name="T9" style:family="text">
      <style:text-properties fo:text-transform="uppercase" fo:color="#808080" loext:opacity="100%" style:font-name="Bitstream Vera Sans2" fo:font-size="9pt" officeooo:rsid="00574e0f" fo:background-color="transparent" loext:char-shading-value="0"/>
    </style:style>
    <style:style style:name="T10" style:family="text">
      <style:text-properties fo:text-transform="uppercase" fo:color="#808080" loext:opacity="100%" style:font-name="Bitstream Vera Sans2" fo:font-size="9pt" officeooo:rsid="005daece" fo:background-color="transparent" loext:char-shading-value="0"/>
    </style:style>
    <style:style style:name="T11" style:family="text">
      <style:text-properties fo:text-transform="uppercase" fo:color="#808080" loext:opacity="100%" style:font-name="Bitstream Vera Sans2" fo:font-size="9pt" officeooo:rsid="007a59f8" fo:background-color="transparent" loext:char-shading-value="0"/>
    </style:style>
    <style:style style:name="T12" style:family="text">
      <style:text-properties fo:text-transform="uppercase" fo:color="#808080" loext:opacity="100%" style:font-name="Bitstream Vera Sans2" fo:font-size="9pt" officeooo:rsid="002aa84d" fo:background-color="transparent" loext:char-shading-value="0"/>
    </style:style>
    <style:style style:name="T13" style:family="text">
      <style:text-properties officeooo:rsid="002aa84d"/>
    </style:style>
    <style:style style:name="T14" style:family="text">
      <style:text-properties style:use-window-font-color="true" loext:opacity="0%" style:font-name="Bitstream Vera Sans4" fo:font-size="10pt" fo:font-style="normal" fo:font-weight="normal" officeooo:rsid="009ec5eb" style:font-size-asian="10pt" style:font-style-asian="normal" style:font-weight-asian="normal" style:font-size-complex="10pt" style:font-style-complex="normal" style:font-weight-complex="normal"/>
    </style:style>
    <style:style style:name="T15" style:family="text">
      <style:text-properties style:use-window-font-color="true" loext:opacity="0%" style:font-name="Bitstream Vera Sans4" fo:font-size="10pt" fo:font-style="normal" fo:font-weight="normal" officeooo:rsid="0030a46a" style:font-size-asian="10pt" style:font-style-asian="normal" style:font-weight-asian="normal" style:font-size-complex="10pt" style:font-style-complex="normal" style:font-weight-complex="normal"/>
    </style:style>
    <style:style style:name="T16" style:family="text">
      <style:text-properties style:use-window-font-color="true" loext:opacity="0%" style:font-name="Bitstream Vera Sans4" fo:font-size="10pt" fo:font-style="normal" fo:font-weight="normal" officeooo:rsid="0082eda8" style:font-size-asian="10pt" style:font-style-asian="normal" style:font-weight-asian="normal" style:font-size-complex="10pt" style:font-style-complex="normal" style:font-weight-complex="normal"/>
    </style:style>
    <style:style style:name="T17" style:family="text">
      <style:text-properties style:use-window-font-color="true" loext:opacity="0%" style:font-name="Bitstream Vera Sans4" fo:font-size="10pt" fo:font-weight="normal" officeooo:rsid="008612dc" style:font-name-asian="Bitstream Vera Sans5" style:font-size-asian="10pt" style:font-weight-asian="normal" style:font-name-complex="Bitstream Vera Sans5" style:font-size-complex="10pt" style:font-weight-complex="normal" style:text-scale="100%"/>
    </style:style>
    <style:style style:name="T18" style:family="text">
      <style:text-properties style:use-window-font-color="true" loext:opacity="0%" style:text-outline="false" style:text-line-through-style="none" style:text-line-through-type="none" style:text-position="sub 58%" style:font-name="Apple Chancery" fo:font-size="12pt" fo:letter-spacing="normal" fo:font-style="italic" fo:text-shadow="none" style:text-underline-style="none" fo:font-weight="normal" officeooo:rsid="00d7fb35" style:letter-kerning="true" style:font-size-asian="12pt" style:font-style-asian="italic" style:font-weight-asian="normal" style:font-size-complex="12pt" style:font-style-complex="italic" style:font-weight-complex="normal" style:text-emphasize="none"/>
    </style:style>
    <style:style style:name="T19" style:family="text">
      <style:text-properties style:use-window-font-color="true" loext:opacity="0%" style:text-outline="false" style:text-line-through-style="none" style:text-line-through-type="none" style:text-position="sub 58%" fo:letter-spacing="normal" fo:font-style="normal" fo:text-shadow="none" style:text-underline-style="none" fo:font-weight="normal" officeooo:rsid="0030a46a"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20" style:family="text">
      <style:text-properties style:use-window-font-color="true" loext:opacity="0%" style:text-outline="false" style:text-line-through-style="none" style:text-line-through-type="none" style:font-name="OpenSymbol3" fo:letter-spacing="normal" fo:text-shadow="none" style:text-underline-style="none" fo:font-weight="normal" officeooo:rsid="00e0888a" style:letter-kerning="true" style:font-weight-asian="normal" style:font-weight-complex="normal" style:text-emphasize="none"/>
    </style:style>
    <style:style style:name="T21" style:family="text">
      <style:text-properties style:use-window-font-color="true" loext:opacity="0%" style:text-outline="false" style:text-line-through-style="none" style:text-line-through-type="none" style:font-name="OpenSymbol3"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22" style:family="text">
      <style:text-properties style:use-window-font-color="true" loext:opacity="0%" style:text-outline="false" style:text-line-through-style="none" style:text-line-through-type="none" fo:letter-spacing="normal" fo:font-style="italic" fo:text-shadow="none" style:text-underline-style="none" fo:font-weight="normal" officeooo:rsid="00d7fb35" style:letter-kerning="true" style:font-name-asian="Times New Roman" style:font-style-asian="italic" style:font-weight-asian="normal" style:font-name-complex="Times New Roman" style:font-style-complex="italic" style:font-weight-complex="normal" style:text-emphasize="none"/>
    </style:style>
    <style:style style:name="T23" style:family="text">
      <style:text-properties style:use-window-font-color="true" loext:opacity="0%" style:text-outline="false" style:text-line-through-style="none" style:text-line-through-type="none" fo:letter-spacing="normal" fo:font-style="italic" fo:text-shadow="none" style:text-underline-style="none" fo:font-weight="normal" officeooo:rsid="00d8a100" style:letter-kerning="true" style:font-name-asian="Times New Roman" style:font-style-asian="italic" style:font-weight-asian="normal" style:font-name-complex="Times New Roman" style:font-style-complex="italic" style:font-weight-complex="normal" style:text-emphasize="none"/>
    </style:style>
    <style:style style:name="T24" style:family="text">
      <style:text-properties style:use-window-font-color="true" loext:opacity="0%" style:text-outline="false" style:text-line-through-style="none" style:text-line-through-type="none"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25" style:family="text">
      <style:text-properties style:use-window-font-color="true" loext:opacity="0%" style:text-outline="false" style:text-line-through-style="none" style:text-line-through-type="none"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6"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7"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text-scale="100%"/>
    </style:style>
    <style:style style:name="T28"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text-scale="100%"/>
    </style:style>
    <style:style style:name="T29"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7fb35" style:letter-kerning="true" style:font-name-asian="Times New Roman" style:font-style-asian="normal" style:font-weight-asian="normal" style:font-name-complex="Times New Roman" style:font-style-complex="normal" style:font-weight-complex="normal" style:text-emphasize="none" style:text-scale="100%"/>
    </style:style>
    <style:style style:name="T30"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30a46a" style:letter-kerning="true" style:font-name-asian="Times New Roman" style:font-style-asian="normal" style:font-weight-asian="normal" style:font-name-complex="Times New Roman" style:font-style-complex="normal" style:font-weight-complex="normal" style:text-emphasize="none" style:text-scale="100%"/>
    </style:style>
    <style:style style:name="T31"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331fc" style:letter-kerning="true" style:font-name-asian="Times New Roman" style:font-style-asian="normal" style:font-weight-asian="normal" style:font-name-complex="Times New Roman" style:font-style-complex="normal" style:font-weight-complex="normal" style:text-emphasize="none" style:text-scale="100%"/>
    </style:style>
    <style:style style:name="T32"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style:letter-kerning="true" style:font-name-asian="OpenSymbol3" style:font-style-asian="normal" style:font-weight-asian="normal" style:font-name-complex="OpenSymbol3" style:font-style-complex="normal" style:font-weight-complex="normal" style:text-emphasize="none"/>
    </style:style>
    <style:style style:name="T33"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8a100" style:letter-kerning="true" style:font-name-asian="OpenSymbol3" style:font-style-asian="normal" style:font-weight-asian="normal" style:font-name-complex="OpenSymbol3" style:font-style-complex="normal" style:font-weight-complex="normal" style:text-emphasize="none"/>
    </style:style>
    <style:style style:name="T34" style:family="text">
      <style:text-properties style:use-window-font-color="true" loext:opacity="0%" style:text-outline="false" style:text-line-through-style="none" style:text-line-through-type="none" style:text-position="0% 100%" fo:letter-spacing="normal" fo:font-style="italic" fo:text-shadow="none" style:text-underline-style="none" fo:font-weight="normal" style:letter-kerning="true" style:font-name-asian="Times New Roman" style:font-style-asian="italic" style:font-weight-asian="normal" style:font-name-complex="Times New Roman" style:font-style-complex="italic" style:font-weight-complex="normal" style:text-emphasize="none"/>
    </style:style>
    <style:style style:name="T35" style:family="text">
      <style:text-properties style:use-window-font-color="true" loext:opacity="0%" style:text-outline="false" style:text-line-through-style="none" style:text-line-through-type="none" style:text-position="0% 100%"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text-scale="100%"/>
    </style:style>
    <style:style style:name="T36" style:family="text">
      <style:text-properties style:use-window-font-color="true" loext:opacity="0%" style:text-outline="false" style:text-line-through-style="none" style:text-line-through-type="none" style:text-position="0% 100%" style:font-name="OpenSymbol3"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37" style:family="text">
      <style:text-properties style:use-window-font-color="true" loext:opacity="0%" style:text-position="sub 58%" style:text-underline-style="none" fo:font-weight="normal" officeooo:rsid="009ec5eb" style:font-weight-asian="normal" style:font-weight-complex="normal"/>
    </style:style>
    <style:style style:name="T38" style:family="text">
      <style:text-properties style:use-window-font-color="true" loext:opacity="0%" fo:font-size="10pt" fo:font-style="normal" officeooo:rsid="00903b48" style:font-size-asian="10pt" style:font-style-asian="normal" style:font-size-complex="10pt" style:font-style-complex="normal"/>
    </style:style>
    <style:style style:name="T39" style:family="text">
      <style:text-properties style:use-window-font-color="true" loext:opacity="0%" fo:font-size="10pt" fo:letter-spacing="-0.007cm" fo:font-style="normal" style:font-size-asian="10pt" style:font-style-asian="normal" style:font-size-complex="10pt" style:font-style-complex="normal"/>
    </style:style>
    <style:style style:name="T40" style:family="text">
      <style:text-properties style:use-window-font-color="true" loext:opacity="0%" fo:font-size="10pt" fo:letter-spacing="-0.007cm" fo:font-style="normal" officeooo:rsid="00889915" style:font-size-asian="10pt" style:font-style-asian="normal" style:font-size-complex="10pt" style:font-style-complex="normal"/>
    </style:style>
    <style:style style:name="T41" style:family="text">
      <style:text-properties style:use-window-font-color="true" loext:opacity="0%" style:font-name="Bitstream Vera Sans2" fo:font-size="10pt" fo:letter-spacing="-0.007cm" fo:font-style="normal" officeooo:rsid="00889915" style:font-size-asian="10pt" style:font-style-asian="normal" style:font-size-complex="10pt" style:font-style-complex="normal"/>
    </style:style>
    <style:style style:name="T42" style:family="text">
      <style:text-properties style:use-window-font-color="true" loext:opacity="0%" style:font-name="Bitstream Vera Sans2" fo:font-size="10pt" fo:font-weight="normal" officeooo:rsid="007a6e78" style:font-size-asian="10.5pt"/>
    </style:style>
    <style:style style:name="T43" style:family="text">
      <style:text-properties style:use-window-font-color="true" loext:opacity="0%" style:font-name="Bitstream Vera Sans2" fo:font-size="10pt" fo:font-style="normal" fo:font-weight="normal" officeooo:rsid="00903b48" style:font-size-asian="10pt" style:font-style-asian="normal" style:font-size-complex="10pt" style:font-style-complex="normal"/>
    </style:style>
    <style:style style:name="T44" style:family="text">
      <style:text-properties style:use-window-font-color="true" loext:opacity="0%" style:font-name="Bitstream Vera Sans2" fo:font-size="10pt" fo:font-style="normal" fo:font-weight="normal" officeooo:rsid="007c35eb" style:font-size-asian="10pt" style:font-style-asian="normal" style:font-size-complex="10pt" style:font-style-complex="normal"/>
    </style:style>
    <style:style style:name="T45" style:family="text">
      <style:text-properties style:use-window-font-color="true" loext:opacity="0%" style:font-name="Bitstream Vera Sans2" fo:font-size="10pt" fo:font-style="normal" fo:font-weight="normal" officeooo:rsid="0086855f" fo:background-color="#ffff00" loext:char-shading-value="0" style:font-size-asian="10pt" style:font-style-asian="normal" style:font-weight-asian="normal" style:font-size-complex="10pt" style:font-style-complex="normal" style:font-weight-complex="normal"/>
    </style:style>
    <style:style style:name="T46" style:family="text">
      <style:text-properties style:use-window-font-color="true" loext:opacity="0%" style:font-name="Bitstream Vera Sans5" fo:font-size="10pt" fo:font-style="normal" style:text-underline-style="none" fo:font-weight="normal" officeooo:rsid="00896e7f" style:font-size-asian="10pt" style:font-style-asian="normal" style:font-size-complex="10pt" style:font-style-complex="normal"/>
    </style:style>
    <style:style style:name="T47" style:family="text">
      <style:text-properties style:use-window-font-color="true" loext:opacity="0%" style:font-name="Bitstream Vera Sans5" fo:font-size="10pt" fo:font-style="normal" style:text-underline-style="none" fo:font-weight="normal" officeooo:rsid="00903b48" style:font-size-asian="10pt" style:font-style-asian="normal" style:font-size-complex="10pt" style:font-style-complex="normal"/>
    </style:style>
    <style:style style:name="T48" style:family="text">
      <style:text-properties style:use-window-font-color="true" loext:opacity="0%" style:font-name="Bitstream Vera Sans5" fo:font-size="10pt" fo:font-style="normal" style:text-underline-style="none" officeooo:rsid="009998b5" style:font-size-asian="10pt" style:font-style-asian="normal" style:font-size-complex="10pt" style:font-style-complex="normal"/>
    </style:style>
    <style:style style:name="T49" style:family="text">
      <style:text-properties style:use-window-font-color="true" loext:opacity="0%" style:font-name="Bitstream Vera Sans5" fo:font-size="10pt" fo:font-style="normal" style:text-underline-style="none" officeooo:rsid="00896e7f" style:font-size-asian="10pt" style:font-style-asian="normal" style:font-size-complex="10pt" style:font-style-complex="normal"/>
    </style:style>
    <style:style style:name="T50" style:family="text">
      <style:text-properties style:use-window-font-color="true" loext:opacity="0%" style:font-name="Bitstream Vera Sans5" fo:font-size="10pt" fo:letter-spacing="-0.014cm" fo:font-style="normal" style:text-underline-style="none" fo:font-weight="normal" officeooo:rsid="00903b48" style:font-size-asian="10pt" style:font-style-asian="normal" style:font-size-complex="10pt" style:font-style-complex="normal"/>
    </style:style>
    <style:style style:name="T51" style:family="text">
      <style:text-properties style:use-window-font-color="true" loext:opacity="0%" style:text-position="0% 100%" style:font-name="Bitstream Vera Sans2" fo:font-size="10pt" fo:letter-spacing="normal" fo:font-style="normal" fo:font-weight="normal" officeooo:rsid="007c35eb" style:font-name-asian="OpenSymbol3" style:font-size-asian="10pt" style:font-style-asian="normal" style:font-weight-asian="normal" style:font-name-complex="OpenSymbol3" style:font-size-complex="10pt" style:font-style-complex="normal" style:font-weight-complex="normal" style:text-scale="100%"/>
    </style:style>
    <style:style style:name="T52" style:family="text">
      <style:text-properties style:use-window-font-color="true" loext:opacity="0%" style:text-position="0% 100%" style:font-name="Bitstream Vera Sans2" fo:font-size="10pt" fo:letter-spacing="normal" fo:font-style="normal" fo:font-weight="normal" officeooo:rsid="00818642" style:font-name-asian="OpenSymbol3" style:font-size-asian="10pt" style:font-style-asian="normal" style:font-weight-asian="normal" style:font-name-complex="OpenSymbol3" style:font-size-complex="10pt" style:font-style-complex="normal" style:font-weight-complex="normal" style:text-scale="100%"/>
    </style:style>
    <style:style style:name="T53" style:family="text">
      <style:text-properties style:use-window-font-color="true" loext:opacity="0%" style:text-position="0% 100%" style:font-name="Bitstream Vera Sans4" fo:font-size="10pt" fo:font-weight="normal" officeooo:rsid="00d8a100" style:font-name-asian="OpenSymbol3" style:font-style-asian="normal" style:font-weight-asian="normal" style:font-name-complex="OpenSymbol3" style:font-style-complex="normal" style:font-weight-complex="normal" style:text-scale="100%"/>
    </style:style>
    <style:style style:name="T54" style:family="text">
      <style:text-properties style:use-window-font-color="true" loext:opacity="0%" style:text-position="0% 100%" fo:font-weight="normal" officeooo:rsid="00d7fb35" style:font-name-asian="OpenSymbol3" style:font-style-asian="normal" style:font-weight-asian="normal" style:font-name-complex="OpenSymbol3" style:font-style-complex="normal" style:font-weight-complex="normal" style:text-scale="100%"/>
    </style:style>
    <style:style style:name="T55" style:family="text">
      <style:text-properties style:use-window-font-color="true" loext:opacity="0%" style:text-position="0% 100%" fo:font-weight="normal" officeooo:rsid="00e0888a" style:font-name-asian="OpenSymbol3" style:font-style-asian="normal" style:font-weight-asian="normal" style:font-name-complex="OpenSymbol3" style:font-style-complex="normal" style:font-weight-complex="normal" style:text-scale="100%"/>
    </style:style>
    <style:style style:name="T56" style:family="text">
      <style:text-properties style:use-window-font-color="true" loext:opacity="0%" style:text-position="0% 100%" fo:font-weight="normal" officeooo:rsid="00d8a100" style:font-name-asian="OpenSymbol3" style:font-style-asian="normal" style:font-weight-asian="normal" style:font-name-complex="OpenSymbol3" style:font-style-complex="normal" style:font-weight-complex="normal" style:text-scale="100%"/>
    </style:style>
    <style:style style:name="T57" style:family="text">
      <style:text-properties style:use-window-font-color="true" loext:opacity="0%" style:text-position="0% 100%" fo:font-weight="normal" officeooo:rsid="009ec5eb" fo:background-color="#ffff00"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58" style:family="text">
      <style:text-properties style:use-window-font-color="true" loext:opacity="0%" style:text-position="0% 100%" fo:font-style="normal" style:text-underline-style="none" fo:font-weight="normal" style:font-name-asian="OpenSymbol3" style:font-style-asian="normal" style:font-weight-asian="normal" style:font-name-complex="OpenSymbol3" style:font-style-complex="normal" style:font-weight-complex="normal" style:text-scale="100%"/>
    </style:style>
    <style:style style:name="T59" style:family="text">
      <style:text-properties style:use-window-font-color="true" loext:opacity="0%" style:text-position="0% 100%" fo:font-style="normal" style:text-underline-style="none" fo:font-weight="normal" officeooo:rsid="0030a46a" style:font-name-asian="OpenSymbol3" style:font-style-asian="normal" style:font-weight-asian="normal" style:font-name-complex="OpenSymbol3" style:font-style-complex="normal" style:font-weight-complex="normal" style:text-scale="100%"/>
    </style:style>
    <style:style style:name="T60" style:family="text">
      <style:text-properties style:use-window-font-color="true" loext:opacity="0%" style:text-position="super 58%" fo:font-style="normal" style:text-underline-style="none" fo:font-weight="normal" style:font-name-asian="OpenSymbol3" style:font-style-asian="normal" style:font-weight-asian="normal" style:font-name-complex="OpenSymbol3" style:font-style-complex="normal" style:font-weight-complex="normal" style:text-scale="100%"/>
    </style:style>
    <style:style style:name="T61" style:family="text">
      <style:text-properties style:use-window-font-color="true" loext:opacity="0%" officeooo:rsid="00821569"/>
    </style:style>
    <style:style style:name="T62" style:family="text">
      <style:text-properties style:use-window-font-color="true" loext:opacity="0%" fo:font-weight="normal" officeooo:rsid="00889915" style:font-size-asian="10pt" style:font-style-asian="normal" style:font-weight-asian="normal" style:font-size-complex="10pt" style:font-style-complex="normal" style:font-weight-complex="normal"/>
    </style:style>
    <style:style style:name="T63" style:family="text">
      <style:text-properties style:use-window-font-color="true" loext:opacity="0%" fo:font-style="normal" fo:font-weight="normal" officeooo:rsid="00889915" style:font-size-asian="10pt" style:font-style-asian="normal" style:font-weight-asian="normal" style:font-size-complex="10pt" style:font-style-complex="normal" style:font-weight-complex="normal"/>
    </style:style>
    <style:style style:name="T64" style:family="text">
      <style:text-properties style:use-window-font-color="true" loext:opacity="0%" fo:font-style="normal" fo:font-weight="normal" officeooo:rsid="00889915" style:font-name-asian="OpenSymbol1" style:font-size-asian="12pt" style:font-style-asian="normal" style:font-weight-asian="normal" style:font-name-complex="OpenSymbol1" style:font-size-complex="12pt" style:font-style-complex="normal" style:font-weight-complex="normal"/>
    </style:style>
    <style:style style:name="T65" style:family="text">
      <style:text-properties fo:color="#000000" loext:opacity="100%" style:text-position="0% 100%" style:font-name="Bitstream Vera Sans5" fo:font-size="10pt" fo:font-style="normal" fo:font-weight="normal" officeooo:rsid="008c591f" fo:background-color="transparent"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66" style:family="text">
      <style:text-properties fo:color="#000000" loext:opacity="100%" style:text-position="0% 100%" style:font-name="Bitstream Vera Sans5" fo:font-size="10pt" fo:font-style="normal" fo:font-weight="normal" officeooo:rsid="00882a78"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67" style:family="text">
      <style:text-properties fo:color="#000000" loext:opacity="100%" style:text-position="0% 100%" style:font-name="Bitstream Vera Sans5" fo:font-size="10pt" fo:font-style="normal" fo:font-weight="normal" officeooo:rsid="008c0d80"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68" style:family="text">
      <style:text-properties fo:color="#000000" loext:opacity="100%" style:text-position="0% 100%" style:font-name="Bitstream Vera Sans5" fo:font-size="10pt" fo:font-style="normal" fo:font-weight="normal" officeooo:rsid="008e9d84"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69" style:family="text">
      <style:text-properties fo:color="#000000" loext:opacity="100%" style:text-position="0% 100%" style:font-name="Bitstream Vera Sans5" fo:font-size="10pt" fo:font-style="normal" fo:font-weight="normal" officeooo:rsid="0092dbcc"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70" style:family="text">
      <style:text-properties fo:color="#000000" loext:opacity="100%" style:text-position="0% 100%" style:font-name="Bitstream Vera Sans5" fo:font-size="10pt" fo:font-style="normal" fo:font-weight="normal" officeooo:rsid="0094057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71" style:family="text">
      <style:text-properties fo:color="#000000" loext:opacity="100%" style:text-position="0% 100%" style:font-name="Bitstream Vera Sans5" fo:font-size="10pt" fo:font-style="normal" fo:font-weight="normal" officeooo:rsid="00993179"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72" style:family="text">
      <style:text-properties fo:color="#000000" loext:opacity="100%" style:text-position="0% 100%" style:font-name="Bitstream Vera Sans5" fo:font-size="10pt" fo:font-style="normal" fo:font-weight="normal" officeooo:rsid="008a19f2"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73" style:family="text">
      <style:text-properties fo:color="#000000" loext:opacity="100%" style:text-position="0% 100%" style:font-name="Bitstream Vera Sans5" fo:font-size="10pt" fo:font-style="normal" fo:font-weight="normal" officeooo:rsid="008c0d80"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74" style:family="text">
      <style:text-properties fo:color="#000000" loext:opacity="100%" style:text-position="0% 100%" style:font-name="Bitstream Vera Sans5" fo:font-size="10pt" fo:font-style="normal" style:text-underline-style="none" fo:font-weight="normal" officeooo:rsid="0083802e"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75" style:family="text">
      <style:text-properties fo:color="#000000" loext:opacity="100%" style:text-position="0% 100%" style:font-name="Bitstream Vera Sans5" fo:font-size="10pt" fo:letter-spacing="-0.007cm" fo:font-style="normal" fo:font-weight="normal" officeooo:rsid="008c591f" fo:background-color="transparent"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76" style:family="text">
      <style:text-properties fo:color="#000000" loext:opacity="100%" style:text-position="0% 100%" style:font-name="Bitstream Vera Sans5" fo:font-size="10pt" fo:letter-spacing="-0.007cm" fo:font-style="normal" fo:font-weight="normal" officeooo:rsid="0099c7eb" fo:background-color="transparent"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77" style:family="text">
      <style:text-properties fo:color="#000000" loext:opacity="100%" style:text-position="0% 100%" style:font-name="Bitstream Vera Sans5" fo:font-size="10pt" fo:letter-spacing="-0.007cm" fo:font-style="normal" fo:font-weight="normal" officeooo:rsid="008e38cf" fo:background-color="transparent"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78" style:family="text">
      <style:text-properties fo:color="#000000" loext:opacity="100%" style:text-position="0% 100%" style:font-name="Bitstream Vera Sans5" fo:font-size="10pt" fo:letter-spacing="-0.014cm" fo:font-style="normal" style:text-underline-style="none" fo:font-weight="normal" officeooo:rsid="0087d439" style:font-name-asian="OpenSymbol3" style:font-size-asian="10pt" style:font-style-asian="normal" style:font-weight-asian="normal" style:font-name-complex="OpenSymbol3" style:font-size-complex="10pt" style:font-style-complex="normal" style:font-weight-complex="normal"/>
    </style:style>
    <style:style style:name="T79" style:family="text">
      <style:text-properties fo:color="#000000" loext:opacity="100%" style:text-position="0% 100%" style:font-name="Bitstream Vera Sans5" fo:font-size="10pt" fo:letter-spacing="-0.014cm" fo:font-style="normal" style:text-underline-style="none" fo:font-weight="normal" officeooo:rsid="0088130b" style:font-name-asian="OpenSymbol3" style:font-size-asian="10pt" style:font-style-asian="normal" style:font-weight-asian="normal" style:font-name-complex="OpenSymbol3" style:font-size-complex="10pt" style:font-style-complex="normal" style:font-weight-complex="normal"/>
    </style:style>
    <style:style style:name="T80" style:family="text">
      <style:text-properties fo:color="#000000" loext:opacity="100%" style:text-position="0% 100%" style:font-name="Bitstream Vera Sans5" fo:font-size="10pt" fo:letter-spacing="-0.014cm" fo:font-style="normal" style:text-underline-style="none" fo:font-weight="normal" officeooo:rsid="00903b48" style:font-name-asian="OpenSymbol3" style:font-size-asian="10pt" style:font-style-asian="normal" style:font-weight-asian="normal" style:font-name-complex="OpenSymbol3" style:font-size-complex="10pt" style:font-style-complex="normal" style:font-weight-complex="normal"/>
    </style:style>
    <style:style style:name="T81" style:family="text">
      <style:text-properties fo:color="#000000" loext:opacity="100%" style:text-position="0% 100%" style:font-name="Bitstream Vera Sans5" fo:font-size="10pt" fo:letter-spacing="-0.014cm" fo:font-style="normal" style:text-underline-style="none" fo:font-weight="normal" officeooo:rsid="007a59f8" style:font-name-asian="OpenSymbol3" style:font-size-asian="10pt" style:font-style-asian="normal" style:font-weight-asian="normal" style:font-name-complex="OpenSymbol3" style:font-size-complex="10pt" style:font-style-complex="normal" style:font-weight-complex="normal"/>
    </style:style>
    <style:style style:name="T82" style:family="text">
      <style:text-properties fo:color="#000000" loext:opacity="100%" style:text-position="0% 100%" style:font-name="Bitstream Vera Sans5" fo:font-size="10pt" fo:letter-spacing="-0.014cm" fo:language="en" fo:country="US" fo:font-style="normal" style:text-underline-style="none" fo:font-weight="normal" officeooo:rsid="007a59f8" style:font-name-asian="OpenSymbol3" style:font-size-asian="10pt" style:font-style-asian="normal" style:font-weight-asian="normal" style:font-name-complex="OpenSymbol3" style:font-size-complex="10pt" style:font-style-complex="normal" style:font-weight-complex="normal"/>
    </style:style>
    <style:style style:name="T83" style:family="text">
      <style:text-properties fo:color="#000000" loext:opacity="100%" style:text-position="0% 100%" style:font-name="Bitstream Vera Sans5" fo:font-size="10pt" fo:letter-spacing="-0.014cm" fo:language="fr" fo:country="FR" fo:font-style="normal" style:text-underline-style="none" fo:font-weight="normal" officeooo:rsid="007a59f8" style:font-name-asian="OpenSymbol3" style:font-size-asian="10pt" style:font-style-asian="normal" style:font-weight-asian="normal" style:font-name-complex="OpenSymbol3" style:font-size-complex="10pt" style:font-style-complex="normal" style:font-weight-complex="normal"/>
    </style:style>
    <style:style style:name="T84" style:family="text">
      <style:text-properties fo:color="#000000" loext:opacity="100%" style:text-position="0% 100%" style:font-name="Bitstream Vera Sans5" officeooo:rsid="008569f8" style:font-name-asian="OpenSymbol3" style:font-style-asian="normal" style:font-name-complex="OpenSymbol3" style:font-style-complex="normal"/>
    </style:style>
    <style:style style:name="T85" style:family="text">
      <style:text-properties fo:color="#000000" loext:opacity="100%" style:text-position="0% 100%" fo:font-weight="normal" style:font-name-asian="OpenSymbol3" style:font-size-asian="10pt" style:font-style-asian="normal" style:font-weight-asian="normal" style:font-name-complex="OpenSymbol3" style:font-size-complex="10pt" style:font-style-complex="normal" style:font-weight-complex="normal"/>
    </style:style>
    <style:style style:name="T86" style:family="text">
      <style:text-properties fo:color="#000000" loext:opacity="100%" style:text-position="0% 100%" fo:font-weight="normal" officeooo:rsid="008569f8" style:font-name-asian="OpenSymbol3" style:font-size-asian="10pt" style:font-style-asian="normal" style:font-weight-asian="normal" style:font-name-complex="OpenSymbol3" style:font-size-complex="10pt" style:font-style-complex="normal" style:font-weight-complex="normal" style:text-scale="100%"/>
    </style:style>
    <style:style style:name="T87" style:family="text">
      <style:text-properties fo:color="#000000" loext:opacity="100%" style:text-position="0% 100%" officeooo:rsid="008569f8" style:font-name-asian="OpenSymbol3" style:font-style-asian="normal" style:font-name-complex="OpenSymbol3" style:font-style-complex="normal"/>
    </style:style>
    <style:style style:name="T88" style:family="text">
      <style:text-properties fo:color="#000000" loext:opacity="100%" style:text-position="0% 100%" style:font-name="Verdana" officeooo:rsid="008569f8" style:font-name-asian="Verdana" style:font-style-asian="normal" style:font-name-complex="Verdana" style:font-style-complex="normal"/>
    </style:style>
    <style:style style:name="T89" style:family="text">
      <style:text-properties fo:color="#000000" loext:opacity="100%" style:text-position="0% 100%" fo:letter-spacing="-0.014cm" fo:font-weight="normal" style:font-name-asian="OpenSymbol3" style:font-size-asian="10pt" style:font-style-asian="normal" style:font-weight-asian="normal" style:font-name-complex="OpenSymbol3" style:font-size-complex="10pt" style:font-style-complex="normal" style:font-weight-complex="normal"/>
    </style:style>
    <style:style style:name="T90" style:family="text">
      <style:text-properties fo:color="#000000" loext:opacity="100%" style:text-position="0% 100%" fo:letter-spacing="-0.014cm" fo:font-weight="normal" officeooo:rsid="008569f8" style:font-name-asian="OpenSymbol3" style:font-size-asian="10pt" style:font-style-asian="normal" style:font-weight-asian="normal" style:font-name-complex="OpenSymbol3" style:font-size-complex="10pt" style:font-style-complex="normal" style:font-weight-complex="normal"/>
    </style:style>
    <style:style style:name="T91" style:family="text">
      <style:text-properties fo:color="#000000" loext:opacity="100%" style:text-position="0% 100%" style:text-underline-style="none" fo:font-weight="normal"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92" style:family="text">
      <style:text-properties fo:color="#000000" loext:opacity="100%" style:text-position="0% 100%" style:text-underline-style="none" fo:font-weight="normal" officeooo:rsid="009ec5eb"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93" style:family="text">
      <style:text-properties fo:color="#000000" loext:opacity="100%" style:text-position="0% 100%" style:font-name="OpenSymbol1" fo:font-size="12pt" fo:font-style="normal" fo:font-weight="normal" officeooo:rsid="008c0d80" fo:background-color="#ffff00" loext:char-shading-value="0" style:font-name-asian="OpenSymbol1" style:font-size-asian="12pt" style:font-style-asian="normal" style:font-weight-asian="normal" style:font-name-complex="OpenSymbol1" style:font-size-complex="12pt" style:font-style-complex="normal" style:font-weight-complex="normal" style:text-scale="100%"/>
    </style:style>
    <style:style style:name="T94" style:family="text">
      <style:text-properties fo:color="#000000" loext:opacity="100%" fo:font-size="10pt" fo:font-style="normal" fo:font-weight="bold" officeooo:rsid="00889915" style:font-size-asian="10pt" style:font-style-asian="normal" style:font-weight-asian="bold" style:font-size-complex="10pt" style:font-style-complex="normal" style:font-weight-complex="bold"/>
    </style:style>
    <style:style style:name="T95" style:family="text">
      <style:text-properties fo:color="#000000" loext:opacity="100%" fo:font-size="10pt" fo:font-style="normal" style:font-size-asian="10pt" style:font-style-asian="normal" style:font-size-complex="10pt" style:font-style-complex="normal"/>
    </style:style>
    <style:style style:name="T96" style:family="text">
      <style:text-properties fo:color="#000000" loext:opacity="100%" fo:font-size="10pt" fo:font-style="normal" officeooo:rsid="007ceda5" style:font-size-asian="10pt" style:font-style-asian="normal" style:font-size-complex="10pt" style:font-style-complex="normal"/>
    </style:style>
    <style:style style:name="T97" style:family="text">
      <style:text-properties fo:color="#000000" loext:opacity="100%" style:text-outline="false" style:text-line-through-style="none" style:text-line-through-type="none"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98" style:family="text">
      <style:text-properties fo:color="#000000" loext:opacity="100%" style:text-outline="false" style:text-line-through-style="none" style:text-line-through-type="none" style:font-name="Apple Chancery" fo:font-size="11pt" fo:letter-spacing="normal" fo:font-style="italic" fo:text-shadow="none" style:text-underline-style="none" fo:font-weight="bold" officeooo:rsid="00d7fb35" style:letter-kerning="true" style:font-name-asian="Times New Roman" style:font-size-asian="11pt" style:font-style-asian="italic" style:font-weight-asian="bold" style:font-name-complex="Times New Roman" style:font-size-complex="11pt" style:font-style-complex="italic" style:font-weight-complex="bold" style:text-emphasize="none"/>
    </style:style>
    <style:style style:name="T99" style:family="text">
      <style:text-properties fo:color="#000000" loext:opacity="100%" style:text-outline="false" style:text-line-through-style="none" style:text-line-through-type="none" style:text-position="0% 100%" fo:letter-spacing="normal" fo:font-style="normal" fo:text-shadow="none" style:text-underline-style="none" fo:font-weight="normal" officeooo:rsid="00d7fb35" style:letter-kerning="true" style:font-name-asian="Times New Roman" style:font-style-asian="normal" style:font-weight-asian="normal" style:font-name-complex="Times New Roman" style:font-style-complex="normal" style:font-weight-complex="normal" style:text-emphasize="none"/>
    </style:style>
    <style:style style:name="T100" style:family="text">
      <style:text-properties fo:color="#000000" loext:opacity="100%" style:text-outline="false" style:text-line-through-style="none" style:text-line-through-type="none" style:text-position="0% 100%" fo:letter-spacing="normal" fo:font-style="normal" fo:text-shadow="none" style:text-underline-style="none" fo:font-weight="normal" officeooo:rsid="00e331fc" style:letter-kerning="true" style:font-name-asian="Times New Roman" style:font-style-asian="normal" style:font-weight-asian="normal" style:font-name-complex="Times New Roman" style:font-style-complex="normal" style:font-weight-complex="normal" style:text-emphasize="none"/>
    </style:style>
    <style:style style:name="T101" style:family="text">
      <style:text-properties fo:color="#000000" loext:opacity="100%" style:text-outline="false" style:text-line-through-style="none" style:text-line-through-type="none" style:text-position="0% 100%"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102" style:family="text">
      <style:text-properties fo:color="#000000" loext:opacity="100%" style:text-outline="false" style:text-line-through-style="none" style:text-line-through-type="none" style:text-position="0% 100%" style:font-name="OpenSymbol3" fo:letter-spacing="normal" fo:font-style="normal" fo:text-shadow="none" style:text-underline-style="none" fo:font-weight="normal" officeooo:rsid="00e0888a" style:letter-kerning="true" style:font-name-asian="Times New Roman" style:font-style-asian="normal" style:font-weight-asian="normal" style:font-name-complex="Times New Roman" style:font-style-complex="normal" style:font-weight-complex="normal" style:text-emphasize="none"/>
    </style:style>
    <style:style style:name="T103" style:family="text">
      <style:text-properties fo:color="#000000" loext:opacity="100%" style:text-outline="false" style:text-line-through-style="none" style:text-line-through-type="none" style:text-position="0% 100%"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104" style:family="text">
      <style:text-properties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858bb5" style:letter-kerning="true"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emphasize="none" style:text-scale="100%"/>
    </style:style>
    <style:style style:name="T105" style:family="text">
      <style:text-properties fo:color="#000000" loext:opacity="100%" style:text-outline="false" style:text-line-through-style="none" style:text-line-through-type="none" style:text-position="0% 100%" style:font-name="Bitstream Vera Sans5" fo:font-size="10pt" fo:letter-spacing="normal" fo:font-style="normal" fo:text-shadow="none" style:text-underline-style="none" fo:font-weight="normal" officeooo:rsid="009028ac" style:letter-kerning="true"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emphasize="none" style:text-scale="100%"/>
    </style:style>
    <style:style style:name="T106" style:family="text">
      <style:text-properties fo:color="#000000" loext:opacity="100%" style:text-outline="false" style:text-line-through-style="none" style:text-line-through-type="none" style:text-position="sub 58%" style:font-name="Bitstream Vera Sans5" fo:font-size="10pt" fo:letter-spacing="normal" fo:font-style="normal" fo:text-shadow="none" style:text-underline-style="none" fo:font-weight="normal" officeooo:rsid="00858bb5" style:letter-kerning="true"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emphasize="none" style:text-scale="100%"/>
    </style:style>
    <style:style style:name="T107" style:family="text">
      <style:text-properties fo:color="#000000" loext:opacity="100%" fo:font-weight="normal" officeooo:rsid="00d7fb35" style:font-weight-asian="normal" style:font-weight-complex="normal"/>
    </style:style>
    <style:style style:name="T108" style:family="text">
      <style:text-properties fo:color="#000000" loext:opacity="100%" fo:font-weight="normal" officeooo:rsid="00e0888a" style:font-weight-asian="normal" style:font-weight-complex="normal"/>
    </style:style>
    <style:style style:name="T109" style:family="text">
      <style:text-properties fo:color="#000000" loext:opacity="100%" style:font-name="OpenSymbol3" fo:font-weight="normal" officeooo:rsid="00e0888a" style:font-weight-asian="normal" style:font-weight-complex="normal"/>
    </style:style>
    <style:style style:name="T110" style:family="text">
      <style:text-properties fo:color="#000000" loext:opacity="100%" style:font-name="Verdana" officeooo:rsid="008569f8" style:font-name-asian="Verdana" style:font-name-complex="Verdana"/>
    </style:style>
    <style:style style:name="T111" style:family="text">
      <style:text-properties fo:color="#000000" loext:opacity="100%" style:font-name="Bitstream Vera Sans5" officeooo:rsid="008569f8"/>
    </style:style>
    <style:style style:name="T112" style:family="text">
      <style:text-properties fo:color="#000000" loext:opacity="100%" style:font-name="Bitstream Vera Sans5" fo:font-size="10pt" fo:font-style="normal" style:text-underline-style="none" fo:font-weight="normal" officeooo:rsid="00889915" style:font-size-asian="10pt" style:font-style-asian="normal" style:font-weight-asian="normal" style:font-size-complex="10pt" style:font-style-complex="normal" style:font-weight-complex="normal"/>
    </style:style>
    <style:style style:name="T113" style:family="text">
      <style:text-properties fo:color="#000000" loext:opacity="100%" style:font-name="Bitstream Vera Sans5" fo:font-size="10pt" fo:font-style="normal" style:text-underline-style="none" fo:font-weight="normal" officeooo:rsid="008b6e3b" style:font-size-asian="10pt" style:font-style-asian="normal" style:font-weight-asian="normal" style:font-size-complex="10pt" style:font-style-complex="normal" style:font-weight-complex="normal"/>
    </style:style>
    <style:style style:name="T114" style:family="text">
      <style:text-properties fo:color="#000000" loext:opacity="100%" style:font-name="Bitstream Vera Sans5" fo:font-size="10pt" fo:font-style="normal" style:text-underline-style="none" fo:font-weight="normal" officeooo:rsid="00896e7f" style:font-size-asian="10pt" style:font-style-asian="normal" style:font-weight-asian="normal" style:font-size-complex="10pt" style:font-style-complex="normal" style:font-weight-complex="normal"/>
    </style:style>
    <style:style style:name="T115" style:family="text">
      <style:text-properties fo:color="#000000" loext:opacity="100%" style:font-name="Bitstream Vera Sans5" fo:font-size="10pt" fo:font-style="normal" fo:font-weight="normal" officeooo:rsid="0083802e" fo:background-color="#ffff00" loext:char-shading-value="0" style:font-name-asian="Bitstream Vera Sans5" style:font-size-asian="10pt" style:font-style-asian="italic" style:font-weight-asian="normal" style:font-name-complex="Bitstream Vera Sans5" style:font-size-complex="10pt" style:font-style-complex="italic" style:font-weight-complex="normal" style:text-scale="100%"/>
    </style:style>
    <style:style style:name="T116" style:family="text">
      <style:text-properties fo:color="#000000" loext:opacity="100%" style:font-name="Bitstream Vera Sans5" fo:font-size="10pt" fo:font-style="normal" fo:font-weight="normal" officeooo:rsid="0086855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style>
    <style:style style:name="T117" style:family="text">
      <style:text-properties fo:color="#000000" loext:opacity="100%" style:font-name="Bitstream Vera Sans5" fo:font-size="10pt" fo:font-style="normal" fo:font-weight="normal" officeooo:rsid="0086855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18" style:family="text">
      <style:text-properties fo:color="#000000" loext:opacity="100%" style:font-name="Bitstream Vera Sans5" fo:font-size="10pt" fo:font-style="normal" fo:font-weight="normal" officeooo:rsid="0094057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19" style:family="text">
      <style:text-properties fo:color="#000000" loext:opacity="100%" style:font-name="Bitstream Vera Sans5" fo:font-size="10pt" fo:font-style="normal" fo:font-weight="normal" officeooo:rsid="0094057f" fo:background-color="#ffff00" loext:char-shading-value="0" style:font-name-asian="Bitstream Vera Sans5" style:font-size-asian="10pt" style:font-weight-asian="normal" style:font-name-complex="Bitstream Vera Sans5" style:font-size-complex="10pt" style:font-weight-complex="normal" style:text-scale="100%"/>
    </style:style>
    <style:style style:name="T120" style:family="text">
      <style:text-properties fo:color="#000000" loext:opacity="100%" style:font-name="Bitstream Vera Sans5" fo:font-size="10pt" fo:font-style="normal" fo:font-weight="normal" officeooo:rsid="0095248e" fo:background-color="#ffff00" loext:char-shading-value="0" style:font-name-asian="Bitstream Vera Sans5" style:font-size-asian="10pt" style:font-name-complex="Bitstream Vera Sans5" style:font-size-complex="10pt"/>
    </style:style>
    <style:style style:name="T121" style:family="text">
      <style:text-properties fo:color="#000000" loext:opacity="100%" style:font-name="Bitstream Vera Sans5" fo:font-size="10pt" fo:font-style="normal" fo:font-weight="normal" officeooo:rsid="008c0d80" fo:background-color="#ffff00" loext:char-shading-value="0" style:font-name-asian="Bitstream Vera Sans5" style:font-name-complex="Bitstream Vera Sans5"/>
    </style:style>
    <style:style style:name="T122" style:family="text">
      <style:text-properties fo:color="#000000" loext:opacity="100%" style:font-name="Bitstream Vera Sans5" fo:font-size="10pt" fo:font-style="normal" fo:font-weight="normal" officeooo:rsid="008a19f2" fo:background-color="#ffff00" loext:char-shading-value="0" style:font-name-asian="Bitstream Vera Sans5" style:font-style-asian="normal" style:font-name-complex="Bitstream Vera Sans5" style:font-style-complex="normal"/>
    </style:style>
    <style:style style:name="T123" style:family="text">
      <style:text-properties fo:color="#000000" loext:opacity="100%" style:font-name="Bitstream Vera Sans5" fo:font-size="10pt" fo:font-style="normal" fo:font-weight="normal" officeooo:rsid="008c0d80" fo:background-color="#ffff00" loext:char-shading-value="0" style:font-name-asian="Bitstream Vera Sans5" style:font-style-asian="normal" style:font-name-complex="Bitstream Vera Sans5" style:font-style-complex="normal"/>
    </style:style>
    <style:style style:name="T124" style:family="text">
      <style:text-properties fo:color="#000000" loext:opacity="100%" style:font-name="Bitstream Vera Sans5" fo:font-size="10pt" fo:font-style="normal" fo:font-weight="normal" officeooo:rsid="008a19f2" fo:background-color="#ffff00" loext:char-shading-value="0" style:font-name-asian="Bitstream Vera Sans5" style:font-size-asian="12pt" style:font-style-asian="normal" style:font-name-complex="Bitstream Vera Sans5" style:font-size-complex="12pt" style:font-style-complex="normal"/>
    </style:style>
    <style:style style:name="T125" style:family="text">
      <style:text-properties fo:color="#000000" loext:opacity="100%" style:font-name="Bitstream Vera Sans5" fo:font-size="10pt" fo:font-style="normal" fo:font-weight="normal" officeooo:rsid="008c0d80" fo:background-color="#ffff00" loext:char-shading-value="0" style:font-name-asian="Bitstream Vera Sans5" style:font-size-asian="12pt" style:font-style-asian="normal" style:font-name-complex="Bitstream Vera Sans5" style:font-size-complex="12pt" style:font-style-complex="normal"/>
    </style:style>
    <style:style style:name="T126" style:family="text">
      <style:text-properties fo:color="#000000" loext:opacity="100%" style:font-name="Bitstream Vera Sans5" fo:font-size="10pt" fo:font-style="normal" officeooo:rsid="0094057f" fo:background-color="#ffff00" loext:char-shading-value="0" style:font-name-asian="Bitstream Vera Sans5" style:font-name-complex="Bitstream Vera Sans5"/>
    </style:style>
    <style:style style:name="T127" style:family="text">
      <style:text-properties fo:color="#000000" loext:opacity="100%" officeooo:rsid="008569f8"/>
    </style:style>
    <style:style style:name="T128" style:family="text">
      <style:text-properties fo:color="#000000" loext:opacity="100%" fo:font-style="normal" style:font-style-asian="normal" style:font-style-complex="normal"/>
    </style:style>
    <style:style style:name="T129" style:family="text">
      <style:text-properties fo:color="#000000" loext:opacity="100%" style:font-name="Bitstream Vera Sans7" fo:font-size="10pt" fo:font-style="normal" fo:font-weight="normal" officeooo:rsid="0096ce92" style:font-size-asian="10pt" style:font-style-asian="normal" style:font-weight-asian="normal"/>
    </style:style>
    <style:style style:name="T130" style:family="text">
      <style:text-properties fo:color="#000000" loext:opacity="100%" style:text-position="super 58%" style:text-underline-style="none" fo:font-weight="normal" officeooo:rsid="009ec5eb"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31" style:family="text">
      <style:text-properties fo:color="#000000" loext:opacity="100%" style:text-position="sub 58%" style:font-name="Bitstream Vera Sans5" fo:font-size="10pt" fo:font-style="normal" fo:font-weight="normal" officeooo:rsid="00882a78"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32" style:family="text">
      <style:text-properties fo:color="#000000" loext:opacity="100%" style:text-position="sub 58%" style:font-name="Bitstream Vera Sans5" fo:font-size="10pt" fo:font-style="normal" fo:font-weight="normal" officeooo:rsid="008a19f2" fo:background-color="#ffff00" loext:char-shading-value="0" style:font-name-asian="Bitstream Vera Sans5" style:font-name-complex="Bitstream Vera Sans5"/>
    </style:style>
    <style:style style:name="T133" style:family="text">
      <style:text-properties fo:color="#000000" loext:opacity="100%" style:text-position="sub 58%" style:font-name="Bitstream Vera Sans5" fo:font-size="10pt" fo:font-style="normal" fo:font-weight="normal" officeooo:rsid="008c0d80" fo:background-color="#ffff00" loext:char-shading-value="0" style:font-name-asian="Bitstream Vera Sans5" style:font-name-complex="Bitstream Vera Sans5"/>
    </style:style>
    <style:style style:name="T134" style:family="text">
      <style:text-properties fo:color="#000000" loext:opacity="100%" style:text-position="sub 58%" style:font-name="Bitstream Vera Sans5" fo:font-size="10pt" fo:font-style="normal" fo:font-weight="normal" officeooo:rsid="008a19f2" fo:background-color="#ffff00" loext:char-shading-value="0" style:font-name-asian="Bitstream Vera Sans5" style:font-size-asian="12pt" style:font-name-complex="Bitstream Vera Sans5" style:font-size-complex="12pt"/>
    </style:style>
    <style:style style:name="T135" style:family="text">
      <style:text-properties fo:color="#000000" loext:opacity="100%" style:text-position="sub 58%" style:font-name="Bitstream Vera Sans5" fo:font-size="10pt" fo:font-style="normal" fo:font-weight="normal" officeooo:rsid="008c0d80" fo:background-color="#ffff00" loext:char-shading-value="0" style:font-name-asian="Bitstream Vera Sans5" style:font-size-asian="12pt" style:font-name-complex="Bitstream Vera Sans5" style:font-size-complex="12pt"/>
    </style:style>
    <style:style style:name="T136" style:family="text">
      <style:text-properties fo:color="#000000" loext:opacity="100%" style:text-position="sub 58%" style:font-name="Bitstream Vera Sans5" fo:font-size="10pt" fo:font-style="normal" fo:font-weight="normal" officeooo:rsid="008a19f2"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7" style:family="text">
      <style:text-properties fo:color="#000000" loext:opacity="100%" style:text-position="sub 58%" style:font-name="Bitstream Vera Sans5" fo:font-size="10pt" fo:font-style="normal" fo:font-weight="normal" officeooo:rsid="008c0d80"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8" style:family="text">
      <style:text-properties style:text-position="0% 100%" fo:font-weight="normal" officeooo:rsid="008569f8" style:font-name-asian="OpenSymbol3" style:font-size-asian="10pt" style:font-style-asian="normal" style:font-weight-asian="normal" style:font-name-complex="OpenSymbol3" style:font-size-complex="10pt" style:font-style-complex="normal" style:font-weight-complex="normal" style:text-scale="100%"/>
    </style:style>
    <style:style style:name="T139" style:family="text">
      <style:text-properties style:text-position="0% 100%" fo:font-weight="normal" officeooo:rsid="009b016d" style:font-name-asian="OpenSymbol3" style:font-size-asian="10pt" style:font-style-asian="normal" style:font-weight-asian="normal" style:font-name-complex="OpenSymbol3" style:font-size-complex="10pt" style:font-style-complex="normal" style:font-weight-complex="normal"/>
    </style:style>
    <style:style style:name="T140" style:family="text">
      <style:text-properties style:text-position="0% 100%" fo:font-weight="normal" officeooo:rsid="00733cfe" style:font-name-asian="OpenSymbol3" style:font-size-asian="10pt" style:font-style-asian="italic" style:font-weight-asian="normal" style:font-name-complex="OpenSymbol3" style:font-size-complex="10pt" style:font-style-complex="italic" style:font-weight-complex="normal" style:text-scale="100%"/>
    </style:style>
    <style:style style:name="T141" style:family="text">
      <style:text-properties style:text-position="0% 100%" fo:font-weight="normal" style:font-size-asian="10pt" style:font-style-asian="normal" style:font-weight-asian="normal" style:font-size-complex="10pt" style:font-style-complex="normal" style:font-weight-complex="normal" style:text-scale="100%"/>
    </style:style>
    <style:style style:name="T142" style:family="text">
      <style:text-properties style:text-position="0% 100%" fo:font-weight="normal" officeooo:rsid="008569f8" style:font-size-asian="10pt" style:font-style-asian="normal" style:font-weight-asian="normal" style:font-size-complex="10pt" style:font-style-complex="normal" style:font-weight-complex="normal" style:text-scale="100%"/>
    </style:style>
    <style:style style:name="T143" style:family="text">
      <style:text-properties style:text-position="0% 100%" fo:font-weight="normal" officeooo:rsid="00821569" style:font-size-asian="10pt" style:font-style-asian="normal" style:font-weight-asian="normal" style:font-size-complex="10pt" style:font-style-complex="normal" style:font-weight-complex="normal" style:text-scale="100%"/>
    </style:style>
    <style:style style:name="T144" style:family="text">
      <style:text-properties style:text-position="0% 100%" fo:font-weight="normal" officeooo:rsid="005b7ca8" style:font-size-asian="10pt" style:font-style-asian="normal" style:font-weight-asian="normal" style:font-size-complex="10pt" style:font-style-complex="normal" style:font-weight-complex="normal" style:text-scale="100%"/>
    </style:style>
    <style:style style:name="T145" style:family="text">
      <style:text-properties style:text-position="0% 100%" fo:font-weight="normal" officeooo:rsid="0069c78a" style:font-size-asian="10pt" style:font-style-asian="normal" style:font-weight-asian="normal" style:font-size-complex="10pt" style:font-style-complex="normal" style:font-weight-complex="normal" style:text-scale="100%"/>
    </style:style>
    <style:style style:name="T146" style:family="text">
      <style:text-properties style:text-position="0% 100%" fo:font-weight="normal" officeooo:rsid="0083802e" style:font-size-asian="10pt" style:font-style-asian="normal" style:font-weight-asian="normal" style:font-size-complex="10pt" style:font-style-complex="normal" style:font-weight-complex="normal" style:text-scale="100%"/>
    </style:style>
    <style:style style:name="T147" style:family="text">
      <style:text-properties style:text-position="0% 100%" fo:font-weight="normal" officeooo:rsid="0006288b" style:font-size-asian="10pt" style:font-style-asian="normal" style:font-weight-asian="normal" style:font-size-complex="10pt" style:font-style-complex="normal" style:font-weight-complex="normal" style:text-scale="100%"/>
    </style:style>
    <style:style style:name="T148" style:family="text">
      <style:text-properties style:text-position="0% 100%" fo:font-weight="normal" officeooo:rsid="0086855f" style:font-size-asian="10pt" style:font-style-asian="normal" style:font-weight-asian="normal" style:font-size-complex="10pt" style:font-style-complex="normal" style:font-weight-complex="normal" style:text-scale="100%"/>
    </style:style>
    <style:style style:name="T149" style:family="text">
      <style:text-properties style:text-position="0% 100%" fo:font-weight="normal" officeooo:rsid="00882a78" style:font-size-asian="10pt" style:font-style-asian="normal" style:font-weight-asian="normal" style:font-size-complex="10pt" style:font-style-complex="normal" style:font-weight-complex="normal" style:text-scale="100%"/>
    </style:style>
    <style:style style:name="T150" style:family="text">
      <style:text-properties style:text-position="0% 100%" fo:font-weight="normal" officeooo:rsid="008875e1" style:font-size-asian="10pt" style:font-style-asian="normal" style:font-weight-asian="normal" style:font-size-complex="10pt" style:font-style-complex="normal" style:font-weight-complex="normal" style:text-scale="100%"/>
    </style:style>
    <style:style style:name="T151" style:family="text">
      <style:text-properties style:text-position="0% 100%" fo:font-weight="normal" officeooo:rsid="008e9d84" style:font-size-asian="10pt" style:font-style-asian="normal" style:font-weight-asian="normal" style:font-size-complex="10pt" style:font-style-complex="normal" style:font-weight-complex="normal" style:text-scale="100%"/>
    </style:style>
    <style:style style:name="T152" style:family="text">
      <style:text-properties style:text-position="0% 100%" fo:font-weight="normal" officeooo:rsid="0092dbcc" style:font-size-asian="10pt" style:font-style-asian="normal" style:font-weight-asian="normal" style:font-size-complex="10pt" style:font-style-complex="normal" style:font-weight-complex="normal" style:text-scale="100%"/>
    </style:style>
    <style:style style:name="T153" style:family="text">
      <style:text-properties style:text-position="0% 100%" fo:font-weight="normal" officeooo:rsid="00993179" style:font-size-asian="10pt" style:font-style-asian="normal" style:font-weight-asian="normal" style:font-size-complex="10pt" style:font-style-complex="normal" style:font-weight-complex="normal" style:text-scale="100%"/>
    </style:style>
    <style:style style:name="T154" style:family="text">
      <style:text-properties style:text-position="0% 100%" fo:font-weight="normal" style:font-size-asian="12pt" style:font-style-asian="normal" style:font-weight-asian="normal" style:font-size-complex="12pt" style:font-style-complex="normal" style:font-weight-complex="normal" style:text-scale="100%"/>
    </style:style>
    <style:style style:name="T155" style:family="text">
      <style:text-properties style:text-position="0% 100%" fo:font-weight="normal" officeooo:rsid="0069c78a" style:font-size-asian="12pt" style:font-style-asian="normal" style:font-weight-asian="normal" style:font-size-complex="12pt" style:font-style-complex="normal" style:font-weight-complex="normal" style:text-scale="100%"/>
    </style:style>
    <style:style style:name="T156" style:family="text">
      <style:text-properties style:text-position="0% 100%" fo:font-weight="normal" officeooo:rsid="008a19f2" style:font-size-asian="12pt" style:font-style-asian="normal" style:font-weight-asian="normal" style:font-size-complex="12pt" style:font-style-complex="normal" style:font-weight-complex="normal" style:text-scale="100%"/>
    </style:style>
    <style:style style:name="T157" style:family="text">
      <style:text-properties style:text-position="0% 100%" fo:font-weight="normal" officeooo:rsid="008c0d80" style:font-size-asian="12pt" style:font-style-asian="normal" style:font-weight-asian="normal" style:font-size-complex="12pt" style:font-style-complex="normal" style:font-weight-complex="normal" style:text-scale="100%"/>
    </style:style>
    <style:style style:name="T158" style:family="text">
      <style:text-properties style:text-position="0% 100%" fo:font-weight="normal" officeooo:rsid="008e9d84" style:font-size-asian="12pt" style:font-style-asian="normal" style:font-weight-asian="normal" style:font-size-complex="12pt" style:font-style-complex="normal" style:font-weight-complex="normal" style:text-scale="100%"/>
    </style:style>
    <style:style style:name="T159" style:family="text">
      <style:text-properties style:text-position="0% 100%" fo:font-weight="normal" officeooo:rsid="0092dbcc" style:font-size-asian="12pt" style:font-style-asian="normal" style:font-weight-asian="normal" style:font-size-complex="12pt" style:font-style-complex="normal" style:font-weight-complex="normal" style:text-scale="100%"/>
    </style:style>
    <style:style style:name="T160" style:family="text">
      <style:text-properties style:text-position="0% 100%" officeooo:rsid="00ad3d1f" style:font-name-asian="OpenSymbol3" style:font-style-asian="normal" style:font-weight-asian="normal" style:font-name-complex="OpenSymbol3" style:font-size-complex="10pt" style:font-style-complex="normal" style:font-weight-complex="normal"/>
    </style:style>
    <style:style style:name="T161" style:family="text">
      <style:text-properties style:text-position="0% 100%" officeooo:rsid="009b016d" style:font-name-asian="OpenSymbol3" style:font-style-asian="normal" style:font-weight-asian="bold" style:font-name-complex="OpenSymbol3" style:font-size-complex="10pt" style:font-style-complex="normal" style:font-weight-complex="bold"/>
    </style:style>
    <style:style style:name="T162" style:family="text">
      <style:text-properties style:text-position="0% 100%" style:font-name-asian="OpenSymbol3" style:font-style-asian="normal" style:font-name-complex="OpenSymbol3" style:font-style-complex="normal"/>
    </style:style>
    <style:style style:name="T163" style:family="text">
      <style:text-properties style:text-position="0% 100%" officeooo:rsid="008569f8" style:font-name-asian="OpenSymbol3" style:font-style-asian="normal" style:font-name-complex="OpenSymbol3" style:font-style-complex="normal"/>
    </style:style>
    <style:style style:name="T164" style:family="text">
      <style:text-properties style:text-position="0% 100%" fo:font-style="normal" style:text-underline-style="none" fo:font-weight="normal" style:font-style-asian="normal" style:font-weight-asian="normal" style:font-style-complex="normal" style:font-weight-complex="normal"/>
    </style:style>
    <style:style style:name="T165" style:family="text">
      <style:text-properties style:text-position="0% 100%" style:font-name="Bitstream Vera Sans4" fo:font-size="10pt" fo:font-weight="normal" officeooo:rsid="009ec5eb" style:font-name-asian="OpenSymbol3" style:font-size-asian="10pt" style:font-style-asian="normal" style:font-weight-asian="normal" style:font-name-complex="OpenSymbol3" style:font-size-complex="10pt" style:font-style-complex="normal" style:font-weight-complex="normal" style:text-scale="100%"/>
    </style:style>
    <style:style style:name="T166" style:family="text">
      <style:text-properties style:text-position="0% 100%" style:font-name="Bitstream Vera Sans4" fo:font-size="10pt" style:text-underline-style="none" fo:font-weight="normal"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67" style:family="text">
      <style:text-properties style:text-position="0% 100%" style:text-underline-style="none" fo:font-weight="normal" style:font-size-asian="10pt" style:font-style-asian="normal" style:font-weight-asian="normal" style:font-size-complex="10pt" style:font-style-complex="normal" style:font-weight-complex="normal" style:text-scale="100%"/>
    </style:style>
    <style:style style:name="T168" style:family="text">
      <style:text-properties style:text-position="0% 100%" style:text-underline-style="none" fo:font-weight="normal" officeooo:rsid="0035b371" style:font-size-asian="10pt" style:font-style-asian="normal" style:font-weight-asian="normal" style:font-size-complex="10pt" style:font-style-complex="normal" style:font-weight-complex="normal" style:text-scale="100%"/>
    </style:style>
    <style:style style:name="T169" style:family="text">
      <style:text-properties style:text-position="0% 100%" style:text-underline-style="none" fo:font-weight="normal" officeooo:rsid="0069c78a" style:font-size-asian="10pt" style:font-style-asian="normal" style:font-weight-asian="normal" style:font-size-complex="10pt" style:font-style-complex="normal" style:font-weight-complex="normal" style:text-scale="100%"/>
    </style:style>
    <style:style style:name="T170" style:family="text">
      <style:text-properties style:text-position="0% 100%" style:text-underline-style="none" fo:font-weight="normal" officeooo:rsid="0083802e" style:font-size-asian="10pt" style:font-style-asian="normal" style:font-weight-asian="normal" style:font-size-complex="10pt" style:font-style-complex="normal" style:font-weight-complex="normal" style:text-scale="100%"/>
    </style:style>
    <style:style style:name="T171" style:family="text">
      <style:text-properties style:text-position="0% 100%" style:text-underline-style="none" fo:font-weight="normal" officeooo:rsid="008875e1" style:font-size-asian="10pt" style:font-style-asian="normal" style:font-weight-asian="normal" style:font-size-complex="10pt" style:font-style-complex="normal" style:font-weight-complex="normal" style:text-scale="100%"/>
    </style:style>
    <style:style style:name="T172" style:family="text">
      <style:text-properties style:text-position="0% 100%" style:text-underline-style="none" fo:font-weight="normal" officeooo:rsid="0069c78a"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73" style:family="text">
      <style:text-properties style:text-position="0% 100%" fo:font-size="10pt" fo:font-style="normal" fo:font-weight="normal" style:font-name-asian="OpenSymbol3" style:font-size-asian="10pt" style:font-style-asian="normal" style:font-weight-asian="normal" style:font-name-complex="OpenSymbol3" style:font-size-complex="10pt" style:font-style-complex="normal" style:font-weight-complex="normal" style:text-scale="100%"/>
    </style:style>
    <style:style style:name="T174" style:family="text">
      <style:text-properties style:text-position="0% 100%" style:font-name="Times New Roman" fo:font-size="12pt" fo:font-weight="normal" style:font-name-asian="OpenSymbol1" style:font-size-asian="12pt" style:font-style-asian="normal" style:font-weight-asian="normal" style:font-name-complex="OpenSymbol1" style:font-size-complex="12pt" style:font-style-complex="normal" style:font-weight-complex="normal" style:text-scale="100%"/>
    </style:style>
    <style:style style:name="T175" style:family="text">
      <style:text-properties style:text-position="0% 100%" style:font-name="Times New Roman" fo:font-size="12pt" fo:font-weight="normal" officeooo:rsid="00882a78" style:font-name-asian="OpenSymbol1" style:font-size-asian="12pt" style:font-style-asian="normal" style:font-weight-asian="normal" style:font-name-complex="OpenSymbol1" style:font-size-complex="12pt" style:font-style-complex="normal" style:font-weight-complex="normal" style:text-scale="100%"/>
    </style:style>
    <style:style style:name="T176" style:family="text">
      <style:text-properties style:text-position="0% 100%" style:font-name="Times New Roman" fo:font-size="12pt" fo:font-weight="normal" officeooo:rsid="008a19f2" style:font-name-asian="OpenSymbol1" style:font-size-asian="12pt" style:font-style-asian="normal" style:font-weight-asian="normal" style:font-name-complex="OpenSymbol1" style:font-size-complex="12pt" style:font-style-complex="normal" style:font-weight-complex="normal" style:text-scale="100%"/>
    </style:style>
    <style:style style:name="T177" style:family="text">
      <style:text-properties style:text-position="0% 100%" style:font-name="Times New Roman" fo:font-size="12pt" fo:font-weight="normal" officeooo:rsid="00993179" style:font-name-asian="OpenSymbol1" style:font-size-asian="12pt" style:font-style-asian="normal" style:font-weight-asian="normal" style:font-name-complex="OpenSymbol1" style:font-size-complex="12pt" style:font-style-complex="normal" style:font-weight-complex="normal" style:text-scale="100%"/>
    </style:style>
    <style:style style:name="T178" style:family="text">
      <style:text-properties style:text-position="0% 100%" style:font-size-asian="10pt" style:font-style-asian="normal" style:font-size-complex="10pt" style:font-style-complex="normal"/>
    </style:style>
    <style:style style:name="T179" style:family="text">
      <style:text-properties style:text-position="0% 100%" style:font-name="OpenSymbol1" fo:font-weight="normal" style:font-size-asian="10pt" style:font-style-asian="normal" style:font-weight-asian="normal" style:font-size-complex="10pt" style:font-style-complex="normal" style:font-weight-complex="normal" style:text-scale="100%"/>
    </style:style>
    <style:style style:name="T180" style:family="text">
      <style:text-properties style:text-position="0% 100%" style:font-name="OpenSymbol1" fo:font-weight="bold" officeooo:rsid="0083802e" style:font-size-asian="10pt" style:font-style-asian="normal" style:font-weight-asian="bold" style:font-size-complex="10pt" style:font-style-complex="normal" style:font-weight-complex="bold" style:text-scale="100%"/>
    </style:style>
    <style:style style:name="T181" style:family="text">
      <style:text-properties style:text-position="0% 100%" style:font-name="Times New Roman5" fo:font-size="12pt" fo:font-style="italic" fo:font-weight="normal" officeooo:rsid="00993179" style:font-name-asian="OpenSymbol1" style:font-size-asian="12pt" style:font-style-asian="italic" style:font-weight-asian="normal" style:font-name-complex="OpenSymbol1" style:font-size-complex="12pt" style:font-style-complex="italic" style:font-weight-complex="normal" style:text-scale="100%"/>
    </style:style>
    <style:style style:name="T182" style:family="text">
      <style:text-properties style:text-position="0% 100%" style:font-name="Times New Roman6" fo:font-size="12pt" fo:font-weight="normal" officeooo:rsid="00993179" style:font-name-asian="OpenSymbol1" style:font-size-asian="12pt" style:font-style-asian="normal" style:font-weight-asian="normal" style:font-name-complex="OpenSymbol1" style:font-size-complex="12pt" style:font-style-complex="normal" style:font-weight-complex="normal" style:text-scale="100%"/>
    </style:style>
    <style:style style:name="T183" style:family="text">
      <style:text-properties fo:color="#ffd428"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184" style:family="text">
      <style:text-properties style:font-name="Bitstream Vera Sans4" fo:font-size="10pt" style:font-size-asian="10pt" style:font-size-complex="10pt"/>
    </style:style>
    <style:style style:name="T185" style:family="text">
      <style:text-properties style:font-name="Bitstream Vera Sans4" fo:font-size="10pt" fo:font-weight="normal" style:font-size-asian="10pt" style:font-weight-asian="normal" style:font-size-complex="10pt" style:font-weight-complex="normal"/>
    </style:style>
    <style:style style:name="T186" style:family="text">
      <style:text-properties style:font-name="Bitstream Vera Sans4" fo:font-size="10pt" fo:font-weight="normal" officeooo:rsid="009ec5eb" style:font-size-asian="10pt" style:font-weight-asian="normal" style:font-size-complex="10pt" style:font-weight-complex="normal"/>
    </style:style>
    <style:style style:name="T187" style:family="text">
      <style:text-properties style:font-name="Bitstream Vera Sans4" fo:font-size="10pt" fo:font-weight="normal" officeooo:rsid="00d7fb35" style:font-size-asian="10pt" style:font-weight-asian="normal" style:font-size-complex="10pt" style:font-weight-complex="normal"/>
    </style:style>
    <style:style style:name="T188" style:family="text">
      <style:text-properties style:font-name="Bitstream Vera Sans4" fo:font-size="10pt" fo:font-weight="normal" officeooo:rsid="0067202a" style:font-size-asian="10pt" style:font-weight-asian="normal" style:font-size-complex="10pt" style:font-weight-complex="normal"/>
    </style:style>
    <style:style style:name="T189" style:family="text">
      <style:text-properties style:font-name="Bitstream Vera Sans4" fo:font-size="10pt" fo:font-weight="normal" officeooo:rsid="00844634" style:font-size-asian="10pt" style:font-weight-asian="normal" style:font-size-complex="10pt" style:font-weight-complex="normal"/>
    </style:style>
    <style:style style:name="T190" style:family="text">
      <style:text-properties style:font-name="Bitstream Vera Sans4" officeooo:rsid="009ec5eb" style:font-size-asian="10pt" style:font-weight-asian="normal" style:font-size-complex="10pt" style:font-weight-complex="normal"/>
    </style:style>
    <style:style style:name="T191" style:family="text">
      <style:text-properties style:font-name="Bitstream Vera Sans4" officeooo:rsid="006b9805" style:font-size-asian="10pt" style:font-weight-asian="normal" style:font-size-complex="10pt" style:font-weight-complex="normal"/>
    </style:style>
    <style:style style:name="T192" style:family="text">
      <style:text-properties style:font-name="Bitstream Vera Sans4" fo:font-style="normal" fo:font-weight="normal" officeooo:rsid="00629a5c" style:font-size-asian="10pt" style:font-style-asian="normal" style:font-weight-asian="normal" style:font-size-complex="10pt" style:font-style-complex="normal" style:font-weight-complex="normal" style:text-scale="100%"/>
    </style:style>
    <style:style style:name="T193" style:family="text">
      <style:text-properties style:font-name="Bitstream Vera Sans4" fo:font-style="normal" fo:font-weight="normal" style:font-name-asian="OpenSymbol3" style:font-size-asian="10pt" style:font-style-asian="normal" style:font-weight-asian="normal" style:font-name-complex="OpenSymbol3" style:font-size-complex="10pt" style:font-style-complex="normal" style:font-weight-complex="normal" style:text-scale="100%"/>
    </style:style>
    <style:style style:name="T194" style:family="text">
      <style:text-properties style:font-size-complex="10pt"/>
    </style:style>
    <style:style style:name="T195" style:family="text">
      <style:text-properties fo:color="#68a224" loext:opacity="100%" style:text-position="0% 100%" style:text-underline-style="none" fo:font-weight="normal" officeooo:rsid="009ec5eb" style:font-weight-asian="normal" style:font-weight-complex="normal"/>
    </style:style>
    <style:style style:name="T196" style:family="text">
      <style:text-properties style:text-underline-style="none" fo:font-weight="normal" officeooo:rsid="009ec5eb" style:font-weight-asian="normal" style:font-weight-complex="normal"/>
    </style:style>
    <style:style style:name="T197" style:family="text">
      <style:text-properties style:text-underline-style="none" fo:font-weight="normal" style:font-size-asian="10pt" style:font-style-asian="normal" style:font-weight-asian="normal" style:font-size-complex="10pt" style:font-style-complex="normal" style:font-weight-complex="normal" style:text-scale="100%"/>
    </style:style>
    <style:style style:name="T198" style:family="text">
      <style:text-properties style:text-underline-style="none" fo:font-weight="normal"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99" style:family="text">
      <style:text-properties style:text-underline-style="none" fo:font-weight="normal" officeooo:rsid="008ca09f"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200" style:family="text">
      <style:text-properties fo:color="#9d0f89" loext:opacity="100%" style:text-outline="false" style:text-line-through-style="none" style:text-line-through-type="none" style:text-position="sub 58%"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01" style:family="text">
      <style:text-properties fo:color="#9d0f89" loext:opacity="100%" style:text-outline="false" style:text-line-through-style="none" style:text-line-through-type="none" style:text-position="0% 100%" fo:letter-spacing="normal" fo:font-style="normal" fo:text-shadow="none" style:text-underline-style="none" fo:font-weight="bold" officeooo:rsid="00d8a100" style:letter-kerning="true" style:font-name-asian="Times New Roman" style:font-style-asian="normal" style:font-weight-asian="bold" style:font-name-complex="Times New Roman" style:font-style-complex="normal" style:font-weight-complex="bold" style:text-emphasize="none"/>
    </style:style>
    <style:style style:name="T202" style:family="text">
      <style:text-properties fo:color="#9d0f89" loext:opacity="100%" style:text-outline="false" style:text-line-through-style="none" style:text-line-through-type="none" style:text-position="0% 100%"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03" style:family="text">
      <style:text-properties fo:color="#9d0f89" loext:opacity="100%" style:text-outline="false" style:text-line-through-style="none" style:text-line-through-type="none" style:text-position="super 58%" fo:letter-spacing="normal" fo:font-style="normal" fo:text-shadow="none" style:text-underline-style="none" fo:font-weight="bold" officeooo:rsid="00d8a100" style:letter-kerning="true" style:font-name-asian="Times New Roman" style:font-style-asian="normal" style:font-weight-asian="bold" style:font-name-complex="Times New Roman" style:font-style-complex="normal" style:font-weight-complex="bold" style:text-emphasize="none"/>
    </style:style>
    <style:style style:name="T204" style:family="text">
      <style:text-properties fo:color="#9d0f89" loext:opacity="100%" style:text-underline-style="none" fo:font-weight="bold" style:font-weight-asian="bold" style:font-weight-complex="bold"/>
    </style:style>
    <style:style style:name="T205" style:family="text">
      <style:text-properties fo:color="#9d0f89" loext:opacity="100%" style:text-underline-style="none" fo:font-weight="normal" style:font-weight-asian="normal" style:font-weight-complex="normal"/>
    </style:style>
    <style:style style:name="T206" style:family="text">
      <style:text-properties fo:color="#9d0f89" loext:opacity="100%" style:text-position="super 58%" style:text-underline-style="none" fo:font-weight="bold" style:font-weight-asian="bold" style:font-weight-complex="bold"/>
    </style:style>
    <style:style style:name="T207" style:family="text">
      <style:text-properties fo:font-weight="normal" officeooo:rsid="00d8a100" style:font-weight-asian="normal" style:font-weight-complex="normal"/>
    </style:style>
    <style:style style:name="T208" style:family="text">
      <style:text-properties fo:font-weight="normal" style:font-size-asian="10pt" style:font-weight-asian="normal" style:font-size-complex="10pt" style:font-weight-complex="normal" style:text-scale="100%"/>
    </style:style>
    <style:style style:name="T209" style:family="text">
      <style:text-properties fo:font-weight="normal" officeooo:rsid="005d4e50" style:font-size-asian="10pt" style:font-weight-asian="normal" style:font-size-complex="10pt" style:font-weight-complex="normal" style:text-scale="100%"/>
    </style:style>
    <style:style style:name="T210" style:family="text">
      <style:text-properties fo:font-weight="normal" officeooo:rsid="008612dc" style:font-size-asian="10pt" style:font-weight-asian="normal" style:font-size-complex="10pt" style:font-weight-complex="normal" style:text-scale="100%"/>
    </style:style>
    <style:style style:name="T211" style:family="text">
      <style:text-properties fo:font-weight="normal" style:font-size-asian="10pt" style:font-style-asian="normal" style:font-weight-asian="normal"/>
    </style:style>
    <style:style style:name="T212" style:family="text">
      <style:text-properties fo:font-weight="normal" style:font-size-asian="10pt" style:font-style-asian="normal" style:font-weight-asian="normal" style:font-size-complex="10pt" style:font-style-complex="normal" style:font-weight-complex="normal" style:text-scale="100%"/>
    </style:style>
    <style:style style:name="T213" style:family="text">
      <style:text-properties fo:font-weight="normal" officeooo:rsid="0086855f" style:font-size-asian="10pt" style:font-style-asian="normal" style:font-weight-asian="normal" style:font-size-complex="10pt" style:font-style-complex="normal" style:font-weight-complex="normal" style:text-scale="100%"/>
    </style:style>
    <style:style style:name="T214" style:family="text">
      <style:text-properties fo:font-weight="normal" officeooo:rsid="00882a78" style:font-size-asian="10pt" style:font-style-asian="normal" style:font-weight-asian="normal" style:font-size-complex="10pt" style:font-style-complex="normal" style:font-weight-complex="normal" style:text-scale="100%"/>
    </style:style>
    <style:style style:name="T215" style:family="text">
      <style:text-properties fo:font-weight="normal" officeooo:rsid="008c0d80" style:font-size-asian="10pt" style:font-style-asian="normal" style:font-weight-asian="normal" style:font-size-complex="10pt" style:font-style-complex="normal" style:font-weight-complex="normal" style:text-scale="100%"/>
    </style:style>
    <style:style style:name="T216" style:family="text">
      <style:text-properties fo:font-weight="normal" officeooo:rsid="008ca09f" style:font-size-asian="10pt" style:font-style-asian="normal" style:font-weight-asian="normal" style:font-size-complex="10pt" style:font-style-complex="normal" style:font-weight-complex="normal" style:text-scale="100%"/>
    </style:style>
    <style:style style:name="T217" style:family="text">
      <style:text-properties fo:font-weight="normal" officeooo:rsid="00889915" style:font-size-asian="10pt" style:font-style-asian="normal" style:font-weight-asian="normal" style:font-size-complex="10pt" style:font-style-complex="normal" style:font-weight-complex="normal"/>
    </style:style>
    <style:style style:name="T218" style:family="text">
      <style:text-properties fo:font-weight="normal" style:font-size-asian="10pt" style:font-style-asian="italic" style:font-weight-asian="normal" style:font-size-complex="10pt" style:font-style-complex="italic" style:font-weight-complex="normal" style:text-scale="100%"/>
    </style:style>
    <style:style style:name="T219" style:family="text">
      <style:text-properties fo:font-weight="normal" officeooo:rsid="005b7ca8" style:font-size-asian="10pt" style:font-style-asian="italic" style:font-weight-asian="normal" style:font-size-complex="10pt" style:font-style-complex="italic" style:font-weight-complex="normal" style:text-scale="100%"/>
    </style:style>
    <style:style style:name="T220" style:family="text">
      <style:text-properties fo:font-weight="normal" officeooo:rsid="0095248e" style:font-size-asian="10pt" style:font-size-complex="10pt"/>
    </style:style>
    <style:style style:name="T221" style:family="text">
      <style:text-properties fo:font-weight="normal" officeooo:rsid="00889915" style:font-size-asian="9pt" style:font-style-asian="normal" style:font-weight-asian="normal" style:font-size-complex="9pt" style:font-style-complex="normal" style:font-weight-complex="normal"/>
    </style:style>
    <style:style style:name="T222" style:family="text">
      <style:text-properties fo:font-weight="normal" officeooo:rsid="0006288b" style:font-size-asian="9pt" style:font-style-asian="normal" style:font-weight-asian="normal" style:font-size-complex="9pt" style:font-style-complex="normal" style:font-weight-complex="normal"/>
    </style:style>
    <style:style style:name="T223" style:family="text">
      <style:text-properties fo:color="#7fb241" loext:opacity="100%" style:text-outline="false" style:text-line-through-style="none" style:text-line-through-type="none" style:text-position="sub 58%" fo:letter-spacing="normal" fo:font-style="normal" fo:text-shadow="none" style:text-underline-style="none" fo:font-weight="normal" officeooo:rsid="00d8a100" style:letter-kerning="true" style:font-name-asian="Times New Roman" style:font-style-asian="normal" style:font-weight-asian="normal" style:font-name-complex="Times New Roman" style:font-style-complex="normal" style:font-weight-complex="normal" style:text-emphasize="none"/>
    </style:style>
    <style:style style:name="T224" style:family="text">
      <style:text-properties fo:color="#7fb241" loext:opacity="100%" style:text-position="0% 100%" fo:font-style="normal" style:text-underline-style="none" fo:font-weight="bold" style:font-style-asian="normal" style:font-weight-asian="bold" style:font-style-complex="normal" style:font-weight-complex="bold"/>
    </style:style>
    <style:style style:name="T225" style:family="text">
      <style:text-properties fo:color="#7fb241" loext:opacity="100%" style:text-position="0% 100%" fo:font-style="normal" style:text-underline-style="none" fo:font-weight="normal" style:font-style-asian="normal" style:font-weight-asian="normal" style:font-style-complex="normal" style:font-weight-complex="normal"/>
    </style:style>
    <style:style style:name="T226" style:family="text">
      <style:text-properties fo:color="#7fb241" loext:opacity="100%" style:text-position="super 58%" fo:font-style="normal" style:text-underline-style="none" fo:font-weight="bold" style:font-style-asian="normal" style:font-weight-asian="bold" style:font-style-complex="normal" style:font-weight-complex="bold"/>
    </style:style>
    <style:style style:name="T227" style:family="text">
      <style:text-properties fo:color="#7fb241" loext:opacity="100%" style:text-underline-style="none" fo:font-weight="bold" style:font-weight-asian="bold" style:font-weight-complex="bold"/>
    </style:style>
    <style:style style:name="T228" style:family="text">
      <style:text-properties fo:color="#7fb241" loext:opacity="100%" style:text-underline-style="none" fo:font-weight="normal" style:font-weight-asian="normal" style:font-weight-complex="normal"/>
    </style:style>
    <style:style style:name="T229" style:family="text">
      <style:text-properties style:text-position="sub 58%"/>
    </style:style>
    <style:style style:name="T230" style:family="text">
      <style:text-properties style:text-position="sub 58%" fo:font-style="normal" style:text-underline-style="none" fo:font-weight="normal" style:font-style-asian="normal" style:font-weight-asian="normal" style:font-style-complex="normal" style:font-weight-complex="normal"/>
    </style:style>
    <style:style style:name="T231" style:family="text">
      <style:text-properties style:text-position="sub 58%" fo:font-weight="bold" officeooo:rsid="0083802e" style:font-size-asian="10pt" style:font-style-asian="normal" style:font-weight-asian="bold" style:font-size-complex="10pt" style:font-style-complex="normal" style:font-weight-complex="bold" style:text-scale="100%"/>
    </style:style>
    <style:style style:name="T232" style:family="text">
      <style:text-properties style:text-position="sub 58%" style:text-underline-style="none" fo:font-weight="bold" officeooo:rsid="0083802e" style:font-size-asian="10pt" style:font-style-asian="normal" style:font-weight-asian="bold" style:font-size-complex="10pt" style:font-style-complex="normal" style:font-weight-complex="bold" style:text-scale="100%"/>
    </style:style>
    <style:style style:name="T233" style:family="text">
      <style:text-properties style:text-position="sub 58%" fo:font-weight="normal" style:font-size-asian="10pt" style:font-style-asian="normal" style:font-weight-asian="normal" style:font-size-complex="10pt" style:font-style-complex="normal" style:font-weight-complex="normal" style:text-scale="100%"/>
    </style:style>
    <style:style style:name="T234" style:family="text">
      <style:text-properties style:text-position="sub 58%" fo:font-weight="normal" officeooo:rsid="00882a78" style:font-size-asian="10pt" style:font-style-asian="normal" style:font-weight-asian="normal" style:font-size-complex="10pt" style:font-style-complex="normal" style:font-weight-complex="normal" style:text-scale="100%"/>
    </style:style>
    <style:style style:name="T235" style:family="text">
      <style:text-properties fo:font-style="normal" style:text-underline-style="none" fo:font-weight="normal" style:font-style-asian="normal" style:font-weight-asian="normal" style:font-style-complex="normal" style:font-weight-complex="normal"/>
    </style:style>
    <style:style style:name="T236" style:family="text">
      <style:text-properties fo:font-style="normal" style:text-underline-style="none" fo:font-weight="normal" style:font-name-asian="OpenSymbol3" style:font-style-asian="normal" style:font-weight-asian="normal" style:font-name-complex="OpenSymbol3" style:font-style-complex="normal" style:font-weight-complex="normal"/>
    </style:style>
    <style:style style:name="T237" style:family="text">
      <style:text-properties fo:font-style="normal" style:font-style-asian="normal" style:font-style-complex="normal"/>
    </style:style>
    <style:style style:name="T238" style:family="text">
      <style:text-properties fo:font-style="normal" officeooo:rsid="007ceda5" style:font-style-asian="normal" style:font-size-complex="10pt" style:font-style-complex="normal"/>
    </style:style>
    <style:style style:name="T239" style:family="text">
      <style:text-properties fo:font-style="normal" fo:font-weight="normal" officeooo:rsid="00733cfe" style:font-style-asian="normal" style:font-weight-asian="normal" style:font-size-complex="10pt" style:font-style-complex="normal" style:font-weight-complex="normal"/>
    </style:style>
    <style:style style:name="T240" style:family="text">
      <style:text-properties fo:color="#b2b2b2"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241" style:family="text">
      <style:text-properties officeooo:rsid="00889915" style:font-weight-asian="bold" style:font-size-complex="10pt" style:font-weight-complex="bold"/>
    </style:style>
    <style:style style:name="T242" style:family="text">
      <style:text-properties fo:color="#b4c7dc" loext:opacity="100%" fo:font-size="10pt" fo:font-style="normal" fo:font-weight="bold" officeooo:rsid="00889915" style:font-size-asian="10pt" style:font-style-asian="normal" style:font-weight-asian="bold" style:font-size-complex="10pt" style:font-style-complex="normal" style:font-weight-complex="bold"/>
    </style:style>
    <style:style style:name="T243" style:family="text">
      <style:text-properties fo:color="#b4c7dc"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244" style:family="text">
      <style:text-properties fo:font-size="10pt" fo:font-style="normal" fo:font-weight="bold" style:font-size-asian="10pt" style:font-style-asian="normal" style:font-weight-asian="bold" style:font-size-complex="10pt" style:font-style-complex="normal" style:font-weight-complex="bold"/>
    </style:style>
    <style:style style:name="T245" style:family="text">
      <style:text-properties fo:font-size="10pt" fo:font-style="normal" fo:font-weight="bold" officeooo:rsid="00889915" style:font-size-asian="10pt" style:font-style-asian="normal" style:font-weight-asian="bold" style:font-size-complex="10pt" style:font-style-complex="normal" style:font-weight-complex="bold"/>
    </style:style>
    <style:style style:name="T246" style:family="text">
      <style:text-properties fo:font-size="10pt" fo:font-style="normal" style:font-size-asian="10pt" style:font-style-asian="normal" style:font-size-complex="10pt" style:font-style-complex="normal"/>
    </style:style>
    <style:style style:name="T247" style:family="text">
      <style:text-properties fo:font-size="10pt" fo:font-style="normal" officeooo:rsid="00896e7f" style:font-size-asian="10pt" style:font-style-asian="normal" style:font-size-complex="10pt" style:font-style-complex="normal"/>
    </style:style>
    <style:style style:name="T248" style:family="text">
      <style:text-properties fo:font-size="10pt" fo:font-style="normal" officeooo:rsid="009998b5" style:font-size-asian="10pt" style:font-style-asian="normal" style:font-size-complex="10pt" style:font-style-complex="normal"/>
    </style:style>
    <style:style style:name="T249" style:family="text">
      <style:text-properties fo:font-size="10pt" fo:font-style="normal" officeooo:rsid="0095cd5b" style:font-size-asian="10pt" style:font-style-asian="normal" style:font-size-complex="10pt" style:font-style-complex="normal"/>
    </style:style>
    <style:style style:name="T250" style:family="text">
      <style:text-properties fo:font-size="10pt" fo:font-style="normal" officeooo:rsid="007a59f8" style:font-size-asian="10pt" style:font-style-asian="normal" style:font-size-complex="10pt" style:font-style-complex="normal"/>
    </style:style>
    <style:style style:name="T251" style:family="text">
      <style:text-properties fo:font-size="10pt" fo:font-style="normal" officeooo:rsid="007ceda5" style:font-size-asian="10pt" style:font-style-asian="normal" style:font-size-complex="10pt" style:font-style-complex="normal"/>
    </style:style>
    <style:style style:name="T252" style:family="text">
      <style:text-properties fo:font-size="10pt" style:font-size-asian="10pt" style:font-size-complex="10pt"/>
    </style:style>
    <style:style style:name="T253" style:family="text">
      <style:text-properties fo:font-size="10pt" fo:letter-spacing="-0.004cm" fo:font-style="normal" style:font-size-asian="10pt" style:font-style-asian="normal" style:font-size-complex="10pt" style:font-style-complex="normal"/>
    </style:style>
    <style:style style:name="T254" style:family="text">
      <style:text-properties fo:font-size="10pt" fo:letter-spacing="-0.004cm" fo:font-style="normal" officeooo:rsid="007ceda5" style:font-size-asian="10pt" style:font-style-asian="normal" style:font-size-complex="10pt" style:font-style-complex="normal"/>
    </style:style>
    <style:style style:name="T255" style:family="text">
      <style:text-properties fo:font-size="10pt" fo:letter-spacing="-0.011cm" fo:font-style="normal" style:font-size-asian="10pt" style:font-style-asian="normal" style:font-size-complex="10pt" style:font-style-complex="normal"/>
    </style:style>
    <style:style style:name="T256" style:family="text">
      <style:text-properties fo:font-size="10pt" fo:letter-spacing="-0.011cm" fo:font-style="normal" officeooo:rsid="00761d05" style:font-size-asian="10pt" style:font-style-asian="normal" style:font-size-complex="10pt" style:font-style-complex="normal"/>
    </style:style>
    <style:style style:name="T257" style:family="text">
      <style:text-properties fo:color="#ffb66c" loext:opacity="100%" style:font-name="Bitstream Vera Sans5" fo:font-size="10pt" fo:font-style="normal" style:text-underline-style="none" fo:font-weight="bold" officeooo:rsid="00889915" style:font-size-asian="10pt" style:font-style-asian="normal" style:font-weight-asian="bold" style:font-size-complex="10pt" style:font-style-complex="normal" style:font-weight-complex="bold"/>
    </style:style>
    <style:style style:name="T258" style:family="text">
      <style:text-properties fo:color="#ffb66c" loext:opacity="100%" fo:font-size="10pt" fo:font-style="normal" fo:font-weight="bold" officeooo:rsid="00889915" style:font-size-asian="10pt" style:font-style-asian="normal" style:font-weight-asian="bold" style:font-size-complex="10pt" style:font-style-complex="normal" style:font-weight-complex="bold"/>
    </style:style>
    <style:style style:name="T259" style:family="text">
      <style:text-properties fo:color="#ffb66c"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260" style:family="text">
      <style:text-properties fo:color="#e8f2a1" loext:opacity="100%" style:font-name="Bitstream Vera Sans5" fo:font-size="10pt" fo:font-style="normal" style:text-underline-style="none" fo:font-weight="bold" officeooo:rsid="00889915" style:font-size-asian="10pt" style:font-style-asian="normal" style:font-weight-asian="bold" style:font-size-complex="10pt" style:font-style-complex="normal" style:font-weight-complex="bold"/>
    </style:style>
    <style:style style:name="T261" style:family="text">
      <style:text-properties fo:color="#e8f2a1" loext:opacity="100%" fo:font-size="10pt" fo:font-style="normal" fo:font-weight="bold" officeooo:rsid="00889915" style:font-size-asian="10pt" style:font-style-asian="normal" style:font-weight-asian="bold" style:font-size-complex="10pt" style:font-style-complex="normal" style:font-weight-complex="bold"/>
    </style:style>
    <style:style style:name="T262" style:family="text">
      <style:text-properties fo:color="#e8f2a1"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263" style:family="text">
      <style:text-properties fo:color="#ec9ba4" loext:opacity="100%" fo:font-size="10pt" fo:font-style="normal" fo:font-weight="bold" officeooo:rsid="00889915" style:font-size-asian="10pt" style:font-style-asian="normal" style:font-weight-asian="bold" style:font-size-complex="10pt" style:font-style-complex="normal" style:font-weight-complex="bold"/>
    </style:style>
    <style:style style:name="T264" style:family="text">
      <style:text-properties fo:color="#ec9ba4" loext:opacity="100%" fo:font-size="10pt" fo:font-style="normal" fo:font-weight="normal" officeooo:rsid="00889915" style:font-size-asian="10pt" style:font-style-asian="normal" style:font-weight-asian="normal" style:font-size-complex="10pt" style:font-style-complex="normal" style:font-weight-complex="normal"/>
    </style:style>
    <style:style style:name="T265" style:family="text">
      <style:text-properties style:font-name="Bitstream Vera Sans5" fo:font-size="10pt" fo:font-style="normal" officeooo:rsid="00896e7f" style:font-name-asian="SimSun" style:font-size-asian="10pt" style:font-style-asian="normal" style:font-name-complex="Lucida Sans1" style:font-size-complex="10pt" style:font-style-complex="normal"/>
    </style:style>
    <style:style style:name="T266" style:family="text">
      <style:text-properties fo:color="#b3b3b3" loext:opacity="100%" style:text-position="0% 100%" style:font-name="Bitstream Vera Sans5" fo:font-size="10pt" fo:letter-spacing="-0.007cm" fo:font-style="normal" fo:font-weight="normal" officeooo:rsid="008e38cf" fo:background-color="transparent" loext:char-shading-value="0" style:font-name-asian="OpenSymbol3" style:font-size-asian="10pt" style:font-style-asian="normal" style:font-weight-asian="normal" style:font-name-complex="OpenSymbol3" style:font-size-complex="10pt" style:font-style-complex="normal" style:font-weight-complex="normal" style:text-scale="100%"/>
    </style:style>
    <style:style style:name="T267" style:family="text">
      <style:text-properties fo:color="#b3b3b3" loext:opacity="100%" style:text-position="0% 100%" style:text-underline-style="none" fo:font-weight="normal" officeooo:rsid="009ec5eb" style:font-name-asian="OpenSymbol3" style:font-size-asian="10pt" style:font-style-asian="normal" style:font-weight-asian="normal" style:font-name-complex="OpenSymbol3" style:font-size-complex="10pt" style:font-style-complex="normal" style:font-weight-complex="normal" style:text-scale="100%"/>
    </style:style>
    <style:style style:name="T268" style:family="text">
      <style:text-properties fo:letter-spacing="-0.007cm"/>
    </style:style>
    <style:style style:name="T269" style:family="text">
      <style:text-properties fo:letter-spacing="-0.007cm" officeooo:rsid="009799db"/>
    </style:style>
    <style:style style:name="T270" style:family="text">
      <style:text-properties fo:letter-spacing="-0.011cm"/>
    </style:style>
    <style:style style:name="T271" style:family="text">
      <style:text-properties fo:letter-spacing="-0.011cm" officeooo:rsid="009a93f5"/>
    </style:style>
    <style:style style:name="T272" style:family="text">
      <style:text-properties fo:letter-spacing="-0.011cm" officeooo:rsid="009ecf0d"/>
    </style:style>
    <style:style style:name="T273" style:family="text">
      <style:text-properties officeooo:rsid="007a6e78"/>
    </style:style>
    <style:style style:name="T274" style:family="text">
      <style:text-properties style:text-outline="false" style:text-line-through-style="none" style:text-line-through-type="none" style:text-position="0% 100%" fo:letter-spacing="normal" fo:text-shadow="none" style:text-underline-style="none" fo:font-weight="normal" officeooo:rsid="00d7fb35" style:letter-kerning="true" style:font-size-asian="12pt" style:font-style-asian="italic" style:font-weight-asian="normal" style:font-size-complex="12pt" style:font-style-complex="italic" style:font-weight-complex="normal" style:text-emphasize="none" style:text-scale="100%"/>
    </style:style>
    <style:style style:name="T275" style:family="text">
      <style:text-properties style:text-outline="false" style:text-line-through-style="none" style:text-line-through-type="none" style:text-position="0% 100%" fo:letter-spacing="normal" fo:text-shadow="none" style:text-underline-style="none" fo:font-weight="normal" officeooo:rsid="00d7fb35" style:letter-kerning="true" style:font-size-asian="11pt" style:font-style-asian="italic" style:font-weight-asian="normal" style:font-size-complex="11pt" style:font-style-complex="italic" style:font-weight-complex="normal" style:text-emphasize="none" style:text-scale="100%"/>
    </style:style>
    <style:style style:name="T276" style:family="text">
      <style:text-properties style:text-outline="false" style:text-line-through-style="none" style:text-line-through-type="none" style:text-position="0% 100%" fo:letter-spacing="normal" fo:text-shadow="none" style:text-underline-style="none" fo:font-weight="normal" officeooo:rsid="00e0888a" style:letter-kerning="true" style:font-style-asian="normal" style:font-weight-asian="normal" style:font-style-complex="normal" style:font-weight-complex="normal" style:text-emphasize="none" style:text-scale="100%"/>
    </style:style>
    <style:style style:name="T277" style:family="text">
      <style:text-properties style:text-outline="false" style:text-line-through-style="none" style:text-line-through-type="none" style:text-position="0% 100%" fo:letter-spacing="normal" fo:text-shadow="none" style:text-underline-style="none" fo:font-weight="normal" officeooo:rsid="00d8a100" style:letter-kerning="true" style:font-style-asian="normal" style:font-weight-asian="normal" style:font-style-complex="normal" style:font-weight-complex="normal" style:text-emphasize="none" style:text-scale="100%"/>
    </style:style>
    <style:style style:name="T278" style:family="text">
      <style:text-properties style:text-outline="false" style:text-line-through-style="none" style:text-line-through-type="none" style:text-position="0% 100%" fo:letter-spacing="normal" fo:text-shadow="none" style:text-underline-style="none" fo:font-weight="normal" officeooo:rsid="0067202a" style:letter-kerning="true" style:font-style-asian="normal" style:font-weight-asian="normal" style:font-style-complex="normal" style:font-weight-complex="normal" style:text-emphasize="none" style:text-scale="100%"/>
    </style:style>
    <style:style style:name="T279" style:family="text">
      <style:text-properties style:text-outline="false" style:text-line-through-style="none" style:text-line-through-type="none" style:text-position="0% 100%" fo:letter-spacing="normal" fo:text-shadow="none" style:text-underline-style="none" fo:font-weight="normal" officeooo:rsid="00d7fb35" style:letter-kerning="true" style:font-style-asian="italic" style:font-weight-asian="normal" style:font-style-complex="italic" style:font-weight-complex="normal" style:text-emphasize="none" style:text-scale="100%"/>
    </style:style>
    <style:style style:name="T280" style:family="text">
      <style:text-properties style:text-outline="false" style:text-line-through-style="none" style:text-line-through-type="none" style:text-position="0% 100%" fo:letter-spacing="normal" fo:text-shadow="none" style:text-underline-style="none" fo:font-weight="normal" officeooo:rsid="00d8a100" style:letter-kerning="true" style:font-style-asian="italic" style:font-weight-asian="normal" style:font-style-complex="italic" style:font-weight-complex="normal" style:text-emphasize="none" style:text-scale="100%"/>
    </style:style>
    <style:style style:name="T281" style:family="text">
      <style:text-properties style:text-outline="false" style:text-line-through-style="none" style:text-line-through-type="none" style:text-position="0% 100%" fo:letter-spacing="normal" fo:text-shadow="none" style:text-underline-style="none" fo:font-weight="normal" officeooo:rsid="00d8a100" style:letter-kerning="true" style:font-size-asian="10pt" style:font-style-asian="normal" style:font-weight-asian="normal" style:font-size-complex="10pt" style:font-style-complex="normal" style:font-weight-complex="normal" style:text-emphasize="none" style:text-scale="100%"/>
    </style:style>
    <style:style style:name="T282" style:family="text">
      <style:text-properties style:text-outline="false" style:text-line-through-style="none" style:text-line-through-type="none" style:text-position="0% 100%" fo:letter-spacing="normal" fo:text-shadow="none" style:text-underline-style="none" fo:font-weight="normal" officeooo:rsid="00e0888a" style:letter-kerning="true" style:font-size-asian="10pt" style:font-style-asian="normal" style:font-weight-asian="normal" style:font-size-complex="10pt" style:font-style-complex="normal" style:font-weight-complex="normal" style:text-emphasize="none" style:text-scale="100%"/>
    </style:style>
    <style:style style:name="T283" style:family="text">
      <style:text-properties style:text-outline="false" style:text-line-through-style="none" style:text-line-through-type="none" style:text-position="0% 100%" fo:letter-spacing="normal" fo:text-shadow="none" style:text-underline-style="none" fo:font-weight="normal" officeooo:rsid="00858bb5" style:letter-kerning="true" style:font-size-asian="10pt" style:font-style-asian="normal" style:font-weight-asian="normal" style:font-size-complex="10pt" style:font-style-complex="normal" style:font-weight-complex="normal" style:text-emphasize="none" style:text-scale="100%"/>
    </style:style>
    <style:style style:name="T284" style:family="text">
      <style:text-properties style:text-outline="false" style:text-line-through-style="none" style:text-line-through-type="none" style:text-position="0% 100%" fo:letter-spacing="normal" fo:text-shadow="none" style:text-underline-style="none" fo:font-weight="normal" officeooo:rsid="009028ac" style:letter-kerning="true" style:font-size-asian="10pt" style:font-style-asian="normal" style:font-weight-asian="normal" style:font-size-complex="10pt" style:font-style-complex="normal" style:font-weight-complex="normal" style:text-emphasize="none" style:text-scale="100%"/>
    </style:style>
    <style:style style:name="T285" style:family="text">
      <style:text-properties style:text-outline="false" style:text-line-through-style="none" style:text-line-through-type="none" style:text-position="0% 100%" fo:letter-spacing="normal" fo:text-shadow="none" style:text-underline-style="none" fo:font-weight="normal" officeooo:rsid="0097cf12" style:letter-kerning="true" style:font-size-asian="10pt" style:font-style-asian="normal" style:font-weight-asian="normal" style:font-size-complex="10pt" style:font-style-complex="normal" style:font-weight-complex="normal" style:text-emphasize="none" style:text-scale="100%"/>
    </style:style>
    <style:style style:name="T286" style:family="text">
      <style:text-properties style:text-outline="false" style:text-line-through-style="none" style:text-line-through-type="none" style:text-position="0% 100%" fo:letter-spacing="normal" fo:text-shadow="none" style:text-underline-style="none" fo:font-weight="normal" officeooo:rsid="00d8a100" style:letter-kerning="true" style:font-size-asian="10pt" style:font-style-asian="italic" style:font-weight-asian="normal" style:font-size-complex="10pt" style:font-style-complex="italic" style:font-weight-complex="normal" style:text-emphasize="none" style:text-scale="100%"/>
    </style:style>
    <style:style style:name="T287" style:family="text">
      <style:text-properties style:text-outline="false" style:text-line-through-style="none" style:text-line-through-type="none" style:text-position="sub 58%" fo:letter-spacing="normal" fo:text-shadow="none" style:text-underline-style="none" fo:font-weight="normal" officeooo:rsid="00d8a100" style:letter-kerning="true" style:font-style-asian="normal" style:font-weight-asian="normal" style:font-style-complex="normal" style:font-weight-complex="normal" style:text-emphasize="none" style:text-scale="100%"/>
    </style:style>
    <style:style style:name="T288" style:family="text">
      <style:text-properties style:text-outline="false" style:text-line-through-style="none" style:text-line-through-type="none" style:text-position="sub 58%" fo:letter-spacing="normal" fo:text-shadow="none" style:text-underline-style="none" fo:font-weight="normal" officeooo:rsid="0067202a" style:letter-kerning="true" style:font-style-asian="normal" style:font-weight-asian="normal" style:font-style-complex="normal" style:font-weight-complex="normal" style:text-emphasize="none" style:text-scale="100%"/>
    </style:style>
    <style:style style:name="T289" style:family="text">
      <style:text-properties style:text-outline="false" style:text-line-through-style="none" style:text-line-through-type="none" style:text-position="sub 58%" fo:letter-spacing="normal" fo:text-shadow="none" style:text-underline-style="none" fo:font-weight="normal" officeooo:rsid="00d8a100" style:letter-kerning="true" style:font-size-asian="10pt" style:font-style-asian="normal" style:font-weight-asian="normal" style:font-size-complex="10pt" style:font-style-complex="normal" style:font-weight-complex="normal" style:text-emphasize="none" style:text-scale="100%"/>
    </style:style>
    <style:style style:name="T290" style:family="text">
      <style:text-properties style:text-outline="false" style:text-line-through-style="none" style:text-line-through-type="none" style:text-position="sub 58%" fo:letter-spacing="normal" fo:text-shadow="none" style:text-underline-style="none" fo:font-weight="normal" officeooo:rsid="0067202a" style:letter-kerning="true" style:font-size-asian="10pt" style:font-style-asian="normal" style:font-weight-asian="normal" style:font-size-complex="10pt" style:font-style-complex="normal" style:font-weight-complex="normal" style:text-emphasize="none" style:text-scale="100%"/>
    </style:style>
    <style:style style:name="T291" style:family="text">
      <style:text-properties style:text-outline="false" style:text-line-through-style="none" style:text-line-through-type="none" style:text-position="super 58%" fo:letter-spacing="normal" fo:text-shadow="none" style:text-underline-style="none" fo:font-weight="normal" officeooo:rsid="00d8a100" style:letter-kerning="true" style:font-style-asian="normal" style:font-weight-asian="normal" style:font-style-complex="normal" style:font-weight-complex="normal" style:text-emphasize="none" style:text-scale="100%"/>
    </style:style>
    <style:style style:name="T292" style:family="text">
      <style:text-properties style:text-outline="false" style:text-line-through-style="none" style:text-line-through-type="none" style:text-position="super 58%" fo:letter-spacing="normal" fo:text-shadow="none" style:text-underline-style="none" fo:font-weight="normal" officeooo:rsid="00d8a100" style:letter-kerning="true" style:font-size-asian="10pt" style:font-style-asian="normal" style:font-weight-asian="normal" style:font-size-complex="10pt" style:font-style-complex="normal" style:font-weight-complex="normal" style:text-emphasize="none" style:text-scale="100%"/>
    </style:style>
    <style:style style:name="T293" style:family="text">
      <style:text-properties style:text-position="super 58%"/>
    </style:style>
    <style:style style:name="T294" style:family="text">
      <style:text-properties style:text-position="super 58%" fo:font-weight="normal" style:font-size-asian="10pt" style:font-style-asian="normal" style:font-weight-asian="normal" style:font-size-complex="10pt" style:font-style-complex="normal" style:font-weight-complex="normal" style:text-scale="100%"/>
    </style:style>
    <style:style style:name="T295" style:family="text">
      <style:text-properties style:text-position="super 58%" fo:font-weight="normal" officeooo:rsid="0069c78a" style:font-size-asian="10pt" style:font-style-asian="normal" style:font-weight-asian="normal" style:font-size-complex="10pt" style:font-style-complex="normal" style:font-weight-complex="normal" style:text-scale="100%"/>
    </style:style>
    <style:style style:name="T296" style:family="text">
      <style:text-properties style:text-position="super 58%" style:text-underline-style="none" fo:font-weight="normal" officeooo:rsid="0069c78a"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297" style:family="text">
      <style:text-properties style:text-position="super 58%" style:font-style-asian="normal" style:font-style-complex="normal"/>
    </style:style>
    <style:style style:name="T298" style:family="text">
      <style:text-properties style:text-position="super 58%" officeooo:rsid="008a19f2" style:font-size-asian="12pt" style:font-size-complex="12pt"/>
    </style:style>
    <style:style style:name="T299" style:family="text">
      <style:text-properties style:font-name="OpenSymbol1" fo:font-style="normal" fo:font-weight="normal" style:font-name-asian="OpenSymbol3" style:font-size-asian="10pt" style:font-style-asian="normal" style:font-weight-asian="normal" style:font-name-complex="OpenSymbol3" style:font-size-complex="10pt" style:font-style-complex="normal" style:font-weight-complex="normal" style:text-scale="100%"/>
    </style:style>
    <style:style style:name="T300" style:family="text">
      <style:text-properties style:font-name="OpenSymbol1" officeooo:rsid="008c0d80" style:font-size-asian="12pt" style:font-style-asian="normal" style:font-size-complex="12pt" style:font-style-complex="normal"/>
    </style:style>
    <style:style style:name="T301" style:family="text">
      <style:text-properties style:font-size-asian="10pt" style:font-size-complex="10pt"/>
    </style:style>
    <style:style style:name="T302" style:family="text">
      <style:text-properties officeooo:rsid="0095248e" style:font-size-asian="10pt" style:font-size-complex="10pt"/>
    </style:style>
    <style:style style:name="T303" style:family="text">
      <style:text-properties style:font-size-asian="10pt" style:font-style-asian="normal" style:font-size-complex="10pt" style:font-style-complex="normal"/>
    </style:style>
    <style:style style:name="T304" style:family="text">
      <style:text-properties style:font-name="Times New Roman" fo:font-size="12pt" style:font-name-asian="OpenSymbol1" style:font-size-asian="12pt" style:font-name-complex="OpenSymbol1" style:font-size-complex="12pt"/>
    </style:style>
    <style:style style:name="T305" style:family="text">
      <style:text-properties style:font-name="Times New Roman" fo:font-size="12pt" officeooo:rsid="008a19f2" style:font-name-asian="OpenSymbol1" style:font-size-asian="12pt" style:font-name-complex="OpenSymbol1" style:font-size-complex="12pt"/>
    </style:style>
    <style:style style:name="T306" style:family="text">
      <style:text-properties style:font-name="Times New Roman" fo:font-size="12pt" style:font-name-asian="OpenSymbol1" style:font-size-asian="12pt" style:font-style-asian="normal" style:font-name-complex="OpenSymbol1" style:font-size-complex="12pt" style:font-style-complex="normal"/>
    </style:style>
    <style:style style:name="T307" style:family="text">
      <style:text-properties style:font-name="Times New Roman" fo:font-size="12pt" officeooo:rsid="008a19f2" style:font-name-asian="OpenSymbol1" style:font-size-asian="12pt" style:font-style-asian="normal" style:font-name-complex="OpenSymbol1" style:font-size-complex="12pt" style:font-style-complex="normal"/>
    </style:style>
    <style:style style:name="T308" style:family="text">
      <style:text-properties style:font-name="Times New Roman" fo:font-size="12pt" fo:font-weight="normal" officeooo:rsid="00889915" style:font-name-asian="OpenSymbol1" style:font-size-asian="12pt" style:font-style-asian="normal" style:font-weight-asian="normal" style:font-name-complex="OpenSymbol1" style:font-size-complex="12pt" style:font-style-complex="normal" style:font-weight-complex="normal"/>
    </style:style>
    <style:style style:name="T309" style:family="text">
      <style:text-properties style:font-name="Times New Roman" fo:font-size="12pt" fo:font-weight="normal" style:font-name-asian="OpenSymbol1" style:font-size-asian="12pt" style:font-style-asian="normal" style:font-weight-asian="normal" style:font-name-complex="OpenSymbol1" style:font-size-complex="12pt" style:font-style-complex="normal" style:font-weight-complex="normal" style:text-scale="100%"/>
    </style:style>
    <style:style style:name="T310" style:family="text">
      <style:text-properties style:font-style-asian="normal" style:font-style-complex="normal"/>
    </style:style>
    <style:style style:name="T311" style:family="text">
      <style:text-properties style:font-size-asian="12pt" style:font-style-asian="normal" style:font-size-complex="12pt" style:font-style-complex="normal"/>
    </style:style>
    <style:style style:name="T312" style:family="text">
      <style:text-properties officeooo:rsid="008a19f2" style:font-size-asian="12pt" style:font-style-asian="normal" style:font-size-complex="12pt" style:font-style-complex="normal"/>
    </style:style>
    <style:style style:name="T313" style:family="text">
      <style:text-properties officeooo:rsid="008c0d80" style:font-size-asian="12pt" style:font-style-asian="normal" style:font-size-complex="12pt" style:font-style-complex="normal"/>
    </style:style>
    <style:style style:name="T314" style:family="text">
      <style:text-properties officeooo:rsid="008a19f2" style:font-size-asian="12pt" style:font-size-complex="12pt"/>
    </style:style>
    <style:style style:name="T315" style:family="text">
      <style:text-properties officeooo:rsid="008a19f2"/>
    </style:style>
    <style:style style:name="T316" style:family="text">
      <style:text-properties officeooo:rsid="0092dbcc"/>
    </style:style>
    <style:style style:name="T317"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loext:opacity="0%" style:text-outline="false" style:text-line-through-style="none" style:text-line-through-type="none" style:font-name="Bitstream Vera Sans Mono1" fo:font-size="9pt" fo:font-style="normal" fo:text-shadow="none" style:text-underline-style="none" fo:font-weight="normal" style:letter-kerning="true" fo:background-color="#ffff00"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20" style:family="text">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21"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322"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loext:opacity="0%" style:text-outline="false" style:text-line-through-style="none" style:text-line-through-type="none" style:font-name="OpenSymbol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loext:opacity="0%" style:text-outline="false" style:text-line-through-style="none" style:text-line-through-type="none" style:text-position="0% 100%"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loext:opacity="0%" style:text-outline="false" style:text-line-through-style="none" style:text-line-through-type="none" style:text-position="-33% 58%"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loext:opacity="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style:use-window-font-color="true" loext:opacity="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text-overline-style="none" style:text-overline-color="font-color"/>
    </style:style>
    <style:style style:name="T329"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T330"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31" style:family="text">
      <style:text-properties fo:font-variant="normal" fo:text-transform="none" fo:color="#e8c32a" loext:opacity="100%" style:text-outline="false" style:text-line-through-style="none" style:text-line-through-type="none" style:font-name="Bitstream Vera Sans4"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32" style:family="text">
      <style:text-properties fo:color="#e8c32a" loext:opacity="100%" style:text-outline="false" style:text-line-through-style="none" style:text-line-through-type="none" style:font-name="Bitstream Vera Sans4" fo:font-size="10pt" fo:font-style="normal" fo:text-shadow="none" style:text-underline-style="none" fo:font-weight="bold"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333" style:family="text">
      <style:text-properties style:use-window-font-color="true" loext:opacity="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 style:font-size-complex="8pt" style:language-complex="fr" style:country-complex="FR" style:font-style-complex="normal" style:font-weight-complex="normal" style:text-emphasize="none" style:text-scale="100%" style:font-relief="none"/>
    </style:style>
    <style:style style:name="T334" style:family="text">
      <style:text-properties style:use-window-font-color="true" loext:opacity="0%" style:text-outline="false" style:text-line-through-style="none" style:text-line-through-type="none" style:text-position="0% 100%" style:font-name="Bitstream Vera Sans4"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 style:font-size-complex="9pt" style:language-complex="fr" style:country-complex="FR" style:font-style-complex="normal" style:font-weight-complex="normal" style:text-emphasize="none" style:text-scale="100%" style:font-relief="none"/>
    </style:style>
    <style:style style:name="T335" style:family="text">
      <style:text-properties fo:color="#ffffff" loext:opacity="100%" style:font-name="Bitstream Vera Sans4" fo:font-size="11pt" fo:font-weight="bold" style:font-size-asian="11pt" style:font-weight-asian="bold" style:font-size-complex="11pt" style:font-weight-complex="bold"/>
    </style:style>
    <style:style style:name="T336" style:family="text">
      <style:text-properties fo:color="#ffffff" loext:opacity="100%"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1%" draw:color-inversion="false" draw:image-opacity="100%" draw:color-mode="standard"/>
    </style:style>
    <style:style style:name="fr6" style:family="graphic" style:parent-style-name="Formule_20_corrigée">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0%" style:style="none"/>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69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dc23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28cm" svg:stroke-color="#dc0023" draw:marker-start="" draw:marker-start-width="0.242cm" draw:marker-start-center="false" draw:marker-end="" draw:marker-end-width="0.242cm" draw:marker-end-center="false" svg:stroke-opacity="100%"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66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71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773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3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035cm" svg:stroke-color="#ff0000" draw:marker-start="" draw:marker-start-width="0.353cm" draw:marker-start-center="false" draw:marker-end="" draw:marker-end-width="0.353cm" draw:marker-end-center="false" draw:fill="none" draw:fill-color="#99ccff" draw:textarea-horizontal-align="center" draw:textarea-vertical-align="middle" fo:padding-top="0.143cm" fo:padding-bottom="0.143cm" fo:padding-left="0.266cm" fo:padding-right="0.266cm" draw:shadow="hidden" draw:shadow-offset-x="0.3cm" draw:shadow-offset-y="0.3cm" draw:shadow-color="#808080" style:run-through="foreground"/>
    </style:style>
    <style:style style:name="gr14"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953cm" fo:min-width="0.00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00ff00" draw:opacity="4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6600" draw:opacity="3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009cm" fo:padding-bottom="0.009cm" fo:padding-left="0.009cm" fo:padding-right="0.009cm" draw:shadow="hidden" draw:shadow-offset-x="0.199cm" draw:shadow-offset-y="0.199cm" draw:shadow-color="#808080" style:run-through="foreground"/>
    </style:style>
    <style:style style:name="gr19" style:family="graphic">
      <style:graphic-properties draw:stroke="solid" svg:stroke-width="0.019cm" svg:stroke-color="#ff0000" draw:marker-start="" draw:marker-start-width="0.199cm" draw:marker-start-center="false" draw:marker-end="" draw:marker-end-width="0.199cm" draw:marker-end-center="false" draw:fill="solid" draw:fill-color="#ffff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25cm" fo:min-width="0.282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5.406cm" fo:min-width="5.156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019cm" svg:stroke-color="#ff0000" draw:marker-start="" draw:marker-start-width="0.199cm" draw:marker-start-center="false" draw:marker-end="" draw:marker-end-width="0.199cm" draw:marker-end-center="false" draw:fill="none"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none" svg:stroke-width="0.019cm" svg:stroke-color="#b3b3b3" draw:marker-start="" draw:marker-start-width="0.3cm" draw:marker-start-center="false" draw:marker-end="" draw:marker-end-width="0.3cm" draw:marker-end-center="false" draw:fill="solid" draw:fill-color="#ffffff" draw:textarea-horizontal-align="justify" draw:auto-grow-width="true" fo:min-height="0.482cm" fo:min-width="0.901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solid" svg:stroke-width="0.019cm" svg:stroke-color="#000000" draw:marker-start="Arrow_20_concave" draw:marker-start-width="0.199cm" draw:marker-start-center="false" draw:marker-end="Arrow_20_concave"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3cm" draw:marker-start-center="false" draw:marker-end="" draw:marker-end-width="0.3cm" draw:marker-end-center="false" draw:fill="solid" draw:fill-color="#e34000"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29"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justify" draw:auto-grow-width="true" fo:min-height="0.425cm" fo:min-width="0.376cm" fo:padding-top="0cm" fo:padding-bottom="0cm" fo:padding-left="0cm" fo:padding-right="0cm" draw:shadow="hidden" draw:shadow-offset-x="0.3cm" draw:shadow-offset-y="0.3cm" draw:shadow-color="#808080" style:run-through="foreground"/>
      <style:paragraph-properties style:writing-mode="lr-tb"/>
    </style:style>
    <style:style style:name="gr30" style:family="graphic">
      <style:graphic-properties draw:stroke="solid" svg:stroke-width="0.019cm" svg:stroke-color="#000000" draw:marker-start="" draw:marker-start-width="0.3cm" draw:marker-start-center="false" draw:marker-end="" draw:marker-end-width="0.3cm" draw:marker-end-center="false" draw:fill="solid" draw:fill-color="#246bff"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31"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justify" draw:auto-grow-width="true" fo:min-height="0.476cm" fo:min-width="0.7cm" fo:padding-top="0cm" fo:padding-bottom="0cm" fo:padding-left="0cm" fo:padding-right="0cm" draw:shadow="hidden" draw:shadow-offset-x="0.3cm" draw:shadow-offset-y="0.3cm" draw:shadow-color="#808080" style:run-through="foreground"/>
      <style:paragraph-properties style:writing-mode="lr-tb"/>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d0f89" draw:opacity="50%" draw:textarea-horizontal-align="center" draw:textarea-vertical-align="middle" fo:padding-top="0cm" fo:padding-bottom="0cm" fo:padding-left="0cm" fo:padding-right="0cm" draw:shadow="hidden" draw:shadow-offset-x="0.3cm" draw:shadow-offset-y="0.3cm" draw:shadow-color="#808080" draw:shadow-opacity="50%" style:run-through="foreground"/>
    </style:style>
    <style:style style:name="gr33"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justify" draw:auto-grow-width="true" fo:min-height="0.478cm" fo:min-width="0.347cm" fo:padding-top="0cm" fo:padding-bottom="0cm" fo:padding-left="0cm" fo:padding-right="0cm" draw:shadow="hidden" draw:shadow-offset-x="0.3cm" draw:shadow-offset-y="0.3cm" draw:shadow-color="#808080" style:run-through="foreground"/>
      <style:paragraph-properties style:writing-mode="lr-tb"/>
    </style:style>
    <style:style style:name="gr34" style:family="graphic">
      <style:graphic-properties draw:stroke="solid" svg:stroke-width="0.019cm" svg:stroke-color="#000000" draw:marker-start="" draw:marker-start-width="0.3cm" draw:marker-start-center="false" draw:marker-end="" draw:marker-end-width="0.3cm" draw:marker-end-center="false" draw:fill="solid" draw:fill-color="#cc9900"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35"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justify" draw:auto-grow-width="true" fo:min-height="0.478cm" fo:min-width="0.392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dash" draw:stroke-dash="Fine_20_Dashed" svg:stroke-width="0.035cm" svg:stroke-color="#dc23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 style:family="graphic">
      <style:graphic-properties draw:stroke="none" svg:stroke-width="0.019cm" svg:stroke-color="#000000" draw:marker-start-width="0.3cm" draw:marker-start-center="false" draw:marker-end-width="0.3cm" draw:marker-end-center="false" draw:fill="none" draw:fill-color="#ffffff" draw:auto-grow-width="true" fo:min-height="0.474cm" fo:min-width="0.25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000000" draw:marker-start-width="0.3cm" draw:marker-start-center="false" draw:marker-end-width="0.3cm" draw:marker-end-center="false" draw:fill="none" draw:fill-color="#ffffff" draw:auto-grow-width="true" fo:min-height="0.474cm" fo:min-width="0.245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width="0.3cm" draw:marker-start-center="false" draw:marker-end-width="0.3cm" draw:marker-end-center="false" draw:fill="none" draw:fill-color="#ffffff" draw:auto-grow-width="true" fo:min-height="0.473cm" fo:min-width="0.245cm" draw:shadow="hidden" draw:shadow-offset-x="0.3cm" draw:shadow-offset-y="0.3cm" draw:shadow-color="#808080" style:run-through="foreground"/>
      <style:paragraph-properties style:writing-mode="lr-tb"/>
    </style:style>
    <style:style style:name="gr42" style:family="graphic">
      <style:graphic-properties draw:stroke="dash" draw:stroke-dash="Ultrafine_20_Dashe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1.235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50" style:family="graphic">
      <style:graphic-properties draw:stroke="none" draw:stroke-dash="Dashed_20__28_var_29__20_732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 style:family="graphic">
      <style:graphic-properties draw:stroke="solid" draw:stroke-dash="Dashed_20__28_var_29__20_732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732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732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73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dash" draw:stroke-dash="Dashed_20__28_var_29__20_733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73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733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draw:stroke-dash="Dashed_20__28_var_29__20_73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none" draw:stroke-dash="Dashed_20__28_var_29__20_733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 style:family="graphic">
      <style:graphic-properties draw:stroke="none" draw:stroke-dash="Dashed_20__28_var_29__20_733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 style:family="graphic">
      <style:graphic-properties draw:stroke="none" draw:stroke-dash="Dashed_20__28_var_29__20_733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 style:family="graphic">
      <style:graphic-properties draw:stroke="solid" draw:stroke-dash="Dashed_20__28_var_29__20_7338"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7339"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draw:stroke-dash="Dashed_20__28_var_29__20_734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4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none" draw:stroke-dash="Dashed_20__28_var_29__20_734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 style:family="graphic">
      <style:graphic-properties draw:stroke="solid" draw:stroke-dash="Dashed_20__28_var_29__20_73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734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73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734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73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734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none" draw:stroke-dash="Dashed_20__28_var_29__20_73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9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 style:family="graphic">
      <style:graphic-properties draw:stroke="solid" draw:stroke-dash="Dashed_20__28_var_29__20_73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73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73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73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73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73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none" draw:stroke-dash="Dashed_20__28_var_29__20_73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 style:family="graphic">
      <style:graphic-properties draw:stroke="none" draw:stroke-dash="Dashed_20__28_var_29__20_73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 style:family="graphic">
      <style:graphic-properties draw:stroke="none" draw:stroke-dash="Dashed_20__28_var_29__20_73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 style:family="graphic">
      <style:graphic-properties draw:stroke="none" draw:stroke-dash="Dashed_20__28_var_29__20_73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solid" draw:stroke-dash="Dashed_20__28_var_29__20_7363"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ed_20__28_var_29__20_7364"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90" style:family="graphic">
      <style:graphic-properties draw:stroke="none" draw:stroke-dash="Dashed_20__28_var_29__20_73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solid" svg:stroke-width="0cm" svg:stroke-color="#000000" draw:marker-start="Concave" draw:marker-start-width="0.199cm" draw:marker-start-center="false" draw:marker-end="Concav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9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6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3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6" style:family="graphic">
      <style:graphic-properties draw:stroke="solid" svg:stroke-width="0.028cm" svg:stroke-color="#000000" draw:marker-start-width="0.342cm" draw:marker-start-center="false" draw:marker-end-width="0.342cm" draw:marker-end-center="false" draw:fill="solid" draw:fill-color="#7fb241" draw:textarea-horizontal-align="justify" draw:textarea-vertical-align="middle"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Dashed_20__28_var_29__20_7282"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8" style:family="graphic">
      <style:graphic-properties draw:stroke="solid" svg:stroke-width="0.019cm" svg:stroke-color="#000000" draw:marker-start-width="0.229cm" draw:marker-start-center="false" draw:marker-end-width="0.229cm" draw:marker-end-center="false" draw:fill="none"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6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0" style:family="graphic">
      <style:graphic-properties fo:margin-top="0cm" fo:margin-bottom="0.499cm" style:run-through="foreground" style:wrap="none" style:vertical-pos="from-top" style:vertical-rel="paragraph" style:horizontal-pos="from-left" style:horizontal-rel="paragraph" draw:wrap-influence-on-position="once-concurrent" loext:allow-overlap="true" style:flow-with-text="false"/>
    </style:style>
    <style:style style:name="gr101" style:family="graphic">
      <style:graphic-properties draw:stroke="solid" svg:stroke-width="0.019cm" svg:stroke-color="#000000" draw:marker-start="" draw:marker-start-width="0.3cm" draw:marker-start-center="false" draw:marker-end="" draw:marker-end-width="0.3cm" draw:marker-end-center="false" draw:fill="solid" draw:fill-color="#b4c7d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974cm" fo:min-width="0.875cm" fo:padding-top="0cm" fo:padding-bottom="0cm" fo:padding-left="0cm" fo:padding-right="0cm" draw:shadow="hidden" draw:shadow-offset-x="0.3cm" draw:shadow-offset-y="0.3cm" draw:shadow-color="#808080" style:run-through="foreground"/>
      <style:paragraph-properties style:writing-mode="lr-tb"/>
    </style:style>
    <style:style style:name="gr104" style:family="graphic">
      <style:graphic-properties draw:stroke="solid" svg:stroke-width="0.019cm" svg:stroke-color="#000000" draw:marker-start="" draw:marker-start-width="0.3cm" draw:marker-start-center="false" draw:marker-end="" draw:marker-end-width="0.3cm" draw:marker-end-center="false" draw:fill="solid" draw:fill-color="#ffb66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1.212cm" fo:padding-top="0cm" fo:padding-bottom="0cm" fo:padding-left="0cm" fo:padding-right="0cm" draw:shadow="hidden" draw:shadow-offset-x="0.3cm" draw:shadow-offset-y="0.3cm" draw:shadow-color="#808080" style:run-through="foreground"/>
      <style:paragraph-properties style:writing-mode="lr-tb"/>
    </style:style>
    <style:style style:name="gr106" style:family="graphic">
      <style:graphic-properties draw:stroke="solid" svg:stroke-width="0.019cm" svg:stroke-color="#000000" draw:marker-start="" draw:marker-start-width="0.3cm" draw:marker-start-center="false" draw:marker-end="" draw:marker-end-width="0.3cm" draw:marker-end-center="false" draw:fill="solid" draw:fill-color="#e8f2a1"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07cm" fo:min-width="0.875cm" fo:padding-top="0cm" fo:padding-bottom="0cm" fo:padding-left="0cm" fo:padding-right="0cm" draw:shadow="hidden" draw:shadow-offset-x="0.3cm" draw:shadow-offset-y="0.3cm" draw:shadow-color="#808080" style:run-through="foreground"/>
      <style:paragraph-properties style:writing-mode="lr-tb"/>
    </style:style>
    <style:style style:name="gr108" style:family="graphic">
      <style:graphic-properties draw:stroke="solid" svg:stroke-width="0.019cm" svg:stroke-color="#000000" draw:marker-start="" draw:marker-start-width="0.3cm" draw:marker-start-center="false" draw:marker-end="" draw:marker-end-width="0.3cm" draw:marker-end-center="false" draw:fill="solid" draw:fill-color="#ffa6a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35cm" fo:min-width="1.212cm" fo:padding-top="0cm" fo:padding-bottom="0cm" fo:padding-left="0cm" fo:padding-right="0cm" draw:shadow="hidden" draw:shadow-offset-x="0.3cm" draw:shadow-offset-y="0.3cm" draw:shadow-color="#808080" style:run-through="foreground"/>
      <style:paragraph-properties style:writing-mode="lr-tb"/>
    </style:style>
    <style:style style:name="gr110"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1"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2"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4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3"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6" style:family="graphic">
      <style:graphic-properties draw:stroke="solid" svg:stroke-width="0.028cm" svg:stroke-color="#000000" draw:marker-start-width="0.342cm" draw:marker-start-center="false" draw:marker-end-width="0.342cm" draw:marker-end-center="false" draw:fill="solid" draw:fill-color="#de9ad5" draw:textarea-horizontal-align="justify" draw:textarea-vertical-align="middle" draw:auto-grow-height="false" fo:min-height="0.67cm" fo:min-width="0.982cm" fo:padding-top="0.139cm" fo:padding-bottom="0.139cm" fo:padding-left="0.265cm" fo:padding-right="0.265cm" draw:shadow="hidden" draw:shadow-offset-x="0.3cm" draw:shadow-offset-y="0.3cm" draw:shadow-color="#808080" style:run-through="foreground"/>
    </style:style>
    <style:style style:name="gr117" style:family="graphic">
      <style:graphic-properties draw:stroke="dash" draw:stroke-dash="Fine_20_Dashe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9" style:family="graphic">
      <style:graphic-properties draw:stroke="none" svg:stroke-color="#000000" draw:fill="none" draw:fill-color="#ffffff" fo:min-height="0.8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dash" draw:stroke-dash="Ultrafine_20_Dashe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2" style:family="graphic">
      <style:graphic-properties draw:stroke="none" draw:stroke-dash="Ultrafine_20_Dashed" svg:stroke-width="0.019cm" svg:stroke-color="#000000" draw:marker-start-width="0.33cm" draw:marker-start-center="false" draw:marker-end-width="0.33cm" draw:marker-end-center="false" draw:fill="none" draw:fill-color="#ffffff" fo:min-height="0.473cm" draw:shadow="hidden" draw:shadow-offset-x="0.3cm" draw:shadow-offset-y="0.3cm" draw:shadow-color="#808080" style:run-through="foreground"/>
      <style:paragraph-properties style:writing-mode="lr-tb"/>
    </style:style>
    <style:style style:name="gr123" style:family="graphic">
      <style:graphic-properties draw:stroke="none" draw:stroke-dash="Ultrafine_20_Dashed" svg:stroke-width="0.019cm" svg:stroke-color="#000000" draw:marker-start-width="0.3cm" draw:marker-start-center="false" draw:marker-end-width="0.3cm" draw:marker-end-center="false" draw:fill="none" draw:fill-color="#ffffff" fo:min-height="0.473cm" draw:shadow="hidden" draw:shadow-offset-x="0.3cm" draw:shadow-offset-y="0.3cm" draw:shadow-color="#808080" style:run-through="foreground"/>
      <style:paragraph-properties style:writing-mode="lr-tb"/>
    </style:style>
    <style:style style:name="gr124"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5" style:family="graphic">
      <style:graphic-properties draw:stroke="solid"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8" style:family="graphic">
      <style:graphic-properties draw:stroke="solid" svg:stroke-width="0.019cm" svg:stroke-color="#000000" draw:marker-start-width="0.3cm" draw:marker-start-center="false" draw:marker-end-width="0.3cm" draw:marker-end-center="false" svg:stroke-opacity="100%" draw:stroke-linejoin="round" draw:fill="solid" draw:fill-color="#a9ce7b"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9" style:family="graphic">
      <style:graphic-properties draw:stroke="solid"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svg:stroke-width="0.019cm" svg:stroke-color="#000000" draw:marker-start="Arrow_20_concave" draw:marker-start-width="0.199cm" draw:marker-start-center="false" draw:marker-end="Arrow_20_concave"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27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3" style:family="graphic">
      <style:graphic-properties draw:stroke="dash" draw:stroke-dash="Dashed_20__28_var_29__20_7325"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svg:stroke-width="0.019cm" svg:stroke-color="#000000" draw:marker-start-width="0.3cm" draw:marker-start-center="false" draw:marker-end-width="0.3cm" draw:marker-end-center="false" draw:fill="solid" draw:fill-color="#a9ce7b"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5"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29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6" style:family="graphic">
      <style:graphic-properties draw:stroke="solid" draw:stroke-dash="Dashed_20__28_var_29__20_7313"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draw:stroke-dash="Dashed_20__28_var_29__20_731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8" style:family="graphic">
      <style:graphic-properties draw:stroke="solid" draw:stroke-dash="Dashed_20__28_var_29__20_7315"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7316"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solid" draw:stroke-dash="Dashed_20__28_var_29__20_7317"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1" style:family="graphic">
      <style:graphic-properties draw:stroke="solid" draw:stroke-dash="Dashed_20__28_var_29__20_731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2" style:family="graphic">
      <style:graphic-properties draw:stroke="solid" draw:stroke-dash="Dashed_20__28_var_29__20_731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3" style:family="graphic">
      <style:graphic-properties draw:stroke="solid" draw:stroke-dash="Dashed_20__28_var_29__20_732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4" style:family="graphic">
      <style:graphic-properties draw:stroke="solid" draw:stroke-dash="Dashed_20__28_var_29__20_732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5" style:family="graphic">
      <style:graphic-properties draw:stroke="solid" draw:stroke-dash="Dashed_20__28_var_29__20_732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6" style:family="graphic">
      <style:graphic-properties draw:stroke="solid" draw:stroke-dash="Dashed_20__28_var_29__20_732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7" style:family="graphic">
      <style:graphic-properties draw:stroke="solid" draw:stroke-dash="Dashed_20__28_var_29__20_732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8" style:family="graphic">
      <style:graphic-properties draw:stroke="none" svg:stroke-width="0cm" svg:stroke-color="#000000" draw:marker-start-width="0.3cm" draw:marker-start-center="false" draw:marker-end-width="0.3cm" draw:marker-end-center="false" draw:fill="none" draw:fill-color="#ffffff" draw:textarea-horizontal-align="justify" fo:min-height="0.492cm" fo:padding-top="0.125cm" fo:padding-bottom="0.125cm" fo:padding-left="0.25cm" fo:padding-right="0.25cm" draw:shadow="hidden" draw:shadow-offset-x="0.3cm" draw:shadow-offset-y="0.3cm" draw:shadow-color="#808080" style:run-through="foreground"/>
      <style:paragraph-properties style:writing-mode="lr-tb"/>
    </style:style>
    <style:style style:name="gr149" style:family="graphic">
      <style:graphic-properties draw:stroke="solid" svg:stroke-width="0cm" svg:stroke-color="#000000" draw:marker-start-width="0.272cm" draw:marker-start-center="false" draw:marker-end-width="0.272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style:run-through="foreground"/>
    </style:style>
    <style:style style:name="gr150" style:family="graphic">
      <style:graphic-properties draw:stroke="solid" svg:stroke-width="0cm" svg:stroke-color="#000000" draw:marker-start-width="0.243cm" draw:marker-start-center="false" draw:marker-end-width="0.243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style:run-through="foreground"/>
    </style:style>
    <style:style style:name="gr151" style:family="graphic">
      <style:graphic-properties draw:stroke="none" draw:stroke-dash="Dashed_20__28_var_29__20_7310"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cm" fo:min-width="0.8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2" style:family="graphic">
      <style:graphic-properties draw:stroke="solid" svg:stroke-width="0.019cm" svg:stroke-color="#000000" draw:marker-start-width="0.272cm" draw:marker-start-center="false" draw:marker-end-width="0.272cm" draw:marker-end-center="false" draw:fill="solid" draw:fill-color="#ead680" draw:opacity="5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3" style:family="graphic">
      <style:graphic-properties draw:stroke="solid" svg:stroke-width="0.019cm" svg:stroke-color="#000000" draw:marker-start-width="0.229cm" draw:marker-start-center="false" draw:marker-end-width="0.229cm" draw:marker-end-center="false" draw:fill="solid" draw:fill-color="#c0c0c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4"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5" style:family="graphic">
      <style:graphic-properties draw:stroke="none" draw:stroke-dash="Dashed_20__28_var_29__20_7311"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02cm" fo:min-width="0.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6"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7"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8" style:family="graphic">
      <style:graphic-properties draw:stroke="none" svg:stroke-width="0cm" svg:stroke-color="#000000" draw:marker-start-width="0.3cm" draw:marker-start-center="false" draw:marker-end-width="0.3cm" draw:marker-end-center="false" draw:fill="none" draw:fill-color="#ffffff" draw:textarea-horizontal-align="justify" fo:min-height="0.85cm" fo:padding-top="0.125cm" fo:padding-bottom="0.125cm" fo:padding-left="0.25cm" fo:padding-right="0.25cm" draw:shadow="hidden" draw:shadow-offset-x="0.3cm" draw:shadow-offset-y="0.3cm" draw:shadow-color="#808080" style:run-through="foreground"/>
      <style:paragraph-properties style:writing-mode="lr-tb"/>
    </style:style>
    <style:style style:name="gr159" style:family="graphic">
      <style:graphic-properties draw:stroke="none" svg:stroke-width="0.019cm" svg:stroke-color="#000000" draw:marker-start-width="0.3cm" draw:marker-start-center="false" draw:marker-end-width="0.3cm" draw:marker-end-center="false" draw:fill="none" draw:fill-color="#ffffff" fo:min-height="0.88cm" draw:shadow="hidden" draw:shadow-offset-x="0.3cm" draw:shadow-offset-y="0.3cm" draw:shadow-color="#808080" style:run-through="foreground"/>
      <style:paragraph-properties style:writing-mode="lr-tb"/>
    </style:style>
    <style:style style:name="gr160" style:family="graphic">
      <style:graphic-properties draw:stroke="none" svg:stroke-width="0cm" svg:stroke-color="#000000" draw:marker-start-width="0.3cm" draw:marker-start-center="false" draw:marker-end-width="0.3cm" draw:marker-end-center="false" draw:fill="solid" draw:fill-color="#9d0f8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ed_20__28_var_29__20_7272"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2" style:family="graphic">
      <style:graphic-properties draw:stroke="solid" svg:stroke-width="0cm" svg:stroke-color="#000000" draw:marker-start-width="0.3cm" draw:marker-start-center="false" draw:marker-end-width="0.3cm" draw:marker-end-center="false" draw:fill="solid" draw:fill-color="#7fb24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ed_20__28_var_29__20_7273"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solid" draw:stroke-dash="Dashed_20__28_var_29__20_7274"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5" style:family="graphic">
      <style:graphic-properties draw:stroke="soli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7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7"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7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8"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0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9"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17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7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g text:anchor-type="paragraph" draw:z-index="20" draw:name="Forme5" draw:style-name="gr1"><draw:custom-shape draw:style-name="gr169" draw:text-style-name="P193" svg:width="3.964cm" svg:height="0.641cm" draw:transform="skewX (0.00279252680319092) rotate (0.0872664625997165) translate (-0.370416666666667cm -0.0934861111111111cm)"><text:p text:style-name="P192"><text:span text:style-name="T33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8"><draw:text-box fo:min-height="3.93cm"><text:section text:style-name="Sect1" text:name="Section1"><text:p text:style-name="P19"/><text:p text:style-name="P32"><text:span text:style-name="T190">Calcule l’aire de la figure ABCDE ci‑</text:span><text:span text:style-name="T191">dessous</text:span><text:span text:style-name="T190">. </text:span></text:p><text:p text:style-name="P30"><draw:g text:anchor-type="paragraph" draw:z-index="28" draw:name="Forme11" draw:style-name="gr126"><draw:polygon draw:style-name="gr160" draw:text-style-name="P186" svg:width="1.969cm" svg:height="1.444cm" svg:x="5.663cm" svg:y="0.516cm" svg:viewBox="0 0 1970 1445" draw:points="0,1445 0,0 1970,5 5,1445"><text:p/></draw:polygon><draw:line draw:style-name="gr161" draw:text-style-name="P187" svg:x1="5.664cm" svg:y1="0.523cm" svg:x2="7.643cm" svg:y2="0.523cm"><text:p/></draw:line><draw:rect draw:style-name="gr162" draw:text-style-name="P188" svg:width="1.955cm" svg:height="1.44cm" svg:x="3.706cm" svg:y="0.519cm"><text:p/></draw:rect><draw:line draw:style-name="gr163" draw:text-style-name="P187" svg:x1="5.664cm" svg:y1="0.523cm" svg:x2="5.664cm" svg:y2="1.962cm"><text:p/></draw:line><draw:line draw:style-name="gr164" draw:text-style-name="P187" svg:x1="5.664cm" svg:y1="1.96cm" svg:x2="7.627cm" svg:y2="0.524cm"><text:p/></draw:line><draw:line draw:style-name="gr165" draw:text-style-name="P187" svg:x1="3.713cm" svg:y1="0.523cm" svg:x2="5.667cm" svg:y2="0.523cm"><text:p/></draw:line><draw:line draw:style-name="gr165" draw:text-style-name="P187" svg:x1="5.667cm" svg:y1="1.958cm" svg:x2="3.713cm" svg:y2="1.958cm"><text:p/></draw:line><draw:line draw:style-name="gr165" draw:text-style-name="P187" svg:x1="3.713cm" svg:y1="0.523cm" svg:x2="3.713cm" svg:y2="1.962cm"><text:p/></draw:line><draw:frame draw:style-name="gr99" draw:text-style-name="P189" svg:width="0.978cm" svg:height="0.362cm" draw:transform="rotate (1.5707963267949) translate (3.34256944444444cm 1.72684722222222cm)"><draw:text-box><text:p text:style-name="P158"><text:span text:style-name="T333">3,6 cm</text:span></text:p></draw:text-box></draw:frame><draw:frame draw:style-name="gr166" draw:text-style-name="P189" svg:width="0.978cm" svg:height="0.338cm" svg:x="4.191cm" svg:y="0.131cm"><draw:text-box><text:p text:style-name="P158"><text:span text:style-name="T333">4,8 cm</text:span></text:p></draw:text-box></draw:frame><draw:frame draw:style-name="gr167" draw:text-style-name="P189" svg:width="0.706cm" svg:height="0.338cm" svg:x="6.282cm" svg:y="0.131cm"><draw:text-box><text:p text:style-name="P158"><text:span text:style-name="T333">5 cm</text:span></text:p></draw:text-box></draw:frame><draw:frame draw:style-name="gr112" draw:text-style-name="P190" svg:width="0.218cm" svg:height="0.375cm" svg:x="3.482cm" svg:y="0.143cm"><draw:text-box><text:p text:style-name="P158"><text:span text:style-name="T334">A</text:span></text:p></draw:text-box></draw:frame><draw:frame draw:style-name="gr113" draw:text-style-name="P190" svg:width="0.223cm" svg:height="0.375cm" svg:x="5.548cm" svg:y="0.131cm"><draw:text-box><text:p text:style-name="P158"><text:span text:style-name="T334">B</text:span></text:p></draw:text-box></draw:frame><draw:frame draw:style-name="gr114" draw:text-style-name="P190" svg:width="0.227cm" svg:height="0.375cm" svg:x="7.636cm" svg:y="0.136cm"><draw:text-box><text:p text:style-name="P158"><text:span text:style-name="T334">C</text:span></text:p></draw:text-box></draw:frame><draw:frame draw:style-name="gr115" draw:text-style-name="P190" svg:width="0.249cm" svg:height="0.375cm" svg:x="5.673cm" svg:y="1.951cm"><draw:text-box><text:p text:style-name="P158"><text:span text:style-name="T334">D</text:span></text:p></draw:text-box></draw:frame><draw:frame draw:style-name="gr168" draw:text-style-name="P190" svg:width="0.205cm" svg:height="0.375cm" svg:x="3.5cm" svg:y="1.955cm"><draw:text-box><text:p text:style-name="P158"><text:span text:style-name="T334">E</text:span></text:p></draw:text-box></draw:frame><draw:rect draw:style-name="gr98" draw:text-style-name="P191" svg:width="0.151cm" svg:height="0.152cm" svg:x="3.713cm" svg:y="0.521cm"><text:p/></draw:rect><draw:rect draw:style-name="gr98" draw:text-style-name="P191" svg:width="0.151cm" svg:height="0.152cm" svg:x="3.713cm" svg:y="1.81cm"><text:p/></draw:rect><draw:rect draw:style-name="gr98" draw:text-style-name="P191" svg:width="0.151cm" svg:height="0.152cm" svg:x="5.514cm" svg:y="1.81cm"><text:p/></draw:rect><draw:rect draw:style-name="gr98" draw:text-style-name="P191" svg:width="0.151cm" svg:height="0.152cm" svg:x="5.514cm" svg:y="0.521cm"><text:p/></draw:rect></draw:g><text:span text:style-name="Bold"><text:span text:style-name="T184"/></text:span></text:p><text:p text:style-name="P30"><text:span text:style-name="Bold"><text:span text:style-name="T184"/></text:span></text:p><text:p text:style-name="P30"><text:span text:style-name="Bold"><text:span text:style-name="T184"/></text:span></text:p><text:p text:style-name="P31"><text:span text:style-name="Bold_5f_niv1"><text:span text:style-name="T194">Correction</text:span></text:span></text:p><text:p text:style-name="P29"><text:span text:style-name="T187">La figure est constituée</text:span><text:span text:style-name="T185"> d</text:span><text:span text:style-name="T187">’</text:span><text:span text:style-name="T185">u</text:span><text:span text:style-name="T187">n</text:span><text:span text:style-name="T185"> rectangle ABDE et d</text:span><text:span text:style-name="T187">’</text:span><text:span text:style-name="T185">u</text:span><text:span text:style-name="T187">n</text:span><text:span text:style-name="T185"> triangle rectangle BCD. </text:span></text:p><text:list xml:id="list3346542867" text:style-name="liste_5f_puce_5f_exemple"><text:list-item><text:p text:style-name="P75">La formule de l’aire d’un rectangle est :</text:p></text:list-item></text:list><text:p text:style-name="P21"><text:span text:style-name="T97"><draw:frame draw:style-name="fr4" draw:name="Image4" text:anchor-type="as-char" svg:width="0.36cm" svg:height="0.36cm" draw:z-index="21"><draw:image xlink:href="Pictures/100000010000002B0000002F96F67F8A7B8D38E0.png" xlink:type="simple" xlink:show="embed" xlink:actuate="onLoad" draw:mime-type="image/png"/></draw:frame></text:span><text:span text:style-name="T98"><text:s/></text:span><text:span text:style-name="T21">=</text:span><text:span text:style-name="T22"> </text:span><text:span text:style-name="T24">Longueur </text:span><text:span text:style-name="T21">×</text:span><text:span text:style-name="T24"> largeur</text:span><text:span text:style-name="T23"><text:line-break/></text:span><text:span text:style-name="T25">Ici,</text:span><text:span text:style-name="T23"> </text:span><text:span text:style-name="T97"><draw:frame draw:style-name="fr5" draw:name="Image3" text:anchor-type="as-char" svg:width="0.36cm" svg:height="0.36cm" draw:z-index="22"><draw:image xlink:href="Pictures/100000010000002B0000002F0D19B1CA3E5FF515.png" xlink:type="simple" xlink:show="embed" xlink:actuate="onLoad" draw:mime-type="image/png"/></draw:frame></text:span><text:span text:style-name="T200">ABDE</text:span><text:span text:style-name="T26"> </text:span><text:span text:style-name="T36">=</text:span><text:span text:style-name="T26"> 4,8</text:span><text:span text:style-name="T33"> cm </text:span><text:span text:style-name="T36">×</text:span><text:span text:style-name="T26"> 3,6 cm </text:span><text:span text:style-name="T36">=</text:span><text:span text:style-name="T26"> </text:span><text:span text:style-name="T201">17,28</text:span><text:span text:style-name="T202"> </text:span><text:span text:style-name="T201">cm</text:span><text:span text:style-name="T203">2</text:span></text:p><text:list xml:id="list202236099955959" text:continue-numbering="true" text:style-name="liste_5f_puce_5f_exemple"><text:list-item><text:p text:style-name="P76"><text:span text:style-name="T207">La formule de l’aire d’un triangle rectangle est : </text:span><text:span text:style-name="T97"><draw:frame draw:style-name="fr4" draw:name="Image5" text:anchor-type="as-char" svg:width="0.36cm" svg:height="0.36cm" draw:z-index="23"><draw:image xlink:href="Pictures/100000010000002B0000002F96F67F8A7B8D38E0.png" xlink:type="simple" xlink:show="embed" xlink:actuate="onLoad" draw:mime-type="image/png"/></draw:frame></text:span><text:span text:style-name="T107"><text:s/></text:span><text:span text:style-name="T21">=</text:span><text:span text:style-name="T107"> </text:span><text:span text:style-name="T108">base </text:span><text:span text:style-name="T21">×</text:span><text:span text:style-name="T108"> hauteur</text:span><text:span text:style-name="T109">÷</text:span><text:span text:style-name="T108"> 2</text:span><text:span text:style-name="T207"><text:line-break/></text:span><text:span text:style-name="T25">Ici,</text:span><text:span text:style-name="T23"> </text:span><text:span text:style-name="T97"><draw:frame draw:style-name="fr5" draw:name="Image2" text:anchor-type="as-char" svg:width="0.36cm" svg:height="0.36cm" draw:z-index="24"><draw:image xlink:href="Pictures/100000010000002B0000002F1C05E8548E111786.png" xlink:type="simple" xlink:show="embed" xlink:actuate="onLoad" draw:mime-type="image/png"/></draw:frame></text:span><text:span text:style-name="T223">BCD</text:span><text:span text:style-name="T26"> </text:span><text:span text:style-name="T36">=</text:span><text:span text:style-name="T99"> </text:span><text:span text:style-name="T100">3,6 cm</text:span><text:span text:style-name="T101"> </text:span><text:span text:style-name="T36">×</text:span><text:span text:style-name="T101"> </text:span><text:span text:style-name="T100">5 cm</text:span><text:span text:style-name="T101"> </text:span><text:span text:style-name="T102">÷</text:span><text:span text:style-name="T101"> 2 </text:span><text:span text:style-name="T36">=</text:span><text:span text:style-name="T164"> </text:span><text:span text:style-name="T224">9</text:span><text:span text:style-name="T225"> </text:span><text:span text:style-name="T224">cm</text:span><text:span text:style-name="T226">2</text:span></text:p></text:list-item></text:list><text:p text:style-name="P20"><text:span text:style-name="T103"><draw:frame draw:style-name="fr4" draw:name="Image6" text:anchor-type="as-char" svg:width="0.36cm" svg:height="0.36cm" draw:z-index="25"><draw:image xlink:href="Pictures/100000010000002B0000002F96F67F8A7B8D38E0.png" xlink:type="simple" xlink:show="embed" xlink:actuate="onLoad" draw:mime-type="image/png"/></draw:frame></text:span><text:span text:style-name="T230">ABCDE</text:span><text:span text:style-name="T235"> </text:span><text:span text:style-name="T21">=</text:span><text:span text:style-name="T235"> </text:span><text:span text:style-name="T103"><draw:frame draw:style-name="fr5" draw:name="Image8" text:anchor-type="as-char" svg:width="0.36cm" svg:height="0.36cm" draw:z-index="26"><draw:image xlink:href="Pictures/100000010000002B0000002F0D19B1CA3E5FF515.png" xlink:type="simple" xlink:show="embed" xlink:actuate="onLoad" draw:mime-type="image/png"/></draw:frame></text:span><text:span text:style-name="T200">ABDE</text:span><text:span text:style-name="T164"> </text:span><text:span text:style-name="T32"> </text:span><text:span text:style-name="T103"><draw:frame draw:style-name="fr5" draw:name="Image9" text:anchor-type="as-char" svg:width="0.36cm" svg:height="0.36cm" draw:z-index="27"><draw:image xlink:href="Pictures/100000010000002B0000002F1C05E8548E111786.png" xlink:type="simple" xlink:show="embed" xlink:actuate="onLoad" draw:mime-type="image/png"/></draw:frame></text:span><text:span text:style-name="T223">BCD</text:span><text:span text:style-name="T32"> =</text:span><text:span text:style-name="T34"> </text:span><text:span text:style-name="T204">17,28</text:span><text:span text:style-name="T205"> </text:span><text:span text:style-name="T204">cm</text:span><text:span text:style-name="T206">2</text:span><text:span text:style-name="T236"> </text:span><text:span text:style-name="T235"> </text:span><text:span text:style-name="T227">9</text:span><text:span text:style-name="T228"> </text:span><text:span text:style-name="T227">cm²</text:span></text:p><text:p text:style-name="P36"><text:span text:style-name="Police_20_par_20_défaut"><text:span text:style-name="T18"><draw:frame draw:style-name="fr4" draw:name="Image7" text:anchor-type="as-char" svg:width="0.36cm" svg:height="0.36cm" draw:z-index="19"><draw:image xlink:href="Pictures/100000010000002B0000002F96F67F8A7B8D38E0.png" xlink:type="simple" xlink:show="embed" xlink:actuate="onLoad" draw:mime-type="image/png"/></draw:frame></text:span></text:span><text:span text:style-name="Police_20_par_20_défaut"><text:span text:style-name="T37">ABCDE</text:span></text:span><text:span text:style-name="Police_20_par_20_défaut"><text:span text:style-name="T195"> </text:span></text:span><text:span text:style-name="Police_20_par_20_défaut"><text:span text:style-name="T20">=</text:span></text:span><text:span text:style-name="Police_20_par_20_défaut"><text:span text:style-name="T196"> 26,28 cm²</text:span></text:span></text:p></text:section></draw:text-box></draw:frame></text:p>
      <text:list xml:id="list114282937" text:style-name="Num_5f_Exo">
        <text:list-item>
          <text:h text:style-name="P107" text:outline-level="1"><draw:g text:anchor-type="paragraph" draw:z-index="37" draw:name="Forme1" draw:style-name="gr1"><draw:frame draw:style-name="gr92" draw:text-style-name="P159" svg:width="0.706cm" svg:height="0.339cm" svg:x="6.574cm" svg:y="0.55cm"><draw:text-box><text:p text:style-name="P158"><text:span text:style-name="T327">5 cm</text:span></text:p></draw:text-box></draw:frame><draw:frame draw:style-name="gr93" draw:text-style-name="P160" svg:width="0.219cm" svg:height="0.376cm" svg:x="5.81cm" svg:y="0.635cm"><draw:text-box><text:p text:style-name="P158"><text:span text:style-name="T328">A</text:span></text:p></draw:text-box></draw:frame><draw:frame draw:style-name="gr94" draw:text-style-name="P160" svg:width="0.223cm" svg:height="0.376cm" svg:x="8.639cm" svg:y="0.631cm"><draw:text-box><text:p text:style-name="P158"><text:span text:style-name="T328">B</text:span></text:p></draw:text-box></draw:frame><draw:frame draw:style-name="gr95" draw:text-style-name="P160" svg:width="0.235cm" svg:height="0.376cm" svg:x="6.579cm" svg:y="3.224cm"><draw:text-box><text:p text:style-name="P158"><text:span text:style-name="T328">C</text:span></text:p></draw:text-box></draw:frame><draw:polygon draw:style-name="gr96" draw:text-style-name="P161" svg:width="2.499cm" svg:height="2.249cm" svg:x="6.093cm" svg:y="0.932cm" svg:viewBox="0 0 2500 2250" draw:points="0,0 2500,0 640,2250"><text:p/></draw:polygon><draw:line draw:style-name="gr97" draw:text-style-name="P126" svg:x1="6.738cm" svg:y1="3.175cm" svg:x2="6.758cm" svg:y2="0.932cm"><text:p/></draw:line><draw:rect draw:style-name="gr98" draw:text-style-name="P162" svg:width="0.152cm" svg:height="0.152cm" svg:x="6.754cm" svg:y="0.938cm"><text:p/></draw:rect><draw:frame draw:style-name="gr99" draw:text-style-name="P159" svg:width="0.978cm" svg:height="0.362cm" draw:transform="rotate (1.5707963267949) translate (6.75216666666667cm 2.40241666666667cm)"><draw:text-box><text:p text:style-name="P158"><text:span text:style-name="T327">4,5 cm</text:span></text:p></draw:text-box></draw:frame></draw:g><text:span text:style-name="Character_5f_20_5f_style"><text:span text:style-name="T14"><text:s/>Calcule l’aire d</text:span></text:span><text:span text:style-name="Character_5f_20_5f_style"><text:span text:style-name="T15">u triangle</text:span></text:span><text:span text:style-name="Character_5f_20_5f_style"><text:span text:style-name="T14"> ABC ci‑</text:span></text:span><text:span text:style-name="Character_5f_20_5f_style"><text:span text:style-name="T15">c</text:span></text:span><text:span text:style-name="Character_5f_20_5f_style"><text:span text:style-name="T16">ontre</text:span></text:span><text:span text:style-name="Character_5f_20_5f_style"><text:span text:style-name="T14">.</text:span></text:span></text:h>
          <text:p text:style-name="P77"><text:span text:style-name="_5f_pointillés_20_gris"><text:span text:style-name="T53"><text:s/></text:span></text:span><text:span text:style-name="_5f_Correction_5f_surligné"><text:span text:style-name="T35">A</text:span></text:span><text:span text:style-name="_5f_Correction_5f_surligné"><text:span text:style-name="T54"> </text:span></text:span><text:span text:style-name="_5f_Correction_5f_surligné"><text:span text:style-name="T27">=</text:span></text:span><text:span text:style-name="_5f_Correction_5f_surligné"><text:span text:style-name="T54"> </text:span></text:span><text:span text:style-name="_5f_Correction_5f_surligné"><text:span text:style-name="T55">base </text:span></text:span><text:span text:style-name="_5f_Correction_5f_surligné"><text:span text:style-name="T27">×</text:span></text:span><text:span text:style-name="_5f_Correction_5f_surligné"><text:span text:style-name="T55"> hauteur ÷ 2</text:span></text:span><text:span text:style-name="_5f_Correction_5f_surligné"><text:span text:style-name="T56"><text:line-break/></text:span></text:span><text:span text:style-name="_5f_Correction_5f_surligné"><text:span text:style-name="T35">A</text:span></text:span><text:span text:style-name="_5f_Correction_5f_surligné"><text:span text:style-name="T19">ABC</text:span></text:span><text:span text:style-name="_5f_Correction_5f_surligné"><text:span text:style-name="T28"> </text:span></text:span><text:span text:style-name="_5f_Correction_5f_surligné"><text:span text:style-name="T27">=</text:span></text:span><text:span text:style-name="_5f_Correction_5f_surligné"><text:span text:style-name="T29"> </text:span></text:span><text:span text:style-name="_5f_Correction_5f_surligné"><text:span text:style-name="T30">5</text:span></text:span><text:span text:style-name="_5f_Correction_5f_surligné"><text:span text:style-name="T31"> cm</text:span></text:span><text:span text:style-name="_5f_Correction_5f_surligné"><text:span text:style-name="T27"> × </text:span></text:span><text:span text:style-name="_5f_Correction_5f_surligné"><text:span text:style-name="T30">4,5</text:span></text:span><text:span text:style-name="_5f_Correction_5f_surligné"><text:span text:style-name="T31"> cm</text:span></text:span><text:span text:style-name="_5f_Correction_5f_surligné"><text:span text:style-name="T27"> ÷ 2 </text:span></text:span></text:p>
          <text:p text:style-name="P78"><text:span text:style-name="_5f_Correction_5f_surligné">A</text:span><text:span text:style-name="_5f_Correction_5f_surligné"><text:span text:style-name="T19">ABC</text:span></text:span><text:span text:style-name="_5f_Correction_5f_surligné"><text:span text:style-name="T27"> =</text:span></text:span><text:span text:style-name="_5f_Correction_5f_surligné"><text:span text:style-name="T58"> </text:span></text:span><text:span text:style-name="_5f_Correction_5f_surligné"><text:span text:style-name="T59">11,25</text:span></text:span><text:span text:style-name="_5f_Correction_5f_surligné"><text:span text:style-name="T58"> cm</text:span></text:span><text:span text:style-name="_5f_Correction_5f_surligné"><text:span text:style-name="T60">2</text:span></text:span></text:p>
        </text:list-item>
        <text:list-item>
          <text:h text:style-name="P52" text:outline-level="1"><text:s/>Calcule l’aire du triangle ABC en mesurant les longueurs nécessaires.</text:h>
          <text:p text:style-name="P67"><draw:g text:anchor-type="paragraph" draw:z-index="42" draw:name="Forme6_0" draw:style-name="gr37"><draw:g draw:style-name="gr3"><draw:polygon draw:style-name="gr38" draw:text-style-name="P145" svg:width="3.992cm" svg:height="3.003cm" draw:transform="skewX (0.000523598775598293) rotate (0.174707458124632) translate (-0.308680555551993cm 0.800805555576764cm)" svg:viewBox="0 0 3993 3004" draw:points="0,2997 3993,3004 995,0"><text:p/></draw:polygon><draw:frame draw:style-name="gr39" draw:text-style-name="P146" svg:width="0.251cm" svg:height="0.475cm" svg:x="-0.127cm" svg:y="3.626cm"><draw:text-box><text:p text:style-name="P124"><text:span text:style-name="T321">C</text:span></text:p></draw:text-box></draw:frame><draw:frame draw:style-name="gr40" draw:text-style-name="P146" svg:width="0.246cm" svg:height="0.475cm" svg:x="0.487cm" svg:y="0.148cm"><draw:text-box><text:p text:style-name="P124"><text:span text:style-name="T321">A</text:span></text:p></draw:text-box></draw:frame><draw:frame draw:style-name="gr41" draw:text-style-name="P146" svg:width="0.246cm" svg:height="0.473cm" svg:x="4.262cm" svg:y="2.827cm"><draw:text-box><text:p text:style-name="P124"><text:span text:style-name="T321">B</text:span></text:p></draw:text-box></draw:frame></draw:g><draw:line draw:style-name="gr42" draw:text-style-name="P147" svg:x1="1.191cm" svg:y1="3.508cm" svg:x2="0.713cm" svg:y2="0.711cm"><text:p/></draw:line></draw:g><text:span text:style-name="_5f_pointillés_20_gris"><text:span text:style-name="T110">▪</text:span></text:span><text:span text:style-name="_5f_pointillés_20_gris"><text:span text:style-name="T111"> </text:span></text:span><text:span text:style-name="_5f_pointillés_20_gris"><text:span text:style-name="T127">Côté choisi : </text:span></text:span><text:span text:style-name="_5f_Correction_5f_surligné"><text:span text:style-name="T61">[BC]</text:span></text:span></text:p>
          <text:p text:style-name="P68"><text:span text:style-name="_5f_pointillés_20_gris"><text:span text:style-name="T87">Longueur :</text:span></text:span><text:span text:style-name="_5f_pointillés_20_gris"><text:span text:style-name="T163"> </text:span></text:span><text:span text:style-name="_5f_Correction_20_surligné"><text:span text:style-name="T142">BC = 4 cm</text:span></text:span></text:p>
          <text:p text:style-name="P69"><text:span text:style-name="_5f_pointillés_20_gris"><text:span text:style-name="T88">▪</text:span></text:span><text:span text:style-name="_5f_pointillés_20_gris"><text:span text:style-name="T84"> </text:span></text:span><text:span text:style-name="_5f_pointillés_20_gris"><text:span text:style-name="T87">Longueur de la hauteur associée :</text:span></text:span></text:p>
          <text:p text:style-name="P94"><text:span text:style-name="_5f_Correction_20_surligné"><text:span text:style-name="T141">hauteur : 3 cm</text:span></text:span></text:p>
          <text:p text:style-name="P70"><text:span text:style-name="_5f_pointillés_20_gris"><text:span text:style-name="T86">Aire du triangle :</text:span></text:span><text:span text:style-name="_5f_pointillés_20_gris"><text:span text:style-name="T138"> </text:span></text:span><text:span text:style-name="_5f_pointillés_20_gris"><text:span text:style-name="T138"><draw:frame draw:style-name="fr6" draw:name="Objet1" text:anchor-type="as-char" svg:width="2.79cm" svg:height="0.873cm" draw:z-index="39"><draw:object xlink:href="./Object 1" xlink:type="simple" xlink:show="embed" xlink:actuate="onLoad"/><draw:image xlink:href="./ObjectReplacements/Object 1" xlink:type="simple" xlink:show="embed" xlink:actuate="onLoad"/><svg:desc>formule</svg:desc></draw:frame></text:span></text:span><text:span text:style-name="_5f_pointillés_20_gris"><text:span text:style-name="T57"><text:s/></text:span></text:span><text:span text:style-name="_5f_Correction_20_surligné"><text:span text:style-name="T143">(cm²)</text:span></text:span></text:p>
          <text:p text:style-name="P95"><text:span text:style-name="_5f_Correction_20_souligner"><text:span text:style-name="T92">A</text:span></text:span><text:span text:style-name="_5f_Correction_20_souligner"><text:span text:style-name="T267"> = </text:span></text:span><text:span text:style-name="_5f_Correction_20_souligner"><text:span text:style-name="T92">6 cm</text:span></text:span><text:span text:style-name="_5f_Correction_20_souligner"><text:span text:style-name="T130">2</text:span></text:span><text:span text:style-name="_5f_Correction_20_souligner"><text:span text:style-name="T92">.</text:span></text:span></text:p>
        </text:list-item>
        <text:list-item>
          <text:h text:style-name="P53" text:outline-level="1"><text:s/>Que peux-tu dire de l’aire de ABC et BCD ?</text:h>
          <text:h text:style-name="P54" text:outline-level="1"><draw:g text:anchor-type="paragraph" draw:z-index="33" draw:name="Forme13" draw:style-name="gr110"><draw:line draw:style-name="gr120" draw:text-style-name="P172" svg:x1="5.62cm" svg:y1="0.501cm" svg:x2="8.756cm" svg:y2="1.554cm"><text:p/></draw:line><draw:line draw:style-name="gr121" draw:text-style-name="P172" svg:x1="8.905cm" svg:y1="1.644cm" svg:x2="8.444cm" svg:y2="3.023cm"><text:p/></draw:line><draw:frame draw:style-name="gr122" draw:text-style-name="P173" svg:width="1.29cm" svg:height="0.473cm" draw:transform="rotate (-0.331787090804122) translate (6.20536111111111cm 2.31951388888889cm)"><draw:text-box><text:p text:style-name="P124"><text:span text:style-name="T329">10 cm</text:span></text:p></draw:text-box></draw:frame><draw:frame draw:style-name="gr123" draw:text-style-name="P173" svg:width="1.183cm" svg:height="0.473cm" draw:transform="rotate (1.25052840905394) translate (8.60425cm 2.95275cm)"><draw:text-box><text:p text:style-name="P124"><text:span text:style-name="T329">5 cm</text:span></text:p></draw:text-box></draw:frame><draw:path draw:style-name="gr124" draw:text-style-name="P174" svg:width="0.066cm" svg:height="1.56cm" svg:x="5.614cm" svg:y="0.518cm" svg:viewBox="0 0 67 1561" svg:d="M0 1561c0-57 18-110 18-166s0-115 5-171-5-113 3-165 20-117 18-173 20-71 5-127c-12-67 22-142 6-206-11-55 12-120 12-176s0-115 0-172 0-112 0-166v-39"><text:p/></draw:path><draw:path draw:style-name="gr125" draw:text-style-name="P174" svg:width="2.433cm" svg:height="2.389cm" svg:x="5.691cm" svg:y="0.531cm" svg:viewBox="0 0 2434 2390" svg:d="M0 0c42 51 109 69 164 104 65 42 126 94 167 162 56 88 173 146 226 236 45 79 139 88 172 178 26 75 109 86 155 155 55 86 153 174 236 238 74 56 153 142 217 211s137 153 208 215c79 69 136 141 211 216 60 60 81 60 127 132 40 67 109 127 174 166s96 115 156 156l171 166 45 55h5"><text:p/></draw:path><draw:path draw:style-name="gr124" draw:text-style-name="P174" svg:width="2.5cm" svg:height="0.844cm" svg:x="5.627cm" svg:y="2.086cm" svg:viewBox="0 0 2501 845" svg:d="M0 0c56 4 109 19 166 37 73 19 101 55 188 62 70 5 130 46 199 65s129 60 199 89 231 83 314 88c75 6 279 96 348 117 85 25 175 40 255 88 62 39 127 41 198 62 65 19 336 112 398 137l236 100"><text:p/></draw:path><draw:path draw:style-name="gr124" draw:text-style-name="P174" svg:width="2.484cm" svg:height="0.77cm" svg:x="5.604cm" svg:y="1.317cm" svg:viewBox="0 0 2485 771" svg:d="M0 771c182-103 523-214 736-264 194-44 795-215 997-281 194-62 386-87 577-157l175-53v-16"><text:p/></draw:path><draw:path draw:style-name="gr124" draw:text-style-name="P174" svg:width="0.033cm" svg:height="1.628cm" svg:x="8.074cm" svg:y="1.3cm" svg:viewBox="0 0 34 1629" svg:d="M34 1629c0-192 0-384 0-577s0-375 0-562l-34-490"><text:p/></draw:path><draw:frame draw:style-name="gr122" draw:text-style-name="P146" svg:width="0.253cm" svg:height="0.473cm" svg:x="5.507cm" svg:y="0.138cm"><draw:text-box><text:p text:style-name="P124"><text:span text:style-name="T321">A</text:span></text:p></draw:text-box></draw:frame><draw:frame draw:style-name="gr122" draw:text-style-name="P146" svg:width="0.258cm" svg:height="0.473cm" svg:x="8.17cm" svg:y="0.881cm"><draw:text-box><text:p text:style-name="P124"><text:span text:style-name="T321">D</text:span></text:p></draw:text-box></draw:frame><draw:frame draw:style-name="gr122" draw:text-style-name="P146" svg:width="0.251cm" svg:height="0.473cm" svg:x="5.355cm" svg:y="2.099cm"><draw:text-box><text:p text:style-name="P124"><text:span text:style-name="T321">B</text:span></text:p></draw:text-box></draw:frame><draw:frame draw:style-name="gr122" draw:text-style-name="P146" svg:width="0.251cm" svg:height="0.473cm" svg:x="8.112cm" svg:y="2.95cm"><draw:text-box><text:p text:style-name="P124"><text:span text:style-name="T321">C</text:span></text:p></draw:text-box></draw:frame></draw:g><draw:frame text:anchor-type="paragraph" draw:z-index="34" draw:name="Forme7" draw:style-name="gr119" draw:text-style-name="P171" svg:width="2.544cm" svg:height="0.899cm" svg:x="6.742cm" svg:y="0.231cm"><draw:text-box><text:p><text:span text:style-name="T184">(AD) // (BC)</text:span></text:p></draw:text-box></draw:frame>Explique.</text:h>
          <text:p text:style-name="P83"><text:span text:style-name="_5f_Correction_20_surligné"><text:span text:style-name="T141">ABC et BCD ont la même base </text:span></text:span><text:span text:style-name="_5f_Correction_20_surligné"><text:span text:style-name="T144">[BC] </text:span></text:span><text:span text:style-name="_5f_Correction_20_surligné"><text:span text:style-name="T141">et la même hauteur </text:span></text:span><text:span text:style-name="_5f_Correction_20_surligné"><text:span text:style-name="T144">de 5 cm d</text:span></text:span><text:span text:style-name="_5f_Correction_20_surligné"><text:span text:style-name="T141">onc leurs aires sont égales.</text:span></text:span></text:p>
        </text:list-item>
        <text:list-item>
          <text:h text:style-name="P55" text:outline-level="1"><text:span text:style-name="_5f_pointillés_20_gris"><text:span text:style-name="T165"><text:s/></text:span></text:span><text:span text:style-name="Bold_5f_niv1"><text:span text:style-name="T241">Avec un parallélogramme</text:span></text:span></text:h>
          <text:p text:style-name="P82"><draw:g text:anchor-type="paragraph" draw:z-index="35" draw:name="Forme1" draw:style-name="gr110"><draw:frame draw:style-name="gr111" draw:text-style-name="P159" svg:width="0.978cm" svg:height="0.332cm" svg:x="7.457cm" svg:y="0.026cm"><draw:text-box><text:p text:style-name="P158"><text:span text:style-name="T327">4,8 cm</text:span></text:p></draw:text-box></draw:frame><draw:frame draw:style-name="gr112" draw:text-style-name="P160" svg:width="0.219cm" svg:height="0.375cm" svg:x="6.739cm" svg:y="0.021cm"><draw:text-box><text:p text:style-name="P158"><text:span text:style-name="T328">A</text:span></text:p></draw:text-box></draw:frame><draw:frame draw:style-name="gr113" draw:text-style-name="P160" svg:width="0.223cm" svg:height="0.375cm" svg:x="8.971cm" svg:y="0.123cm"><draw:text-box><text:p text:style-name="P158"><text:span text:style-name="T328">B</text:span></text:p></draw:text-box></draw:frame><draw:frame draw:style-name="gr114" draw:text-style-name="P160" svg:width="0.227cm" svg:height="0.375cm" svg:x="8.403cm" svg:y="1.674cm"><draw:text-box><text:p text:style-name="P158"><text:span text:style-name="T328">C</text:span></text:p></draw:text-box></draw:frame><draw:frame draw:style-name="gr115" draw:text-style-name="P160" svg:width="0.249cm" svg:height="0.375cm" svg:x="6.138cm" svg:y="1.624cm"><draw:text-box><text:p text:style-name="P158"><text:span text:style-name="T328">D</text:span></text:p></draw:text-box></draw:frame><draw:custom-shape draw:style-name="gr116" draw:text-style-name="P169" svg:width="2.401cm" svg:height="1.504cm" svg:x="6.457cm" svg:y="0.34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117" draw:text-style-name="P170" svg:x1="7.345cm" svg:y1="0.36cm" svg:x2="7.345cm" svg:y2="1.83cm"><text:p/></draw:line><draw:rect draw:style-name="gr98" draw:text-style-name="P162" svg:width="0.152cm" svg:height="0.156cm" svg:x="7.345cm" svg:y="0.344cm"><text:p/></draw:rect><draw:rect draw:style-name="gr98" draw:text-style-name="P162" svg:width="0.152cm" svg:height="0.158cm" svg:x="7.345cm" svg:y="1.688cm"><text:p/></draw:rect><draw:frame draw:style-name="gr118" draw:text-style-name="P159" svg:width="0.706cm" svg:height="0.332cm" draw:transform="rotate (1.5707963267949) translate (7.03086111111111cm 1.51870833333333cm)"><draw:text-box><text:p text:style-name="P158"><text:span text:style-name="T327">3 cm</text:span></text:p></draw:text-box></draw:frame></draw:g><text:span text:style-name="T186">Calcule l’aire d</text:span><text:span text:style-name="T188">u parallélogramme</text:span><text:span text:style-name="T186"> ABCD ci‑</text:span><text:span text:style-name="T189">contre</text:span><text:span text:style-name="T186">. </text:span></text:p>
        </text:list-item>
      </text:list>
      <text:p text:style-name="P51"><text:span text:style-name="_5f_Correction_20_surligné"><text:span text:style-name="T141"/></text:span></text:p>
      <text:list xml:id="list202236230739025" text:continue-numbering="true" text:style-name="Num_5f_Exo">
        <text:list-header>
          <text:p text:style-name="P79"><text:span text:style-name="_5f_Correction_20_surligné"><text:span text:style-name="T274">A</text:span></text:span><text:span text:style-name="_5f_Correction_20_surligné"><text:span text:style-name="T275"> </text:span></text:span><text:span text:style-name="_5f_Correction_20_surligné"><text:span text:style-name="T276">=</text:span></text:span><text:span text:style-name="_5f_Correction_20_surligné"><text:span text:style-name="T279"> </text:span></text:span><text:span text:style-name="_5f_Correction_20_surligné"><text:span text:style-name="T276">base × hauteur</text:span></text:span><text:span text:style-name="_5f_Correction_20_surligné"><text:span text:style-name="T280"><text:line-break/></text:span></text:span><text:span text:style-name="_5f_Correction_20_surligné"><text:span text:style-name="T274">A</text:span></text:span><text:span text:style-name="_5f_Correction_20_surligné"><text:span text:style-name="T287">AB</text:span></text:span><text:span text:style-name="_5f_Correction_20_surligné"><text:span text:style-name="T288">C</text:span></text:span><text:span text:style-name="_5f_Correction_20_surligné"><text:span text:style-name="T287">D</text:span></text:span><text:span text:style-name="_5f_Correction_20_surligné"><text:span text:style-name="T277"> </text:span></text:span><text:span text:style-name="_5f_Correction_20_surligné"><text:span text:style-name="T276">=</text:span></text:span><text:span text:style-name="_5f_Correction_20_surligné"><text:span text:style-name="T277"> 4,8 cm </text:span></text:span><text:span text:style-name="_5f_Correction_20_surligné"><text:span text:style-name="T276">×</text:span></text:span><text:span text:style-name="_5f_Correction_20_surligné"><text:span text:style-name="T277"> 3 cm </text:span></text:span></text:p>
          <text:p text:style-name="P80"><text:span text:style-name="_5f_Correction_20_surligné"><text:span text:style-name="T274">A</text:span></text:span><text:span text:style-name="_5f_Correction_20_surligné"><text:span text:style-name="T287">AB</text:span></text:span><text:span text:style-name="_5f_Correction_20_surligné"><text:span text:style-name="T288">C</text:span></text:span><text:span text:style-name="_5f_Correction_20_surligné"><text:span text:style-name="T287">D</text:span></text:span><text:span text:style-name="_5f_Correction_20_surligné"><text:span text:style-name="T277"> </text:span></text:span><text:span text:style-name="_5f_Correction_20_surligné"><text:span text:style-name="T276">= 1</text:span></text:span><text:span text:style-name="_5f_Correction_20_surligné"><text:span text:style-name="T278">4</text:span></text:span><text:span text:style-name="_5f_Correction_20_surligné"><text:span text:style-name="T276">,</text:span></text:span><text:span text:style-name="_5f_Correction_20_surligné"><text:span text:style-name="T278">4</text:span></text:span><text:span text:style-name="_5f_Correction_20_surligné"><text:span text:style-name="T276"> </text:span></text:span><text:span text:style-name="_5f_Correction_20_surligné"><text:span text:style-name="T277"><text:s/>cm</text:span></text:span><text:span text:style-name="_5f_Correction_20_surligné"><text:span text:style-name="T291">2</text:span></text:span></text:p>
        </text:list-header>
        <text:list-item>
          <text:h text:style-name="P56" text:outline-level="1"><draw:g text:anchor-type="paragraph" draw:z-index="47" draw:name="Forme8" draw:style-name="gr1"><draw:g draw:name="Forme8" draw:style-name="gr3"><draw:line draw:style-name="gr10" draw:text-style-name="P127" svg:x1="0.454cm" svg:y1="3.776cm" svg:x2="3.156cm" svg:y2="2.21cm"><text:p/></draw:line><draw:line draw:style-name="gr10" draw:text-style-name="P127" svg:x1="1.355cm" svg:y1="4.782cm" svg:x2="4.057cm" svg:y2="3.216cm"><text:p/></draw:line><draw:line draw:style-name="gr10" draw:text-style-name="P127" svg:x1="1.352cm" svg:y1="4.785cm" svg:x2="0.454cm" svg:y2="3.775cm"><text:p/></draw:line><draw:line draw:style-name="gr10" draw:text-style-name="P127" svg:x1="4.052cm" svg:y1="3.22cm" svg:x2="3.154cm" svg:y2="2.21cm"><text:p/></draw:line><draw:frame draw:style-name="gr11" draw:text-style-name="P123" svg:width="0.713cm" svg:height="0.676cm" svg:x="-0.173cm" svg:y="3.5cm"><draw:text-box><text:p text:style-name="P122"><text:span text:style-name="T317">A</text:span></text:p></draw:text-box></draw:frame><draw:frame draw:style-name="gr11" draw:text-style-name="P123" svg:width="0.706cm" svg:height="0.676cm" svg:x="2.93cm" svg:y="1.697cm"><draw:text-box><text:p text:style-name="P122"><text:span text:style-name="T317">B</text:span></text:p></draw:text-box></draw:frame><draw:frame draw:style-name="gr11" draw:text-style-name="P123" svg:width="0.719cm" svg:height="0.676cm" svg:x="4.053cm" svg:y="3.15cm"><draw:text-box><text:p text:style-name="P122"><text:span text:style-name="T317">C</text:span></text:p></draw:text-box></draw:frame><draw:frame draw:style-name="gr11" draw:text-style-name="P123" svg:width="0.715cm" svg:height="0.676cm" svg:x="1.049cm" svg:y="4.796cm"><draw:text-box><text:p text:style-name="P122"><text:span text:style-name="T317">D</text:span></text:p></draw:text-box></draw:frame></draw:g><draw:frame draw:style-name="gr12" draw:text-style-name="P125" svg:width="1.886cm" svg:height="0.634cm" draw:transform="rotate (0.496371639267187) translate (0.767291666666667cm 2.89101388888889cm)"><draw:text-box><text:p text:style-name="P124"><text:span text:style-name="T318">3,1 cm</text:span></text:p></draw:text-box></draw:frame><draw:line draw:style-name="gr5" draw:text-style-name="P126" svg:x1="1.907cm" svg:y1="2.942cm" svg:x2="2.629cm" svg:y2="4.068cm"><text:p/></draw:line><draw:custom-shape draw:style-name="gr6" draw:text-style-name="P126" svg:width="0.124cm" svg:height="0.108cm" draw:transform="skewX (-0.0164060949687466) rotate (0.572118928803741) translate (2.56293055555556cm 3.95816666666667cm)"><text:p/><draw:enhanced-geometry svg:viewBox="0 0 21600 21600" draw:type="rectangle" draw:enhanced-path="M 0 0 L 21600 0 21600 21600 0 21600 0 0 Z N"/></draw:custom-shape><draw:frame draw:style-name="gr4" draw:text-style-name="P125" svg:width="1.888cm" svg:height="0.632cm" draw:transform="rotate (-1.01752695391269) translate (2.34068055555556cm 2.46768055555556cm)"><draw:text-box><text:p text:style-name="P124"><text:span text:style-name="T318">1,3 cm</text:span></text:p></draw:text-box></draw:frame></draw:g><text:span text:style-name="_5f_pointillés_20_gris"><text:span text:style-name="T85"><text:s/></text:span></text:span><text:span text:style-name="_5f_pointillés_20_gris"><text:span text:style-name="T89">Dans chaque cas, </text:span></text:span><text:span text:style-name="_5f_pointillés_20_gris"><text:span text:style-name="T90">calcule l’aire du parallélogramme ABCD en mesurant les longueurs nécessaires.</text:span></text:span></text:h>
          <text:list>
            <text:list-item>
              <text:list>
                <text:list-item>
                  <text:list>
                    <text:list-item>
                      <text:list>
                        <text:list-item>
                          <text:list>
                            <text:list-item>
                              <text:list>
                                <text:list-item>
                                  <text:list>
                                    <text:list-item>
                                      <text:list>
                                        <text:list-item>
                                          <text:list>
                                            <text:list-header>
                                              <text:p text:style-name="P71"><text:span text:style-name="Bold_5f_niv1"><text:span text:style-name="T160">a.</text:span></text:span><text:span text:style-name="_5f_pointillés_20_gris"><text:span text:style-name="T139"> <text:s/></text:span></text:span><text:span text:style-name="_5f_Correction_20_surligné"><text:span text:style-name="T286"><text:line-break/></text:span></text:span><text:span text:style-name="_5f_Correction_20_surligné"><text:span text:style-name="T274">A</text:span></text:span><text:span text:style-name="_5f_Correction_20_surligné"><text:span text:style-name="T289">AB</text:span></text:span><text:span text:style-name="_5f_Correction_20_surligné"><text:span text:style-name="T290">C</text:span></text:span><text:span text:style-name="_5f_Correction_20_surligné"><text:span text:style-name="T289">D</text:span></text:span><text:span text:style-name="_5f_Correction_20_surligné"><text:span text:style-name="T281"> </text:span></text:span><text:span text:style-name="_5f_Correction_20_surligné"><text:span text:style-name="T282">=</text:span></text:span><text:span text:style-name="_5f_Correction_20_surligné"><text:span text:style-name="T281"> </text:span></text:span><text:span text:style-name="_5f_Correction_20_surligné"><text:span text:style-name="T105">3,1</text:span></text:span><text:span text:style-name="_5f_Correction_20_surligné"><text:span text:style-name="T281"> cm </text:span></text:span><text:span text:style-name="_5f_Correction_20_surligné"><text:span text:style-name="T282">×</text:span></text:span><text:span text:style-name="_5f_Correction_20_surligné"><text:span text:style-name="T281"> </text:span></text:span><text:span text:style-name="_5f_Correction_20_surligné"><text:span text:style-name="T284">1,</text:span></text:span><text:span text:style-name="_5f_Correction_20_surligné"><text:span text:style-name="T281">3 cm </text:span></text:span></text:p>
                                              <text:p text:style-name="P72"><text:span text:style-name="_5f_Correction_20_surligné"><text:span text:style-name="T274">A</text:span></text:span><text:span text:style-name="_5f_Correction_20_surligné"><text:span text:style-name="T289">AB</text:span></text:span><text:span text:style-name="_5f_Correction_20_surligné"><text:span text:style-name="T290">C</text:span></text:span><text:span text:style-name="_5f_Correction_20_surligné"><text:span text:style-name="T289">D</text:span></text:span><text:span text:style-name="_5f_Correction_20_surligné"><text:span text:style-name="T281"> </text:span></text:span><text:span text:style-name="_5f_Correction_20_surligné"><text:span text:style-name="T282">= </text:span></text:span><text:span text:style-name="_5f_Correction_20_surligné"><text:span text:style-name="T284">4,03</text:span></text:span><text:span text:style-name="_5f_Correction_20_surligné"><text:span text:style-name="T282"> </text:span></text:span><text:span text:style-name="_5f_Correction_20_surligné"><text:span text:style-name="T281"><text:s/>cm²</text:span></text:span></text:p>
                                              <text:p text:style-name="P72"><draw:g text:anchor-type="paragraph" draw:z-index="48" draw:name="Forme9" draw:style-name="gr1"><draw:frame draw:style-name="gr2" draw:text-style-name="P123" svg:width="0.452cm" svg:height="1.02cm" svg:x="4.78cm" svg:y="2.574cm"><draw:text-box><text:p text:style-name="P122"><text:span text:style-name="T317">B</text:span></text:p></draw:text-box></draw:frame><draw:g draw:style-name="gr3"><draw:frame draw:style-name="gr4" draw:text-style-name="P125" svg:width="1.886cm" svg:height="0.632cm" draw:transform="rotate (0.0439822971502571) translate (7.43479166666667cm 0.620888888888889cm)"><draw:text-box><text:p text:style-name="P124"><text:span text:style-name="T318">2,7 cm</text:span></text:p></draw:text-box></draw:frame><draw:g draw:style-name="gr3"><draw:line draw:style-name="gr5" draw:text-style-name="P126" svg:x1="7.114cm" svg:y1="1.141cm" svg:x2="7.132cm" svg:y2="2.694cm"><text:p/></draw:line><draw:custom-shape draw:style-name="gr6" draw:text-style-name="P126" svg:width="0.144cm" svg:height="0.126cm" draw:transform="rotate (0.0123918376891597) translate (7.13669444444444cm 2.54529166666667cm)"><text:p/><draw:enhanced-geometry svg:viewBox="0 0 21600 21600" draw:mirror-horizontal="false" draw:mirror-vertical="false" draw:type="rectangle" draw:enhanced-path="M 0 0 L 21600 0 21600 21600 0 21600 0 0 Z N"/></draw:custom-shape></draw:g><draw:frame draw:style-name="gr4" draw:text-style-name="P125" svg:width="1.886cm" svg:height="0.632cm" draw:transform="rotate (-1.56416407563732) translate (7.62529166666667cm 1.08479166666667cm)"><draw:text-box><text:p text:style-name="P124"><text:span text:style-name="T318">1,6 cm</text:span></text:p></draw:text-box></draw:frame><draw:frame draw:style-name="gr7" draw:text-style-name="P123" svg:width="0.452cm" svg:height="1.017cm" svg:x="7.655cm" svg:y="2.491cm"><draw:text-box><text:p text:style-name="P122"><text:span text:style-name="T317">A</text:span></text:p></draw:text-box></draw:frame><draw:frame draw:style-name="gr8" draw:text-style-name="P123" svg:width="0.445cm" svg:height="1.022cm" svg:x="6.556cm" svg:y="0.64cm"><draw:text-box><text:p text:style-name="P122"><text:span text:style-name="T317">C</text:span></text:p></draw:text-box></draw:frame><draw:frame draw:style-name="gr9" draw:text-style-name="P123" svg:width="0.452cm" svg:height="1.024cm" svg:x="9.456cm" svg:y="0.568cm"><draw:text-box><text:p text:style-name="P122"><text:span text:style-name="T317">D</text:span></text:p></draw:text-box></draw:frame><draw:g draw:name="Forme9_2" draw:style-name="gr3"><draw:line draw:style-name="gr10" draw:text-style-name="P127" svg:x1="5.246cm" svg:y1="2.759cm" svg:x2="7.941cm" svg:y2="2.637cm"><text:p/></draw:line><draw:line draw:style-name="gr10" draw:text-style-name="P127" svg:x1="6.927cm" svg:y1="1.141cm" svg:x2="9.623cm" svg:y2="1.022cm"><text:p/></draw:line><draw:line draw:style-name="gr10" draw:text-style-name="P127" svg:x1="5.246cm" svg:y1="2.755cm" svg:x2="6.933cm" svg:y2="1.136cm"><text:p/></draw:line><draw:line draw:style-name="gr10" draw:text-style-name="P127" svg:x1="7.943cm" svg:y1="2.634cm" svg:x2="9.631cm" svg:y2="1.021cm"><text:p/></draw:line></draw:g></draw:g></draw:g><text:span text:style-name="_5f_Correction_20_surligné"><text:span text:style-name="T292"/></text:span></text:p>
                                            </text:list-header>
                                          </text:list>
                                        </text:list-item>
                                      </text:list>
                                    </text:list-item>
                                  </text:list>
                                </text:list-item>
                              </text:list>
                            </text:list-item>
                          </text:list>
                        </text:list-item>
                      </text:list>
                    </text:list-item>
                  </text:list>
                </text:list-item>
              </text:list>
            </text:list-item>
          </text:list>
          <text:p text:style-name="P73"><text:span text:style-name="Bold_5f_niv1"><text:span text:style-name="T161">b.</text:span></text:span><text:span text:style-name="_5f_pointillés_20_gris"><text:span text:style-name="T139"> </text:span></text:span><text:span text:style-name="_5f_Correction_20_surligné"><text:span text:style-name="T274">A</text:span></text:span><text:span text:style-name="_5f_Correction_20_surligné"><text:span text:style-name="T289">AB</text:span></text:span><text:span text:style-name="_5f_Correction_20_surligné"><text:span text:style-name="T290">C</text:span></text:span><text:span text:style-name="_5f_Correction_20_surligné"><text:span text:style-name="T289">D</text:span></text:span><text:span text:style-name="_5f_Correction_20_surligné"><text:span text:style-name="T281"> </text:span></text:span><text:span text:style-name="_5f_Correction_20_surligné"><text:span text:style-name="T282">=</text:span></text:span><text:span text:style-name="_5f_Correction_20_surligné"><text:span text:style-name="T281"> </text:span></text:span><text:span text:style-name="_5f_Correction_20_surligné"><text:span text:style-name="T105">2,7</text:span></text:span><text:span text:style-name="_5f_Correction_20_surligné"><text:span text:style-name="T281"> cm </text:span></text:span><text:span text:style-name="_5f_Correction_20_surligné"><text:span text:style-name="T282">×</text:span></text:span><text:span text:style-name="_5f_Correction_20_surligné"><text:span text:style-name="T281"> </text:span></text:span><text:span text:style-name="_5f_Correction_20_surligné"><text:span text:style-name="T284">1,</text:span></text:span><text:span text:style-name="_5f_Correction_20_surligné"><text:span text:style-name="T105">6</text:span></text:span><text:span text:style-name="_5f_Correction_20_surligné"><text:span text:style-name="T281"> cm </text:span></text:span></text:p>
          <text:p text:style-name="P74"><text:span text:style-name="_5f_Correction_20_surligné"><text:span text:style-name="T274">A</text:span></text:span><text:span text:style-name="_5f_Correction_20_surligné"><text:span text:style-name="T289">AB</text:span></text:span><text:span text:style-name="_5f_Correction_20_surligné"><text:span text:style-name="T290">C</text:span></text:span><text:span text:style-name="_5f_Correction_20_surligné"><text:span text:style-name="T289">D</text:span></text:span><text:span text:style-name="_5f_Correction_20_surligné"><text:span text:style-name="T281"> </text:span></text:span><text:span text:style-name="_5f_Correction_20_surligné"><text:span text:style-name="T282">= </text:span></text:span><text:span text:style-name="_5f_Correction_20_surligné"><text:span text:style-name="T284">4,</text:span></text:span><text:span text:style-name="_5f_Correction_20_surligné"><text:span text:style-name="T105">32</text:span></text:span><text:span text:style-name="_5f_Correction_20_surligné"><text:span text:style-name="T282"> </text:span></text:span><text:span text:style-name="_5f_Correction_20_surligné"><text:span text:style-name="T281"><text:s/>cm</text:span></text:span><text:span text:style-name="_5f_Correction_20_surligné"><text:span text:style-name="T292">2</text:span></text:span></text:p>
        </text:list-item>
        <text:list-item>
          <text:h text:style-name="P57" text:outline-level="1"><text:s/><text:span text:style-name="T268">Pour chaque parallélogramme, trace une hauteur puis détermine son aire </text:span><text:span text:style-name="T269">en cm².</text:span></text:h>
        </text:list-item>
      </text:list>
      <text:list xml:id="list2936168607" text:style-name="liste_5f_abc">
        <text:list-header>
          <text:p text:style-name="P108"><text:span text:style-name="_5f_Correction_20_surligné"><text:span text:style-name="T283"><draw:g text:anchor-type="as-char" draw:z-index="43" draw:name="Forme12" draw:style-name="gr20"><draw:g draw:name="Forme14" draw:style-name="gr3"><draw:line draw:style-name="gr25" draw:text-style-name="P127" svg:x1="0.006cm" svg:y1="0cm" svg:x2="0.001cm" svg:y2="6.698cm"><text:p/></draw:line><draw:line draw:style-name="gr25" draw:text-style-name="P127" svg:x1="4.305cm" svg:y1="0cm" svg:x2="4.3cm" svg:y2="6.698cm"><text:p/></draw:line><draw:line draw:style-name="gr25" draw:text-style-name="P127" svg:x1="4.782cm" svg:y1="0cm" svg:x2="4.778cm" svg:y2="6.698cm"><text:p/></draw:line><draw:line draw:style-name="gr25" draw:text-style-name="P127" svg:x1="5.26cm" svg:y1="0cm" svg:x2="5.255cm" svg:y2="6.698cm"><text:p/></draw:line><draw:line draw:style-name="gr25" draw:text-style-name="P127" svg:x1="5.738cm" svg:y1="0cm" svg:x2="5.734cm" svg:y2="6.698cm"><text:p/></draw:line><draw:line draw:style-name="gr25" draw:text-style-name="P127" svg:x1="6.692cm" svg:y1="0cm" svg:x2="6.688cm" svg:y2="6.698cm"><text:p/></draw:line><draw:line draw:style-name="gr25" draw:text-style-name="P127" svg:x1="7.647cm" svg:y1="0cm" svg:x2="7.642cm" svg:y2="6.698cm"><text:p/></draw:line><draw:line draw:style-name="gr25" draw:text-style-name="P127" svg:x1="8.6cm" svg:y1="0cm" svg:x2="8.595cm" svg:y2="6.698cm"><text:p/></draw:line><draw:line draw:style-name="gr25" draw:text-style-name="P127" svg:x1="0.483cm" svg:y1="0cm" svg:x2="0.478cm" svg:y2="6.698cm"><text:p/></draw:line><draw:line draw:style-name="gr25" draw:text-style-name="P127" svg:x1="0.961cm" svg:y1="0cm" svg:x2="0.956cm" svg:y2="6.698cm"><text:p/></draw:line><draw:line draw:style-name="gr25" draw:text-style-name="P127" svg:x1="1.438cm" svg:y1="0cm" svg:x2="1.433cm" svg:y2="6.698cm"><text:p/></draw:line><draw:line draw:style-name="gr25" draw:text-style-name="P127" svg:x1="1.917cm" svg:y1="0cm" svg:x2="1.912cm" svg:y2="6.698cm"><text:p/></draw:line><draw:line draw:style-name="gr25" draw:text-style-name="P127" svg:x1="2.393cm" svg:y1="0cm" svg:x2="2.388cm" svg:y2="6.698cm"><text:p/></draw:line><draw:line draw:style-name="gr25" draw:text-style-name="P127" svg:x1="2.871cm" svg:y1="0cm" svg:x2="2.866cm" svg:y2="6.698cm"><text:p/></draw:line><draw:line draw:style-name="gr25" draw:text-style-name="P127" svg:x1="3.349cm" svg:y1="0cm" svg:x2="3.344cm" svg:y2="6.698cm"><text:p/></draw:line><draw:line draw:style-name="gr25" draw:text-style-name="P127" svg:x1="3.827cm" svg:y1="0cm" svg:x2="3.822cm" svg:y2="6.698cm"><text:p/></draw:line><draw:line draw:style-name="gr25" draw:text-style-name="P127" svg:x1="6.214cm" svg:y1="0cm" svg:x2="6.209cm" svg:y2="6.698cm"><text:p/></draw:line><draw:line draw:style-name="gr25" draw:text-style-name="P127" svg:x1="7.17cm" svg:y1="0cm" svg:x2="7.165cm" svg:y2="6.698cm"><text:p/></draw:line><draw:line draw:style-name="gr25" draw:text-style-name="P127" svg:x1="8.125cm" svg:y1="0cm" svg:x2="8.12cm" svg:y2="6.698cm"><text:p/></draw:line><draw:line draw:style-name="gr25" draw:text-style-name="P127" svg:x1="0.001cm" svg:y1="5.262cm" svg:x2="8.597cm" svg:y2="5.262cm"><text:p/></draw:line><draw:line draw:style-name="gr25" draw:text-style-name="P127" svg:x1="0.001cm" svg:y1="4.784cm" svg:x2="8.597cm" svg:y2="4.784cm"><text:p/></draw:line><draw:line draw:style-name="gr25" draw:text-style-name="P127" svg:x1="0.001cm" svg:y1="4.306cm" svg:x2="8.597cm" svg:y2="4.306cm"><text:p/></draw:line><draw:line draw:style-name="gr25" draw:text-style-name="P127" svg:x1="0.001cm" svg:y1="3.828cm" svg:x2="8.597cm" svg:y2="3.828cm"><text:p/></draw:line><draw:line draw:style-name="gr25" draw:text-style-name="P127" svg:x1="0.001cm" svg:y1="2.871cm" svg:x2="8.597cm" svg:y2="2.871cm"><text:p/></draw:line><draw:line draw:style-name="gr25" draw:text-style-name="P127" svg:x1="0.001cm" svg:y1="1.914cm" svg:x2="8.597cm" svg:y2="1.914cm"><text:p/></draw:line><draw:line draw:style-name="gr25" draw:text-style-name="P127" svg:x1="0.001cm" svg:y1="0.957cm" svg:x2="8.597cm" svg:y2="0.957cm"><text:p/></draw:line><draw:line draw:style-name="gr25" draw:text-style-name="P127" svg:x1="0.001cm" svg:y1="6.696cm" svg:x2="8.597cm" svg:y2="6.696cm"><text:p/></draw:line><draw:line draw:style-name="gr25" draw:text-style-name="P127" svg:x1="0.001cm" svg:y1="6.223cm" svg:x2="8.597cm" svg:y2="6.223cm"><text:p/></draw:line><draw:line draw:style-name="gr25" draw:text-style-name="P127" svg:x1="0.001cm" svg:y1="5.745cm" svg:x2="8.597cm" svg:y2="5.745cm"><text:p/></draw:line><draw:line draw:style-name="gr25" draw:text-style-name="P127" svg:x1="0.001cm" svg:y1="3.35cm" svg:x2="8.597cm" svg:y2="3.35cm"><text:p/></draw:line><draw:line draw:style-name="gr25" draw:text-style-name="P127" svg:x1="0.001cm" svg:y1="2.393cm" svg:x2="8.597cm" svg:y2="2.393cm"><text:p/></draw:line><draw:line draw:style-name="gr25" draw:text-style-name="P127" svg:x1="0.001cm" svg:y1="1.436cm" svg:x2="8.597cm" svg:y2="1.436cm"><text:p/></draw:line><draw:line draw:style-name="gr25" draw:text-style-name="P127" svg:x1="0.001cm" svg:y1="0.004cm" svg:x2="8.597cm" svg:y2="0.004cm"><text:p/></draw:line><draw:line draw:style-name="gr25" draw:text-style-name="P127" svg:x1="0.001cm" svg:y1="0.479cm" svg:x2="8.597cm" svg:y2="0.479cm"><text:p/></draw:line><draw:frame draw:style-name="gr26" draw:text-style-name="P139" svg:width="0.902cm" svg:height="0.482cm" svg:x="2.898cm" svg:y="2.271cm"><draw:text-box><text:p text:style-name="P122"><text:span text:style-name="T317">1 cm</text:span></text:p></draw:text-box></draw:frame><draw:line draw:style-name="gr27" draw:text-style-name="P127" svg:x1="2.866cm" svg:y1="2.872cm" svg:x2="3.821cm" svg:y2="2.872cm"><text:p/></draw:line><draw:polygon draw:style-name="gr28" draw:text-style-name="P140" svg:width="3.821cm" svg:height="0.956cm" svg:x="0.956cm" svg:y="0.473cm" svg:viewBox="0 0 3822 957" draw:points="0,0 2865,0 3822,957 955,957"><text:p/></draw:polygon><draw:frame draw:style-name="gr29" draw:text-style-name="P141" svg:width="0.376cm" svg:height="0.426cm" svg:x="2.506cm" svg:y="0.799cm"><draw:text-box><text:p text:style-name="P122"><text:span text:style-name="T320">a.</text:span></text:p></draw:text-box></draw:frame><draw:polygon draw:style-name="gr30" draw:text-style-name="P142" svg:width="1.909cm" svg:height="2.39cm" svg:x="6.209cm" svg:y="0.473cm" svg:viewBox="0 0 1910 2391" draw:points="0,2391 0,478 1910,0 1910,1914"><text:p/></draw:polygon><draw:frame draw:style-name="gr31" draw:text-style-name="P141" svg:width="0.701cm" svg:height="0.477cm" svg:x="6.802cm" svg:y="1.503cm"><draw:text-box><text:p text:style-name="P122"><text:span text:style-name="T320">b.</text:span></text:p></draw:text-box></draw:frame><draw:polygon draw:style-name="gr32" draw:text-style-name="P143" svg:width="2.388cm" svg:height="4.305cm" svg:x="0.478cm" svg:y="2.391cm" svg:viewBox="0 0 2389 4306" draw:points="0,0 2389,957 2389,4306 0,3349"><text:p/></draw:polygon><draw:frame draw:style-name="gr33" draw:text-style-name="P141" svg:width="0.348cm" svg:height="0.479cm" svg:x="1.508cm" svg:y="4.304cm"><draw:text-box><text:p text:style-name="P122"><text:span text:style-name="T320">c.</text:span></text:p></draw:text-box></draw:frame><draw:polygon draw:style-name="gr34" draw:text-style-name="P144" svg:width="5.253cm" svg:height="2.39cm" svg:x="3.349cm" svg:y="3.35cm" svg:viewBox="0 0 5254 2391" draw:points="1431,0 5254,0 3822,2391 0,2391"><text:p/></draw:polygon><draw:frame draw:style-name="gr35" draw:text-style-name="P141" svg:width="0.392cm" svg:height="0.479cm" svg:x="5.833cm" svg:y="4.306cm"><draw:text-box><text:p text:style-name="P122"><text:span text:style-name="T320">d.</text:span></text:p></draw:text-box></draw:frame></draw:g><draw:line draw:style-name="gr36" draw:text-style-name="P126" svg:x1="3.822cm" svg:y1="0.473cm" svg:x2="3.822cm" svg:y2="1.428cm"><text:p/></draw:line><draw:line draw:style-name="gr36" draw:text-style-name="P126" svg:x1="4.778cm" svg:y1="3.35cm" svg:x2="4.778cm" svg:y2="5.739cm"><text:p/></draw:line><draw:line draw:style-name="gr36" draw:text-style-name="P126" svg:x1="0.477cm" svg:y1="3.35cm" svg:x2="2.871cm" svg:y2="3.35cm"><text:p/></draw:line><draw:line draw:style-name="gr36" draw:text-style-name="P126" svg:x1="6.214cm" svg:y1="0.957cm" svg:x2="8.132cm" svg:y2="0.957cm"><text:p/></draw:line></draw:g></text:span></text:span><text:span text:style-name="_5f_Correction_20_surligné"><text:span text:style-name="T283"><text:s/></text:span></text:span></text:p>
        </text:list-header>
        <text:list-item>
          <text:p text:style-name="P108"><text:span text:style-name="_5f_Correction_20_surligné"><text:span text:style-name="T283"><text:s/></text:span></text:span><text:span text:style-name="_5f_Correction_20_surligné"><text:span text:style-name="T274">A</text:span></text:span><text:span text:style-name="_5f_Correction_20_surligné"><text:span text:style-name="T106">a </text:span></text:span><text:span text:style-name="_5f_Correction_20_surligné"><text:span text:style-name="T282">=</text:span></text:span><text:span text:style-name="_5f_Correction_20_surligné"><text:span text:style-name="T281"> </text:span></text:span><text:span text:style-name="_5f_Correction_20_surligné"><text:span text:style-name="T104">3 </text:span></text:span><text:span text:style-name="_5f_Correction_20_surligné"><text:span text:style-name="T281">cm </text:span></text:span><text:span text:style-name="_5f_Correction_20_surligné"><text:span text:style-name="T282">×</text:span></text:span><text:span text:style-name="_5f_Correction_20_surligné"><text:span text:style-name="T281"> </text:span></text:span><text:span text:style-name="_5f_Correction_20_surligné"><text:span text:style-name="T104">1</text:span></text:span><text:span text:style-name="_5f_Correction_20_surligné"><text:span text:style-name="T281"> cm <text:s/></text:span></text:span><text:span text:style-name="_5f_Correction_20_surligné"><text:span text:style-name="T283">= 3 cm²</text:span></text:span></text:p>
        </text:list-item>
        <text:list-item>
          <text:p text:style-name="P108"><text:span text:style-name="_5f_pointillés_20_gris"><text:s/></text:span><text:span text:style-name="_5f_Correction_20_surligné"><text:span text:style-name="T274">A</text:span></text:span><text:span text:style-name="_5f_Correction_20_surligné"><text:span text:style-name="T106">b </text:span></text:span><text:span text:style-name="_5f_Correction_20_surligné"><text:span text:style-name="T282">=</text:span></text:span><text:span text:style-name="_5f_Correction_20_surligné"><text:span text:style-name="T281"> </text:span></text:span><text:span text:style-name="_5f_Correction_20_surligné"><text:span text:style-name="T104">2 </text:span></text:span><text:span text:style-name="_5f_Correction_20_surligné"><text:span text:style-name="T281">cm </text:span></text:span><text:span text:style-name="_5f_Correction_20_surligné"><text:span text:style-name="T282">×</text:span></text:span><text:span text:style-name="_5f_Correction_20_surligné"><text:span text:style-name="T281"> </text:span></text:span><text:span text:style-name="_5f_Correction_20_surligné"><text:span text:style-name="T104">2</text:span></text:span><text:span text:style-name="_5f_Correction_20_surligné"><text:span text:style-name="T281"> cm <text:s/></text:span></text:span><text:span text:style-name="_5f_Correction_20_surligné"><text:span text:style-name="T283">= </text:span></text:span><text:span text:style-name="_5f_Correction_20_surligné"><text:span text:style-name="T104">4</text:span></text:span><text:span text:style-name="_5f_Correction_20_surligné"><text:span text:style-name="T283"> cm²</text:span></text:span></text:p>
        </text:list-item>
        <text:list-item>
          <text:p text:style-name="P108"><text:span text:style-name="_5f_pointillés_20_gris"><text:s/></text:span><text:span text:style-name="_5f_Correction_20_surligné"><text:span text:style-name="T274">A</text:span></text:span><text:span text:style-name="_5f_Correction_20_surligné"><text:span text:style-name="T106">c </text:span></text:span><text:span text:style-name="_5f_Correction_20_surligné"><text:span text:style-name="T282">=</text:span></text:span><text:span text:style-name="_5f_Correction_20_surligné"><text:span text:style-name="T281"> </text:span></text:span><text:span text:style-name="_5f_Correction_20_surligné"><text:span text:style-name="T104">3,5 </text:span></text:span><text:span text:style-name="_5f_Correction_20_surligné"><text:span text:style-name="T281">cm </text:span></text:span><text:span text:style-name="_5f_Correction_20_surligné"><text:span text:style-name="T282">×</text:span></text:span><text:span text:style-name="_5f_Correction_20_surligné"><text:span text:style-name="T281"> </text:span></text:span><text:span text:style-name="_5f_Correction_20_surligné"><text:span text:style-name="T104">2,5</text:span></text:span><text:span text:style-name="_5f_Correction_20_surligné"><text:span text:style-name="T281"> cm <text:s/></text:span></text:span><text:span text:style-name="_5f_Correction_20_surligné"><text:span text:style-name="T283">= </text:span></text:span><text:span text:style-name="_5f_Correction_20_surligné"><text:span text:style-name="T104">8,75</text:span></text:span><text:span text:style-name="_5f_Correction_20_surligné"><text:span text:style-name="T283"> cm²</text:span></text:span></text:p>
        </text:list-item>
        <text:list-item>
          <text:p text:style-name="P108"><text:span text:style-name="_5f_pointillés_20_gris"><text:s/></text:span><text:span text:style-name="_5f_Correction_20_surligné"><text:span text:style-name="T274">A</text:span></text:span><text:span text:style-name="_5f_Correction_20_surligné"><text:span text:style-name="T106">d </text:span></text:span><text:span text:style-name="_5f_Correction_20_surligné"><text:span text:style-name="T282">=</text:span></text:span><text:span text:style-name="_5f_Correction_20_surligné"><text:span text:style-name="T281"> </text:span></text:span><text:span text:style-name="_5f_Correction_20_surligné"><text:span text:style-name="T104">4 </text:span></text:span><text:span text:style-name="_5f_Correction_20_surligné"><text:span text:style-name="T281">cm </text:span></text:span><text:span text:style-name="_5f_Correction_20_surligné"><text:span text:style-name="T282">× </text:span></text:span><text:span text:style-name="_5f_Correction_20_surligné"><text:span text:style-name="T104">2,5</text:span></text:span><text:span text:style-name="_5f_Correction_20_surligné"><text:span text:style-name="T281"> cm <text:s/></text:span></text:span><text:span text:style-name="_5f_Correction_20_surligné"><text:span text:style-name="T283">= </text:span></text:span><text:span text:style-name="_5f_Correction_20_surligné"><text:span text:style-name="T104">10</text:span></text:span><text:span text:style-name="_5f_Correction_20_surligné"><text:span text:style-name="T283"> cm²</text:span></text:span></text:p>
        </text:list-item>
      </text:list>
      <text:p text:style-name="P112"><text:span text:style-name="_5f_Correction_20_surligné"><text:span text:style-name="T283"/></text:span></text:p>
      <text:p text:style-name="P112"><text:span text:style-name="_5f_Correction_20_surligné"><text:span text:style-name="T283"/></text:span></text:p>
      <text:p text:style-name="P112"><text:span text:style-name="_5f_Correction_20_surligné"><text:span text:style-name="T283"/></text:span></text:p>
      <text:list xml:id="list202236076247652" text:continue-list="list202236230739025" text:style-name="Num_5f_Exo">
        <text:list-item>
          <text:h text:style-name="P58" text:outline-level="1"><text:soft-page-break/><text:span text:style-name="_5f_Consigne"><text:span text:style-name="T237"><text:s/></text:span></text:span><text:span text:style-name="_5f_Consigne"><text:span text:style-name="T78">P</text:span></text:span><text:span text:style-name="_5f_Consigne"><text:span text:style-name="T79">our chaque f</text:span></text:span><text:span text:style-name="_5f_Consigne"><text:span text:style-name="T80">igure</text:span></text:span><text:span text:style-name="_5f_Consigne"><text:span text:style-name="T79">, calcule la longueur m</text:span></text:span><text:span text:style-name="_5f_Consigne"><text:span text:style-name="T81">arquée par un point d</text:span></text:span><text:span text:style-name="_5f_Consigne"><text:span text:style-name="T83">’</text:span></text:span><text:span text:style-name="_5f_Consigne"><text:span text:style-name="T82">interrog</text:span></text:span><text:span text:style-name="_5f_Consigne"><text:span text:style-name="T83">a</text:span></text:span><text:span text:style-name="_5f_Consigne"><text:span text:style-name="T82">tion</text:span></text:span><text:span text:style-name="_5f_Consigne"><text:span text:style-name="T79">.</text:span></text:span></text:h>
        </text:list-item>
      </text:list>
      <text:p text:style-name="_5f_Paragraphe_20_livret_20_"><draw:g text:anchor-type="paragraph" draw:z-index="38" draw:name="Forme19" draw:style-name="gr49"><draw:frame draw:style-name="gr50" draw:text-style-name="P151" svg:width="0.361cm" svg:height="0.415cm" svg:x="0.883cm" svg:y="0.27cm"><draw:text-box><text:p text:style-name="P122"><text:span text:style-name="T317">A</text:span></text:p></draw:text-box></draw:frame><draw:line draw:style-name="gr51" draw:text-style-name="P152" svg:x1="0.505cm" svg:y1="2.228cm" svg:x2="3.969cm" svg:y2="2.228cm"><text:p/></draw:line><draw:line draw:style-name="gr52" draw:text-style-name="P152" svg:x1="1.367cm" svg:y1="0.503cm" svg:x2="4.83cm" svg:y2="0.503cm"><text:p/></draw:line><draw:line draw:style-name="gr53" draw:text-style-name="P152" svg:x1="1.37cm" svg:y1="0.503cm" svg:x2="0.505cm" svg:y2="2.231cm"><text:p/></draw:line><draw:line draw:style-name="gr54" draw:text-style-name="P152" svg:x1="4.832cm" svg:y1="0.503cm" svg:x2="3.967cm" svg:y2="2.231cm"><text:p/></draw:line><draw:line draw:style-name="gr55" draw:text-style-name="P152" svg:x1="1.367cm" svg:y1="0.503cm" svg:x2="1.367cm" svg:y2="2.231cm"><text:p/></draw:line><draw:line draw:style-name="gr56" draw:text-style-name="P152" svg:x1="1.374cm" svg:y1="2.092cm" svg:x2="1.524cm" svg:y2="2.092cm"><text:p/></draw:line><draw:line draw:style-name="gr57" draw:text-style-name="P152" svg:x1="1.516cm" svg:y1="2.101cm" svg:x2="1.516cm" svg:y2="2.226cm"><text:p/></draw:line><draw:frame draw:style-name="gr58" draw:text-style-name="P151" svg:width="0.355cm" svg:height="0.415cm" svg:x="4.854cm" svg:y="0.272cm"><draw:text-box><text:p text:style-name="P122"><text:span text:style-name="T317">B</text:span></text:p></draw:text-box></draw:frame><draw:frame draw:style-name="gr59" draw:text-style-name="P151" svg:width="0.357cm" svg:height="0.415cm" svg:x="3.982cm" svg:y="2.239cm"><draw:text-box><text:p text:style-name="P122"><text:span text:style-name="T317">C</text:span></text:p></draw:text-box></draw:frame><draw:frame draw:style-name="gr60" draw:text-style-name="P151" svg:width="0.355cm" svg:height="0.415cm" svg:x="0.146cm" svg:y="2.239cm"><draw:text-box><text:p text:style-name="P122"><text:span text:style-name="T317">D</text:span></text:p></draw:text-box></draw:frame><draw:frame draw:style-name="gr61" draw:text-style-name="P151" svg:width="0.355cm" svg:height="0.414cm" svg:x="1.67cm" svg:y="1.269cm"><draw:text-box><text:p text:style-name="P122"><text:span text:style-name="T317">?</text:span></text:p></draw:text-box></draw:frame><draw:line draw:style-name="gr62" draw:text-style-name="P152" svg:x1="0.508cm" svg:y1="2.419cm" svg:x2="3.97cm" svg:y2="2.408cm"><text:p/></draw:line><draw:line draw:style-name="gr63" draw:text-style-name="P152" svg:x1="1.701cm" svg:y1="2.214cm" svg:x2="1.693cm" svg:y2="0.488cm"><text:p/></draw:line><draw:frame draw:style-name="gr64" draw:text-style-name="P153" svg:width="0.849cm" svg:height="0.375cm" svg:x="1.899cm" svg:y="2.48cm"><draw:text-box><text:p text:style-name="P122"><text:span text:style-name="T323">8 cm</text:span></text:p></draw:text-box></draw:frame><draw:frame draw:style-name="gr65" draw:text-style-name="P153" svg:width="2.998cm" svg:height="0.376cm" svg:x="1.734cm" svg:y="0.752cm"><draw:text-box><text:p text:style-name="P122"><text:span text:style-name="T323">Aire = 24 cm²</text:span></text:p></draw:text-box></draw:frame><draw:line draw:style-name="gr66" draw:text-style-name="P152" svg:x1="2.933cm" svg:y1="0.404cm" svg:x2="2.817cm" svg:y2="0.576cm"><text:p/></draw:line><draw:line draw:style-name="gr67" draw:text-style-name="P152" svg:x1="2.97cm" svg:y1="0.415cm" svg:x2="2.854cm" svg:y2="0.587cm"><text:p/></draw:line><draw:line draw:style-name="gr68" draw:text-style-name="P152" svg:x1="2.257cm" svg:y1="2.145cm" svg:x2="2.136cm" svg:y2="2.318cm"><text:p/></draw:line><draw:line draw:style-name="gr69" draw:text-style-name="P152" svg:x1="2.305cm" svg:y1="2.159cm" svg:x2="2.182cm" svg:y2="2.334cm"><text:p/></draw:line><draw:line draw:style-name="gr70" draw:text-style-name="P152" svg:x1="0.996cm" svg:y1="1.475cm" svg:x2="0.873cm" svg:y2="1.302cm"><text:p/></draw:line><draw:line draw:style-name="gr71" draw:text-style-name="P152" svg:x1="4.423cm" svg:y1="1.528cm" svg:x2="4.302cm" svg:y2="1.355cm"><text:p/></draw:line><draw:frame draw:style-name="gr72" draw:text-style-name="P155" svg:width="2.322cm" svg:height="0.496cm" svg:x="1.081cm" svg:y="3.133cm"><draw:text-box><text:p text:style-name="P154"><text:span text:style-name="T317">EG </text:span><text:span text:style-name="T324">=</text:span><text:span text:style-name="T317"> 10 cm</text:span></text:p></draw:text-box></draw:frame><draw:line draw:style-name="gr73" draw:text-style-name="P152" svg:x1="7.118cm" svg:y1="0.523cm" svg:x2="7.118cm" svg:y2="3.449cm"><text:p/></draw:line><draw:line draw:style-name="gr74" draw:text-style-name="P152" svg:x1="6.168cm" svg:y1="1.983cm" svg:x2="8.066cm" svg:y2="1.983cm"><text:p/></draw:line><draw:line draw:style-name="gr75" draw:text-style-name="P152" svg:x1="7.209cm" svg:y1="1.977cm" svg:x2="7.209cm" svg:y2="1.87cm"><text:p/></draw:line><draw:line draw:style-name="gr76" draw:text-style-name="P152" svg:x1="7.119cm" svg:y1="1.877cm" svg:x2="7.208cm" svg:y2="1.877cm"><text:p/></draw:line><draw:line draw:style-name="gr77" draw:text-style-name="P152" svg:x1="7.118cm" svg:y1="0.517cm" svg:x2="8.064cm" svg:y2="1.98cm"><text:p/></draw:line><draw:line draw:style-name="gr78" draw:text-style-name="P152" svg:x1="6.168cm" svg:y1="1.983cm" svg:x2="7.118cm" svg:y2="3.448cm"><text:p/></draw:line><draw:line draw:style-name="gr79" draw:text-style-name="P152" svg:x1="6.168cm" svg:y1="1.988cm" svg:x2="7.118cm" svg:y2="0.523cm"><text:p/></draw:line><draw:line draw:style-name="gr80" draw:text-style-name="P152" svg:x1="7.118cm" svg:y1="3.448cm" svg:x2="8.064cm" svg:y2="1.983cm"><text:p/></draw:line><draw:line draw:style-name="gr81" draw:text-style-name="P152" svg:x1="7.507cm" svg:y1="2.056cm" svg:x2="7.64cm" svg:y2="1.909cm"><text:p/></draw:line><draw:line draw:style-name="gr82" draw:text-style-name="P152" svg:x1="6.627cm" svg:y1="2.061cm" svg:x2="6.76cm" svg:y2="1.914cm"><text:p/></draw:line><draw:frame draw:style-name="gr83" draw:text-style-name="P151" svg:width="0.265cm" svg:height="0.415cm" svg:x="6.969cm" svg:y="0.101cm"><draw:text-box><text:p text:style-name="P122"><text:span text:style-name="T317">E</text:span></text:p></draw:text-box></draw:frame><draw:frame draw:style-name="gr84" draw:text-style-name="P151" svg:width="0.267cm" svg:height="0.414cm" svg:x="8.084cm" svg:y="1.875cm"><draw:text-box><text:p text:style-name="P122"><text:span text:style-name="T317">F</text:span></text:p></draw:text-box></draw:frame><draw:frame draw:style-name="gr85" draw:text-style-name="P151" svg:width="0.265cm" svg:height="0.415cm" svg:x="6.976cm" svg:y="3.47cm"><draw:text-box><text:p text:style-name="P122"><text:span text:style-name="T317">G</text:span></text:p></draw:text-box></draw:frame><draw:frame draw:style-name="gr86" draw:text-style-name="P151" svg:width="0.265cm" svg:height="0.415cm" svg:x="5.877cm" svg:y="1.881cm"><draw:text-box><text:p text:style-name="P122"><text:span text:style-name="T317">H</text:span></text:p></draw:text-box></draw:frame><draw:ellipse draw:style-name="gr87" draw:text-style-name="P156" svg:width="0.198cm" svg:height="0.191cm" svg:x="7.02cm" svg:y="1.332cm"><text:p/></draw:ellipse><draw:ellipse draw:style-name="gr88" draw:text-style-name="P156" svg:width="0.2cm" svg:height="0.193cm" svg:x="7.03cm" svg:y="2.539cm"><text:p/></draw:ellipse><draw:frame draw:style-name="gr89" draw:text-style-name="P157" svg:width="0.81cm" svg:height="0.664cm" svg:x="7.276cm" svg:y="1.302cm"><draw:text-box><text:p text:style-name="P136"><text:span text:style-name="T317">?</text:span></text:p></draw:text-box></draw:frame><draw:frame draw:style-name="gr90" draw:text-style-name="P151" svg:width="0.886cm" svg:height="0.414cm" svg:x="6.54cm" svg:y="2.098cm"><draw:text-box><text:p text:style-name="P122"><text:span text:style-name="T317">I</text:span></text:p></draw:text-box></draw:frame><draw:line draw:style-name="gr91" draw:text-style-name="P126" svg:x1="7.156cm" svg:y1="1.817cm" svg:x2="8.03cm" svg:y2="1.819cm"><text:p/></draw:line><draw:frame draw:style-name="gr72" draw:text-style-name="P155" svg:width="3.423cm" svg:height="0.496cm" svg:x="5.581cm" svg:y="4.027cm"><draw:text-box><text:p text:style-name="P154"><text:span text:style-name="T325">Aire</text:span><text:span text:style-name="T317"> </text:span><text:span text:style-name="T326">EFGH </text:span><text:span text:style-name="T324">=</text:span><text:span text:style-name="T317"> 20 cm²</text:span></text:p></draw:text-box></draw:frame></draw:g><text:span text:style-name="Character_5f_20_5f_style"/></text:p>
      <text:p text:style-name="P37"><text:span text:style-name="Character_5f_20_5f_style"/></text:p>
      <text:p text:style-name="_5f_Paragraphe_20_livret_20_"><text:span text:style-name="Character_5f_20_5f_style"/></text:p>
      <text:p text:style-name="_5f_Paragraphe_20_livret_20_"><text:span text:style-name="Character_5f_20_5f_style"/></text:p>
      <text:p text:style-name="_5f_Paragraphe_20_livret_20_"><text:span text:style-name="Character_5f_20_5f_style"/></text:p>
      <text:p text:style-name="_5f_Paragraphe_20_livret_20_"><text:span text:style-name="Character_5f_20_5f_style"/></text:p>
      <text:p text:style-name="P48"><text:span text:style-name="Character_5f_20_5f_style"/></text:p>
      <text:p text:style-name="_5f_Paragraphe_20_livret_20_"><text:span text:style-name="Character_5f_20_5f_style"/></text:p>
      <text:list xml:id="list3017056246" text:style-name="_5f_Numérotation_20_des_20_exercices_20_livrets">
        <text:list-header>
          <text:p text:style-name="P96"><text:span text:style-name="_5f_Correction_20_surligné"><text:span text:style-name="T209">Parallélogramme ABCD :</text:span></text:span></text:p>
          <text:p text:style-name="P96"><text:span text:style-name="_5f_Correction_20_surligné"><text:span text:style-name="T208">8 × ? = 24 <text:s text:c="2"/>donc <text:s text:c="4"/>? = 24 ÷ 8 = 3 </text:span></text:span><text:span text:style-name="_5f_Correction_20_surligné"><text:span text:style-name="T210">(</text:span></text:span><text:span text:style-name="_5f_Correction_20_surligné"><text:span text:style-name="T208">cm</text:span></text:span><text:span text:style-name="_5f_Correction_20_surligné"><text:span text:style-name="T210">).</text:span></text:span></text:p>
          <text:p text:style-name="P97"><text:span text:style-name="_5f_Correction_20_surligné"><text:span text:style-name="T209">Losange EFGH:</text:span></text:span><text:span text:style-name="_5f_Correction_20_surligné"><text:span text:style-name="T208"><text:line-break/>10 × ?= 20 <text:s text:c="2"/>donc <text:s/>? = 20 <text:s/>÷ 10 = </text:span></text:span><text:span text:style-name="_5f_Correction_20_surligné"><text:span text:style-name="T119">2</text:span></text:span><text:span text:style-name="_5f_Correction_20_surligné"><text:span text:style-name="T208"> </text:span></text:span><text:span text:style-name="_5f_Correction_20_surligné"><text:span text:style-name="T210">(</text:span></text:span><text:span text:style-name="_5f_Correction_20_surligné"><text:span text:style-name="T208">cm</text:span></text:span><text:span text:style-name="_5f_Correction_20_surligné"><text:span text:style-name="T210">)</text:span></text:span><text:span text:style-name="_5f_pointillés_20_gris"><text:span text:style-name="T17">.</text:span></text:span></text:p>
        </text:list-header>
      </text:list>
      <text:p text:style-name="P35"><text:span text:style-name="_5f_pointillés_20_gris"><text:span text:style-name="T140"/></text:span></text:p>
      <text:list xml:id="list202234446953433" text:continue-list="list202236076247652" text:style-name="Num_5f_Exo">
        <text:list-item>
          <text:h text:style-name="P59" text:outline-level="1"><text:span text:style-name="Character_5f_20_5f_style"><text:span text:style-name="T183"><text:s/></text:span></text:span><text:span text:style-name="Bold_5f_niv1">Avec un disque</text:span></text:h>
        </text:list-item>
      </text:list>
      <text:list xml:id="list202234322753946" text:continue-list="list2936168607" text:style-name="liste_5f_abc">
        <text:list-item text:start-value="1">
          <text:p text:style-name="_5f_num_5f_abcd"><text:span text:style-name="Character_5f_20_5f_style"><text:span text:style-name="T40">D</text:span></text:span><text:span text:style-name="Character_5f_20_5f_style"><text:span text:style-name="T39">onne la valeur exacte de l’aire en </text:span></text:span><text:span text:style-name="_5f_Consigne"><text:span text:style-name="T39">cm² </text:span></text:span><text:span text:style-name="Character_5f_20_5f_style"><text:span text:style-name="T39">de chacun des </text:span></text:span><text:span text:style-name="Character_5f_20_5f_style"><text:span text:style-name="T41">disques</text:span></text:span><text:span text:style-name="Character_5f_20_5f_style"><text:span text:style-name="T39"> suivants.</text:span></text:span></text:p>
        </text:list-item>
      </text:list>
      <text:p text:style-name="P42"><draw:g text:anchor-type="paragraph" draw:z-index="36" draw:name="Forme10" draw:style-name="gr100"><draw:ellipse draw:style-name="gr101" draw:text-style-name="P163" svg:width="2.546cm" svg:height="2.558cm" svg:x="0.086cm" svg:y="0.101cm"><text:p/></draw:ellipse><draw:line draw:style-name="gr102" draw:text-style-name="P127" svg:x1="1.363cm" svg:y1="1.372cm" svg:x2="2.531cm" svg:y2="0.889cm"><text:p/></draw:line><draw:line draw:style-name="gr102" draw:text-style-name="P127" svg:x1="1.254cm" svg:y1="1.47cm" svg:x2="1.455cm" svg:y2="1.278cm"><text:p/></draw:line><draw:line draw:style-name="gr102" draw:text-style-name="P127" svg:x1="1.455cm" svg:y1="1.478cm" svg:x2="1.254cm" svg:y2="1.3cm"><text:p/></draw:line><draw:frame draw:style-name="gr103" draw:text-style-name="P165" svg:width="0.876cm" svg:height="0.974cm" draw:transform="rotate (0.349763982099664) translate (1.30704166666667cm 0.892527777777778cm)"><draw:text-box><text:p text:style-name="P164"><text:span text:style-name="T323">4 cm</text:span></text:p></draw:text-box></draw:frame><draw:ellipse draw:style-name="gr104" draw:text-style-name="P166" svg:width="1.915cm" svg:height="1.92cm" svg:x="2.734cm" svg:y="1.6cm"><text:p/></draw:ellipse><draw:line draw:style-name="gr102" draw:text-style-name="P127" svg:x1="3.693cm" svg:y1="2.54cm" svg:x2="3.189cm" svg:y2="3.367cm"><text:p/></draw:line><draw:line draw:style-name="gr102" draw:text-style-name="P127" svg:x1="3.592cm" svg:y1="2.627cm" svg:x2="3.791cm" svg:y2="2.447cm"><text:p/></draw:line><draw:line draw:style-name="gr102" draw:text-style-name="P127" svg:x1="3.787cm" svg:y1="2.648cm" svg:x2="3.593cm" svg:y2="2.468cm"><text:p/></draw:line><draw:frame draw:style-name="gr105" draw:text-style-name="P165" svg:width="1.213cm" svg:height="0.414cm" draw:transform="rotate (1.0171778880623) translate (2.82398611111111cm 3.04976388888889cm)"><draw:text-box><text:p text:style-name="P164"><text:span text:style-name="T323">3,5 cm</text:span></text:p></draw:text-box></draw:frame><draw:ellipse draw:style-name="gr106" draw:text-style-name="P167" svg:width="2.124cm" svg:height="2.133cm" svg:x="4.365cm" svg:y="0.101cm"><text:p/></draw:ellipse><draw:line draw:style-name="gr102" draw:text-style-name="P127" svg:x1="4.645cm" svg:y1="1.87cm" svg:x2="6.208cm" svg:y2="0.457cm"><text:p/></draw:line><draw:line draw:style-name="gr102" draw:text-style-name="P127" svg:x1="5.341cm" svg:y1="1.225cm" svg:x2="5.54cm" svg:y2="1.049cm"><text:p/></draw:line><draw:line draw:style-name="gr102" draw:text-style-name="P127" svg:x1="5.54cm" svg:y1="1.251cm" svg:x2="5.341cm" svg:y2="1.069cm"><text:p/></draw:line><draw:frame draw:style-name="gr107" draw:text-style-name="P165" svg:width="0.876cm" svg:height="1.008cm" draw:transform="rotate (0.774053523259485) translate (4.72722222222222cm 1.15005555555556cm)"><draw:text-box><text:p text:style-name="P164"><text:span text:style-name="T323">6 cm</text:span></text:p></draw:text-box></draw:frame><draw:ellipse draw:style-name="gr108" draw:text-style-name="P168" svg:width="2.23cm" svg:height="2.241cm" svg:x="6.658cm" svg:y="1.265cm"><text:p/></draw:ellipse><draw:line draw:style-name="gr102" draw:text-style-name="P127" svg:x1="7.012cm" svg:y1="1.577cm" svg:x2="8.54cm" svg:y2="3.189cm"><text:p/></draw:line><draw:line draw:style-name="gr102" draw:text-style-name="P127" svg:x1="7.685cm" svg:y1="2.471cm" svg:x2="7.884cm" svg:y2="2.286cm"><text:p/></draw:line><draw:line draw:style-name="gr102" draw:text-style-name="P127" svg:x1="7.88cm" svg:y1="2.482cm" svg:x2="7.686cm" svg:y2="2.302cm"><text:p/></draw:line><draw:frame draw:style-name="gr109" draw:text-style-name="P165" svg:width="1.213cm" svg:height="1.036cm" draw:transform="rotate (-0.849277214020442) translate (7.78933333333333cm 1.59455555555556cm)"><draw:text-box><text:p text:style-name="P164"><text:span text:style-name="T323">5,5 cm</text:span></text:p></draw:text-box></draw:frame></draw:g><text:span text:style-name="_5f_Consigne"><text:span text:style-name="T242">Bleu</text:span></text:span><text:span text:style-name="_5f_Consigne"><text:span text:style-name="T243"> </text:span></text:span><text:span text:style-name="_5f_Consigne"><text:span text:style-name="T242">:</text:span></text:span><text:span text:style-name="_5f_Consigne"><text:span text:style-name="T245"> </text:span></text:span><text:span text:style-name="_5f_Correction_20_surligné"><text:span text:style-name="T217">1</text:span></text:span><text:span text:style-name="_5f_Correction_5f_surligné"><text:span text:style-name="T62">6</text:span></text:span><text:span text:style-name="_5f_Correction_5f_surligné"><text:span text:style-name="T63"> × </text:span></text:span><text:span text:style-name="_5f_Correction_5f_surligné"><text:span text:style-name="T64">π </text:span></text:span><text:span text:style-name="_5f_Consigne"><text:span text:style-name="T112">c</text:span></text:span><text:span text:style-name="_5f_Consigne"><text:span text:style-name="T113">m²</text:span></text:span><text:span text:style-name="_5f_Consigne"><text:span text:style-name="T245"><text:tab/></text:span></text:span><text:span text:style-name="_5f_Consigne"><text:span text:style-name="T257">Orange</text:span></text:span><text:span text:style-name="_5f_Consigne"><text:span text:style-name="T259"> </text:span></text:span><text:span text:style-name="_5f_Consigne"><text:span text:style-name="T258">:</text:span></text:span><text:span text:style-name="_5f_Correction_20_surligné"><text:span text:style-name="T217">1</text:span></text:span><text:span text:style-name="_5f_Correction_5f_surligné"><text:span text:style-name="T45">2,25</text:span></text:span><text:span text:style-name="_5f_Correction_5f_surligné"><text:span text:style-name="T63"> × </text:span></text:span><text:span text:style-name="_5f_Correction_5f_surligné"><text:span text:style-name="T64">π </text:span></text:span><text:span text:style-name="_5f_Consigne"><text:span text:style-name="T112">c</text:span></text:span><text:span text:style-name="_5f_Consigne"><text:span text:style-name="T113">m²</text:span></text:span><text:span text:style-name="_5f_Consigne"><text:span text:style-name="T94"> </text:span></text:span></text:p>
      <text:p text:style-name="P43"><text:span text:style-name="_5f_Consigne"><text:span text:style-name="T260">Vert</text:span></text:span><text:span text:style-name="_5f_Consigne"><text:span text:style-name="T262"> </text:span></text:span><text:span text:style-name="_5f_Consigne"><text:span text:style-name="T261">:</text:span></text:span><text:span text:style-name="_5f_Consigne"><text:span text:style-name="T245"> </text:span></text:span><text:span text:style-name="_5f_Correction_20_surligné"><text:span text:style-name="T116">9</text:span></text:span><text:span text:style-name="_5f_Correction_5f_surligné"><text:span text:style-name="T63"> × </text:span></text:span><text:span text:style-name="_5f_Correction_5f_surligné"><text:span text:style-name="T64">π </text:span></text:span><text:span text:style-name="_5f_Consigne"><text:span text:style-name="T112">c</text:span></text:span><text:span text:style-name="_5f_Consigne"><text:span text:style-name="T113">m²</text:span></text:span><text:span text:style-name="_5f_Consigne"><text:span text:style-name="T240"><text:tab/></text:span></text:span><text:span text:style-name="_5f_Consigne"><text:span text:style-name="T263">Rouge</text:span></text:span><text:span text:style-name="_5f_Consigne"><text:span text:style-name="T264"> </text:span></text:span><text:span text:style-name="_5f_Consigne"><text:span text:style-name="T263">: </text:span></text:span><text:span text:style-name="_5f_Correction_20_surligné"><text:span text:style-name="T222">7</text:span></text:span><text:span text:style-name="_5f_Correction_20_surligné"><text:span text:style-name="T221">,</text:span></text:span><text:span text:style-name="_5f_Correction_20_surligné"><text:span text:style-name="T222">5</text:span></text:span><text:span text:style-name="_5f_Correction_20_surligné"><text:span text:style-name="T221">625 × </text:span></text:span><text:span text:style-name="_5f_Correction_20_surligné"><text:span text:style-name="T308">π </text:span></text:span><text:span text:style-name="_5f_Consigne"><text:span text:style-name="T112">c</text:span></text:span><text:span text:style-name="_5f_Consigne"><text:span text:style-name="T113">m²</text:span></text:span></text:p>
      <text:list xml:id="list202235020628846" text:continue-numbering="true" text:style-name="liste_5f_abc">
        <text:list-item>
          <text:p text:style-name="P113"><text:span text:style-name="_5f_Consigne"><text:span text:style-name="T46">Donne l</text:span></text:span><text:span text:style-name="_5f_Consigne"><text:span text:style-name="T246">a valeur arrondie au centième de l’aire de la figure </text:span></text:span><text:span text:style-name="_5f_Consigne"><text:span text:style-name="T247">bleue </text:span></text:span><text:span text:style-name="_5f_Consigne"><text:span text:style-name="T246"><text:s/>: </text:span></text:span><text:span text:style-name="_5f_Consigne"><text:span text:style-name="T173">: </text:span></text:span><text:span text:style-name="_5f_Correction_20_surligné"><text:span text:style-name="T141">50,27 cm</text:span></text:span><text:span text:style-name="_5f_Correction_20_surligné"><text:span text:style-name="T294">2</text:span></text:span><text:span text:style-name="_5f_Correction_20_surligné"><text:span text:style-name="T141"> </text:span></text:span><text:span text:style-name="_5f_Consigne"><text:span text:style-name="T173"><text:s/>.</text:span></text:span></text:p>
        </text:list-item>
        <text:list-item>
          <text:p text:style-name="P114"><text:span text:style-name="_5f_Consigne"><text:span text:style-name="T246">D</text:span></text:span><text:span text:style-name="_5f_Consigne"><text:span text:style-name="T265">on</text:span></text:span><text:span text:style-name="_5f_Consigne"><text:span text:style-name="T246">ne</text:span></text:span><text:span text:style-name="_5f_Consigne"> </text:span><text:span text:style-name="_5f_Consigne"><text:span text:style-name="T48">une</text:span></text:span><text:span text:style-name="_5f_Consigne"><text:span text:style-name="T246"> valeur </text:span></text:span><text:span text:style-name="_5f_Consigne"><text:span text:style-name="T248">approchée à 0,1 </text:span></text:span><text:span text:style-name="_5f_Consigne"><text:span text:style-name="T250">près</text:span></text:span><text:span text:style-name="_5f_Consigne"><text:span text:style-name="T248"> </text:span></text:span><text:span text:style-name="_5f_Consigne"><text:span text:style-name="T246">d</text:span></text:span><text:span text:style-name="_5f_Consigne"><text:span text:style-name="T49">e l’aire </text:span></text:span><text:span text:style-name="_5f_Consigne"><text:span text:style-name="T246">de la figure </text:span></text:span><text:span text:style-name="_5f_Consigne"><text:span text:style-name="T114">orange</text:span></text:span><text:span text:style-name="_5f_Consigne"><text:span text:style-name="T246"> <text:s/>: </text:span></text:span><text:span text:style-name="_5f_Correction_20_surligné"><text:span text:style-name="T117">38,</text:span></text:span><text:span text:style-name="_5f_Correction_20_surligné"><text:span text:style-name="T118">5</text:span></text:span><text:span text:style-name="_5f_Correction_20_surligné"><text:span text:style-name="T212"> cm</text:span></text:span><text:span text:style-name="_5f_Correction_20_surligné"><text:span text:style-name="T213">²</text:span></text:span><text:span text:style-name="_5f_Consigne"><text:span text:style-name="T246"> .</text:span></text:span></text:p>
        </text:list-item>
      </text:list>
      <text:list xml:id="list202236410970938" text:continue-list="list202234446953433" text:style-name="Num_5f_Exo">
        <text:list-item>
          <text:h text:style-name="P60" text:outline-level="1"><text:s/><text:span text:style-name="T270">Détermine, en arrondissant au dixième, </text:span><text:span text:style-name="T271">l</text:span><text:span text:style-name="T270">’aire </text:span><text:span text:style-name="T272">d’un disque :</text:span></text:h>
        </text:list-item>
      </text:list>
      <text:section text:style-name="Sect2" text:name="Section2">
        <text:list xml:id="list202235491536198" text:continue-list="list202235020628846" text:style-name="liste_5f_abc">
          <text:list-item text:start-value="1">
            <text:p text:style-name="P116"><text:span text:style-name="_5f_BVS">de rayon 6 cm.</text:span></text:p>
          </text:list-item>
        </text:list>
        <text:list xml:id="list202234752759975" text:continue-list="list202236410970938" text:style-name="Num_5f_Exo">
          <text:list-header>
            <text:p text:style-name="P115"><text:span text:style-name="_5f_Correction_20_surligné"><text:span text:style-name="T141">A = </text:span></text:span><text:span text:style-name="_5f_Correction_20_surligné"><text:span text:style-name="T70">6</text:span></text:span><text:span text:style-name="_5f_Correction_20_surligné"><text:span text:style-name="T294">2</text:span></text:span><text:span text:style-name="_5f_Correction_20_surligné"><text:span text:style-name="T141"> × </text:span></text:span><text:span text:style-name="_5f_Correction_20_surligné"><text:span text:style-name="T154">π</text:span></text:span><text:span text:style-name="_5f_Correction_20_surligné"><text:span text:style-name="T141"> </text:span></text:span><text:span text:style-name="_5f_Correction_20_surligné"><text:span text:style-name="T152">= </text:span></text:span><text:span text:style-name="_5f_Correction_20_surligné"><text:span text:style-name="T70">36</text:span></text:span><text:span text:style-name="_5f_Correction_20_surligné"><text:span text:style-name="T152"> × </text:span></text:span><text:span text:style-name="_5f_Correction_20_surligné"><text:span text:style-name="T159">π </text:span></text:span></text:p>
            <text:p text:style-name="P115"><text:span text:style-name="_5f_Correction_20_surligné"><text:span text:style-name="T141">A </text:span></text:span><text:span text:style-name="_5f_Correction_20_surligné"><text:span text:style-name="T179">≈</text:span></text:span><text:span text:style-name="_5f_Correction_20_surligné"> </text:span><text:span text:style-name="_5f_Correction_20_surligné"><text:span text:style-name="T126">113,1</text:span></text:span><text:span text:style-name="_5f_Correction_20_surligné"><text:span text:style-name="T316"> cm²</text:span></text:span><text:span text:style-name="_5f_Correction_20_surligné"><text:span text:style-name="T152"> </text:span></text:span><text:span text:style-name="_5f_Correction_20_surligné"><text:span text:style-name="T141"><text:s/></text:span></text:span></text:p>
          </text:list-header>
        </text:list>
        <text:list xml:id="list202236323121773" text:continue-list="list202235491536198" text:style-name="liste_5f_abc">
          <text:list-item>
            <text:p text:style-name="P116">de diamètre 5,2 cm.</text:p>
          </text:list-item>
        </text:list>
        <text:list xml:id="list202235088672480" text:continue-list="list202234752759975" text:style-name="Num_5f_Exo">
          <text:list-header>
            <text:p text:style-name="P115"><text:span text:style-name="_5f_Correction_20_surligné"><text:span text:style-name="T141">A = </text:span></text:span><text:span text:style-name="_5f_Correction_20_surligné"><text:span text:style-name="T69">2,6</text:span></text:span><text:span text:style-name="_5f_Correction_20_surligné"><text:span text:style-name="T294">2</text:span></text:span><text:span text:style-name="_5f_Correction_20_surligné"><text:span text:style-name="T141"> × </text:span></text:span><text:span text:style-name="_5f_Correction_20_surligné"><text:span text:style-name="T154">π</text:span></text:span><text:span text:style-name="_5f_Correction_20_surligné"><text:span text:style-name="T141"> </text:span></text:span><text:span text:style-name="_5f_Correction_20_surligné"><text:span text:style-name="T152">= </text:span></text:span><text:span text:style-name="_5f_Correction_20_surligné"><text:span text:style-name="T69">6,76</text:span></text:span><text:span text:style-name="_5f_Correction_20_surligné"><text:span text:style-name="T152"> × </text:span></text:span><text:span text:style-name="_5f_Correction_20_surligné"><text:span text:style-name="T159">π </text:span></text:span></text:p>
            <text:p text:style-name="P115"><text:span text:style-name="_5f_Correction_20_surligné"><text:span text:style-name="T141">A </text:span></text:span><text:span text:style-name="_5f_Correction_20_surligné"><text:span text:style-name="T179">≈</text:span></text:span><text:span text:style-name="_5f_Correction_20_surligné"><text:span text:style-name="T141"> </text:span></text:span><text:span text:style-name="_5f_Correction_20_surligné"><text:span text:style-name="T152">2</text:span></text:span><text:span text:style-name="_5f_Correction_20_surligné"><text:span text:style-name="T69">1,2</text:span></text:span><text:span text:style-name="_5f_Correction_20_surligné"><text:span text:style-name="T152"> cm² </text:span></text:span><text:span text:style-name="_5f_Correction_20_surligné"><text:span text:style-name="T141"><text:s/></text:span></text:span></text:p>
          </text:list-header>
        </text:list>
      </text:section>
      <text:list xml:id="list202235433794797" text:continue-numbering="true" text:style-name="Num_5f_Exo">
        <text:list-item>
          <text:h text:style-name="P61" text:outline-level="1"><text:span text:style-name="_5f_pointillés_20_gris"><text:span text:style-name="T65"><text:s/></text:span></text:span><text:span text:style-name="_5f_pointillés_20_gris"><text:span text:style-name="T75">Un rapporteur </text:span></text:span><text:span text:style-name="_5f_pointillés_20_gris"><text:span text:style-name="T76">plein</text:span></text:span><text:span text:style-name="_5f_pointillés_20_gris"><text:span text:style-name="T75"> a la forme d’un demi-disque de diamètre </text:span></text:span><text:span text:style-name="_5f_pointillés_20_gris"><text:span text:style-name="T77">15 cm.</text:span></text:span><text:span text:style-name="_5f_pointillés_20_gris"><text:span text:style-name="T266"> </text:span></text:span><text:span text:style-name="_5f_pointillés_20_gris"><text:span text:style-name="T77">Calcule son aire en valeur exacte puis arrondie au mm².</text:span></text:span></text:h>
          <text:p text:style-name="P117"><text:span text:style-name="_5f_Correction_20_surligné"><text:span text:style-name="T141">A = </text:span></text:span><text:span text:style-name="_5f_Correction_20_surligné"><text:span text:style-name="T68">7</text:span></text:span><text:span text:style-name="_5f_Correction_20_surligné"><text:span text:style-name="T141">,5</text:span></text:span><text:span text:style-name="_5f_Correction_20_surligné"><text:span text:style-name="T294">2</text:span></text:span><text:span text:style-name="_5f_Correction_20_surligné"><text:span text:style-name="T141"> × </text:span></text:span><text:span text:style-name="_5f_Correction_20_surligné"><text:span text:style-name="T154">π</text:span></text:span><text:span text:style-name="_5f_Correction_20_surligné"><text:span text:style-name="T141"> ÷ 2 </text:span></text:span><text:span text:style-name="_5f_Correction_20_surligné"><text:span text:style-name="T151">= 28,125 × </text:span></text:span><text:span text:style-name="_5f_Correction_20_surligné"><text:span text:style-name="T158">π</text:span></text:span><text:span text:style-name="_5f_Correction_20_surligné"><text:span text:style-name="T151"> <text:s/>(cm²)</text:span></text:span></text:p>
          <text:p text:style-name="P117"><text:span text:style-name="_5f_Correction_20_surligné"><text:span text:style-name="T151">A </text:span></text:span><text:span text:style-name="_5f_Correction_20_surligné"><text:span text:style-name="T141">≈ </text:span></text:span><text:span text:style-name="_5f_Correction_20_surligné"><text:span text:style-name="T68">88,36</text:span></text:span><text:span text:style-name="_5f_Correction_20_surligné"><text:span text:style-name="T141"> cm</text:span></text:span><text:span text:style-name="_5f_Correction_20_surligné"><text:span text:style-name="T294">2</text:span></text:span><text:span text:style-name="_5f_Correction_20_surligné"><text:span text:style-name="T141">.</text:span></text:span></text:p>
        </text:list-item>
        <text:list-item>
          <text:h text:style-name="P58" text:outline-level="1"><text:s/>Donne une valeur approchée au centième de l’aire de chacune de ces figures qui s<text:span text:style-name="T273">ont</text:span> <text:span text:style-name="T42">des</text:span> portion<text:span text:style-name="T273">s</text:span> d’un cercle de 2,5 cm de rayon.</text:h>
          <text:p text:style-name="P84"><text:span text:style-name="_5f_Consigne"><text:span text:style-name="T246"><draw:g text:anchor-type="as-char" draw:z-index="29" draw:name="Forme15" draw:style-name="gr20"><draw:frame draw:style-name="gr159" draw:text-style-name="P185" svg:width="1.101cm" svg:height="0.881cm" svg:x="0.429cm" svg:y="1.101cm"><draw:text-box><text:p text:style-name="P124"><text:span text:style-name="T332">a.</text:span></text:p></draw:text-box></draw:frame><draw:frame draw:style-name="gr159" draw:text-style-name="P185" svg:width="1.206cm" svg:height="0.881cm" svg:x="2.745cm" svg:y="1.101cm"><draw:text-box><text:p text:style-name="P124"><text:span text:style-name="T332">b.</text:span></text:p></draw:text-box></draw:frame><draw:frame draw:style-name="gr159" draw:text-style-name="P185" svg:width="1.101cm" svg:height="0.881cm" svg:x="5.269cm" svg:y="1.101cm"><draw:text-box><text:p text:style-name="P124"><text:span text:style-name="T332">c.</text:span></text:p></draw:text-box></draw:frame><draw:g draw:style-name="gr3"><draw:circle draw:style-name="gr38" draw:text-style-name="P174" svg:width="2.2cm" svg:height="2.2cm" svg:x="4.609cm" svg:y="0cm" draw:kind="section" draw:start-angle="89.97" draw:end-angle="0"><text:p/></draw:circle><draw:ellipse draw:style-name="gr38" draw:text-style-name="P174" svg:width="2.179cm" svg:height="2.186cm" svg:x="0cm" svg:y="0.579cm" draw:kind="section" draw:start-angle="89.44" draw:end-angle="180.54"><text:p/></draw:ellipse><draw:ellipse draw:style-name="gr38" draw:text-style-name="P174" svg:width="2.2cm" svg:height="2.202cm" draw:transform="rotate (-3.14159265358979) translate (3.99168055555556cm 2.75805555555556cm)" draw:kind="section" draw:start-angle="180" draw:end-angle="0"><text:p/></draw:ellipse></draw:g></draw:g></text:span></text:span></text:p>
        </text:list-item>
      </text:list>
      <text:list xml:id="list202236080891840" text:continue-list="list202236323121773" text:style-name="liste_5f_abc">
        <text:list-item text:start-value="1">
          <text:p text:style-name="P109"><text:span text:style-name="_5f_Correction_20_surligné"><text:span text:style-name="T145"><text:s/>A = 2,5</text:span></text:span><text:span text:style-name="_5f_Correction_20_surligné"><text:span text:style-name="T295">2</text:span></text:span><text:span text:style-name="_5f_Correction_20_surligné"><text:span text:style-name="T145"> × </text:span></text:span><text:span text:style-name="_5f_Correction_20_surligné"><text:span text:style-name="T155">π</text:span></text:span><text:span text:style-name="_5f_Correction_20_surligné"><text:span text:style-name="T145"> ÷ 4 ≈ 4,91 cm</text:span></text:span><text:span text:style-name="_5f_Correction_20_surligné"><text:span text:style-name="T295">2</text:span></text:span><text:span text:style-name="_5f_Correction_20_surligné"><text:span text:style-name="T145">. </text:span></text:span></text:p>
        </text:list-item>
        <text:list-item>
          <text:p text:style-name="P109"><text:span text:style-name="_5f_Correction_20_surligné"><text:s/></text:span><text:span text:style-name="_5f_Correction_20_surligné"><text:span text:style-name="T310">A = 2,5</text:span></text:span><text:span text:style-name="_5f_Correction_20_surligné"><text:span text:style-name="T297">2</text:span></text:span><text:span text:style-name="_5f_Correction_20_surligné"><text:span text:style-name="T310"> × </text:span></text:span><text:span text:style-name="_5f_Correction_20_surligné"><text:span text:style-name="T311">π</text:span></text:span><text:span text:style-name="_5f_Correction_20_surligné"><text:span text:style-name="T310"> ÷ 2 ≈ 9,82 cm</text:span></text:span><text:span text:style-name="_5f_Correction_20_surligné"><text:span text:style-name="T297">2</text:span></text:span><text:span text:style-name="_5f_Correction_20_surligné"><text:span text:style-name="T310">.</text:span></text:span></text:p>
        </text:list-item>
        <text:list-item>
          <text:p text:style-name="P109"><text:span text:style-name="_5f_Correction_20_surligné"><text:span text:style-name="T310"><text:s/></text:span></text:span><text:span text:style-name="_5f_Correction_20_surligné"><text:span text:style-name="T145">A = 2,5</text:span></text:span><text:span text:style-name="_5f_Correction_20_surligné"><text:span text:style-name="T295">2</text:span></text:span><text:span text:style-name="_5f_Correction_20_surligné"><text:span text:style-name="T145"> × </text:span></text:span><text:span text:style-name="_5f_Correction_20_surligné"><text:span text:style-name="T155">π</text:span></text:span><text:span text:style-name="_5f_Correction_20_surligné"><text:span text:style-name="T145"> – (2,5</text:span></text:span><text:span text:style-name="_5f_Correction_20_surligné"><text:span text:style-name="T295">2</text:span></text:span><text:span text:style-name="_5f_Correction_20_surligné"><text:span text:style-name="T145"> × </text:span></text:span><text:span text:style-name="_5f_Correction_20_surligné"><text:span text:style-name="T155">π</text:span></text:span><text:span text:style-name="_5f_Correction_20_surligné"><text:span text:style-name="T145">) ÷ 4 ≈ <text:s/></text:span></text:span><text:span text:style-name="_5f_Correction_20_surligné"><text:span text:style-name="T147">14,72 </text:span></text:span><text:span text:style-name="_5f_Correction_20_surligné"><text:span text:style-name="T145">cm</text:span></text:span><text:span text:style-name="_5f_Correction_20_surligné"><text:span text:style-name="T148">².</text:span></text:span></text:p>
        </text:list-item>
      </text:list>
      <text:list xml:id="list202234577184115" text:continue-list="list202235433794797" text:style-name="Num_5f_Exo">
        <text:list-item>
          <text:h text:style-name="P66" text:outline-level="1"><draw:g text:anchor-type="paragraph" draw:z-index="41" draw:name="Forme16" draw:style-name="gr1"><draw:line draw:style-name="gr43" draw:text-style-name="P148" svg:x1="7.576cm" svg:y1="2.332cm" svg:x2="7.769cm" svg:y2="2.408cm"><text:p/></draw:line><draw:line draw:style-name="gr43" draw:text-style-name="P148" svg:x1="7.689cm" svg:y1="2.606cm" svg:x2="7.765cm" svg:y2="2.413cm"><text:p/></draw:line><draw:g draw:style-name="gr3"><draw:line draw:style-name="gr44" draw:text-style-name="P148" svg:x1="7.353cm" svg:y1="3.131cm" svg:x2="7.084cm" svg:y2="3.249cm"><text:p/></draw:line><draw:line draw:style-name="gr44" draw:text-style-name="P148" svg:x1="7.315cm" svg:y1="3.191cm" svg:x2="7.045cm" svg:y2="3.309cm"><text:p/></draw:line></draw:g><draw:g draw:style-name="gr3"><draw:line draw:style-name="gr44" draw:text-style-name="P148" svg:x1="7.935cm" svg:y1="1.745cm" svg:x2="7.665cm" svg:y2="1.863cm"><text:p/></draw:line><draw:line draw:style-name="gr44" draw:text-style-name="P148" svg:x1="7.892cm" svg:y1="1.808cm" svg:x2="7.622cm" svg:y2="1.922cm"><text:p/></draw:line></draw:g><draw:frame draw:style-name="gr45" draw:text-style-name="P149" svg:width="0.952cm" svg:height="0.664cm" svg:x="6.9cm" svg:y="2.321cm"><draw:text-box><text:p text:style-name="P136"><text:span text:style-name="T322">O</text:span></text:p></draw:text-box></draw:frame><draw:path draw:style-name="gr46" draw:text-style-name="P150" svg:width="4.003cm" svg:height="1.644cm" svg:x="4.826cm" svg:y="1.427cm" svg:viewBox="0 0 4004 1645" svg:d="M0 0c194 78 860 371 1038 450 161 72 742 298 877 351 158 61 372 136 534 197s419 131 570 208c120 61 447 198 581 251l404 188"><text:p/></draw:path><draw:path draw:style-name="gr46" draw:text-style-name="P150" svg:width="1.213cm" svg:height="3.077cm" svg:x="6.89cm" svg:y="0.995cm" svg:viewBox="0 0 1214 3078" svg:d="M0 3078c53-156 261-693 328-842 84-185 211-491 273-647 49-124 97-238 131-362 41-145 252-654 263-789l207-425 12-13"><text:p/></draw:path><draw:path draw:style-name="gr47" draw:text-style-name="P150" svg:width="2.099cm" svg:height="2.639cm" svg:x="4.798cm" svg:y="1.443cm" svg:viewBox="0 0 2100 2640" svg:d="M0 0c177 105 282 379 427 526 263 262 251 371 461 613 139 162 216 305 339 405 112 92 329 349 446 460l427 636"><text:p/></draw:path><draw:path draw:style-name="gr47" draw:text-style-name="P150" svg:width="1.924cm" svg:height="1.007cm" svg:x="6.903cm" svg:y="3.064cm" svg:viewBox="0 0 1925 1008" svg:d="M0 1008c116-120 423-225 570-317 206-133 236-150 438-241 151-69 406-126 480-229l427-221h10"><text:p/></draw:path><draw:path draw:style-name="gr47" draw:text-style-name="P150" svg:width="3.326cm" svg:height="0.449cm" svg:x="4.798cm" svg:y="0.995cm" svg:viewBox="0 0 3327 450" svg:d="M0 450c139-59 728-135 875-143s633-149 755-151c146-5 710-82 844-78 119 2 230-19 348-34l505-44"><text:p/></draw:path><draw:path draw:style-name="gr47" draw:text-style-name="P150" svg:width="0.744cm" svg:height="2.08cm" svg:x="8.093cm" svg:y="0.983cm" svg:viewBox="0 0 745 2081" svg:d="M745 2081c-55-146-216-526-274-669s-107-322-153-439c-77-198-131-383-165-535l-153-438"><text:p/></draw:path><draw:frame draw:style-name="gr45" draw:text-style-name="P149" svg:width="0.952cm" svg:height="0.664cm" svg:x="7.9cm" svg:y="0.483cm"><draw:text-box><text:p text:style-name="P136"><text:span text:style-name="T322">B</text:span></text:p></draw:text-box></draw:frame><draw:frame draw:style-name="gr45" draw:text-style-name="P149" svg:width="0.953cm" svg:height="0.664cm" svg:x="8.648cm" svg:y="2.82cm"><draw:text-box><text:p text:style-name="P136"><text:span text:style-name="T322">C</text:span></text:p></draw:text-box></draw:frame><draw:frame draw:style-name="gr45" draw:text-style-name="P149" svg:width="0.952cm" svg:height="0.664cm" svg:x="6.5cm" svg:y="3.983cm"><draw:text-box><text:p text:style-name="P136"><text:span text:style-name="T322">D</text:span></text:p></draw:text-box></draw:frame><draw:frame draw:style-name="gr45" draw:text-style-name="P149" svg:width="0.952cm" svg:height="0.664cm" svg:x="4.249cm" svg:y="1.083cm"><draw:text-box><text:p text:style-name="P136"><text:span text:style-name="T322">A</text:span></text:p></draw:text-box></draw:frame><draw:frame draw:style-name="gr48" draw:text-style-name="P149" svg:width="2.851cm" svg:height="1.486cm" svg:x="6.655cm" svg:y="4.383cm"><draw:text-box><text:p text:style-name="P136"><text:span text:style-name="T322">AC = 6 cm</text:span></text:p><text:p text:style-name="P136"><text:span text:style-name="T322">OB = 3 cm</text:span></text:p><text:p text:style-name="P136"><text:span text:style-name="T322">OC = 2,5 cm</text:span></text:p></draw:text-box></draw:frame></draw:g><text:span text:style-name="Bold_5f_niv1"><text:span text:style-name="T239"><text:s/></text:span></text:span><text:span text:style-name="Character_5f_20_5f_style"><text:span text:style-name="T43">O</text:span></text:span><text:span text:style-name="Character_5f_20_5f_style"><text:span text:style-name="T44">n donne la figure ci-contre, qui représente un</text:span></text:span><text:span text:style-name="Character_5f_20_5f_style"><text:span text:style-name="T38"> cerf-volant.</text:span></text:span></text:h>
        </text:list-item>
      </text:list>
      <text:p text:style-name="P41"><text:span text:style-name="Character_5f_20_5f_style"><text:span text:style-name="T51">À l’aide du co</text:span></text:span><text:span text:style-name="Character_5f_20_5f_style"><text:span text:style-name="T52">da</text:span></text:span><text:span text:style-name="Character_5f_20_5f_style"><text:span text:style-name="T51">ge et des informations fournies, calcule son aire.</text:span></text:span></text:p>
      <text:p text:style-name="P33"><text:span text:style-name="_5f_Correction_20_surligné"><text:span text:style-name="T115">(AC) est la médiatrice de [BD]</text:span></text:span></text:p>
      <text:p text:style-name="P34"><text:span text:style-name="_5f_Correction_20_surligné"><text:span text:style-name="T115">donc ABC et ADC sont deux </text:span></text:span></text:p>
      <text:p text:style-name="P34"><text:span text:style-name="_5f_Correction_20_surligné"><text:span text:style-name="T219">triangles superposables :</text:span></text:span><text:span text:style-name="_5f_Correction_20_surligné"><text:span text:style-name="T218"> </text:span></text:span></text:p>
      <text:p text:style-name="P50"><text:span text:style-name="_5f_Correction_20_surligné"><text:span text:style-name="T145">A</text:span></text:span><text:span text:style-name="_5f_Correction_20_surligné"><text:span text:style-name="T231">ABCD <text:s/></text:span></text:span><text:span text:style-name="_5f_Correction_20_surligné"><text:span text:style-name="T146">= 2</text:span></text:span><text:span text:style-name="_5f_Correction_20_surligné"><text:span text:style-name="T231"> </text:span></text:span><text:span text:style-name="_5f_Correction_20_surligné"><text:span text:style-name="T180">×</text:span></text:span> <text:span text:style-name="_5f_Correction_20_surligné"><text:span text:style-name="T145">A</text:span></text:span><text:span text:style-name="_5f_Correction_20_surligné"><text:span text:style-name="T231">ABC </text:span></text:span><text:span text:style-name="_5f_Correction_20_surligné"><text:span text:style-name="T145">=</text:span></text:span><text:span text:style-name="_5f_Correction_20_surligné"><text:span text:style-name="T145"><draw:frame draw:style-name="fr6" draw:name="Objet2" text:anchor-type="as-char" svg:width="1.803cm" svg:height="0.87cm" draw:z-index="40"><draw:object xlink:href="./Object 2" xlink:type="simple" xlink:show="embed" xlink:actuate="onLoad"/><draw:image xlink:href="./ObjectReplacements/Object 2" xlink:type="simple" xlink:show="embed" xlink:actuate="onLoad"/><svg:desc>formule</svg:desc></draw:frame></text:span></text:span><text:span text:style-name="_5f_Correction_20_surligné"><text:span text:style-name="T145"> </text:span></text:span><text:span text:style-name="_5f_Correction_20_surligné"><text:span text:style-name="T146">(cm²)</text:span></text:span></text:p>
      <text:p text:style-name="P49"><text:span text:style-name="_5f_Correction_20_surligné"><text:span text:style-name="T168">A</text:span></text:span><text:span text:style-name="_5f_Correction_20_surligné"><text:span text:style-name="T232">ABCD</text:span></text:span><text:span text:style-name="_5f_Correction_20_surligné"><text:span text:style-name="T170"> </text:span></text:span><text:span text:style-name="_5f_Correction_20_surligné"><text:span text:style-name="T169">= </text:span></text:span><text:span text:style-name="_5f_Correction_20_surligné"><text:span text:style-name="T74">18</text:span></text:span><text:span text:style-name="_5f_Correction_20_souligner"><text:span text:style-name="T172"> cm</text:span></text:span><text:span text:style-name="_5f_Correction_20_souligner"><text:span text:style-name="T296">2</text:span></text:span><text:span text:style-name="_5f_Correction_20_surligné"><text:span text:style-name="T169">.</text:span></text:span></text:p>
      <text:list xml:id="list202234498648505" text:continue-numbering="true" text:style-name="Num_5f_Exo">
        <text:list-item>
          <text:h text:style-name="P62" text:outline-level="1"><draw:g text:anchor-type="paragraph" draw:z-index="31" draw:name="Forme5" draw:style-name="gr1"><draw:rect draw:style-name="gr136" draw:text-style-name="P178" svg:width="2.096cm" svg:height="2.103cm" svg:x="6.382cm" svg:y="2.346cm"><text:p/></draw:rect><draw:frame draw:style-name="gr137" draw:text-style-name="P179" svg:width="1.505cm" svg:height="0.415cm" svg:x="6.601cm" svg:y="4.833cm"><draw:text-box><text:p text:style-name="P164"><text:span text:style-name="T330">70 cm</text:span></text:p></draw:text-box></draw:frame><draw:ellipse draw:style-name="gr138" draw:text-style-name="P178" svg:width="2.105cm" svg:height="2.11cm" draw:transform="rotate (-3.14159265358979) translate (8.48606944444444cm 3.40077777777778cm)" draw:kind="section" draw:start-angle="180" draw:end-angle="0"><text:p/></draw:ellipse><draw:line draw:style-name="gr139" draw:text-style-name="P176" svg:x1="6.352cm" svg:y1="4.728cm" svg:x2="8.433cm" svg:y2="4.728cm"><text:p/></draw:line><draw:line draw:style-name="gr140" draw:text-style-name="P176" svg:x1="6.397cm" svg:y1="3.269cm" svg:x2="6.275cm" svg:y2="3.392cm"><text:p/></draw:line><draw:line draw:style-name="gr141" draw:text-style-name="P176" svg:x1="6.41cm" svg:y1="3.299cm" svg:x2="6.288cm" svg:y2="3.422cm"><text:p/></draw:line><draw:line draw:style-name="gr142" draw:text-style-name="P176" svg:x1="7.445cm" svg:y1="4.349cm" svg:x2="7.323cm" svg:y2="4.472cm"><text:p/></draw:line><draw:line draw:style-name="gr143" draw:text-style-name="P176" svg:x1="7.456cm" svg:y1="4.38cm" svg:x2="7.334cm" svg:y2="4.503cm"><text:p/></draw:line><draw:line draw:style-name="gr144" draw:text-style-name="P176" svg:x1="8.495cm" svg:y1="3.269cm" svg:x2="8.373cm" svg:y2="3.392cm"><text:p/></draw:line><draw:line draw:style-name="gr145" draw:text-style-name="P176" svg:x1="8.505cm" svg:y1="3.299cm" svg:x2="8.383cm" svg:y2="3.422cm"><text:p/></draw:line><draw:line draw:style-name="gr146" draw:text-style-name="P176" svg:x1="7.456cm" svg:y1="2.253cm" svg:x2="7.334cm" svg:y2="2.376cm"><text:p/></draw:line><draw:line draw:style-name="gr147" draw:text-style-name="P176" svg:x1="7.467cm" svg:y1="2.285cm" svg:x2="7.345cm" svg:y2="2.407cm"><text:p/></draw:line><draw:frame draw:style-name="gr148" draw:text-style-name="P181" svg:width="0.913cm" svg:height="0.743cm" svg:x="5.671cm" svg:y="1.501cm"><draw:text-box><text:p text:style-name="P180"><text:span text:style-name="T331">b.</text:span></text:p></draw:text-box></draw:frame></draw:g><draw:g text:anchor-type="paragraph" draw:z-index="30" draw:name="Forme4" draw:style-name="gr1"><draw:ellipse draw:style-name="gr149" draw:text-style-name="P182" svg:width="1.939cm" svg:height="1.936cm" svg:x="2.517cm" svg:y="2.011cm" draw:kind="cut" draw:start-angle="270.29" draw:end-angle="89.71"><text:p/></draw:ellipse><draw:ellipse draw:style-name="gr150" draw:text-style-name="P182" svg:width="1.938cm" svg:height="1.93cm" svg:x="0.11cm" svg:y="2.011cm" draw:kind="cut" draw:start-angle="90.31" draw:end-angle="269.72"><text:p/></draw:ellipse><draw:frame draw:style-name="gr151" draw:text-style-name="P179" svg:width="0.823cm" svg:height="0.401cm" svg:x="1.87cm" svg:y="4.212cm"><draw:text-box><text:p text:style-name="P164"><text:span text:style-name="T330">90 m</text:span></text:p></draw:text-box></draw:frame><draw:rect draw:style-name="gr152" draw:text-style-name="P182" svg:width="2.423cm" svg:height="1.93cm" svg:x="1.069cm" svg:y="2.011cm"><text:p/></draw:rect><draw:ellipse draw:style-name="gr153" draw:text-style-name="P183" svg:width="1.938cm" svg:height="1.93cm" svg:x="0.099cm" svg:y="2.011cm" draw:kind="arc" draw:start-angle="89.91" draw:end-angle="269.95"><text:p/></draw:ellipse><draw:circle draw:style-name="gr153" draw:text-style-name="P183" svg:width="1.936cm" svg:height="1.936cm" draw:transform="rotate (-3.14159265358979) translate (4.45911111111111cm 3.94052777777778cm)" draw:kind="arc" draw:start-angle="89.89" draw:end-angle="269.94"><text:p/></draw:circle><draw:line draw:style-name="gr154" draw:text-style-name="P184" svg:x1="1.069cm" svg:y1="4.212cm" svg:x2="3.49cm" svg:y2="4.212cm"><text:p/></draw:line><draw:line draw:style-name="gr154" draw:text-style-name="P184" svg:x1="3.302cm" svg:y1="3.94cm" svg:x2="3.302cm" svg:y2="2.01cm"><text:p/></draw:line><draw:frame draw:style-name="gr155" draw:text-style-name="P179" svg:width="0.821cm" svg:height="0.403cm" draw:transform="rotate (1.5707963267949) translate (2.92452777777778cm 3.38843055555556cm)"><draw:text-box><text:p text:style-name="P164"><text:span text:style-name="T330">65 m</text:span></text:p></draw:text-box></draw:frame><draw:path draw:style-name="gr156" draw:text-style-name="P156" svg:width="0.19cm" svg:height="0.171cm" svg:x="2.116cm" svg:y="1.923cm" svg:viewBox="0 0 191 172" svg:d="M0 155c15-53-13-155 60-155 88 20-24 152 92 172l39-60v-59-36"><text:p/></draw:path><draw:line draw:style-name="gr154" draw:text-style-name="P184" svg:x1="1.069cm" svg:y1="4.212cm" svg:x2="3.49cm" svg:y2="4.212cm"><text:p/></draw:line><draw:line draw:style-name="gr154" draw:text-style-name="P184" svg:x1="1.069cm" svg:y1="4.212cm" svg:x2="3.49cm" svg:y2="4.212cm"><text:p/></draw:line><draw:path draw:style-name="gr156" draw:text-style-name="P156" svg:width="0.19cm" svg:height="0.171cm" svg:x="2.147cm" svg:y="3.841cm" svg:viewBox="0 0 191 172" svg:d="M0 155c15-53-13-155 60-155 88 20-22 152 94 172l37-60v-58-37"><text:p/></draw:path><draw:line draw:style-name="gr157" draw:text-style-name="P184" svg:x1="1.157cm" svg:y1="2.891cm" svg:x2="0.965cm" svg:y2="3.085cm"><text:p/></draw:line><draw:line draw:style-name="gr157" draw:text-style-name="P184" svg:x1="3.577cm" svg:y1="2.882cm" svg:x2="3.385cm" svg:y2="3.074cm"><text:p/></draw:line><draw:frame draw:style-name="gr158" draw:text-style-name="P181" svg:width="0.886cm" svg:height="1.101cm" svg:x="-0.213cm" svg:y="1.48cm"><draw:text-box><text:p text:style-name="P180"><text:span text:style-name="T331">a.</text:span></text:p></draw:text-box></draw:frame></draw:g><text:span text:style-name="_5f_Consigne"><text:span text:style-name="T246"><text:s/></text:span></text:span><text:span text:style-name="_5f_Consigne"><text:span text:style-name="T47">C</text:span></text:span><text:span text:style-name="_5f_Consigne"><text:span text:style-name="T50">alcule la valeur exacte de l’aire de chaque figure.</text:span></text:span></text:h>
        </text:list-item>
      </text:list>
      <text:p text:style-name="P39"><text:span text:style-name="_5f_Consigne"><text:span text:style-name="T244"/></text:span></text:p>
      <text:p text:style-name="P38"><text:span text:style-name="_5f_Consigne"><text:span text:style-name="T244"/></text:span></text:p>
      <text:p text:style-name="P38"><text:span text:style-name="_5f_Consigne"><text:span text:style-name="T244"/></text:span></text:p>
      <text:p text:style-name="P38"><text:span text:style-name="_5f_Consigne"><text:span text:style-name="T244"/></text:span></text:p>
      <text:list xml:id="list202234933721534" text:continue-list="list202236080891840" text:style-name="liste_5f_abc">
        <text:list-item text:start-value="1">
          <text:p text:style-name="P110"><text:span text:style-name="_5f_pointillés_20_gris"><text:span text:style-name="T162"><text:s/></text:span></text:span><text:span text:style-name="_5f_Correction_20_surligné"><text:span text:style-name="T141">A</text:span></text:span><text:span text:style-name="_5f_Correction_20_surligné"><text:span text:style-name="T234">1</text:span></text:span><text:span text:style-name="_5f_Correction_20_surligné"><text:span text:style-name="T141"> = 90 × 65 </text:span></text:span><text:span text:style-name="symbole_5f_corrigé"><text:span text:style-name="T141"></text:span></text:span><text:span text:style-name="_5f_Correction_20_surligné"><text:span text:style-name="T141"> 32,5² × </text:span></text:span><text:span text:style-name="_5f_Correction_20_surligné"><text:span text:style-name="T174">π</text:span></text:span></text:p>
          <text:p text:style-name="P98"><text:span text:style-name="_5f_Correction_20_surligné"><text:span text:style-name="T212"><text:s text:c="6"/>A</text:span></text:span><text:span text:style-name="_5f_Correction_20_surligné"><text:span text:style-name="T234">1</text:span></text:span><text:span text:style-name="_5f_Correction_20_surligné"><text:span text:style-name="T212"> = 1 056,25 </text:span></text:span><text:span text:style-name="_5f_Correction_20_surligné"><text:span text:style-name="T309">π</text:span></text:span><text:span text:style-name="_5f_Correction_20_surligné"><text:span text:style-name="T212"> </text:span></text:span><text:span text:style-name="symbole_5f_corrigé"><text:span text:style-name="T212"></text:span></text:span><text:span text:style-name="_5f_Correction_20_surligné"><text:span text:style-name="T212"> 5 850 <text:s/></text:span></text:span><text:span text:style-name="_5f_Correction_20_surligné"><text:span text:style-name="T214">(</text:span></text:span><text:span text:style-name="_5f_Correction_20_surligné"><text:span text:style-name="T212">m²</text:span></text:span><text:span text:style-name="_5f_Correction_20_surligné"><text:span text:style-name="T214">)</text:span></text:span></text:p>
        </text:list-item>
        <text:list-item>
          <text:p text:style-name="P98"><text:span text:style-name="_5f_Correction_20_surligné"><text:span text:style-name="T214"><text:s/></text:span></text:span><text:span text:style-name="_5f_Correction_20_surligné"><text:span text:style-name="T149">A</text:span></text:span><text:span text:style-name="_5f_Correction_20_surligné"><text:span text:style-name="T131">2</text:span></text:span><text:span text:style-name="_5f_Correction_20_surligné"><text:span text:style-name="T149"> = </text:span></text:span><text:span text:style-name="_5f_Correction_20_surligné"><text:span text:style-name="T66">70²</text:span></text:span><text:span text:style-name="_5f_Correction_20_surligné"><text:span text:style-name="T149"> </text:span></text:span><text:span text:style-name="symbole_5f_corrigé"><text:span text:style-name="T149"></text:span></text:span><text:span text:style-name="_5f_Correction_20_surligné"><text:span text:style-name="T149"> 35² × </text:span></text:span><text:span text:style-name="_5f_Correction_20_surligné"><text:span text:style-name="T175">π </text:span></text:span><text:span text:style-name="_5f_Correction_20_surligné"><text:span text:style-name="T182">÷</text:span></text:span><text:span text:style-name="_5f_Correction_20_surligné"><text:span text:style-name="T177"> 2</text:span></text:span></text:p>
          <text:p text:style-name="P99"><text:span text:style-name="_5f_Correction_20_surligné"><text:span text:style-name="T149"><text:s/>A</text:span></text:span><text:span text:style-name="_5f_Correction_20_surligné"><text:span text:style-name="T131">2</text:span></text:span><text:span text:style-name="_5f_Correction_20_surligné"><text:span text:style-name="T149"> = </text:span></text:span><text:span text:style-name="_5f_Correction_20_surligné"><text:span text:style-name="T153">6</text:span></text:span><text:span text:style-name="_5f_Correction_20_surligné"><text:span text:style-name="T71">12,5</text:span></text:span><text:span text:style-name="_5f_Correction_20_surligné"><text:span text:style-name="T149"> </text:span></text:span><text:span text:style-name="_5f_Correction_20_surligné"><text:span text:style-name="T175">π</text:span></text:span><text:span text:style-name="_5f_Correction_20_surligné"><text:span text:style-name="T149"> </text:span></text:span><text:span text:style-name="symbole_5f_corrigé"><text:span text:style-name="T149"></text:span></text:span><text:span text:style-name="_5f_Correction_20_surligné"><text:span text:style-name="T149"> </text:span></text:span><text:span text:style-name="_5f_Correction_20_surligné"><text:span text:style-name="T66">4 900</text:span></text:span><text:span text:style-name="_5f_Correction_20_surligné"><text:span text:style-name="T149"> (cm²)</text:span></text:span></text:p>
        </text:list-item>
      </text:list>
      <text:list xml:id="list202234461431648" text:continue-list="list202234498648505" text:style-name="Num_5f_Exo">
        <text:list-item>
          <text:h text:style-name="P58" text:outline-level="1"><text:soft-page-break/><text:span text:style-name="_5f_Consigne"><text:span text:style-name="T246"><text:s/></text:span></text:span><text:span text:style-name="Bold_5f_niv1"><text:span text:style-name="T238">a.</text:span></text:span><text:span text:style-name="_5f_Consigne"><text:span text:style-name="T251"> </text:span></text:span><text:span text:style-name="Character_5f_20_5f_style"><text:span text:style-name="T253">Construis deux cercles de </text:span></text:span><text:span text:style-name="Character_5f_20_5f_style"><text:span text:style-name="T254">même </text:span></text:span><text:span text:style-name="Character_5f_20_5f_style"><text:span text:style-name="T253">centre O, </text:span></text:span><text:span text:style-name="Character_5f_20_5f_style"><text:span text:style-name="T254">l’un</text:span></text:span><text:span text:style-name="Character_5f_20_5f_style"><text:span text:style-name="T253"> de rayon 3 cm et </text:span></text:span><text:span text:style-name="Character_5f_20_5f_style"><text:span text:style-name="T254">l’autre de rayon </text:span></text:span><text:span text:style-name="Character_5f_20_5f_style"><text:span text:style-name="T253">4 cm.</text:span></text:span></text:h>
          <text:p text:style-name="P86"><text:span text:style-name="Character_5f_20_5f_style"><text:span text:style-name="T246"><draw:g text:anchor-type="as-char" draw:z-index="44" draw:name="Forme20" draw:style-name="gr20"><draw:g draw:name="Forme17" draw:style-name="gr3"><draw:g draw:style-name="gr3"><draw:line draw:style-name="gr21" draw:text-style-name="P135" svg:x1="3.996cm" svg:y1="3.737cm" svg:x2="3.996cm" svg:y2="4.301cm"><text:p/></draw:line><draw:line draw:style-name="gr21" draw:text-style-name="P135" svg:x1="3.72cm" svg:y1="4.015cm" svg:x2="4.28cm" svg:y2="4.015cm"><text:p/></draw:line><draw:frame draw:style-name="gr22" draw:text-style-name="P137" svg:width="0.283cm" svg:height="0.426cm" svg:x="4.487cm" svg:y="4.217cm"><draw:text-box><text:p text:style-name="P136"><text:span text:style-name="T319">O</text:span></text:p></draw:text-box></draw:frame></draw:g><draw:custom-shape draw:style-name="gr23" draw:text-style-name="P138" svg:width="8cm" svg:height="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circle draw:style-name="gr24" draw:text-style-name="P126" svg:width="6cm" svg:height="6cm" svg:x="0.998cm" svg:y="1.016cm"><text:p/></draw:circle><draw:circle draw:style-name="gr24" draw:text-style-name="P126" svg:width="8cm" svg:height="8cm" svg:x="0.004cm" svg:y="0.016cm"><text:p/></draw:circle></draw:g></text:span></text:span></text:p>
          <text:list>
            <text:list-header>
              <text:p text:style-name="P85"><text:span text:style-name="Bold_5f_niv1"><text:span text:style-name="T238">b.</text:span></text:span><text:span text:style-name="Character_5f_20_5f_style"><text:span text:style-name="T251"> </text:span></text:span><text:span text:style-name="Character_5f_20_5f_style"><text:span text:style-name="T246">Quelle est l’aire de la couronne ainsi formée (à 0,1 cm² près) ?</text:span></text:span></text:p>
            </text:list-header>
          </text:list>
          <text:p text:style-name="P87"><text:span text:style-name="_5f_Correction_20_surligné">A </text:span><text:span text:style-name="_5f_Correction_20_surligné"><text:span text:style-name="T132">grand </text:span></text:span><text:span text:style-name="_5f_Correction_20_surligné"><text:span text:style-name="T133">disque</text:span></text:span><text:span text:style-name="_5f_Correction_20_surligné"><text:span text:style-name="T310"> = </text:span></text:span><text:span text:style-name="_5f_Correction_20_surligné"><text:span text:style-name="T122">4</text:span></text:span><text:span text:style-name="_5f_Correction_20_surligné"><text:span text:style-name="T293">2</text:span></text:span><text:span text:style-name="_5f_Correction_20_surligné"><text:span text:style-name="T310"> × </text:span></text:span><text:span text:style-name="_5f_Correction_20_surligné"><text:span text:style-name="T306">π</text:span></text:span><text:span text:style-name="_5f_Correction_20_surligné"><text:span text:style-name="T310"> = </text:span></text:span><text:span text:style-name="_5f_Correction_20_surligné"><text:span text:style-name="T122">16</text:span></text:span><text:span text:style-name="_5f_Correction_20_surligné"> </text:span><text:span text:style-name="_5f_Correction_20_surligné"><text:span text:style-name="T304">π <text:s/></text:span></text:span><text:span text:style-name="_5f_Correction_20_surligné"><text:span text:style-name="T314">(cm²)</text:span></text:span></text:p>
          <text:p text:style-name="P87"><text:span text:style-name="_5f_Correction_20_surligné"><text:span text:style-name="T314">A </text:span></text:span><text:span text:style-name="_5f_Correction_20_surligné"><text:span text:style-name="T134">petit </text:span></text:span><text:span text:style-name="_5f_Correction_20_surligné"><text:span text:style-name="T135">disque <text:s/></text:span></text:span><text:span text:style-name="_5f_Correction_20_surligné"><text:span text:style-name="T312">= </text:span></text:span><text:span text:style-name="_5f_Correction_20_surligné"><text:span text:style-name="T124">3</text:span></text:span><text:span text:style-name="_5f_Correction_20_surligné"><text:span text:style-name="T298">2</text:span></text:span><text:span text:style-name="_5f_Correction_20_surligné"><text:span text:style-name="T312"> × </text:span></text:span><text:span text:style-name="_5f_Correction_20_surligné"><text:span text:style-name="T307">π</text:span></text:span><text:span text:style-name="_5f_Correction_20_surligné"><text:span text:style-name="T312"> = </text:span></text:span><text:span text:style-name="_5f_Correction_20_surligné"><text:span text:style-name="T124">9</text:span></text:span><text:span text:style-name="_5f_Correction_20_surligné"><text:span text:style-name="T314"> </text:span></text:span><text:span text:style-name="_5f_Correction_20_surligné"><text:span text:style-name="T305">π <text:s/></text:span></text:span><text:span text:style-name="_5f_Correction_20_surligné"><text:span text:style-name="T314">(cm²)</text:span></text:span></text:p>
          <text:p text:style-name="P87"><text:span text:style-name="_5f_Correction_20_surligné"><text:span text:style-name="T156">A </text:span></text:span><text:span text:style-name="_5f_Correction_20_surligné"><text:span text:style-name="T136">couronne</text:span></text:span><text:span text:style-name="_5f_Correction_20_surligné"><text:span text:style-name="T156"> = </text:span></text:span><text:span text:style-name="_5f_Correction_20_surligné"><text:span text:style-name="T72">16</text:span></text:span><text:span text:style-name="_5f_Correction_20_surligné"><text:span text:style-name="T156"> </text:span></text:span><text:span text:style-name="_5f_Correction_20_surligné"><text:span text:style-name="T176">π</text:span></text:span><text:span text:style-name="_5f_Correction_20_surligné"><text:span text:style-name="T156"> – <text:s/></text:span></text:span><text:span text:style-name="_5f_Correction_20_surligné"><text:span text:style-name="T72">9</text:span></text:span><text:span text:style-name="_5f_Correction_20_surligné"><text:span text:style-name="T156"> </text:span></text:span><text:span text:style-name="_5f_Correction_20_surligné"><text:span text:style-name="T176">π <text:s/>= </text:span></text:span><text:span text:style-name="_5f_Correction_20_surligné"><text:span text:style-name="T72">7</text:span></text:span><text:span text:style-name="_5f_Correction_20_surligné"><text:span text:style-name="T156"> </text:span></text:span><text:span text:style-name="_5f_Correction_20_surligné"><text:span text:style-name="T176">π <text:s/></text:span></text:span><text:span text:style-name="_5f_Correction_20_surligné"><text:span text:style-name="T156">(cm²) </text:span></text:span></text:p>
          <text:p text:style-name="P87"><text:span text:style-name="_5f_Correction_20_surligné"><text:span text:style-name="T156">A </text:span></text:span><text:span text:style-name="_5f_Correction_20_surligné"><text:span text:style-name="T136">couronne</text:span></text:span><text:span text:style-name="_5f_Correction_20_surligné"><text:span text:style-name="T156"> ≈</text:span></text:span><text:span text:style-name="_5f_Correction_20_surligné"> </text:span><text:span text:style-name="_5f_Correction_20_surligné"><text:span text:style-name="T315">22,0 cm²</text:span></text:span><text:span text:style-name="_5f_Correction_20_surligné"><text:span text:style-name="T156"> </text:span></text:span></text:p>
        </text:list-item>
        <text:list-item>
          <text:h text:style-name="P63" text:outline-level="1"><text:span text:style-name="Character_5f_20_5f_style"><text:span text:style-name="T95"><text:s/>Pour réaliser les dés d’un jeu pour enfant</text:span></text:span><text:span text:style-name="Character_5f_20_5f_style"><text:span text:style-name="T96">s</text:span></text:span><text:span text:style-name="Character_5f_20_5f_style"><text:span text:style-name="T95">, on dessine sur toutes les</text:span></text:span><text:span text:style-name="T128"> faces d’un cube d’arête 3 cm un disque de diamètre l’arête du cube. On peint ensuite les disques de couleurs différentes.</text:span></text:h>
        </text:list-item>
      </text:list>
      <text:list xml:id="list202234809772585" text:continue-list="list202234933721534" text:style-name="liste_5f_abc">
        <text:list-item text:start-value="1">
          <text:p text:style-name="_5f_num_5f_abcd"><text:span text:style-name="Character_5f_20_5f_style"><text:span text:style-name="T268">Complète ce carré pour réaliser une figure qui représente une face et le disque qui est peint dessus.</text:span></text:span></text:p>
        </text:list-item>
      </text:list>
      <text:p text:style-name="P40"><draw:g text:anchor-type="paragraph" draw:z-index="45" draw:name="Forme18" draw:style-name="gr1"><draw:rect draw:name="Forme18" draw:style-name="gr18" draw:text-style-name="P133" svg:width="2.999cm" svg:height="2.999cm" svg:x="2.812cm" svg:y="0.3cm"><text:p/></draw:rect><draw:circle draw:style-name="gr19" draw:text-style-name="P134" svg:width="2.999cm" svg:height="2.999cm" svg:x="2.812cm" svg:y="0.3cm"><text:p/></draw:circle></draw:g><text:span text:style-name="Character_5f_20_5f_style"><text:span text:style-name="T246"/></text:span></text:p>
      <text:p text:style-name="P40"><text:span text:style-name="Character_5f_20_5f_style"><text:span text:style-name="T246"/></text:span></text:p>
      <text:p text:style-name="P40"><text:span text:style-name="Character_5f_20_5f_style"><text:span text:style-name="T246"/></text:span></text:p>
      <text:p text:style-name="P40"><text:span text:style-name="Character_5f_20_5f_style"><text:span text:style-name="T246"/></text:span></text:p>
      <text:p text:style-name="P40"><text:span text:style-name="Character_5f_20_5f_style"><text:span text:style-name="T246"/></text:span></text:p>
      <text:p text:style-name="P40"><text:span text:style-name="Character_5f_20_5f_style"><text:span text:style-name="T246"/></text:span></text:p>
      <text:list xml:id="list202235355862019" text:continue-numbering="true" text:style-name="liste_5f_abc">
        <text:list-item>
          <text:p text:style-name="P111"><text:span text:style-name="Character_5f_20_5f_style"><text:span text:style-name="T246">Combien doit-on peindre de disques ? </text:span></text:span><text:span text:style-name="_5f_Correction_20_surligné"><text:span text:style-name="T212"><text:s/></text:span></text:span><text:span text:style-name="_5f_Correction_20_surligné"><text:span text:style-name="T215">6 </text:span></text:span></text:p>
        </text:list-item>
        <text:list-item>
          <text:p text:style-name="P118"><text:span text:style-name="Character_5f_20_5f_style"><text:span text:style-name="T246">Calcule, au dixième près, l’aire totale </text:span></text:span><text:span text:style-name="Character_5f_20_5f_style"><text:span text:style-name="T249">qui n’est pas </text:span></text:span><text:span text:style-name="Character_5f_20_5f_style"><text:span text:style-name="T246">peinte.</text:span></text:span></text:p>
        </text:list-item>
      </text:list>
      <text:list xml:id="list202235221719766" text:continue-list="list202234461431648" text:style-name="Num_5f_Exo">
        <text:list-header>
          <text:p text:style-name="P88"><text:span text:style-name="_5f_Correction_20_surligné">A </text:span><text:span text:style-name="_5f_Correction_20_surligné"><text:span text:style-name="T133">6 carrés</text:span></text:span><text:span text:style-name="_5f_Correction_20_surligné"><text:span text:style-name="T310">= </text:span></text:span><text:span text:style-name="_5f_Correction_20_surligné"><text:span text:style-name="T123">3</text:span></text:span><text:span text:style-name="_5f_Correction_20_surligné"><text:span text:style-name="T293">2</text:span></text:span><text:span text:style-name="_5f_Correction_20_surligné"><text:span text:style-name="T310"> × </text:span></text:span><text:span text:style-name="_5f_Correction_20_surligné"><text:span text:style-name="T122">6</text:span></text:span><text:span text:style-name="_5f_Correction_20_surligné"><text:span text:style-name="T310"> = </text:span></text:span><text:span text:style-name="_5f_Correction_20_surligné"><text:span text:style-name="T123">54</text:span></text:span><text:span text:style-name="_5f_Correction_20_surligné"><text:span text:style-name="T304"> </text:span></text:span><text:span text:style-name="_5f_Correction_20_surligné"><text:span text:style-name="T314">(cm²)</text:span></text:span></text:p>
          <text:p text:style-name="P88"><text:span text:style-name="_5f_Correction_20_surligné"><text:span text:style-name="T314">A </text:span></text:span><text:span text:style-name="_5f_Correction_20_surligné"><text:span text:style-name="T135">6 disques</text:span></text:span><text:span text:style-name="_5f_Correction_20_surligné"><text:span text:style-name="T312"> = </text:span></text:span><text:span text:style-name="_5f_Correction_20_surligné"><text:span text:style-name="T313">6 </text:span></text:span><text:span text:style-name="_5f_Correction_20_surligné"><text:span text:style-name="T300">×</text:span></text:span><text:span text:style-name="_5f_Correction_20_surligné"><text:span text:style-name="T313"> </text:span></text:span><text:span text:style-name="_5f_Correction_20_surligné"><text:span text:style-name="T125">1</text:span></text:span><text:span text:style-name="_5f_Correction_20_surligné"><text:span text:style-name="T124">,</text:span></text:span><text:span text:style-name="_5f_Correction_20_surligné"><text:span text:style-name="T125">5</text:span></text:span><text:span text:style-name="_5f_Correction_20_surligné"><text:span text:style-name="T298">2</text:span></text:span><text:span text:style-name="_5f_Correction_20_surligné"><text:span text:style-name="T312"> </text:span></text:span><text:span text:style-name="_5f_Correction_20_surligné"><text:span text:style-name="T300">×</text:span></text:span><text:span text:style-name="_5f_Correction_20_surligné"><text:span text:style-name="T313"> </text:span></text:span><text:span text:style-name="_5f_Correction_20_surligné"><text:span text:style-name="T307">π</text:span></text:span><text:span text:style-name="_5f_Correction_20_surligné"><text:span text:style-name="T312"> = </text:span></text:span><text:span text:style-name="_5f_Correction_20_surligné"><text:span text:style-name="T125">13,5</text:span></text:span><text:span text:style-name="_5f_Correction_20_surligné"><text:span text:style-name="T314"> </text:span></text:span><text:span text:style-name="_5f_Correction_20_surligné"><text:span text:style-name="T305">π <text:s/></text:span></text:span><text:span text:style-name="_5f_Correction_20_surligné"><text:span text:style-name="T314">(cm²)</text:span></text:span></text:p>
          <text:p text:style-name="P89"><text:span text:style-name="_5f_Correction_20_surligné"><text:span text:style-name="T156">A </text:span></text:span><text:span text:style-name="_5f_Correction_20_surligné"><text:span text:style-name="T137">non peinte</text:span></text:span><text:span text:style-name="_5f_Correction_20_surligné"><text:span text:style-name="T156"> = </text:span></text:span><text:span text:style-name="_5f_Correction_20_surligné"><text:span text:style-name="T73">54 – <text:s/></text:span></text:span><text:span text:style-name="_5f_Correction_20_surligné"><text:span text:style-name="T72">1</text:span></text:span><text:span text:style-name="_5f_Correction_20_surligné"><text:span text:style-name="T157">3</text:span></text:span><text:span text:style-name="_5f_Correction_20_surligné"><text:span text:style-name="T73">,5</text:span></text:span><text:span text:style-name="_5f_Correction_20_surligné"><text:span text:style-name="T156"> </text:span></text:span><text:span text:style-name="_5f_Correction_20_surligné"><text:span text:style-name="T176">π</text:span></text:span><text:span text:style-name="_5f_Correction_20_surligné"><text:span text:style-name="T156"> <text:s text:c="2"/>(cm²) <text:s/></text:span></text:span><text:span text:style-name="_5f_Correction_20_surligné"><text:span text:style-name="T176"><text:s/></text:span></text:span></text:p>
          <text:p text:style-name="P88"><text:span text:style-name="_5f_Correction_20_surligné"><text:span text:style-name="T156">A </text:span></text:span><text:span text:style-name="_5f_Correction_20_surligné"><text:span text:style-name="T137">non peinte</text:span></text:span><text:span text:style-name="_5f_Correction_20_surligné"><text:span text:style-name="T156"> </text:span></text:span><text:span text:style-name="_5f_Correction_20_surligné"><text:span text:style-name="T93">≈</text:span></text:span><text:span text:style-name="_5f_Correction_20_surligné"><text:span text:style-name="T176"> </text:span></text:span><text:span text:style-name="_5f_Correction_20_surligné"><text:span text:style-name="T73">11,6</text:span></text:span><text:span text:style-name="_5f_Correction_20_surligné"><text:span text:style-name="T176"> <text:s/></text:span></text:span><text:span text:style-name="_5f_Correction_20_surligné"><text:span text:style-name="T156">cm². </text:span></text:span></text:p>
        </text:list-header>
        <text:list-item>
          <text:h text:style-name="P65" text:outline-level="1"><draw:g text:anchor-type="paragraph" draw:z-index="32" draw:name="Forme6" draw:style-name="gr126"><draw:frame draw:style-name="gr127" draw:text-style-name="P151" svg:width="0.906cm" svg:height="0.431cm" svg:x="5.407cm" svg:y="2.818cm"><draw:text-box><text:p text:style-name="P164"><text:span text:style-name="T317">3 m</text:span></text:p></draw:text-box></draw:frame><draw:ellipse draw:style-name="gr128" draw:text-style-name="P175" svg:width="3.502cm" svg:height="3.564cm" svg:x="4.98cm" svg:y="0.827cm" draw:kind="section" draw:start-angle="0" draw:end-angle="180"><text:p/></draw:ellipse><draw:line draw:style-name="gr129" draw:text-style-name="P176" svg:x1="6.732cm" svg:y1="2.482cm" svg:x2="6.877cm" svg:y2="2.482cm"><text:p/></draw:line><draw:line draw:style-name="gr129" draw:text-style-name="P176" svg:x1="6.858cm" svg:y1="2.632cm" svg:x2="6.858cm" svg:y2="2.482cm"><text:p/></draw:line><draw:line draw:style-name="gr130" draw:text-style-name="P176" svg:x1="5.029cm" svg:y1="2.755cm" svg:x2="6.763cm" svg:y2="2.755cm"><text:p/></draw:line><draw:line draw:style-name="gr131" draw:text-style-name="P176" svg:x1="8.691cm" svg:y1="2.598cm" svg:x2="8.689cm" svg:y2="5.668cm"><text:p/></draw:line><draw:frame draw:style-name="gr132" draw:text-style-name="P153" svg:width="0.914cm" svg:height="0.428cm" draw:transform="rotate (-1.5707963267949) translate (9.18280555555556cm 3.72004166666667cm)"><draw:text-box><text:p text:style-name="P164"><text:span text:style-name="T323">6 m</text:span></text:p></draw:text-box></draw:frame><draw:line draw:style-name="gr131" draw:text-style-name="P176" svg:x1="6.749cm" svg:y1="4.281cm" svg:x2="6.747cm" svg:y2="5.643cm"><text:p/></draw:line><draw:line draw:style-name="gr133" draw:text-style-name="P176" svg:x1="4.984cm" svg:y1="5.634cm" svg:x2="8.504cm" svg:y2="5.634cm"><text:p/></draw:line><draw:polygon draw:style-name="gr134" draw:text-style-name="P177" svg:width="3.5cm" svg:height="3.025cm" svg:x="4.984cm" svg:y="2.609cm" svg:viewBox="0 0 3501 3026" draw:points="0,0 0,3026 1750,1639 3501,3026 3501,0"><text:p/></draw:polygon><draw:frame draw:style-name="gr127" draw:text-style-name="P153" svg:width="0.907cm" svg:height="0.431cm" draw:transform="rotate (1.5707963267949) translate (6.26886111111111cm 5.41161111111111cm)"><draw:text-box><text:p text:style-name="P164"><text:span text:style-name="T323">2 m</text:span></text:p></draw:text-box></draw:frame><draw:line draw:style-name="gr129" draw:text-style-name="P176" svg:x1="6.732cm" svg:y1="0.841cm" svg:x2="6.732cm" svg:y2="2.607cm"><text:p/></draw:line><draw:line draw:style-name="gr129" draw:text-style-name="P176" svg:x1="5.865cm" svg:y1="4.819cm" svg:x2="6.01cm" svg:y2="4.972cm"><text:p/></draw:line><draw:line draw:style-name="gr129" draw:text-style-name="P176" svg:x1="5.903cm" svg:y1="4.789cm" svg:x2="6.048cm" svg:y2="4.935cm"><text:p/></draw:line><draw:line draw:style-name="gr129" draw:text-style-name="P176" svg:x1="7.471cm" svg:y1="4.923cm" svg:x2="7.616cm" svg:y2="4.775cm"><text:p/></draw:line><draw:line draw:style-name="gr129" draw:text-style-name="P176" svg:x1="7.442cm" svg:y1="4.882cm" svg:x2="7.588cm" svg:y2="4.737cm"><text:p/></draw:line><draw:line draw:style-name="gr129" draw:text-style-name="P176" svg:x1="5.835cm" svg:y1="2.674cm" svg:x2="5.983cm" svg:y2="2.524cm"><text:p/></draw:line><draw:line draw:style-name="gr129" draw:text-style-name="P176" svg:x1="7.598cm" svg:y1="2.669cm" svg:x2="7.743cm" svg:y2="2.524cm"><text:p/></draw:line><draw:line draw:style-name="gr129" draw:text-style-name="P176" svg:x1="6.65cm" svg:y1="1.821cm" svg:x2="6.798cm" svg:y2="1.671cm"><text:p/></draw:line><draw:frame draw:style-name="gr135" draw:text-style-name="P151" svg:width="0.542cm" svg:height="0.429cm" svg:x="4.456cm" svg:y="2.312cm"><draw:text-box><text:p text:style-name="P164"><text:span text:style-name="T317">A</text:span></text:p></draw:text-box></draw:frame><draw:frame draw:style-name="gr135" draw:text-style-name="P151" svg:width="0.542cm" svg:height="0.429cm" svg:x="8.418cm" svg:y="2.185cm"><draw:text-box><text:p text:style-name="P164"><text:span text:style-name="T317">B</text:span></text:p></draw:text-box></draw:frame><draw:frame draw:style-name="gr127" draw:text-style-name="P151" svg:width="0.542cm" svg:height="0.431cm" svg:x="8.448cm" svg:y="5.662cm"><draw:text-box><text:p text:style-name="P164"><text:span text:style-name="T317">C</text:span></text:p></draw:text-box></draw:frame><draw:frame draw:style-name="gr132" draw:text-style-name="P151" svg:width="3.514cm" svg:height="0.428cm" svg:x="5.043cm" svg:y="6.105cm"><draw:text-box><text:p text:style-name="P164"><text:span text:style-name="T317">ABCD est un carré.</text:span></text:p></draw:text-box></draw:frame><draw:frame draw:style-name="gr127" draw:text-style-name="P151" svg:width="0.546cm" svg:height="0.431cm" svg:x="4.498cm" svg:y="5.616cm"><draw:text-box><text:p text:style-name="P164"><text:span text:style-name="T317">D</text:span></text:p></draw:text-box></draw:frame></draw:g><text:span text:style-name="_5f_Consigne"><text:span text:style-name="T246"><text:s/></text:span></text:span><text:span text:style-name="T270">Calcule l’aire de</text:span><text:span text:style-name="_5f_Consigne"><text:span text:style-name="T255"> la partie </text:span></text:span><text:span text:style-name="_5f_Consigne"><text:span text:style-name="T256">color</text:span></text:span><text:span text:style-name="_5f_Consigne"><text:span text:style-name="T255">ée, en arrondissant au centième.</text:span></text:span></text:h>
        </text:list-item>
      </text:list>
      <text:list xml:id="list202235422052120" text:continue-list="list3017056246" text:style-name="_5f_Numérotation_20_des_20_exercices_20_livrets">
        <text:list-header>
          <text:h text:style-name="P120" text:outline-level="1"><text:span text:style-name="_5f_Correction_20_surligné">Calcul des aires :</text:span></text:h>
          <text:h text:style-name="P121" text:outline-level="1"><text:span text:style-name="_5f_Correction_20_surligné">* carré de 6 m de côté : 6 × 6 = 36 m²;</text:span></text:h>
          <text:h text:style-name="P121" text:outline-level="1"><text:span text:style-name="_5f_Correction_20_surligné">* demi-</text:span><text:span text:style-name="_5f_Correction_20_surligné"><text:span text:style-name="T121">disque </text:span></text:span><text:span text:style-name="_5f_Correction_20_surligné">de rayon 3 m : (3</text:span><text:span text:style-name="_5f_Correction_20_surligné"><text:span text:style-name="T293">2</text:span></text:span><text:span text:style-name="_5f_Correction_20_surligné"><text:span text:style-name="T310"> × </text:span></text:span><text:span text:style-name="_5f_Correction_20_surligné"><text:span text:style-name="T306">π</text:span></text:span><text:span text:style-name="_5f_Correction_20_surligné">)</text:span><text:span text:style-name="_5f_Correction_20_surligné"><text:span text:style-name="T310"> ÷ </text:span></text:span><text:span text:style-name="_5f_Correction_20_surligné">2</text:span><text:span text:style-name="_5f_Correction_20_surligné"><text:span text:style-name="T310"> = </text:span></text:span><text:span text:style-name="_5f_Correction_20_surligné">4,5 </text:span><text:span text:style-name="_5f_Correction_20_surligné"><text:span text:style-name="T304">π</text:span></text:span></text:h>
          <text:p text:style-name="P100"><text:span text:style-name="_5f_Correction_20_surligné"><text:span text:style-name="T303">* triangle de base 6 m et </text:span></text:span></text:p>
          <text:p text:style-name="P100"><text:span text:style-name="_5f_Correction_20_surligné"><text:span text:style-name="T303">de hauteur 2 m :<text:line-break/>6 × 2 ÷ 2 = 6 m²</text:span></text:span></text:p>
          <text:p text:style-name="P100"><text:span text:style-name="_5f_Correction_20_surligné"><text:span text:style-name="T303"/></text:span></text:p>
          <text:p text:style-name="P101"><text:span text:style-name="_5f_Correction_20_surligné"><text:span text:style-name="T141">Pour la partie grisée, on ajoutes les aires du carré et du demi-</text:span></text:span><text:span text:style-name="_5f_Correction_20_surligné"><text:span text:style-name="T67">disque</text:span></text:span><text:span text:style-name="_5f_Correction_20_surligné"><text:span text:style-name="T141"> et on enlève celle du triangle :<text:line-break/> </text:span></text:span><text:span text:style-name="_5f_Correction_20_surligné"><text:span text:style-name="T150">A = </text:span></text:span><text:span text:style-name="_5f_Correction_20_surligné"><text:span text:style-name="T141">36 + 4,5 </text:span></text:span><text:span text:style-name="_5f_Correction_20_surligné"><text:span text:style-name="T174">π</text:span></text:span><text:span text:style-name="_5f_Correction_20_surligné"><text:span text:style-name="T141"> – 6 = 30 + 4,5 </text:span></text:span><text:span text:style-name="_5f_Correction_20_surligné"><text:span text:style-name="T178">π</text:span></text:span><text:span text:style-name="_5f_Correction_20_surligné"><text:span text:style-name="T141"> </text:span></text:span><text:span text:style-name="_5f_Correction_20_surligné"><text:span text:style-name="T150">(</text:span></text:span><text:span text:style-name="_5f_Correction_20_surligné"><text:span text:style-name="T167">m²</text:span></text:span><text:span text:style-name="_5f_Correction_20_surligné"><text:span text:style-name="T171">)</text:span></text:span><text:span text:style-name="_5f_Correction_20_surligné"><text:span text:style-name="T141"> <text:s/></text:span></text:span></text:p>
          <text:p text:style-name="P102"><text:span text:style-name="_5f_Correction_20_surligné"><text:span text:style-name="T150"><text:s/>A </text:span></text:span><text:span text:style-name="_5f_Correction_20_surligné"><text:span text:style-name="T141">≈ </text:span></text:span><text:span text:style-name="_5f_Correction_20_souligner"><text:span text:style-name="T91">44,14 m²</text:span></text:span><text:span text:style-name="_5f_pointillés_20_gris"><text:span text:style-name="T166">.</text:span></text:span></text:p>
        </text:list-header>
      </text:list>
      <text:list xml:id="list202236268045441" text:continue-list="list202235221719766" text:style-name="Num_5f_Exo">
        <text:list-item>
          <text:h text:style-name="P64" text:outline-level="1"><text:span text:style-name="_5f_Consigne"><text:span text:style-name="T246"><text:s/></text:span></text:span><text:span text:style-name="T268">On arrose une parcelle de gazon carrée de 15 m de côté. Pour cela on place deux canons à eau pivotants qui ont une portée de 15 m dans les coins diagonalement opposés. On règle leur angle de tir à 90° pour qu’ils arrosent uniquement la parcelle.</text:span></text:h>
        </text:list-item>
      </text:list>
      <text:list xml:id="list202236002358305" text:continue-list="list202235355862019" text:style-name="liste_5f_abc">
        <text:list-item text:start-value="1">
          <text:p text:style-name="_5f_num_5f_abcd"><text:span text:style-name="T129">Représente la situation à l’échelle 1/300</text:span>.</text:p>
        </text:list-item>
      </text:list>
      <text:p text:style-name="P47"><text:span text:style-name="_5f_Correction_20_surligné"><text:span text:style-name="T211">S</text:span></text:span><text:span text:style-name="_5f_Correction_20_surligné">ur le dessin : 5 cm = 15 m</text:span></text:p>
      <text:p text:style-name="P44"><draw:g text:anchor-type="paragraph" draw:z-index="46" draw:name="Forme21" draw:style-name="gr1"><draw:rect draw:style-name="gr13" draw:text-style-name="P128" svg:width="5.001cm" svg:height="5.001cm" svg:x="2.217cm" svg:y="0.247cm"><text:p/></draw:rect><draw:ellipse draw:style-name="gr14" draw:text-style-name="P129" svg:width="10.002cm" svg:height="10cm" svg:x="-2.783cm" svg:y="0.247cm" draw:kind="arc" draw:start-angle="0" draw:end-angle="90"><text:p/></draw:ellipse><draw:frame draw:style-name="gr15" draw:text-style-name="P130" svg:width="0.505cm" svg:height="1.204cm" svg:x="1.753cm" svg:y="4.867cm"><draw:text-box><text:p/></draw:text-box></draw:frame><draw:circle draw:style-name="gr14" draw:text-style-name="P129" svg:width="10cm" svg:height="10cm" draw:transform="rotate (-3.14159265358979) translate (12.2166944444444cm 5.24756944444444cm)" draw:kind="arc" draw:start-angle="0" draw:end-angle="90"><text:p/></draw:circle><draw:path draw:style-name="gr16" draw:text-style-name="P131" svg:width="5.014cm" svg:height="4.997cm" svg:x="2.217cm" svg:y="0.249cm" svg:viewBox="0 0 5015 4998" svg:d="M4 12c0 121-4 196-4 318 0 124 55 230 86 352 32 126 16 310 47 447 29 128 40 253 106 365 69 117 79 248 106 376 29 137 123 249 200 365 81 122 161 249 235 376 71 122 139 246 200 376 67 143 218 204 306 329 96 136 225 180 329 318 94 125 204 268 353 341 126 61 216 192 341 259 123 66 237 163 376 176 185 18 227 142 376 212 131 61 242 48 365 117 112 63 248 88 376 118 119 28 243 26 365 47 126 22 639 83 764 94 132 11 69-553 69-964 0-612 19-652 0-776l-34-3093v-118-47z"><text:p/></draw:path><draw:path draw:style-name="gr17" draw:text-style-name="P132" svg:width="5.014cm" svg:height="4.997cm" draw:transform="rotate (-3.14159265358979) translate (7.23225cm 5.24730555555556cm)" svg:viewBox="0 0 5015 4998" svg:d="M4 12c0 121-4 196-4 318 0 124 55 230 86 352 32 126 16 310 47 447 29 128 40 253 106 365 69 117 79 248 106 376 29 137 123 249 200 365 81 122 161 249 235 376 71 122 139 246 200 376 67 143 218 204 306 329 96 136 225 180 329 318 94 125 204 268 353 341 126 61 216 192 341 259 123 66 237 163 376 176 185 18 227 142 376 212 131 61 242 48 365 117 112 63 248 88 376 118 119 28 243 26 365 47 126 22 639 83 764 94 132 11 69-553 69-964 0-612 19-652 0-776l-34-3093v-118-47z"><text:p/></draw:path></draw:g></text:p>
      <text:p text:style-name="P44"/>
      <text:p text:style-name="P44"/>
      <text:p text:style-name="P44"/>
      <text:p text:style-name="P44"/>
      <text:p text:style-name="P45"><text:span text:style-name="Character_5f_20_5f_style"><text:span text:style-name="T252"/></text:span></text:p>
      <text:p text:style-name="P45"><text:span text:style-name="Character_5f_20_5f_style"><text:span text:style-name="T252"/></text:span></text:p>
      <text:p text:style-name="P46"><text:span text:style-name="Character_5f_20_5f_style"><text:span text:style-name="T252"/></text:span></text:p>
      <text:p text:style-name="P45"><text:span text:style-name="Character_5f_20_5f_style"><text:span text:style-name="T252"/></text:span></text:p>
      <text:list xml:id="list202236152812564" text:continue-numbering="true" text:style-name="liste_5f_abc">
        <text:list-item>
          <text:p text:style-name="P119">Quelle est la surface de gazon qui sera arrosée deux fois plus (au m² près) ?</text:p>
          <text:p text:style-name="P90"><text:span text:style-name="_5f_Correction_20_surligné"><text:span text:style-name="T301">On calcule l'aire d’</text:span></text:span><text:span text:style-name="_5f_Correction_20_surligné"><text:span text:style-name="T302">un</text:span></text:span><text:span text:style-name="_5f_Correction_20_surligné"><text:span text:style-name="T301"> quart de </text:span></text:span><text:span text:style-name="_5f_Correction_20_surligné"><text:span text:style-name="T120">disque</text:span></text:span><text:span text:style-name="_5f_Correction_20_surligné"><text:span text:style-name="T301"> pour obtenir l'aire d</text:span></text:span><text:span text:style-name="_5f_Correction_20_surligné"><text:span text:style-name="T120">e chacune </text:span></text:span><text:span text:style-name="_5f_Correction_20_surligné"><text:span text:style-name="T301"><text:s/>des deux surfaces arrosées,</text:span></text:span></text:p>
          <text:p text:style-name="P90"><text:span text:style-name="_5f_Correction_20_surligné">A</text:span><text:span text:style-name="_5f_Correction_20_surligné"><text:span text:style-name="T229">1</text:span></text:span><text:span text:style-name="_5f_Correction_20_surligné"><text:span text:style-name="T310"> = </text:span></text:span><text:span text:style-name="_5f_Correction_20_surligné">15</text:span><text:span text:style-name="_5f_Correction_20_surligné"><text:span text:style-name="T293">2</text:span></text:span><text:span text:style-name="_5f_Correction_20_surligné"><text:span text:style-name="T310"> × </text:span></text:span><text:span text:style-name="_5f_Correction_20_surligné"><text:span text:style-name="T306">π</text:span></text:span><text:span text:style-name="_5f_Correction_20_surligné"><text:span text:style-name="T310"> ÷ 4 = </text:span></text:span><text:span text:style-name="_5f_Correction_20_surligné">56,25 </text:span><text:span text:style-name="_5f_Correction_20_surligné"><text:span text:style-name="T304">π</text:span></text:span></text:p>
          <text:p text:style-name="P91"><text:span text:style-name="_5f_Correction_20_surligné"><text:span text:style-name="T220">Les deux quarts de disque recouvrent le carré et <text:s/></text:span></text:span><text:span text:style-name="_5f_Correction_20_surligné"><text:span text:style-name="T120">chacun </text:span></text:span><text:span text:style-name="_5f_Correction_20_surligné"><text:span text:style-name="T220">la zone commune qui sera donc arrosée deux fois.</text:span></text:span></text:p>
          <text:p text:style-name="P92"><text:span text:style-name="_5f_Correction_20_surligné"><text:span text:style-name="T301">A l'aire <text:s/></text:span></text:span><text:span text:style-name="_5f_Correction_20_surligné"><text:span text:style-name="T302">des deux </text:span></text:span><text:span text:style-name="_5f_Correction_20_surligné"><text:span text:style-name="T120">quarts de disque</text:span></text:span><text:span text:style-name="_5f_Correction_20_surligné"><text:span text:style-name="T301">, on <text:s/></text:span></text:span><text:span text:style-name="_5f_Correction_20_surligné"><text:span text:style-name="T120">soustrait</text:span></text:span><text:span text:style-name="_5f_Correction_20_surligné"><text:span text:style-name="T301"> </text:span></text:span><text:span text:style-name="_5f_Correction_20_surligné"><text:span text:style-name="T302">donc </text:span></text:span><text:span text:style-name="_5f_Correction_20_surligné"><text:span text:style-name="T301">l'aire d</text:span></text:span><text:span text:style-name="_5f_Correction_20_surligné"><text:span text:style-name="T120">u carré </text:span></text:span><text:span text:style-name="_5f_Correction_20_surligné"><text:span text:style-name="T301">pour obtenir celle d</text:span></text:span><text:span text:style-name="_5f_Correction_20_surligné"><text:span text:style-name="T120">e la zone de</text:span></text:span><text:span text:style-name="_5f_Correction_20_surligné"><text:span text:style-name="T301"> gazon qui sera arrosée deux fois.</text:span></text:span></text:p>
          <text:list>
            <text:list-header>
              <text:p text:style-name="P93"><text:span text:style-name="_5f_Correction_20_surligné"><text:span text:style-name="T212">A = <text:s/>2 × A</text:span></text:span><text:span text:style-name="_5f_Correction_20_surligné"><text:span text:style-name="T233">1 <text:s/></text:span></text:span><text:span text:style-name="_5f_Correction_20_surligné"><text:span text:style-name="T174">– </text:span></text:span><text:span text:style-name="_5f_Correction_20_surligné"><text:span text:style-name="T212">15 × 15 <text:s/></text:span></text:span><text:span text:style-name="_5f_Correction_20_surligné"><text:span text:style-name="T192">=</text:span></text:span><text:span text:style-name="_5f_Correction_20_surligné"><text:span text:style-name="T212"> 2</text:span></text:span><text:span text:style-name="_5f_Correction_20_surligné"><text:span text:style-name="T193"> </text:span></text:span><text:span text:style-name="_5f_Correction_20_surligné"><text:span text:style-name="T299">×</text:span></text:span><text:span text:style-name="_5f_Correction_20_surligné"><text:span text:style-name="T212"> 56,25 </text:span></text:span><text:span text:style-name="_5f_Correction_20_surligné"><text:span text:style-name="T309">π – <text:s/></text:span></text:span><text:span text:style-name="_5f_Correction_20_surligné"><text:span text:style-name="T212">225 <text:line-break/>A = 112,5 </text:span></text:span><text:span text:style-name="_5f_Correction_20_surligné"><text:span text:style-name="T309">π</text:span></text:span><text:span text:style-name="_5f_Correction_20_surligné"><text:span text:style-name="T212"> – 225 </text:span></text:span><text:span text:style-name="_5f_Correction_20_surligné"><text:span text:style-name="T216">(</text:span></text:span><text:span text:style-name="_5f_Correction_20_souligner"><text:span text:style-name="T198">m²</text:span></text:span><text:span text:style-name="_5f_Correction_20_souligner"><text:span text:style-name="T199">)</text:span></text:span><text:span text:style-name="_5f_Correction_20_surligné"><text:span text:style-name="T212"> <text:s text:c="14"/>A </text:span></text:span><text:span text:style-name="_5f_Correction_20_surligné"><text:span text:style-name="T197">≈ </text:span></text:span><text:span text:style-name="_5f_Correction_20_souligner"><text:span text:style-name="T198">128,5 m²</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Chancery" svg:font-family="'Apple Chancery'" style:font-adornments="Gra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Bitstream Vera Sans" svg:font-family="'Bitstream Vera Sans'" style:font-adornments="Roman" style:font-family-generic="swis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1" svg:font-family="'Bitstream Vera Sans'"/>
    <style:font-face style:name="Bitstream Vera Sans2" svg:font-family="'Bitstream Vera Sans'" style:font-adornments="Roman"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Bold Oblique" style:font-family-generic="swiss"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adornments="Oblique" style:font-pitch="variable" style:font-charset="x-symbol"/>
    <style:font-face style:name="OpenSymbol3" svg:font-family="OpenSymbol" style:font-pitch="variable" style:font-charset="x-symbol"/>
    <style:font-face style:name="OpenSymbol4" svg:font-family="OpenSymbol" style:font-adornments="Normal" style:font-pitch="variable" style:font-charset="x-symbol"/>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family-generic="system" style:font-pitch="variable"/>
    <style:font-face style:name="Tahoma1" svg:font-family="Tahoma" style:font-pitch="variable"/>
    <style:font-face style:name="Tahoma2" svg:font-family="Tahoma"/>
    <style:font-face style:name="Times New Roman" svg:font-family="'Times New Roman'" style:font-family-generic="roman" style:font-pitch="variable"/>
    <style:font-face style:name="Times New Roman1" svg:font-family="'Times New Roman'" style:font-pitch="variable" style:font-charset="x-symbol"/>
    <style:font-face style:name="Times New Roman2" svg:font-family="'Times New Roman'" style:font-family-generic="modern" style:font-pitch="variable"/>
    <style:font-face style:name="Times New Roman3" svg:font-family="'Times New Roman'" style:font-family-generic="swiss" style:font-pitch="variable"/>
    <style:font-face style:name="Times New Roman4" svg:font-family="'Times New Roman'" style:font-family-generic="roman" style:font-pitch="variable" style:font-charset="x-symbol"/>
    <style:font-face style:name="Times New Roman5" svg:font-family="'Times New Roman'" style:font-pitch="variable"/>
    <style:font-face style:name="Times New Roman6" svg:font-family="'Times New Roman'" style:font-family-generic="roman"/>
    <style:font-face style:name="Times New Roman7" svg:font-family="'Times New Roman'" style:font-adornments="Italique" style:font-family-generic="roman" style:font-pitch="variable"/>
    <style:font-face style:name="Verdana" svg:font-family="Verdana" style:font-adornments="Oblique" style:font-family-generic="swiss"/>
  </office:font-face-decls>
  <office:styles>
    <draw:fill-image draw:name="Bitmap_20_2" draw:display-name="Bitmap 2" xlink:href="Pictures/1000000000000462000000587CE155E8D689C89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stroke-dash draw:name="Dashed_20__28_var_29__20_7272" draw:display-name="Dashed (var) 7272" draw:style="rect" draw:dots1="1" draw:dots1-length="0.003cm" draw:dots2="1" draw:dots2-length="0.003cm" draw:distance="0.003cm"/>
    <draw:stroke-dash draw:name="Dashed_20__28_var_29__20_7273" draw:display-name="Dashed (var) 7273" draw:style="rect" draw:dots1="1" draw:dots1-length="0.003cm" draw:dots2="1" draw:dots2-length="0.003cm" draw:distance="0.003cm"/>
    <draw:stroke-dash draw:name="Dashed_20__28_var_29__20_7274" draw:display-name="Dashed (var) 7274" draw:style="rect" draw:dots1="1" draw:dots1-length="0.003cm" draw:dots2="1" draw:dots2-length="0.003cm" draw:distance="0.003cm"/>
    <draw:stroke-dash draw:name="Dashed_20__28_var_29__20_7282" draw:display-name="Dashed (var) 7282" draw:style="rect" draw:dots1="1" draw:distance="28%"/>
    <draw:stroke-dash draw:name="Dashed_20__28_var_29__20_7310" draw:display-name="Dashed (var) 7310" draw:style="rect" draw:dots1="1" draw:dots1-length="0.001cm" draw:dots2="1" draw:dots2-length="0.001cm" draw:distance="0.001cm"/>
    <draw:stroke-dash draw:name="Dashed_20__28_var_29__20_7311" draw:display-name="Dashed (var) 7311" draw:style="rect" draw:dots1="1" draw:dots1-length="0.001cm" draw:dots2="1" draw:dots2-length="0.001cm" draw:distance="0.001cm"/>
    <draw:stroke-dash draw:name="Dashed_20__28_var_29__20_7313" draw:display-name="Dashed (var) 7313" draw:style="rect" draw:dots1="1" draw:dots1-length="0.002cm" draw:dots2="1" draw:dots2-length="0.002cm" draw:distance="0.002cm"/>
    <draw:stroke-dash draw:name="Dashed_20__28_var_29__20_7314" draw:display-name="Dashed (var) 7314" draw:style="rect" draw:dots1="1" draw:dots1-length="0.002cm" draw:dots2="1" draw:dots2-length="0.002cm" draw:distance="0.002cm"/>
    <draw:stroke-dash draw:name="Dashed_20__28_var_29__20_7315" draw:display-name="Dashed (var) 7315" draw:style="rect" draw:dots1="1" draw:dots1-length="0.002cm" draw:dots2="1" draw:dots2-length="0.002cm" draw:distance="0.002cm"/>
    <draw:stroke-dash draw:name="Dashed_20__28_var_29__20_7316" draw:display-name="Dashed (var) 7316" draw:style="rect" draw:dots1="1" draw:dots1-length="0.002cm" draw:dots2="1" draw:dots2-length="0.002cm" draw:distance="0.002cm"/>
    <draw:stroke-dash draw:name="Dashed_20__28_var_29__20_7317" draw:display-name="Dashed (var) 7317" draw:style="rect" draw:dots1="1" draw:dots1-length="0.002cm" draw:dots2="1" draw:dots2-length="0.002cm" draw:distance="0.002cm"/>
    <draw:stroke-dash draw:name="Dashed_20__28_var_29__20_7318" draw:display-name="Dashed (var) 7318" draw:style="rect" draw:dots1="1" draw:dots1-length="0.002cm" draw:dots2="1" draw:dots2-length="0.002cm" draw:distance="0.002cm"/>
    <draw:stroke-dash draw:name="Dashed_20__28_var_29__20_7319" draw:display-name="Dashed (var) 7319" draw:style="rect" draw:dots1="1" draw:dots1-length="0.002cm" draw:dots2="1" draw:dots2-length="0.002cm" draw:distance="0.002cm"/>
    <draw:stroke-dash draw:name="Dashed_20__28_var_29__20_7320" draw:display-name="Dashed (var) 7320" draw:style="rect" draw:dots1="1" draw:dots1-length="0.002cm" draw:dots2="1" draw:dots2-length="0.002cm" draw:distance="0.002cm"/>
    <draw:stroke-dash draw:name="Dashed_20__28_var_29__20_7321" draw:display-name="Dashed (var) 7321" draw:style="rect" draw:dots1="1" draw:dots1-length="0.002cm" draw:dots2="1" draw:dots2-length="0.002cm" draw:distance="0.002cm"/>
    <draw:stroke-dash draw:name="Dashed_20__28_var_29__20_7322" draw:display-name="Dashed (var) 7322" draw:style="rect" draw:dots1="1" draw:dots1-length="0.002cm" draw:dots2="1" draw:dots2-length="0.002cm" draw:distance="0.002cm"/>
    <draw:stroke-dash draw:name="Dashed_20__28_var_29__20_7323" draw:display-name="Dashed (var) 7323" draw:style="rect" draw:dots1="1" draw:dots1-length="0.002cm" draw:dots2="1" draw:dots2-length="0.002cm" draw:distance="0.002cm"/>
    <draw:stroke-dash draw:name="Dashed_20__28_var_29__20_7324" draw:display-name="Dashed (var) 7324" draw:style="rect" draw:dots1="1" draw:dots1-length="0.002cm" draw:dots2="1" draw:dots2-length="0.002cm" draw:distance="0.002cm"/>
    <draw:stroke-dash draw:name="Dashed_20__28_var_29__20_7325" draw:display-name="Dashed (var) 7325" draw:style="rect" draw:dots1="1" draw:dots1-length="2%" draw:distance="2%"/>
    <draw:stroke-dash draw:name="Dashed_20__28_var_29__20_7326" draw:display-name="Dashed (var) 7326" draw:style="rect" draw:dots1="1" draw:dots1-length="0.002cm" draw:dots2="1" draw:dots2-length="0.002cm" draw:distance="0.002cm"/>
    <draw:stroke-dash draw:name="Dashed_20__28_var_29__20_7327" draw:display-name="Dashed (var) 7327" draw:style="rect" draw:dots1="1" draw:dots1-length="0.003cm" draw:dots2="1" draw:dots2-length="0.003cm" draw:distance="0.003cm"/>
    <draw:stroke-dash draw:name="Dashed_20__28_var_29__20_7328" draw:display-name="Dashed (var) 7328" draw:style="rect" draw:dots1="1" draw:dots1-length="0.003cm" draw:dots2="1" draw:dots2-length="0.003cm" draw:distance="0.003cm"/>
    <draw:stroke-dash draw:name="Dashed_20__28_var_29__20_7329" draw:display-name="Dashed (var) 7329" draw:style="rect" draw:dots1="1" draw:dots1-length="0.003cm" draw:dots2="1" draw:dots2-length="0.003cm" draw:distance="0.003cm"/>
    <draw:stroke-dash draw:name="Dashed_20__28_var_29__20_7330" draw:display-name="Dashed (var) 7330" draw:style="rect" draw:dots1="1" draw:dots1-length="0.003cm" draw:dots2="1" draw:dots2-length="0.003cm" draw:distance="0.003cm"/>
    <draw:stroke-dash draw:name="Dashed_20__28_var_29__20_7331" draw:display-name="Dashed (var) 7331" draw:style="rect" draw:dots1="1" draw:dots1-length="0.003cm" draw:dots2="1" draw:dots2-length="0.003cm" draw:distance="0.003cm"/>
    <draw:stroke-dash draw:name="Dashed_20__28_var_29__20_7332" draw:display-name="Dashed (var) 7332" draw:style="rect" draw:dots1="1" draw:dots1-length="0.003cm" draw:dots2="1" draw:dots2-length="0.003cm" draw:distance="0.003cm"/>
    <draw:stroke-dash draw:name="Dashed_20__28_var_29__20_7333" draw:display-name="Dashed (var) 7333" draw:style="rect" draw:dots1="1" draw:dots1-length="0.003cm" draw:dots2="1" draw:dots2-length="0.003cm" draw:distance="0.003cm"/>
    <draw:stroke-dash draw:name="Dashed_20__28_var_29__20_7334" draw:display-name="Dashed (var) 7334" draw:style="rect" draw:dots1="1" draw:dots1-length="0.003cm" draw:dots2="1" draw:dots2-length="0.003cm" draw:distance="0.003cm"/>
    <draw:stroke-dash draw:name="Dashed_20__28_var_29__20_7335" draw:display-name="Dashed (var) 7335" draw:style="rect" draw:dots1="1" draw:dots1-length="0.003cm" draw:dots2="1" draw:dots2-length="0.003cm" draw:distance="0.003cm"/>
    <draw:stroke-dash draw:name="Dashed_20__28_var_29__20_7336" draw:display-name="Dashed (var) 7336" draw:style="rect" draw:dots1="1" draw:dots1-length="0.003cm" draw:dots2="1" draw:dots2-length="0.003cm" draw:distance="0.003cm"/>
    <draw:stroke-dash draw:name="Dashed_20__28_var_29__20_7337" draw:display-name="Dashed (var) 7337" draw:style="rect" draw:dots1="1" draw:dots1-length="0.003cm" draw:dots2="1" draw:dots2-length="0.003cm" draw:distance="0.003cm"/>
    <draw:stroke-dash draw:name="Dashed_20__28_var_29__20_7338" draw:display-name="Dashed (var) 7338" draw:style="rect" draw:dots1="1" draw:dots1-length="0.003cm" draw:dots2="1" draw:dots2-length="0.003cm" draw:distance="0.003cm"/>
    <draw:stroke-dash draw:name="Dashed_20__28_var_29__20_7339" draw:display-name="Dashed (var) 7339" draw:style="rect" draw:dots1="1" draw:dots1-length="0.003cm" draw:dots2="1" draw:dots2-length="0.003cm" draw:distance="0.003cm"/>
    <draw:stroke-dash draw:name="Dashed_20__28_var_29__20_7340" draw:display-name="Dashed (var) 7340" draw:style="rect" draw:dots1="1" draw:dots1-length="0.003cm" draw:dots2="1" draw:dots2-length="0.003cm" draw:distance="0.003cm"/>
    <draw:stroke-dash draw:name="Dashed_20__28_var_29__20_7341" draw:display-name="Dashed (var) 7341" draw:style="rect" draw:dots1="1" draw:dots1-length="0.003cm" draw:dots2="1" draw:dots2-length="0.003cm" draw:distance="0.003cm"/>
    <draw:stroke-dash draw:name="Dashed_20__28_var_29__20_7342" draw:display-name="Dashed (var) 7342" draw:style="rect" draw:dots1="1" draw:dots1-length="0.003cm" draw:dots2="1" draw:dots2-length="0.003cm" draw:distance="0.003cm"/>
    <draw:stroke-dash draw:name="Dashed_20__28_var_29__20_7343" draw:display-name="Dashed (var) 7343" draw:style="rect" draw:dots1="1" draw:dots1-length="0.003cm" draw:dots2="1" draw:dots2-length="0.003cm" draw:distance="0.003cm"/>
    <draw:stroke-dash draw:name="Dashed_20__28_var_29__20_7344" draw:display-name="Dashed (var) 7344" draw:style="rect" draw:dots1="1" draw:dots1-length="0.003cm" draw:dots2="1" draw:dots2-length="0.003cm" draw:distance="0.003cm"/>
    <draw:stroke-dash draw:name="Dashed_20__28_var_29__20_7345" draw:display-name="Dashed (var) 7345" draw:style="rect" draw:dots1="1" draw:dots1-length="0.003cm" draw:dots2="1" draw:dots2-length="0.003cm" draw:distance="0.003cm"/>
    <draw:stroke-dash draw:name="Dashed_20__28_var_29__20_7346" draw:display-name="Dashed (var) 7346" draw:style="rect" draw:dots1="1" draw:dots1-length="0.003cm" draw:dots2="1" draw:dots2-length="0.003cm" draw:distance="0.003cm"/>
    <draw:stroke-dash draw:name="Dashed_20__28_var_29__20_7347" draw:display-name="Dashed (var) 7347" draw:style="rect" draw:dots1="1" draw:dots1-length="0.003cm" draw:dots2="1" draw:dots2-length="0.003cm" draw:distance="0.003cm"/>
    <draw:stroke-dash draw:name="Dashed_20__28_var_29__20_7348" draw:display-name="Dashed (var) 7348" draw:style="rect" draw:dots1="1" draw:dots1-length="0.003cm" draw:dots2="1" draw:dots2-length="0.003cm" draw:distance="0.003cm"/>
    <draw:stroke-dash draw:name="Dashed_20__28_var_29__20_7349" draw:display-name="Dashed (var) 7349" draw:style="rect" draw:dots1="1" draw:dots1-length="0.003cm" draw:dots2="1" draw:dots2-length="0.003cm" draw:distance="0.003cm"/>
    <draw:stroke-dash draw:name="Dashed_20__28_var_29__20_7350" draw:display-name="Dashed (var) 7350" draw:style="rect" draw:dots1="1" draw:dots1-length="0.003cm" draw:dots2="1" draw:dots2-length="0.003cm" draw:distance="0.003cm"/>
    <draw:stroke-dash draw:name="Dashed_20__28_var_29__20_7351" draw:display-name="Dashed (var) 7351" draw:style="rect" draw:dots1="1" draw:dots1-length="0.003cm" draw:dots2="1" draw:dots2-length="0.003cm" draw:distance="0.003cm"/>
    <draw:stroke-dash draw:name="Dashed_20__28_var_29__20_7352" draw:display-name="Dashed (var) 7352" draw:style="rect" draw:dots1="1" draw:dots1-length="0.003cm" draw:dots2="1" draw:dots2-length="0.003cm" draw:distance="0.003cm"/>
    <draw:stroke-dash draw:name="Dashed_20__28_var_29__20_7353" draw:display-name="Dashed (var) 7353" draw:style="rect" draw:dots1="1" draw:dots1-length="0.003cm" draw:dots2="1" draw:dots2-length="0.003cm" draw:distance="0.003cm"/>
    <draw:stroke-dash draw:name="Dashed_20__28_var_29__20_7354" draw:display-name="Dashed (var) 7354" draw:style="rect" draw:dots1="1" draw:dots1-length="0.003cm" draw:dots2="1" draw:dots2-length="0.003cm" draw:distance="0.003cm"/>
    <draw:stroke-dash draw:name="Dashed_20__28_var_29__20_7355" draw:display-name="Dashed (var) 7355" draw:style="rect" draw:dots1="1" draw:dots1-length="0.003cm" draw:dots2="1" draw:dots2-length="0.003cm" draw:distance="0.003cm"/>
    <draw:stroke-dash draw:name="Dashed_20__28_var_29__20_7356" draw:display-name="Dashed (var) 7356" draw:style="rect" draw:dots1="1" draw:dots1-length="0.003cm" draw:dots2="1" draw:dots2-length="0.003cm" draw:distance="0.003cm"/>
    <draw:stroke-dash draw:name="Dashed_20__28_var_29__20_7357" draw:display-name="Dashed (var) 7357" draw:style="rect" draw:dots1="1" draw:dots1-length="0.003cm" draw:dots2="1" draw:dots2-length="0.003cm" draw:distance="0.003cm"/>
    <draw:stroke-dash draw:name="Dashed_20__28_var_29__20_7358" draw:display-name="Dashed (var) 7358" draw:style="rect" draw:dots1="1" draw:dots1-length="0.003cm" draw:dots2="1" draw:dots2-length="0.003cm" draw:distance="0.003cm"/>
    <draw:stroke-dash draw:name="Dashed_20__28_var_29__20_7359" draw:display-name="Dashed (var) 7359" draw:style="rect" draw:dots1="1" draw:dots1-length="0.003cm" draw:dots2="1" draw:dots2-length="0.003cm" draw:distance="0.003cm"/>
    <draw:stroke-dash draw:name="Dashed_20__28_var_29__20_7360" draw:display-name="Dashed (var) 7360" draw:style="rect" draw:dots1="1" draw:dots1-length="0.003cm" draw:dots2="1" draw:dots2-length="0.003cm" draw:distance="0.003cm"/>
    <draw:stroke-dash draw:name="Dashed_20__28_var_29__20_7361" draw:display-name="Dashed (var) 7361" draw:style="rect" draw:dots1="1" draw:dots1-length="0.003cm" draw:dots2="1" draw:dots2-length="0.003cm" draw:distance="0.003cm"/>
    <draw:stroke-dash draw:name="Dashed_20__28_var_29__20_7362" draw:display-name="Dashed (var) 7362" draw:style="rect" draw:dots1="1" draw:dots1-length="0.003cm" draw:dots2="1" draw:dots2-length="0.003cm" draw:distance="0.003cm"/>
    <draw:stroke-dash draw:name="Dashed_20__28_var_29__20_7363" draw:display-name="Dashed (var) 7363" draw:style="rect" draw:dots1="1" draw:dots1-length="0.003cm" draw:dots2="1" draw:dots2-length="0.003cm" draw:distance="0.003cm"/>
    <draw:stroke-dash draw:name="Dashed_20__28_var_29__20_7364" draw:display-name="Dashed (var) 7364" draw:style="rect" draw:dots1="1" draw:dots1-length="0.003cm" draw:dots2="1" draw:dots2-length="0.003cm" draw:distance="0.003cm"/>
    <draw:stroke-dash draw:name="Dashed_20__28_var_29__20_7365" draw:display-name="Dashed (var) 7365" draw:style="rect" draw:dots1="1" draw:dots1-length="0.003cm" draw:dots2="1" draw:dots2-length="0.003cm" draw:distance="0.003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Titre_20_de_20_s_27_entraîner" style:display-name="_Titre de s'entraîner" style:family="paragraph" style:parent-style-name="Standard" style:next-style-name="_5f_Paragraphe_20_de_20_s_27_entraîner">
      <loext:graphic-properties draw:fill="none" draw:fill-color="#99ccf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o_5f_Num" style:display-name="_Exo_Num" style:family="paragraph" style:parent-style-name="Standard" style:default-outline-level="1" style:list-style-name=""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num_5f_abcd" style:display-name="_num_abcd" style:family="paragraph" style:parent-style-name="Standard" style:default-outline-level="" style:list-style-name="liste_5f_abc" style:master-page-name="">
      <style:paragraph-properties fo:margin-top="0.199cm" fo:margin-bottom="0.101cm" style: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loext:opacity="1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7"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Puce_5f_enonce3" style:display-name="Puce_enonce3" style:family="text" style:parent-style-name="Puce_5f_enonce2">
      <style:text-properties fo:color="#c74028" loext:opacity="100%" style:font-size-asian="10.5pt"/>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loext:opacity="100%" style:font-name="Bitstream Vera Sans2" fo:font-family="'Bitstream Vera Sans'" style:font-style-name="Roman" style:font-family-generic="swiss" style:font-pitch="variable" fo:font-size="10pt"/>
    </style:style>
    <style:style style:name="_5f_Correction_20_souligner" style:display-name="_Correction souligner" style:family="text">
      <style:text-properties style:font-name="Bitstream Vera Sans5" fo:font-family="'Bitstream Vera Sans'" style:font-style-name="Oblique" style:font-family-generic="swiss" style:font-pitch="variable" fo:font-size="10pt" fo:font-style="normal" style:text-underline-style="solid" style:text-underline-width="auto" style:text-underline-color="#800000" fo:background-color="#ffff00"/>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symbole_5f_corrigé" style:display-name="symbole_corrigé" style:family="text" style:parent-style-name="_5f_Correction_20_surligné">
      <style:text-properties style:font-name="OpenSymbol4" fo:font-family="OpenSymbol" style:font-style-name="Normal" style:font-pitch="variable" style:font-charset="x-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e_20_corrigée" style:display-name="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liste_5f_puce_5f_exemple" style:display-name="liste_puce_exemple">
      <text:list-level-style-bullet text:level="1" text:style-name="Bullet_20_Symbols" loext:num-list-format="%1%" text:bullet-char="•">
        <style:list-level-properties text:list-level-position-and-space-mode="label-alignment">
          <style:list-level-label-alignment text:label-followed-by="listtab" text:list-tab-stop-position="0.349cm" fo:text-indent="-0.349cm" fo:margin-left="0.349cm"/>
        </style:list-level-properties>
        <style:text-properties style:font-name="Bitstream Vera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officeooo:paragraph-rsid="0048beca"/>
    </style:style>
    <style:style style:name="MP25" style:family="paragraph">
      <loext:graphic-properties draw:fill="solid" draw:fill-color="#7fb241"/>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2aa84d"/>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4" fo:font-size="16pt" fo:font-weight="bold" style:font-size-asian="16pt" style:font-weight-asian="bold" style:font-size-complex="16pt" style:font-weight-complex="bold"/>
    </style:style>
    <style:style style:name="MT6" style:family="text">
      <style:text-properties fo:font-variant="normal" fo:text-transform="none" fo:color="#7fb241" loext:opacity="100%" style:font-name="Bitstream Vera Sans4" fo:font-size="16pt" fo:font-style="normal" fo:text-shadow="none" fo:font-weight="bold" officeooo:rsid="004fea2e" style:font-size-asian="16pt" style:font-style-asian="normal" style:font-size-complex="16pt" style:font-style-complex="normal"/>
    </style:style>
    <style:style style:name="MT7" style:family="text">
      <style:text-properties fo:font-variant="normal" fo:text-transform="none" fo:color="#7fb241" loext:opacity="100%" style:font-name="Bitstream Vera Sans4" fo:font-size="16pt" fo:font-style="normal" fo:text-shadow="none" fo:font-weight="bold" officeooo:rsid="0048beca" style:font-size-asian="16pt" style:font-style-asian="normal" style:font-size-complex="16pt" style:font-style-complex="normal"/>
    </style:style>
    <style:style style:name="MT8" style:family="text">
      <style:text-properties fo:font-variant="normal" fo:text-transform="none" fo:color="#7fb241" loext:opacity="100%" style:font-name="Bitstream Vera Sans4" fo:font-size="16pt" fo:font-style="normal" fo:text-shadow="none" fo:font-weight="bold" officeooo:rsid="005daece" style:font-size-asian="16pt" style:font-style-asian="normal" style:font-size-complex="16pt" style:font-style-complex="normal"/>
    </style:style>
    <style:style style:name="MT9" style:family="text">
      <style:text-properties fo:font-variant="normal" fo:text-transform="none" fo:color="#7fb241" loext:opacity="100%" style:font-name="Bitstream Vera Sans4" fo:font-size="16pt" fo:font-style="normal" fo:text-shadow="none" fo:font-weight="bold" officeooo:rsid="00671b2a" style:font-size-asian="16pt" style:font-style-asian="normal" style:font-size-complex="16pt" style:font-style-complex="normal"/>
    </style:style>
    <style:style style:name="MT10" style:family="text">
      <style:text-properties fo:text-transform="uppercase" fo:color="#808080" loext:opacity="100%" style:font-name="Bitstream Vera Sans2" fo:font-size="9pt" officeooo:rsid="00574e0f" fo:background-color="transparent" loext:char-shading-value="0"/>
    </style:style>
    <style:style style:name="MT11" style:family="text">
      <style:text-properties fo:text-transform="uppercase" fo:color="#808080" loext:opacity="100%" style:font-name="Bitstream Vera Sans2" fo:font-size="9pt" officeooo:rsid="005daece" fo:background-color="transparent" loext:char-shading-value="0"/>
    </style:style>
    <style:style style:name="MT12" style:family="text">
      <style:text-properties fo:text-transform="uppercase" fo:color="#808080" loext:opacity="100%" style:font-name="Bitstream Vera Sans2" fo:font-size="9pt" officeooo:rsid="007a59f8" fo:background-color="transparent" loext:char-shading-value="0"/>
    </style:style>
    <style:style style:name="MT13" style:family="text">
      <style:text-properties officeooo:rsid="002aa84d"/>
    </style:style>
    <style:style style:name="MT14" style:family="text">
      <style:text-properties fo:text-transform="uppercase" fo:color="#808080" loext:opacity="100%" style:font-name="Bitstream Vera Sans2" fo:font-size="9pt" officeooo:rsid="002aa84d"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7fb241"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style-name="Tableau18.A1"/>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3"/>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draw:style-name="Mdp2">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draw:style-name="Mdp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paire_20__28_D_29_" style:display-name="_Fiche éditeur série 5 paire (D)" style:page-layout-name="Mpm18" draw:style-name="Mdp2"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draw:style-name="Mdp2" style:next-style-name="Standard"/>
    <style:master-page style:name="Envelope" style:page-layout-name="Mpm20" draw:style-name="Mdp2"/>
    <style:master-page style:name="Index" style:page-layout-name="Mpm19" draw:style-name="Mdp2"/>
    <style:master-page style:name="Footnote" style:page-layout-name="Mpm21" draw:style-name="Mdp2"/>
    <style:master-page style:name="Landscape" style:page-layout-name="Mpm22" draw:style-name="Mdp2"/>
    <style:master-page style:name="_5f_Fiche_20_éditeur_20_série_20_2_20_une_20_colonne_20_impaire_20__28_G_29_" style:display-name="_Fiche éditeur série 2 une colonne impaire (G)" style:page-layout-name="Mpm23" draw:style-name="Mdp1">
      <style:header>
        <text:p text:style-name="MP24"><draw:path text:anchor-type="paragraph" draw:z-index="5" draw:name="Forme1" draw:style-name="Mgr1" draw:text-style-name="MP25" svg:width="4.329cm" svg:height="2.24cm" svg:x="-1.499cm" svg:y="-1cm" svg:viewBox="0 0 4330 2241" svg:d="M0 2241l3984-288c209-15 363-168 345-342l-170-1611h-4159z"><text:p/></draw:path><draw:frame text:anchor-type="paragraph" draw:z-index="8" draw:name="Forme2" draw:style-name="Mgr2" draw:text-style-name="MP27" svg:width="2.703cm" svg:height="0.715cm" draw:transform="rotate (0.0872664625997165) translate (-0.172861111111111cm 0.218722222222222cm)"><draw:text-box><text:p text:style-name="MP26"><text:span text:style-name="MT5">Série 3</text:span></text:p></draw:text-box></draw:frame><draw:line text:anchor-type="paragraph" draw:z-index="11" draw:name="Forme3" draw:style-name="Mgr3" draw:text-style-name="MP26" svg:x1="9.165cm" svg:y1="0.36cm" svg:x2="20.577cm" svg:y2="0.36cm"><text:p/></draw:line><text:span text:style-name="MT6">C</text:span><text:span text:style-name="MT7">a</text:span><text:span text:style-name="MT8">lculer</text:span><text:span text:style-name="MT7"> des a</text:span><text:span text:style-name="MT9">ires</text:span></text:p>
      </style:header>
      <style:footer>
        <text:p text:style-name="MP28"><draw:frame draw:style-name="Mfr1" draw:name="Cadre1" text:anchor-type="paragraph" svg:y="-0.06cm" draw:z-index="14"><draw:text-box fo:min-height="0.499cm" fo:min-width="2cm"><draw:frame draw:style-name="Mfr2" draw:name="Cadre2" text:anchor-type="frame" svg:x="0.45cm" svg:y="0.079cm" svg:width="0.817cm" draw:z-index="17"><draw:text-box fo:min-height="0.355cm"><text:p text:style-name="MP29"><draw:g text:anchor-type="paragraph" draw:z-index="2" draw:name="Forme4" draw:style-name="Mgr4"><draw:path draw:style-name="Mgr5" draw:text-style-name="MP30" svg:width="0.855cm" svg:height="1.172cm" svg:x="-0.03cm" svg:y="-0.194cm" svg:viewBox="0 0 856 1173" svg:d="M856 1173h-856v-991c0-100 79-182 175-182h505c97 0 176 82 176 182z"><text:p/></draw:path></draw:g><text:page-number text:select-page="current">81</text:page-number></text:p></draw:text-box></draw:frame><text:p text:style-name="MP31"><text:span text:style-name="MT10">M</text:span><text:span text:style-name="MT11">esure</text:span><text:span text:style-name="MT12">s</text:span> • <text:span text:style-name="MT13">C</text:span><text:span text:style-name="MT14">2</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2-11-11T20:22:33.421000000</dc:date>
    <meta:editing-duration>PT17H13M6S</meta:editing-duration>
    <meta:editing-cycles>130</meta:editing-cycles>
    <meta:generator>LibreOffice/7.2.5.2$Windows_X86_64 LibreOffice_project/499f9727c189e6ef3471021d6132d4c694f357e5</meta:generator>
    <dc:subject>diviser</dc:subject>
    <dc:title>A3_3 série 1 </dc:title>
    <meta:document-statistic meta:table-count="1" meta:image-count="8" meta:object-count="2" meta:page-count="3" meta:paragraph-count="149" meta:word-count="1380" meta:character-count="6287" meta:non-whitespace-character-count="4609"/>
  </office:meta>
</office:document-meta>
</file>

<file path=Object 1/content.xml><?xml version="1.0" encoding="utf-8"?>
<!DOCTYPE math  PUBLIC '-//OpenOffice.org//DTD Modified W3C MathML 1.01//EN'  'math.dtd'>
<math:math xmlns:math="http://www.w3.org/1998/Math/MathML">
  <math:semantics>
    <math:mrow>
      <math:mi math:fontstyle="normal">A</math:mi>
      <math:mrow>
        <math:mi/>
        <math:mo math:stretchy="false">=</math:mo>
        <math:mi/>
      </math:mrow>
      <math:mfrac>
        <math:mrow>
          <math:mn>4</math:mn>
          <math:mrow>
            <math:mi/>
            <math:mo math:stretchy="false">×</math:mo>
            <math:mi/>
          </math:mrow>
          <math:mn>3</math:mn>
        </math:mrow>
        <math:mn>2</math:mn>
      </math:mfrac>
      <math:mrow>
        <math:mi/>
        <math:mo math:stretchy="false">=</math:mo>
        <math:mi/>
      </math:mrow>
      <math:mfrac>
        <math:mn>12</math:mn>
        <math:mn>2</math:mn>
      </math:mfrac>
    </math:mrow>
    <math:annotation math:encoding="StarMath 5.0">A`=`{{4} `times` {3}} over {2}`=`{12} over {2}</math:annotation>
  </math:semantics>
</math:math>
</file>

<file path=Object 2/content.xml><?xml version="1.0" encoding="utf-8"?>
<math xmlns="http://www.w3.org/1998/Math/MathML" display="block">
  <semantics>
    <mrow>
      <mfrac>
        <mrow>
          <mn>6</mn>
          <mrow>
            <mspace width="0.5em"/>
            <mo stretchy="false">×</mo>
            <mspace width="0.5em"/>
          </mrow>
          <mn>3</mn>
        </mrow>
        <mn>2</mn>
      </mfrac>
      <mrow>
        <mspace width="0.5em"/>
        <mo stretchy="false">×</mo>
        <mspace width="0.5em"/>
      </mrow>
      <mn>2</mn>
    </mrow>
    <annotation encoding="StarMath 5.0">{{6}  `times`  {3}} over {2}  `times`  {2}</annotation>
  </semantics>
</math>
</file>